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7.09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54.7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3">
            <text:p>MARGEM DE ERRO PARA O TOTAL D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77686.49124336243" table:style-name="ce10">
            <text:p>577.686</text:p>
          </table:table-cell>
          <table:table-cell office:value-type="float" office:value="384873.44749069214" table:style-name="ce10">
            <text:p>384.873</text:p>
          </table:table-cell>
          <table:table-cell office:value-type="float" office:value="181056.96352386475" table:style-name="ce10">
            <text:p>181.057</text:p>
          </table:table-cell>
          <table:table-cell office:value-type="float" office:value="130967.20254898071" table:style-name="ce10">
            <text:p>130.9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59224.88699150085" table:style-name="ce10">
            <text:p>359.225</text:p>
          </table:table-cell>
          <table:table-cell office:value-type="float" office:value="196393.96382236481" table:style-name="ce10">
            <text:p>196.394</text:p>
          </table:table-cell>
          <table:table-cell office:value-type="float" office:value="135869.16264438629" table:style-name="ce10">
            <text:p>135.869</text:p>
          </table:table-cell>
          <table:table-cell office:value-type="float" office:value="48776.560949325562" table:style-name="ce10">
            <text:p>48.7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55977.96498203278" table:style-name="ce10">
            <text:p>255.978</text:p>
          </table:table-cell>
          <table:table-cell office:value-type="float" office:value="204890.56398773193" table:style-name="ce10">
            <text:p>204.891</text:p>
          </table:table-cell>
          <table:table-cell office:value-type="float" office:value="54231.241055488586" table:style-name="ce10">
            <text:p>54.231</text:p>
          </table:table-cell>
          <table:table-cell office:value-type="float" office:value="89824.84174823761" table:style-name="ce10">
            <text:p>89.8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1675.321200370789" table:style-name="ce10">
            <text:p>61.675</text:p>
          </table:table-cell>
          <table:table-cell office:value-type="float" office:value="65115.121267318726" table:style-name="ce10">
            <text:p>65.115</text:p>
          </table:table-cell>
          <table:table-cell office:value-type="float" office:value="11952.080232620239" table:style-name="ce10">
            <text:p>11.952</text:p>
          </table:table-cell>
          <table:table-cell office:value-type="float" office:value="16326.800317764282" table:style-name="ce10">
            <text:p>16.3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4279.84202957153" table:style-name="ce10">
            <text:p>104.280</text:p>
          </table:table-cell>
          <table:table-cell office:value-type="float" office:value="43837.36085319519" table:style-name="ce10">
            <text:p>43.837</text:p>
          </table:table-cell>
          <table:table-cell office:value-type="float" office:value="14041.440273284912" table:style-name="ce10">
            <text:p>14.041</text:p>
          </table:table-cell>
          <table:table-cell office:value-type="float" office:value="10895.640212059021" table:style-name="ce10">
            <text:p>10.89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4283.28319740295" table:style-name="ce10">
            <text:p>164.283</text:p>
          </table:table-cell>
          <table:table-cell office:value-type="float" office:value="159106.9230966568" table:style-name="ce10">
            <text:p>159.107</text:p>
          </table:table-cell>
          <table:table-cell office:value-type="float" office:value="56679.281103134155" table:style-name="ce10">
            <text:p>56.679</text:p>
          </table:table-cell>
          <table:table-cell office:value-type="float" office:value="111539.68217086792" table:style-name="ce10">
            <text:p>111.54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28027.93027687073" table:style-name="ce10">
            <text:p>528.028</text:p>
          </table:table-cell>
          <table:table-cell office:value-type="float" office:value="336300.72654533386" table:style-name="ce10">
            <text:p>336.301</text:p>
          </table:table-cell>
          <table:table-cell office:value-type="float" office:value="169620.36330127716" table:style-name="ce10">
            <text:p>169.620</text:p>
          </table:table-cell>
          <table:table-cell office:value-type="float" office:value="57382.921116828918" table:style-name="ce10">
            <text:p>57.38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5067.68223953247" table:style-name="ce10">
            <text:p>115.068</text:p>
          </table:table-cell>
          <table:table-cell office:value-type="float" office:value="59599.681159973145" table:style-name="ce10">
            <text:p>59.600</text:p>
          </table:table-cell>
          <table:table-cell office:value-type="float" office:value="21403.200416564941" table:style-name="ce10">
            <text:p>21.403</text:p>
          </table:table-cell>
          <table:table-cell office:value-type="float" office:value="32147.920625686646" table:style-name="ce10">
            <text:p>32.14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3299.8866815567" table:style-name="ce10">
            <text:p>343.300</text:p>
          </table:table-cell>
          <table:table-cell office:value-type="float" office:value="246007.44478797913" table:style-name="ce10">
            <text:p>246.007</text:p>
          </table:table-cell>
          <table:table-cell office:value-type="float" office:value="41461.84080696106" table:style-name="ce10">
            <text:p>41.462</text:p>
          </table:table-cell>
          <table:table-cell office:value-type="float" office:value="2883.1600561141968" table:style-name="ce10">
            <text:p>2.88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54415.04689788818" table:style-name="ce10">
            <text:p>354.415</text:p>
          </table:table-cell>
          <table:table-cell office:value-type="float" office:value="141074.92274570465" table:style-name="ce10">
            <text:p>141.075</text:p>
          </table:table-cell>
          <table:table-cell office:value-type="float" office:value="59966.201167106628" table:style-name="ce10">
            <text:p>59.966</text:p>
          </table:table-cell>
          <table:table-cell office:value-type="float" office:value="130935.84254837036" table:style-name="ce10">
            <text:p>130.93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56836.80889129639" table:style-name="ce10">
            <text:p>456.837</text:p>
          </table:table-cell>
          <table:table-cell office:value-type="float" office:value="274605.8053445816" table:style-name="ce10">
            <text:p>274.606</text:p>
          </table:table-cell>
          <table:table-cell office:value-type="float" office:value="72498.441411018372" table:style-name="ce10">
            <text:p>72.498</text:p>
          </table:table-cell>
          <table:table-cell office:value-type="float" office:value="130967.20254898071" table:style-name="ce10">
            <text:p>130.9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14202.88806152344" table:style-name="ce10">
            <text:p>414.203</text:p>
          </table:table-cell>
          <table:table-cell office:value-type="float" office:value="276191.4453754425" table:style-name="ce10">
            <text:p>276.191</text:p>
          </table:table-cell>
          <table:table-cell office:value-type="float" office:value="167068.4432516098" table:style-name="ce10">
            <text:p>167.0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501244.52975559235" table:style-name="ce10">
            <text:p>501.245</text:p>
          </table:table-cell>
          <table:table-cell office:value-type="float" office:value="347976.44677257538" table:style-name="ce10">
            <text:p>347.976</text:p>
          </table:table-cell>
          <table:table-cell office:value-type="float" office:value="46481.400904655457" table:style-name="ce10">
            <text:p>46.4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64705.84515190125" table:style-name="ce10">
            <text:p>264.706</text:p>
          </table:table-cell>
          <table:table-cell office:value-type="float" office:value="169114.68329143524" table:style-name="ce10">
            <text:p>169.115</text:p>
          </table:table-cell>
          <table:table-cell office:value-type="float" office:value="31164.000606536865" table:style-name="ce10">
            <text:p>31.164</text:p>
          </table:table-cell>
          <table:table-cell office:value-type="float" office:value="3059.5600595474243" table:style-name="ce10">
            <text:p>3.06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98359.04580688477" table:style-name="ce10">
            <text:p>298.359</text:p>
          </table:table-cell>
          <table:table-cell office:value-type="float" office:value="108305.68210792542" table:style-name="ce10">
            <text:p>108.306</text:p>
          </table:table-cell>
          <table:table-cell office:value-type="float" office:value="172646.60336017609" table:style-name="ce10">
            <text:p>172.647</text:p>
          </table:table-cell>
          <table:table-cell office:value-type="float" office:value="130900.56254768372" table:style-name="ce10">
            <text:p>130.9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13">
            <text:p>MARGEM DE ERRO PARA O TOTAL D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7">
            <text:p><text:span text:style-name="T5">Lanhouse</text:span><text:span text:style-name="T2"><text:s/>ou<text:s/></text:span><text:span text:style-name="T5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7">
            <text:p>Outro local, como<text:s/><text:span text:style-name="T5">shopping</text:span><text:span text:style-name="T2">, igreja ou lanchonete</text:span>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23323.93018531799" table:style-name="ce10">
            <text:p>523.324</text:p>
          </table:table-cell>
          <table:table-cell office:value-type="float" office:value="157188.08305931091" table:style-name="ce10">
            <text:p>157.188</text:p>
          </table:table-cell>
          <table:table-cell office:value-type="float" office:value="1279.8800249099731" table:style-name="ce10">
            <text:p>1.280</text:p>
          </table:table-cell>
          <table:table-cell office:value-type="string" table:style-name="ce10">
            <text:p>-</text:p>
          </table:table-cell>
          <table:table-cell office:value-type="float" office:value="598668.29165172577" table:style-name="ce10">
            <text:p>598.668</text:p>
          </table:table-cell>
          <table:table-cell office:value-type="float" office:value="60025.001168251038" table:style-name="ce10">
            <text:p>60.025</text:p>
          </table:table-cell>
          <table:table-cell office:value-type="float" office:value="182.28000354766846" table:style-name="ce10">
            <text:p>182</text:p>
          </table:table-cell>
          <table:table-cell office:value-type="string" table:style-name="ce10">
            <text:p>-</text:p>
          </table:table-cell>
          <table:table-cell office:value-type="float" office:value="286446.16557502747" table:style-name="ce10">
            <text:p>286.446</text:p>
          </table:table-cell>
          <table:table-cell office:value-type="float" office:value="521248.29014492035" table:style-name="ce10">
            <text:p>521.248</text:p>
          </table:table-cell>
          <table:table-cell office:value-type="float" office:value="637.00001239776611" table:style-name="ce10">
            <text:p>637</text:p>
          </table:table-cell>
          <table:table-cell office:value-type="float" office:value="646.80001258850098" table:style-name="ce10">
            <text:p>647</text:p>
          </table:table-cell>
          <table:table-cell office:value-type="float" office:value="553633.37077522278" table:style-name="ce10">
            <text:p>553.633</text:p>
          </table:table-cell>
          <table:table-cell office:value-type="float" office:value="108176.32210540771" table:style-name="ce10">
            <text:p>108.176</text:p>
          </table:table-cell>
          <table:table-cell office:value-type="float" office:value="203.84000396728516" table:style-name="ce10">
            <text:p>204</text:p>
          </table:table-cell>
          <table:table-cell office:value-type="float" office:value="1023.1200199127197" table:style-name="ce10">
            <text:p>1.023</text:p>
          </table:table-cell>
          <table:table-cell office:value-type="float" office:value="230435.24448490143" table:style-name="ce10">
            <text:p>230.435</text:p>
          </table:table-cell>
          <table:table-cell office:value-type="float" office:value="434994.56846618652" table:style-name="ce10">
            <text:p>434.995</text:p>
          </table:table-cell>
          <table:table-cell office:value-type="float" office:value="16413.040319442749" table:style-name="ce10">
            <text:p>16.413</text:p>
          </table:table-cell>
          <table:table-cell office:value-type="float" office:value="1262.2400245666504" table:style-name="ce10">
            <text:p>1.262</text:p>
          </table:table-cell>
          <table:table-cell office:value-type="float" office:value="225603.84439086914" table:style-name="ce10">
            <text:p>225.604</text:p>
          </table:table-cell>
          <table:table-cell office:value-type="float" office:value="468639.92912101746" table:style-name="ce10">
            <text:p>468.640</text:p>
          </table:table-cell>
          <table:table-cell office:value-type="float" office:value="5958.4001159667969" table:style-name="ce10">
            <text:p>5.958</text:p>
          </table:table-cell>
          <table:table-cell office:value-type="string" table:style-name="ce10">
            <text:p>-</text:p>
          </table:table-cell>
          <table:table-cell office:value-type="float" office:value="334354.44650745392" table:style-name="ce10">
            <text:p>334.354</text:p>
          </table:table-cell>
          <table:table-cell office:value-type="float" office:value="358572.20697879791" table:style-name="ce10">
            <text:p>358.572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1103.4800214767456" table:style-name="ce10">
            <text:p>1.103</text:p>
          </table:table-cell>
          <table:table-cell office:value-type="float" office:value="339560.20660877228" table:style-name="ce10">
            <text:p>339.560</text:p>
          </table:table-cell>
          <table:table-cell office:value-type="float" office:value="421758.68820858002" table:style-name="ce10">
            <text:p>421.759</text:p>
          </table:table-cell>
          <table:table-cell office:value-type="float" office:value="6224.9601211547852" table:style-name="ce10">
            <text:p>6.22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77184.36734104156" table:style-name="ce10">
            <text:p>377.184</text:p>
          </table:table-cell>
          <table:table-cell office:value-type="float" office:value="84744.521649360657" table:style-name="ce10">
            <text:p>84.745</text:p>
          </table:table-cell>
          <table:table-cell office:value-type="float" office:value="1279.8800249099731" table:style-name="ce10">
            <text:p>1.280</text:p>
          </table:table-cell>
          <table:table-cell office:value-type="string" table:style-name="ce10">
            <text:p>-</text:p>
          </table:table-cell>
          <table:table-cell office:value-type="float" office:value="394042.32766914368" table:style-name="ce10">
            <text:p>394.042</text:p>
          </table:table-cell>
          <table:table-cell office:value-type="float" office:value="38872.680756568909" table:style-name="ce10">
            <text:p>38.873</text:p>
          </table:table-cell>
          <table:table-cell office:value-type="float" office:value="54.880001068115234" table:style-name="ce10">
            <text:p>55</text:p>
          </table:table-cell>
          <table:table-cell office:value-type="string" table:style-name="ce10">
            <text:p>-</text:p>
          </table:table-cell>
          <table:table-cell office:value-type="float" office:value="182877.80355930328" table:style-name="ce10">
            <text:p>182.878</text:p>
          </table:table-cell>
          <table:table-cell office:value-type="float" office:value="343033.32667636871" table:style-name="ce10">
            <text:p>343.033</text:p>
          </table:table-cell>
          <table:table-cell office:value-type="float" office:value="348.88000679016113" table:style-name="ce10">
            <text:p>349</text:p>
          </table:table-cell>
          <table:table-cell office:value-type="float" office:value="0" table:style-name="ce10">
            <text:p>0</text:p>
          </table:table-cell>
          <table:table-cell office:value-type="float" office:value="392472.36763858795" table:style-name="ce10">
            <text:p>392.472</text:p>
          </table:table-cell>
          <table:table-cell office:value-type="float" office:value="42696.640830993652" table:style-name="ce10">
            <text:p>42.697</text:p>
          </table:table-cell>
          <table:table-cell office:value-type="float" office:value="0" table:style-name="ce10">
            <text:p>0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191541.0037279129" table:style-name="ce10">
            <text:p>191.541</text:p>
          </table:table-cell>
          <table:table-cell office:value-type="float" office:value="254108.12494564056" table:style-name="ce10">
            <text:p>254.108</text:p>
          </table:table-cell>
          <table:table-cell office:value-type="float" office:value="8735.7201700210571" table:style-name="ce10">
            <text:p>8.736</text:p>
          </table:table-cell>
          <table:table-cell office:value-type="float" office:value="1221.080023765564" table:style-name="ce10">
            <text:p>1.221</text:p>
          </table:table-cell>
          <table:table-cell office:value-type="float" office:value="156492.28304576874" table:style-name="ce10">
            <text:p>156.492</text:p>
          </table:table-cell>
          <table:table-cell office:value-type="float" office:value="291646.04567623138" table:style-name="ce10">
            <text:p>291.646</text:p>
          </table:table-cell>
          <table:table-cell office:value-type="float" office:value="5727.1201114654541" table:style-name="ce10">
            <text:p>5.727</text:p>
          </table:table-cell>
          <table:table-cell office:value-type="string" table:style-name="ce10">
            <text:p>-</text:p>
          </table:table-cell>
          <table:table-cell office:value-type="float" office:value="244947.08476734161" table:style-name="ce10">
            <text:p>244.947</text:p>
          </table:table-cell>
          <table:table-cell office:value-type="float" office:value="207934.44404697418" table:style-name="ce10">
            <text:p>207.934</text:p>
          </table:table-cell>
          <table:table-cell office:value-type="float" office:value="0" table:style-name="ce10">
            <text:p>0</text:p>
          </table:table-cell>
          <table:table-cell office:value-type="float" office:value="1103.4800214767456" table:style-name="ce10">
            <text:p>1.103</text:p>
          </table:table-cell>
          <table:table-cell office:value-type="float" office:value="211335.04411315918" table:style-name="ce10">
            <text:p>211.335</text:p>
          </table:table-cell>
          <table:table-cell office:value-type="float" office:value="319060.56620979309" table:style-name="ce10">
            <text:p>319.061</text:p>
          </table:table-cell>
          <table:table-cell office:value-type="float" office:value="6224.9601211547852" table:style-name="ce10">
            <text:p>6.22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05125.76399230957" table:style-name="ce10">
            <text:p>205.126</text:p>
          </table:table-cell>
          <table:table-cell office:value-type="float" office:value="110544.00215148926" table:style-name="ce10">
            <text:p>110.5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9341.40485286713" table:style-name="ce10">
            <text:p>249.341</text:p>
          </table:table-cell>
          <table:table-cell office:value-type="float" office:value="40622.960790634155" table:style-name="ce10">
            <text:p>40.623</text:p>
          </table:table-cell>
          <table:table-cell office:value-type="float" office:value="174.44000339508057" table:style-name="ce10">
            <text:p>174</text:p>
          </table:table-cell>
          <table:table-cell office:value-type="string" table:style-name="ce10">
            <text:p>-</text:p>
          </table:table-cell>
          <table:table-cell office:value-type="float" office:value="137541.04267692566" table:style-name="ce10">
            <text:p>137.541</text:p>
          </table:table-cell>
          <table:table-cell office:value-type="float" office:value="209876.80408477783" table:style-name="ce10">
            <text:p>209.877</text:p>
          </table:table-cell>
          <table:table-cell office:value-type="float" office:value="535.08001041412354" table:style-name="ce10">
            <text:p>535</text:p>
          </table:table-cell>
          <table:table-cell office:value-type="float" office:value="646.80001258850098" table:style-name="ce10">
            <text:p>647</text:p>
          </table:table-cell>
          <table:table-cell office:value-type="float" office:value="219396.52427005768" table:style-name="ce10">
            <text:p>219.397</text:p>
          </table:table-cell>
          <table:table-cell office:value-type="float" office:value="92900.08180809021" table:style-name="ce10">
            <text:p>92.900</text:p>
          </table:table-cell>
          <table:table-cell office:value-type="float" office:value="203.84000396728516" table:style-name="ce10">
            <text:p>204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96004.721868515015" table:style-name="ce10">
            <text:p>96.005</text:p>
          </table:table-cell>
          <table:table-cell office:value-type="float" office:value="218861.44425964355" table:style-name="ce10">
            <text:p>218.861</text:p>
          </table:table-cell>
          <table:table-cell office:value-type="float" office:value="9186.5201787948608" table:style-name="ce10">
            <text:p>9.187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111837.60217666626" table:style-name="ce10">
            <text:p>111.838</text:p>
          </table:table-cell>
          <table:table-cell office:value-type="float" office:value="213910.4841632843" table:style-name="ce10">
            <text:p>213.910</text:p>
          </table:table-cell>
          <table:table-cell office:value-type="float" office:value="1715.0000333786011" table:style-name="ce10">
            <text:p>1.715</text:p>
          </table:table-cell>
          <table:table-cell office:value-type="string" table:style-name="ce10">
            <text:p>-</text:p>
          </table:table-cell>
          <table:table-cell office:value-type="float" office:value="134126.72261047363" table:style-name="ce10">
            <text:p>134.127</text:p>
          </table:table-cell>
          <table:table-cell office:value-type="float" office:value="186942.8436384201" table:style-name="ce10">
            <text:p>186.943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163722.72318649292" table:style-name="ce10">
            <text:p>163.723</text:p>
          </table:table-cell>
          <table:table-cell office:value-type="float" office:value="149896.88291740417" table:style-name="ce10">
            <text:p>149.8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4646.761063575745" table:style-name="ce10">
            <text:p>54.647</text:p>
          </table:table-cell>
          <table:table-cell office:value-type="float" office:value="28357.2805519104" table:style-name="ce10">
            <text:p>28.357</text:p>
          </table:table-cell>
          <table:table-cell office:value-type="float" office:value="1109.3600215911865" table:style-name="ce10">
            <text:p>1.109</text:p>
          </table:table-cell>
          <table:table-cell office:value-type="string" table:style-name="ce10">
            <text:p>-</text:p>
          </table:table-cell>
          <table:table-cell office:value-type="float" office:value="65646.281277656555" table:style-name="ce10">
            <text:p>65.646</text:p>
          </table:table-cell>
          <table:table-cell office:value-type="float" office:value="13727.840267181396" table:style-name="ce10">
            <text:p>13.7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867.600717544556" table:style-name="ce10">
            <text:p>36.868</text:p>
          </table:table-cell>
          <table:table-cell office:value-type="float" office:value="64384.041253089905" table:style-name="ce10">
            <text:p>64.384</text:p>
          </table:table-cell>
          <table:table-cell office:value-type="float" office:value="0" table:style-name="ce10">
            <text:p>0</text:p>
          </table:table-cell>
          <table:table-cell office:value-type="float" office:value="646.80001258850098" table:style-name="ce10">
            <text:p>647</text:p>
          </table:table-cell>
          <table:table-cell office:value-type="float" office:value="64188.041249275208" table:style-name="ce10">
            <text:p>64.188</text:p>
          </table:table-cell>
          <table:table-cell office:value-type="float" office:value="15276.240297317505" table:style-name="ce10">
            <text:p>15.276</text:p>
          </table:table-cell>
          <table:table-cell office:value-type="float" office:value="141.12000274658203" table:style-name="ce10">
            <text:p>141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36681.400713920593" table:style-name="ce10">
            <text:p>36.681</text:p>
          </table:table-cell>
          <table:table-cell office:value-type="float" office:value="45468.080884933472" table:style-name="ce10">
            <text:p>45.468</text:p>
          </table:table-cell>
          <table:table-cell office:value-type="float" office:value="4888.2400951385498" table:style-name="ce10">
            <text:p>4.888</text:p>
          </table:table-cell>
          <table:table-cell office:value-type="float" office:value="166.60000324249268" table:style-name="ce10">
            <text:p>167</text:p>
          </table:table-cell>
          <table:table-cell office:value-type="float" office:value="29435.280572891235" table:style-name="ce10">
            <text:p>29.435</text:p>
          </table:table-cell>
          <table:table-cell office:value-type="float" office:value="53312.001037597656" table:style-name="ce10">
            <text:p>53.312</text:p>
          </table:table-cell>
          <table:table-cell office:value-type="float" office:value="1354.3600263595581" table:style-name="ce10">
            <text:p>1.354</text:p>
          </table:table-cell>
          <table:table-cell office:value-type="string" table:style-name="ce10">
            <text:p>-</text:p>
          </table:table-cell>
          <table:table-cell office:value-type="float" office:value="36804.880716323853" table:style-name="ce10">
            <text:p>36.805</text:p>
          </table:table-cell>
          <table:table-cell office:value-type="float" office:value="62200.601210594177" table:style-name="ce10">
            <text:p>62.201</text:p>
          </table:table-cell>
          <table:table-cell office:value-type="float" office:value="0" table:style-name="ce10">
            <text:p>0</text:p>
          </table:table-cell>
          <table:table-cell office:value-type="float" office:value="1103.4800214767456" table:style-name="ce10">
            <text:p>1.103</text:p>
          </table:table-cell>
          <table:table-cell office:value-type="float" office:value="38896.200757026672" table:style-name="ce10">
            <text:p>38.896</text:p>
          </table:table-cell>
          <table:table-cell office:value-type="float" office:value="58645.161141395569" table:style-name="ce10">
            <text:p>58.6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5561.92147064209" table:style-name="ce10">
            <text:p>75.562</text:p>
          </table:table-cell>
          <table:table-cell office:value-type="float" office:value="26350.2405128479" table:style-name="ce10">
            <text:p>26.3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4526.881839752197" table:style-name="ce10">
            <text:p>94.527</text:p>
          </table:table-cell>
          <table:table-cell office:value-type="float" office:value="6763.9601316452026" table:style-name="ce10">
            <text:p>6.7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4143.041053771973" table:style-name="ce10">
            <text:p>54.143</text:p>
          </table:table-cell>
          <table:table-cell office:value-type="float" office:value="63848.961242675781" table:style-name="ce10">
            <text:p>63.849</text:p>
          </table:table-cell>
          <table:table-cell office:value-type="float" office:value="535.08001041412354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80499.161566734314" table:style-name="ce10">
            <text:p>80.499</text:p>
          </table:table-cell>
          <table:table-cell office:value-type="float" office:value="22269.520433425903" table:style-name="ce10">
            <text:p>22.270</text:p>
          </table:table-cell>
          <table:table-cell office:value-type="float" office:value="147.00000286102295" table:style-name="ce10">
            <text:p>147</text:p>
          </table:table-cell>
          <table:table-cell office:value-type="float" office:value="0" table:style-name="ce10">
            <text:p>0</text:p>
          </table:table-cell>
          <table:table-cell office:value-type="float" office:value="29778.280579566956" table:style-name="ce10">
            <text:p>29.778</text:p>
          </table:table-cell>
          <table:table-cell office:value-type="float" office:value="75207.161463737488" table:style-name="ce10">
            <text:p>75.207</text:p>
          </table:table-cell>
          <table:table-cell office:value-type="float" office:value="2736.1600532531738" table:style-name="ce10">
            <text:p>2.736</text:p>
          </table:table-cell>
          <table:table-cell office:value-type="float" office:value="0" table:style-name="ce10">
            <text:p>0</text:p>
          </table:table-cell>
          <table:table-cell office:value-type="float" office:value="34586.160673141479" table:style-name="ce10">
            <text:p>34.586</text:p>
          </table:table-cell>
          <table:table-cell office:value-type="float" office:value="70071.961363792419" table:style-name="ce10">
            <text:p>70.072</text:p>
          </table:table-cell>
          <table:table-cell office:value-type="float" office:value="1842.4000358581543" table:style-name="ce10">
            <text:p>1.842</text:p>
          </table:table-cell>
          <table:table-cell office:value-type="string" table:style-name="ce10">
            <text:p>-</text:p>
          </table:table-cell>
          <table:table-cell office:value-type="float" office:value="66787.001299858093" table:style-name="ce10">
            <text:p>66.787</text:p>
          </table:table-cell>
          <table:table-cell office:value-type="float" office:value="43317.960843086243" table:style-name="ce10">
            <text:p>43.3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8364.801330566406" table:style-name="ce10">
            <text:p>68.365</text:p>
          </table:table-cell>
          <table:table-cell office:value-type="float" office:value="38880.520756721497" table:style-name="ce10">
            <text:p>38.8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8121.12288284302" table:style-name="ce10">
            <text:p>148.121</text:p>
          </table:table-cell>
          <table:table-cell office:value-type="float" office:value="71287.161387443542" table:style-name="ce10">
            <text:p>71.2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9128.40329170227" table:style-name="ce10">
            <text:p>169.128</text:p>
          </table:table-cell>
          <table:table-cell office:value-type="float" office:value="32869.200639724731" table:style-name="ce10">
            <text:p>32.8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7604.0020942688" table:style-name="ce10">
            <text:p>107.604</text:p>
          </table:table-cell>
          <table:table-cell office:value-type="float" office:value="134124.76261043549" table:style-name="ce10">
            <text:p>134.125</text:p>
          </table:table-cell>
          <table:table-cell office:value-type="float" office:value="348.88000679016113" table:style-name="ce10">
            <text:p>349</text:p>
          </table:table-cell>
          <table:table-cell office:value-type="float" office:value="0" table:style-name="ce10">
            <text:p>0</text:p>
          </table:table-cell>
          <table:table-cell office:value-type="float" office:value="174528.20339679718" table:style-name="ce10">
            <text:p>174.528</text:p>
          </table:table-cell>
          <table:table-cell office:value-type="float" office:value="43006.320837020874" table:style-name="ce10">
            <text:p>43.0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8102.161325454712" table:style-name="ce10">
            <text:p>68.102</text:p>
          </table:table-cell>
          <table:table-cell office:value-type="float" office:value="147003.92286109924" table:style-name="ce10">
            <text:p>147.004</text:p>
          </table:table-cell>
          <table:table-cell office:value-type="float" office:value="6509.1601266860962" table:style-name="ce10">
            <text:p>6.509</text:p>
          </table:table-cell>
          <table:table-cell office:value-type="float" office:value="915.32001781463623" table:style-name="ce10">
            <text:p>915</text:p>
          </table:table-cell>
          <table:table-cell office:value-type="float" office:value="89244.681736946106" table:style-name="ce10">
            <text:p>89.245</text:p>
          </table:table-cell>
          <table:table-cell office:value-type="float" office:value="138801.32270145416" table:style-name="ce10">
            <text:p>138.801</text:p>
          </table:table-cell>
          <table:table-cell office:value-type="float" office:value="3141.8800611495972" table:style-name="ce10">
            <text:p>3.142</text:p>
          </table:table-cell>
          <table:table-cell office:value-type="string" table:style-name="ce10">
            <text:p>-</text:p>
          </table:table-cell>
          <table:table-cell office:value-type="float" office:value="106371.16207027435" table:style-name="ce10">
            <text:p>106.371</text:p>
          </table:table-cell>
          <table:table-cell office:value-type="float" office:value="112484.40218925476" table:style-name="ce10">
            <text:p>112.4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5781.12225341797" table:style-name="ce10">
            <text:p>115.781</text:p>
          </table:table-cell>
          <table:table-cell office:value-type="float" office:value="100549.96195697784" table:style-name="ce10">
            <text:p>100.5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0051.04934310913" table:style-name="ce10">
            <text:p>480.051</text:p>
          </table:table-cell>
          <table:table-cell office:value-type="float" office:value="131635.56256198883" table:style-name="ce10">
            <text:p>131.6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50293.53071022034" table:style-name="ce10">
            <text:p>550.294</text:p>
          </table:table-cell>
          <table:table-cell office:value-type="float" office:value="43668.800849914551" table:style-name="ce10">
            <text:p>43.6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9096.40484809875" table:style-name="ce10">
            <text:p>249.096</text:p>
          </table:table-cell>
          <table:table-cell office:value-type="float" office:value="485586.08945083618" table:style-name="ce10">
            <text:p>485.5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1264.12975597382" table:style-name="ce10">
            <text:p>501.264</text:p>
          </table:table-cell>
          <table:table-cell office:value-type="float" office:value="94040.801830291748" table:style-name="ce10">
            <text:p>94.0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0531.44409751892" table:style-name="ce10">
            <text:p>210.531</text:p>
          </table:table-cell>
          <table:table-cell office:value-type="float" office:value="387746.8075466156" table:style-name="ce10">
            <text:p>387.747</text:p>
          </table:table-cell>
          <table:table-cell office:value-type="float" office:value="13539.680263519287" table:style-name="ce10">
            <text:p>13.540</text:p>
          </table:table-cell>
          <table:table-cell office:value-type="float" office:value="852.60001659393311" table:style-name="ce10">
            <text:p>853</text:p>
          </table:table-cell>
          <table:table-cell office:value-type="float" office:value="196795.76383018494" table:style-name="ce10">
            <text:p>196.796</text:p>
          </table:table-cell>
          <table:table-cell office:value-type="float" office:value="428238.44833469391" table:style-name="ce10">
            <text:p>428.238</text:p>
          </table:table-cell>
          <table:table-cell office:value-type="float" office:value="4482.5200872421265" table:style-name="ce10">
            <text:p>4.483</text:p>
          </table:table-cell>
          <table:table-cell office:value-type="string" table:style-name="ce10">
            <text:p>-</text:p>
          </table:table-cell>
          <table:table-cell office:value-type="float" office:value="299009.76581954956" table:style-name="ce10">
            <text:p>299.010</text:p>
          </table:table-cell>
          <table:table-cell office:value-type="float" office:value="325089.52632713318" table:style-name="ce10">
            <text:p>325.0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8147.36580276489" table:style-name="ce10">
            <text:p>298.147</text:p>
          </table:table-cell>
          <table:table-cell office:value-type="float" office:value="397942.72774505615" table:style-name="ce10">
            <text:p>397.943</text:p>
          </table:table-cell>
          <table:table-cell office:value-type="float" office:value="6224.9601211547852" table:style-name="ce10">
            <text:p>6.22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3066.52220058441" table:style-name="ce10">
            <text:p>113.067</text:p>
          </table:table-cell>
          <table:table-cell office:value-type="float" office:value="28284.760550498962" table:style-name="ce10">
            <text:p>28.285</text:p>
          </table:table-cell>
          <table:table-cell office:value-type="float" office:value="638.96001243591309" table:style-name="ce10">
            <text:p>639</text:p>
          </table:table-cell>
          <table:table-cell office:value-type="string" table:style-name="ce10">
            <text:p>-</text:p>
          </table:table-cell>
          <table:table-cell office:value-type="float" office:value="117182.52228069305" table:style-name="ce10">
            <text:p>117.183</text:p>
          </table:table-cell>
          <table:table-cell office:value-type="float" office:value="19529.440380096436" table:style-name="ce10">
            <text:p>19.529</text:p>
          </table:table-cell>
          <table:table-cell office:value-type="float" office:value="182.28000354766846" table:style-name="ce10">
            <text:p>182</text:p>
          </table:table-cell>
          <table:table-cell office:value-type="string" table:style-name="ce10">
            <text:p>-</text:p>
          </table:table-cell>
          <table:table-cell office:value-type="float" office:value="64284.081251144409" table:style-name="ce10">
            <text:p>64.284</text:p>
          </table:table-cell>
          <table:table-cell office:value-type="float" office:value="98454.72191619873" table:style-name="ce10">
            <text:p>98.4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9095.4823179245" table:style-name="ce10">
            <text:p>119.095</text:p>
          </table:table-cell>
          <table:table-cell office:value-type="float" office:value="16722.720325469971" table:style-name="ce10">
            <text:p>16.723</text:p>
          </table:table-cell>
          <table:table-cell office:value-type="float" office:value="0" table:style-name="ce10">
            <text:p>0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43664.880849838257" table:style-name="ce10">
            <text:p>43.665</text:p>
          </table:table-cell>
          <table:table-cell office:value-type="float" office:value="97674.641901016235" table:style-name="ce10">
            <text:p>97.675</text:p>
          </table:table-cell>
          <table:table-cell office:value-type="float" office:value="3510.360068321228" table:style-name="ce10">
            <text:p>3.510</text:p>
          </table:table-cell>
          <table:table-cell office:value-type="float" office:value="0" table:style-name="ce10">
            <text:p>0</text:p>
          </table:table-cell>
          <table:table-cell office:value-type="float" office:value="46273.640900611877" table:style-name="ce10">
            <text:p>46.274</text:p>
          </table:table-cell>
          <table:table-cell office:value-type="float" office:value="96002.761868476868" table:style-name="ce10">
            <text:p>96.003</text:p>
          </table:table-cell>
          <table:table-cell office:value-type="float" office:value="572.32001113891602" table:style-name="ce10">
            <text:p>572</text:p>
          </table:table-cell>
          <table:table-cell office:value-type="string" table:style-name="ce10">
            <text:p>-</text:p>
          </table:table-cell>
          <table:table-cell office:value-type="float" office:value="72498.441411018372" table:style-name="ce10">
            <text:p>72.498</text:p>
          </table:table-cell>
          <table:table-cell office:value-type="float" office:value="67030.041304588318" table:style-name="ce10">
            <text:p>67.030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82565.001606941223" table:style-name="ce10">
            <text:p>82.565</text:p>
          </table:table-cell>
          <table:table-cell office:value-type="float" office:value="66781.121299743652" table:style-name="ce10">
            <text:p>66.7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1007.32507991791" table:style-name="ce10">
            <text:p>261.007</text:p>
          </table:table-cell>
          <table:table-cell office:value-type="float" office:value="126290.64245796204" table:style-name="ce10">
            <text:p>126.291</text:p>
          </table:table-cell>
          <table:table-cell office:value-type="float" office:value="638.96001243591309" table:style-name="ce10">
            <text:p>639</text:p>
          </table:table-cell>
          <table:table-cell office:value-type="string" table:style-name="ce10">
            <text:p>-</text:p>
          </table:table-cell>
          <table:table-cell office:value-type="float" office:value="323423.52629470825" table:style-name="ce10">
            <text:p>323.424</text:p>
          </table:table-cell>
          <table:table-cell office:value-type="float" office:value="42469.280826568604" table:style-name="ce10">
            <text:p>42.4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7396.24209022522" table:style-name="ce10">
            <text:p>107.396</text:p>
          </table:table-cell>
          <table:table-cell office:value-type="float" office:value="282806.44550418854" table:style-name="ce10">
            <text:p>282.8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12961.04609107971" table:style-name="ce10">
            <text:p>312.961</text:p>
          </table:table-cell>
          <table:table-cell office:value-type="float" office:value="67228.001308441162" table:style-name="ce10">
            <text:p>67.2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4534.64203453064" table:style-name="ce10">
            <text:p>104.535</text:p>
          </table:table-cell>
          <table:table-cell office:value-type="float" office:value="268729.72523021698" table:style-name="ce10">
            <text:p>268.730</text:p>
          </table:table-cell>
          <table:table-cell office:value-type="float" office:value="8602.440167427063" table:style-name="ce10">
            <text:p>8.602</text:p>
          </table:table-cell>
          <table:table-cell office:value-type="float" office:value="978.04001903533936" table:style-name="ce10">
            <text:p>978</text:p>
          </table:table-cell>
          <table:table-cell office:value-type="float" office:value="100059.9619474411" table:style-name="ce10">
            <text:p>100.060</text:p>
          </table:table-cell>
          <table:table-cell office:value-type="float" office:value="281663.76548194885" table:style-name="ce10">
            <text:p>281.664</text:p>
          </table:table-cell>
          <table:table-cell office:value-type="float" office:value="4067.0000791549683" table:style-name="ce10">
            <text:p>4.067</text:p>
          </table:table-cell>
          <table:table-cell office:value-type="string" table:style-name="ce10">
            <text:p>-</text:p>
          </table:table-cell>
          <table:table-cell office:value-type="float" office:value="183471.68357086182" table:style-name="ce10">
            <text:p>183.472</text:p>
          </table:table-cell>
          <table:table-cell office:value-type="float" office:value="202730.64394569397" table:style-name="ce10">
            <text:p>202.7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7252.52364444733" table:style-name="ce10">
            <text:p>187.253</text:p>
          </table:table-cell>
          <table:table-cell office:value-type="float" office:value="203389.20395851135" table:style-name="ce10">
            <text:p>203.3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55630.24692153931" table:style-name="ce10">
            <text:p>355.630</text:p>
          </table:table-cell>
          <table:table-cell office:value-type="float" office:value="70389.481369972229" table:style-name="ce10">
            <text:p>70.389</text:p>
          </table:table-cell>
          <table:table-cell office:value-type="float" office:value="1109.3600215911865" table:style-name="ce10">
            <text:p>1.109</text:p>
          </table:table-cell>
          <table:table-cell office:value-type="string" table:style-name="ce10">
            <text:p>-</text:p>
          </table:table-cell>
          <table:table-cell office:value-type="float" office:value="366884.56714057922" table:style-name="ce10">
            <text:p>366.885</text:p>
          </table:table-cell>
          <table:table-cell office:value-type="float" office:value="46763.640910148621" table:style-name="ce10">
            <text:p>46.764</text:p>
          </table:table-cell>
          <table:table-cell office:value-type="float" office:value="182.28000354766846" table:style-name="ce10">
            <text:p>182</text:p>
          </table:table-cell>
          <table:table-cell office:value-type="string" table:style-name="ce10">
            <text:p>-</text:p>
          </table:table-cell>
          <table:table-cell office:value-type="float" office:value="211109.64410877228" table:style-name="ce10">
            <text:p>211.110</text:p>
          </table:table-cell>
          <table:table-cell office:value-type="float" office:value="237959.68463134766" table:style-name="ce10">
            <text:p>237.960</text:p>
          </table:table-cell>
          <table:table-cell office:value-type="float" office:value="637.00001239776611" table:style-name="ce10">
            <text:p>637</text:p>
          </table:table-cell>
          <table:table-cell office:value-type="float" office:value="646.80001258850098" table:style-name="ce10">
            <text:p>647</text:p>
          </table:table-cell>
          <table:table-cell office:value-type="float" office:value="378127.12735939026" table:style-name="ce10">
            <text:p>378.127</text:p>
          </table:table-cell>
          <table:table-cell office:value-type="float" office:value="42606.480829238892" table:style-name="ce10">
            <text:p>42.606</text:p>
          </table:table-cell>
          <table:table-cell office:value-type="float" office:value="203.84000396728516" table:style-name="ce10">
            <text:p>204</text:p>
          </table:table-cell>
          <table:table-cell office:value-type="float" office:value="1023.1200199127197" table:style-name="ce10">
            <text:p>1.023</text:p>
          </table:table-cell>
          <table:table-cell office:value-type="float" office:value="154071.68299865723" table:style-name="ce10">
            <text:p>154.072</text:p>
          </table:table-cell>
          <table:table-cell office:value-type="float" office:value="276058.16537284851" table:style-name="ce10">
            <text:p>276.058</text:p>
          </table:table-cell>
          <table:table-cell office:value-type="float" office:value="2951.7600574493408" table:style-name="ce10">
            <text:p>2.952</text:p>
          </table:table-cell>
          <table:table-cell office:value-type="float" office:value="797.72001552581787" table:style-name="ce10">
            <text:p>798</text:p>
          </table:table-cell>
          <table:table-cell office:value-type="float" office:value="193418.6837644577" table:style-name="ce10">
            <text:p>193.419</text:p>
          </table:table-cell>
          <table:table-cell office:value-type="float" office:value="235343.08458042145" table:style-name="ce10">
            <text:p>235.343</text:p>
          </table:table-cell>
          <table:table-cell office:value-type="float" office:value="748.72001457214355" table:style-name="ce10">
            <text:p>749</text:p>
          </table:table-cell>
          <table:table-cell office:value-type="string" table:style-name="ce10">
            <text:p>-</text:p>
          </table:table-cell>
          <table:table-cell office:value-type="float" office:value="250268.48487091064" table:style-name="ce10">
            <text:p>250.268</text:p>
          </table:table-cell>
          <table:table-cell office:value-type="float" office:value="168179.76327323914" table:style-name="ce10">
            <text:p>168.180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1103.4800214767456" table:style-name="ce10">
            <text:p>1.103</text:p>
          </table:table-cell>
          <table:table-cell office:value-type="float" office:value="258892.48503875732" table:style-name="ce10">
            <text:p>258.892</text:p>
          </table:table-cell>
          <table:table-cell office:value-type="float" office:value="163048.48317337036" table:style-name="ce10">
            <text:p>163.048</text:p>
          </table:table-cell>
          <table:table-cell office:value-type="float" office:value="6224.9601211547852" table:style-name="ce10">
            <text:p>6.22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98959.96776485443" table:style-name="ce10">
            <text:p>398.960</text:p>
          </table:table-cell>
          <table:table-cell office:value-type="float" office:value="136027.9226474762" table:style-name="ce10">
            <text:p>136.028</text:p>
          </table:table-cell>
          <table:table-cell office:value-type="float" office:value="1279.8800249099731" table:style-name="ce10">
            <text:p>1.280</text:p>
          </table:table-cell>
          <table:table-cell office:value-type="string" table:style-name="ce10">
            <text:p>-</text:p>
          </table:table-cell>
          <table:table-cell office:value-type="float" office:value="436719.36849975586" table:style-name="ce10">
            <text:p>436.719</text:p>
          </table:table-cell>
          <table:table-cell office:value-type="float" office:value="59836.841164588928" table:style-name="ce10">
            <text:p>59.837</text:p>
          </table:table-cell>
          <table:table-cell office:value-type="float" office:value="182.28000354766846" table:style-name="ce10">
            <text:p>182</text:p>
          </table:table-cell>
          <table:table-cell office:value-type="string" table:style-name="ce10">
            <text:p>-</text:p>
          </table:table-cell>
          <table:table-cell office:value-type="float" office:value="222330.6443271637" table:style-name="ce10">
            <text:p>222.331</text:p>
          </table:table-cell>
          <table:table-cell office:value-type="float" office:value="338615.48659038544" table:style-name="ce10">
            <text:p>338.615</text:p>
          </table:table-cell>
          <table:table-cell office:value-type="float" office:value="637.00001239776611" table:style-name="ce10">
            <text:p>637</text:p>
          </table:table-cell>
          <table:table-cell office:value-type="float" office:value="646.80001258850098" table:style-name="ce10">
            <text:p>647</text:p>
          </table:table-cell>
          <table:table-cell office:value-type="float" office:value="440386.52857112885" table:style-name="ce10">
            <text:p>440.387</text:p>
          </table:table-cell>
          <table:table-cell office:value-type="float" office:value="76832.001495361328" table:style-name="ce10">
            <text:p>76.832</text:p>
          </table:table-cell>
          <table:table-cell office:value-type="float" office:value="203.84000396728516" table:style-name="ce10">
            <text:p>204</text:p>
          </table:table-cell>
          <table:table-cell office:value-type="float" office:value="1023.1200199127197" table:style-name="ce10">
            <text:p>1.023</text:p>
          </table:table-cell>
          <table:table-cell office:value-type="float" office:value="175110.32340812683" table:style-name="ce10">
            <text:p>175.110</text:p>
          </table:table-cell>
          <table:table-cell office:value-type="float" office:value="342841.24667263031" table:style-name="ce10">
            <text:p>342.841</text:p>
          </table:table-cell>
          <table:table-cell office:value-type="float" office:value="9066.9601764678955" table:style-name="ce10">
            <text:p>9.067</text:p>
          </table:table-cell>
          <table:table-cell office:value-type="float" office:value="1262.2400245666504" table:style-name="ce10">
            <text:p>1.262</text:p>
          </table:table-cell>
          <table:table-cell office:value-type="float" office:value="201715.36392593384" table:style-name="ce10">
            <text:p>201.715</text:p>
          </table:table-cell>
          <table:table-cell office:value-type="float" office:value="333058.88648223877" table:style-name="ce10">
            <text:p>333.059</text:p>
          </table:table-cell>
          <table:table-cell office:value-type="float" office:value="4129.7200803756714" table:style-name="ce10">
            <text:p>4.130</text:p>
          </table:table-cell>
          <table:table-cell office:value-type="string" table:style-name="ce10">
            <text:p>-</text:p>
          </table:table-cell>
          <table:table-cell office:value-type="float" office:value="283788.40552330017" table:style-name="ce10">
            <text:p>283.788</text:p>
          </table:table-cell>
          <table:table-cell office:value-type="float" office:value="238620.20464420319" table:style-name="ce10">
            <text:p>238.620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1103.4800214767456" table:style-name="ce10">
            <text:p>1.103</text:p>
          </table:table-cell>
          <table:table-cell office:value-type="float" office:value="292577.0456943512" table:style-name="ce10">
            <text:p>292.577</text:p>
          </table:table-cell>
          <table:table-cell office:value-type="float" office:value="237261.92461776733" table:style-name="ce10">
            <text:p>237.262</text:p>
          </table:table-cell>
          <table:table-cell office:value-type="float" office:value="6224.9601211547852" table:style-name="ce10">
            <text:p>6.22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06329.56790828705" table:style-name="ce10">
            <text:p>406.330</text:p>
          </table:table-cell>
          <table:table-cell office:value-type="float" office:value="90477.521760940552" table:style-name="ce10">
            <text:p>90.4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83310.52940654755" table:style-name="ce10">
            <text:p>483.311</text:p>
          </table:table-cell>
          <table:table-cell office:value-type="float" office:value="9190.4401788711548" table:style-name="ce10">
            <text:p>9.1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6301.76401519775" table:style-name="ce10">
            <text:p>206.302</text:p>
          </table:table-cell>
          <table:table-cell office:value-type="float" office:value="430323.88837528229" table:style-name="ce10">
            <text:p>430.32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3622.72805023193" table:style-name="ce10">
            <text:p>413.623</text:p>
          </table:table-cell>
          <table:table-cell office:value-type="float" office:value="80377.641564369202" table:style-name="ce10">
            <text:p>80.3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9879.08330631256" table:style-name="ce10">
            <text:p>169.879</text:p>
          </table:table-cell>
          <table:table-cell office:value-type="float" office:value="326522.28635501862" table:style-name="ce10">
            <text:p>326.522</text:p>
          </table:table-cell>
          <table:table-cell office:value-type="float" office:value="13698.440266609192" table:style-name="ce10">
            <text:p>13.698</text:p>
          </table:table-cell>
          <table:table-cell office:value-type="float" office:value="0" table:style-name="ce10">
            <text:p>0</text:p>
          </table:table-cell>
          <table:table-cell office:value-type="float" office:value="133987.5626077652" table:style-name="ce10">
            <text:p>133.988</text:p>
          </table:table-cell>
          <table:table-cell office:value-type="float" office:value="373262.40726470947" table:style-name="ce10">
            <text:p>373.262</text:p>
          </table:table-cell>
          <table:table-cell office:value-type="float" office:value="4341.4000844955444" table:style-name="ce10">
            <text:p>4.341</text:p>
          </table:table-cell>
          <table:table-cell office:value-type="string" table:style-name="ce10">
            <text:p>-</text:p>
          </table:table-cell>
          <table:table-cell office:value-type="float" office:value="229004.44445705414" table:style-name="ce10">
            <text:p>229.004</text:p>
          </table:table-cell>
          <table:table-cell office:value-type="float" office:value="294564.48573303223" table:style-name="ce10">
            <text:p>294.56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9584.60446834564" table:style-name="ce10">
            <text:p>229.585</text:p>
          </table:table-cell>
          <table:table-cell office:value-type="float" office:value="367313.80714893341" table:style-name="ce10">
            <text:p>367.3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398050.52774715424" table:style-name="ce10">
            <text:p>398.051</text:p>
          </table:table-cell>
          <table:table-cell office:value-type="float" office:value="148630.72289276123" table:style-name="ce10">
            <text:p>148.631</text:p>
          </table:table-cell>
          <table:table-cell office:value-type="float" office:value="1279.8800249099731" table:style-name="ce10">
            <text:p>1.280</text:p>
          </table:table-cell>
          <table:table-cell office:value-type="string" table:style-name="ce10">
            <text:p>-</text:p>
          </table:table-cell>
          <table:table-cell office:value-type="float" office:value="502585.16978168488" table:style-name="ce10">
            <text:p>502.585</text:p>
          </table:table-cell>
          <table:table-cell office:value-type="float" office:value="44813.440872192383" table:style-name="ce10">
            <text:p>44.813</text:p>
          </table:table-cell>
          <table:table-cell office:value-type="float" office:value="182.28000354766846" table:style-name="ce10">
            <text:p>182</text:p>
          </table:table-cell>
          <table:table-cell office:value-type="string" table:style-name="ce10">
            <text:p>-</text:p>
          </table:table-cell>
          <table:table-cell office:value-type="float" office:value="68498.0813331604" table:style-name="ce10">
            <text:p>68.498</text:p>
          </table:table-cell>
          <table:table-cell office:value-type="float" office:value="501405.2497587204" table:style-name="ce10">
            <text:p>501.4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34161.56844997406" table:style-name="ce10">
            <text:p>434.162</text:p>
          </table:table-cell>
          <table:table-cell office:value-type="float" office:value="101792.60198116302" table:style-name="ce10">
            <text:p>101.793</text:p>
          </table:table-cell>
          <table:table-cell office:value-type="float" office:value="147.00000286102295" table:style-name="ce10">
            <text:p>147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180259.24350833893" table:style-name="ce10">
            <text:p>180.259</text:p>
          </table:table-cell>
          <table:table-cell office:value-type="float" office:value="356363.28693580627" table:style-name="ce10">
            <text:p>356.363</text:p>
          </table:table-cell>
          <table:table-cell office:value-type="float" office:value="16113.160313606262" table:style-name="ce10">
            <text:p>16.113</text:p>
          </table:table-cell>
          <table:table-cell office:value-type="float" office:value="1219.120023727417" table:style-name="ce10">
            <text:p>1.219</text:p>
          </table:table-cell>
          <table:table-cell office:value-type="float" office:value="109348.4021282196" table:style-name="ce10">
            <text:p>109.348</text:p>
          </table:table-cell>
          <table:table-cell office:value-type="float" office:value="426558.72830200195" table:style-name="ce10">
            <text:p>426.559</text:p>
          </table:table-cell>
          <table:table-cell office:value-type="float" office:value="5956.4401159286499" table:style-name="ce10">
            <text:p>5.956</text:p>
          </table:table-cell>
          <table:table-cell office:value-type="string" table:style-name="ce10">
            <text:p>-</text:p>
          </table:table-cell>
          <table:table-cell office:value-type="float" office:value="190768.763712883" table:style-name="ce10">
            <text:p>190.769</text:p>
          </table:table-cell>
          <table:table-cell office:value-type="float" office:value="344568.00670623779" table:style-name="ce10">
            <text:p>344.568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146939.24285984039" table:style-name="ce10">
            <text:p>146.939</text:p>
          </table:table-cell>
          <table:table-cell office:value-type="float" office:value="414259.7280626297" table:style-name="ce10">
            <text:p>414.260</text:p>
          </table:table-cell>
          <table:table-cell office:value-type="float" office:value="6224.9601211547852" table:style-name="ce10">
            <text:p>6.22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58067.32502269745" table:style-name="ce10">
            <text:p>258.067</text:p>
          </table:table-cell>
          <table:table-cell office:value-type="float" office:value="64203.721249580383" table:style-name="ce10">
            <text:p>64.2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4368.56553459167" table:style-name="ce10">
            <text:p>284.369</text:p>
          </table:table-cell>
          <table:table-cell office:value-type="float" office:value="28572.880556106567" table:style-name="ce10">
            <text:p>28.57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9810.72272109985" table:style-name="ce10">
            <text:p>139.811</text:p>
          </table:table-cell>
          <table:table-cell office:value-type="float" office:value="183391.32356929779" table:style-name="ce10">
            <text:p>183.391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0" table:style-name="ce10">
            <text:p>0</text:p>
          </table:table-cell>
          <table:table-cell office:value-type="float" office:value="285227.04555130005" table:style-name="ce10">
            <text:p>285.227</text:p>
          </table:table-cell>
          <table:table-cell office:value-type="float" office:value="25462.360495567322" table:style-name="ce10">
            <text:p>25.462</text:p>
          </table:table-cell>
          <table:table-cell office:value-type="float" office:value="141.12000274658203" table:style-name="ce10">
            <text:p>141</text:p>
          </table:table-cell>
          <table:table-cell office:value-type="float" office:value="0" table:style-name="ce10">
            <text:p>0</text:p>
          </table:table-cell>
          <table:table-cell office:value-type="float" office:value="93227.401814460754" table:style-name="ce10">
            <text:p>93.227</text:p>
          </table:table-cell>
          <table:table-cell office:value-type="float" office:value="221436.88430976868" table:style-name="ce10">
            <text:p>221.437</text:p>
          </table:table-cell>
          <table:table-cell office:value-type="float" office:value="2873.3600559234619" table:style-name="ce10">
            <text:p>2.873</text:p>
          </table:table-cell>
          <table:table-cell office:value-type="float" office:value="233.24000453948975" table:style-name="ce10">
            <text:p>233</text:p>
          </table:table-cell>
          <table:table-cell office:value-type="float" office:value="109771.76213645935" table:style-name="ce10">
            <text:p>109.772</text:p>
          </table:table-cell>
          <table:table-cell office:value-type="float" office:value="212803.08414173126" table:style-name="ce10">
            <text:p>212.803</text:p>
          </table:table-cell>
          <table:table-cell office:value-type="float" office:value="307.72000598907471" table:style-name="ce10">
            <text:p>308</text:p>
          </table:table-cell>
          <table:table-cell office:value-type="string" table:style-name="ce10">
            <text:p>-</text:p>
          </table:table-cell>
          <table:table-cell office:value-type="float" office:value="199502.52388286591" table:style-name="ce10">
            <text:p>199.503</text:p>
          </table:table-cell>
          <table:table-cell office:value-type="float" office:value="121131.9223575592" table:style-name="ce10">
            <text:p>121.132</text:p>
          </table:table-cell>
          <table:table-cell office:value-type="float" office:value="0" table:style-name="ce10">
            <text:p>0</text:p>
          </table:table-cell>
          <table:table-cell office:value-type="float" office:value="1103.4800214767456" table:style-name="ce10">
            <text:p>1.103</text:p>
          </table:table-cell>
          <table:table-cell office:value-type="float" office:value="211354.64411354065" table:style-name="ce10">
            <text:p>211.355</text:p>
          </table:table-cell>
          <table:table-cell office:value-type="float" office:value="106049.72206401825" table:style-name="ce10">
            <text:p>106.0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66584.68713474274" table:style-name="ce10">
            <text:p>366.585</text:p>
          </table:table-cell>
          <table:table-cell office:value-type="float" office:value="50303.400979042053" table:style-name="ce10">
            <text:p>50.3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2825.3272562027" table:style-name="ce10">
            <text:p>372.825</text:p>
          </table:table-cell>
          <table:table-cell office:value-type="float" office:value="37367.400727272034" table:style-name="ce10">
            <text:p>37.3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8128.00521850586" table:style-name="ce10">
            <text:p>268.128</text:p>
          </table:table-cell>
          <table:table-cell office:value-type="float" office:value="177052.68344593048" table:style-name="ce10">
            <text:p>177.053</text:p>
          </table:table-cell>
          <table:table-cell office:value-type="float" office:value="227.36000442504883" table:style-name="ce10">
            <text:p>227</text:p>
          </table:table-cell>
          <table:table-cell office:value-type="float" office:value="646.80001258850098" table:style-name="ce10">
            <text:p>647</text:p>
          </table:table-cell>
          <table:table-cell office:value-type="float" office:value="378425.0473651886" table:style-name="ce10">
            <text:p>378.425</text:p>
          </table:table-cell>
          <table:table-cell office:value-type="float" office:value="37475.200729370117" table:style-name="ce10">
            <text:p>37.475</text:p>
          </table:table-cell>
          <table:table-cell office:value-type="float" office:value="0" table:style-name="ce10">
            <text:p>0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151076.80294036865" table:style-name="ce10">
            <text:p>151.077</text:p>
          </table:table-cell>
          <table:table-cell office:value-type="float" office:value="280329.00545597076" table:style-name="ce10">
            <text:p>280.329</text:p>
          </table:table-cell>
          <table:table-cell office:value-type="float" office:value="139.16000270843506" table:style-name="ce10">
            <text:p>139</text:p>
          </table:table-cell>
          <table:table-cell office:value-type="float" office:value="0" table:style-name="ce10">
            <text:p>0</text:p>
          </table:table-cell>
          <table:table-cell office:value-type="float" office:value="203008.96395111084" table:style-name="ce10">
            <text:p>203.009</text:p>
          </table:table-cell>
          <table:table-cell office:value-type="float" office:value="213014.76414585114" table:style-name="ce10">
            <text:p>213.0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1432.56528282166" table:style-name="ce10">
            <text:p>271.433</text:p>
          </table:table-cell>
          <table:table-cell office:value-type="float" office:value="140577.08273601532" table:style-name="ce10">
            <text:p>140.5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7090.92578220367" table:style-name="ce10">
            <text:p>297.091</text:p>
          </table:table-cell>
          <table:table-cell office:value-type="float" office:value="131557.16256046295" table:style-name="ce10">
            <text:p>131.5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4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3">
            <text:p>MARGEM DE ERRO PARA O TOTAL DO INDICADOR B11 – ALUNOS DE ESCOLAS URBANAS, POR PRINCIPAL LOCAL DE ACESSO À INTERNET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6">
            <text:p><text:span text:style-name="T5">Lanhouse</text:span><text:span text:style-name="T2"><text:s/>ou<text:s/></text:span><text:span text:style-name="T5">cybercafé</text:span></text:p>
          </table:table-cell>
          <table:table-cell office:value-type="string" table:style-name="ce2">
            <text:p>Em deslocamento</text:p>
          </table:table-cell>
          <table:table-cell office:value-type="string" table:style-name="ce6">
            <text:p>Outro local, como<text:s/><text:span text:style-name="T5">shopping</text:span><text:span text:style-name="T2">, igreja ou lanchonete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37913.80657672882" table:style-name="ce10">
            <text:p>337.914</text:p>
          </table:table-cell>
          <table:table-cell office:value-type="float" office:value="287385.00559329987" table:style-name="ce10">
            <text:p>287.385</text:p>
          </table:table-cell>
          <table:table-cell office:value-type="float" office:value="30993.480603218079" table:style-name="ce10">
            <text:p>30.993</text:p>
          </table:table-cell>
          <table:table-cell office:value-type="float" office:value="69035.121343612671" table:style-name="ce10">
            <text:p>69.035</text:p>
          </table:table-cell>
          <table:table-cell office:value-type="float" office:value="19100.200371742249" table:style-name="ce10">
            <text:p>19.100</text:p>
          </table:table-cell>
          <table:table-cell office:value-type="float" office:value="28331.80055141449" table:style-name="ce10">
            <text:p>28.332</text:p>
          </table:table-cell>
          <table:table-cell office:value-type="float" office:value="20356.560396194458" table:style-name="ce10">
            <text:p>20.357</text:p>
          </table:table-cell>
          <table:table-cell office:value-type="float" office:value="12573.40024471283" table:style-name="ce10">
            <text:p>12.5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72053.88529491425" table:style-name="ce10">
            <text:p>272.054</text:p>
          </table:table-cell>
          <table:table-cell office:value-type="float" office:value="149475.48290920258" table:style-name="ce10">
            <text:p>149.475</text:p>
          </table:table-cell>
          <table:table-cell office:value-type="float" office:value="28075.040546417236" table:style-name="ce10">
            <text:p>28.075</text:p>
          </table:table-cell>
          <table:table-cell office:value-type="float" office:value="42332.080823898315" table:style-name="ce10">
            <text:p>42.332</text:p>
          </table:table-cell>
          <table:table-cell office:value-type="float" office:value="18278.960355758667" table:style-name="ce10">
            <text:p>18.279</text:p>
          </table:table-cell>
          <table:table-cell office:value-type="float" office:value="22202.880432128906" table:style-name="ce10">
            <text:p>22.203</text:p>
          </table:table-cell>
          <table:table-cell office:value-type="float" office:value="13210.400257110596" table:style-name="ce10">
            <text:p>13.210</text:p>
          </table:table-cell>
          <table:table-cell office:value-type="float" office:value="5813.3601131439209" table:style-name="ce10">
            <text:p>5.8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25857.48244953156" table:style-name="ce10">
            <text:p>125.857</text:p>
          </table:table-cell>
          <table:table-cell office:value-type="float" office:value="174085.24338817596" table:style-name="ce10">
            <text:p>174.085</text:p>
          </table:table-cell>
          <table:table-cell office:value-type="float" office:value="13006.560253143311" table:style-name="ce10">
            <text:p>13.007</text:p>
          </table:table-cell>
          <table:table-cell office:value-type="float" office:value="44211.720860481262" table:style-name="ce10">
            <text:p>44.212</text:p>
          </table:table-cell>
          <table:table-cell office:value-type="float" office:value="5646.7601099014282" table:style-name="ce10">
            <text:p>5.647</text:p>
          </table:table-cell>
          <table:table-cell office:value-type="float" office:value="18476.920359611511" table:style-name="ce10">
            <text:p>18.477</text:p>
          </table:table-cell>
          <table:table-cell office:value-type="float" office:value="14053.200273513794" table:style-name="ce10">
            <text:p>14.053</text:p>
          </table:table-cell>
          <table:table-cell office:value-type="float" office:value="11166.120217323303" table:style-name="ce10">
            <text:p>11.1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9560.720575332642" table:style-name="ce10">
            <text:p>29.561</text:p>
          </table:table-cell>
          <table:table-cell office:value-type="float" office:value="43025.920837402344" table:style-name="ce10">
            <text:p>43.026</text:p>
          </table:table-cell>
          <table:table-cell office:value-type="float" office:value="7487.2001457214355" table:style-name="ce10">
            <text:p>7.487</text:p>
          </table:table-cell>
          <table:table-cell office:value-type="float" office:value="12838.000249862671" table:style-name="ce10">
            <text:p>12.838</text:p>
          </table:table-cell>
          <table:table-cell office:value-type="float" office:value="7979.1601552963257" table:style-name="ce10">
            <text:p>7.979</text:p>
          </table:table-cell>
          <table:table-cell office:value-type="float" office:value="3773.0000734329224" table:style-name="ce10">
            <text:p>3.773</text:p>
          </table:table-cell>
          <table:table-cell office:value-type="float" office:value="7712.6001501083374" table:style-name="ce10">
            <text:p>7.713</text:p>
          </table:table-cell>
          <table:table-cell office:value-type="float" office:value="1550.3600301742554" table:style-name="ce10">
            <text:p>1.5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4797.681066513062" table:style-name="ce10">
            <text:p>54.798</text:p>
          </table:table-cell>
          <table:table-cell office:value-type="float" office:value="41916.560815811157" table:style-name="ce10">
            <text:p>41.917</text:p>
          </table:table-cell>
          <table:table-cell office:value-type="float" office:value="2551.9200496673584" table:style-name="ce10">
            <text:p>2.552</text:p>
          </table:table-cell>
          <table:table-cell office:value-type="float" office:value="11205.320218086243" table:style-name="ce10">
            <text:p>11.205</text:p>
          </table:table-cell>
          <table:table-cell office:value-type="float" office:value="1481.7600288391113" table:style-name="ce10">
            <text:p>1.482</text:p>
          </table:table-cell>
          <table:table-cell office:value-type="float" office:value="4794.1600933074951" table:style-name="ce10">
            <text:p>4.794</text:p>
          </table:table-cell>
          <table:table-cell office:value-type="float" office:value="2310.8400449752808" table:style-name="ce10">
            <text:p>2.311</text:p>
          </table:table-cell>
          <table:table-cell office:value-type="float" office:value="744.80001449584961" table:style-name="ce10">
            <text:p>7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5602.921860694885" table:style-name="ce10">
            <text:p>95.603</text:p>
          </table:table-cell>
          <table:table-cell office:value-type="float" office:value="90156.081754684448" table:style-name="ce10">
            <text:p>90.156</text:p>
          </table:table-cell>
          <table:table-cell office:value-type="float" office:value="9788.2401905059814" table:style-name="ce10">
            <text:p>9.788</text:p>
          </table:table-cell>
          <table:table-cell office:value-type="float" office:value="34162.800664901733" table:style-name="ce10">
            <text:p>34.163</text:p>
          </table:table-cell>
          <table:table-cell office:value-type="float" office:value="16630.600323677063" table:style-name="ce10">
            <text:p>16.631</text:p>
          </table:table-cell>
          <table:table-cell office:value-type="float" office:value="8614.2001676559448" table:style-name="ce10">
            <text:p>8.614</text:p>
          </table:table-cell>
          <table:table-cell office:value-type="float" office:value="9992.0801944732666" table:style-name="ce10">
            <text:p>9.992</text:p>
          </table:table-cell>
          <table:table-cell office:value-type="float" office:value="6448.40012550354" table:style-name="ce10">
            <text:p>6.44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11573.36606407166" table:style-name="ce10">
            <text:p>311.573</text:p>
          </table:table-cell>
          <table:table-cell office:value-type="float" office:value="260876.00507736206" table:style-name="ce10">
            <text:p>260.876</text:p>
          </table:table-cell>
          <table:table-cell office:value-type="float" office:value="27833.960541725159" table:style-name="ce10">
            <text:p>27.834</text:p>
          </table:table-cell>
          <table:table-cell office:value-type="float" office:value="52041.921012878418" table:style-name="ce10">
            <text:p>52.042</text:p>
          </table:table-cell>
          <table:table-cell office:value-type="float" office:value="4694.2000913619995" table:style-name="ce10">
            <text:p>4.694</text:p>
          </table:table-cell>
          <table:table-cell office:value-type="float" office:value="25039.000487327576" table:style-name="ce10">
            <text:p>25.039</text:p>
          </table:table-cell>
          <table:table-cell office:value-type="float" office:value="15401.680299758911" table:style-name="ce10">
            <text:p>15.402</text:p>
          </table:table-cell>
          <table:table-cell office:value-type="float" office:value="9335.4801816940308" table:style-name="ce10">
            <text:p>9.3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3972.441245079041" table:style-name="ce10">
            <text:p>63.972</text:p>
          </table:table-cell>
          <table:table-cell office:value-type="float" office:value="52888.64102935791" table:style-name="ce10">
            <text:p>52.889</text:p>
          </table:table-cell>
          <table:table-cell office:value-type="float" office:value="5246.9201021194458" table:style-name="ce10">
            <text:p>5.247</text:p>
          </table:table-cell>
          <table:table-cell office:value-type="float" office:value="24494.120476722717" table:style-name="ce10">
            <text:p>24.494</text:p>
          </table:table-cell>
          <table:table-cell office:value-type="float" office:value="642.88001251220703" table:style-name="ce10">
            <text:p>643</text:p>
          </table:table-cell>
          <table:table-cell office:value-type="float" office:value="8020.3201560974121" table:style-name="ce10">
            <text:p>8.020</text:p>
          </table:table-cell>
          <table:table-cell office:value-type="float" office:value="3533.8800687789917" table:style-name="ce10">
            <text:p>3.534</text:p>
          </table:table-cell>
          <table:table-cell office:value-type="float" office:value="5141.0801000595093" table:style-name="ce10">
            <text:p>5.1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9434.1632976532" table:style-name="ce10">
            <text:p>169.434</text:p>
          </table:table-cell>
          <table:table-cell office:value-type="float" office:value="170584.68332004547" table:style-name="ce10">
            <text:p>170.585</text:p>
          </table:table-cell>
          <table:table-cell office:value-type="float" office:value="6475.8401260375977" table:style-name="ce10">
            <text:p>6.476</text:p>
          </table:table-cell>
          <table:table-cell office:value-type="float" office:value="58684.361142158508" table:style-name="ce10">
            <text:p>58.684</text:p>
          </table:table-cell>
          <table:table-cell office:value-type="float" office:value="18571.000361442566" table:style-name="ce10">
            <text:p>18.571</text:p>
          </table:table-cell>
          <table:table-cell office:value-type="float" office:value="19950.840388298035" table:style-name="ce10">
            <text:p>19.951</text:p>
          </table:table-cell>
          <table:table-cell office:value-type="float" office:value="11720.800228118896" table:style-name="ce10">
            <text:p>11.721</text:p>
          </table:table-cell>
          <table:table-cell office:value-type="float" office:value="8829.8001718521118" table:style-name="ce10">
            <text:p>8.83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35701.76458740234" table:style-name="ce10">
            <text:p>235.702</text:p>
          </table:table-cell>
          <table:table-cell office:value-type="float" office:value="138393.64269351959" table:style-name="ce10">
            <text:p>138.394</text:p>
          </table:table-cell>
          <table:table-cell office:value-type="float" office:value="24227.560471534729" table:style-name="ce10">
            <text:p>24.228</text:p>
          </table:table-cell>
          <table:table-cell office:value-type="float" office:value="40407.360786437988" table:style-name="ce10">
            <text:p>40.407</text:p>
          </table:table-cell>
          <table:table-cell office:value-type="float" office:value="4600.1200895309448" table:style-name="ce10">
            <text:p>4.600</text:p>
          </table:table-cell>
          <table:table-cell office:value-type="float" office:value="20384.000396728516" table:style-name="ce10">
            <text:p>20.384</text:p>
          </table:table-cell>
          <table:table-cell office:value-type="float" office:value="16469.880320549011" table:style-name="ce10">
            <text:p>16.470</text:p>
          </table:table-cell>
          <table:table-cell office:value-type="float" office:value="8972.8801746368408" table:style-name="ce10">
            <text:p>8.9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69939.04525375366" table:style-name="ce10">
            <text:p>269.939</text:p>
          </table:table-cell>
          <table:table-cell office:value-type="float" office:value="199038.00387382507" table:style-name="ce10">
            <text:p>199.038</text:p>
          </table:table-cell>
          <table:table-cell office:value-type="float" office:value="24772.440482139587" table:style-name="ce10">
            <text:p>24.772</text:p>
          </table:table-cell>
          <table:table-cell office:value-type="float" office:value="67476.921313285828" table:style-name="ce10">
            <text:p>67.477</text:p>
          </table:table-cell>
          <table:table-cell office:value-type="float" office:value="19086.48037147522" table:style-name="ce10">
            <text:p>19.086</text:p>
          </table:table-cell>
          <table:table-cell office:value-type="float" office:value="27783.000540733337" table:style-name="ce10">
            <text:p>27.783</text:p>
          </table:table-cell>
          <table:table-cell office:value-type="float" office:value="19780.320384979248" table:style-name="ce10">
            <text:p>19.780</text:p>
          </table:table-cell>
          <table:table-cell office:value-type="float" office:value="12573.40024471283" table:style-name="ce10">
            <text:p>12.5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41875.76470756531" table:style-name="ce10">
            <text:p>241.876</text:p>
          </table:table-cell>
          <table:table-cell office:value-type="float" office:value="235535.16458415985" table:style-name="ce10">
            <text:p>235.535</text:p>
          </table:table-cell>
          <table:table-cell office:value-type="float" office:value="19098.240371704102" table:style-name="ce10">
            <text:p>19.098</text:p>
          </table:table-cell>
          <table:table-cell office:value-type="float" office:value="19629.400382041931" table:style-name="ce10">
            <text:p>19.629</text:p>
          </table:table-cell>
          <table:table-cell office:value-type="float" office:value="729.12001419067383" table:style-name="ce10">
            <text:p>729</text:p>
          </table:table-cell>
          <table:table-cell office:value-type="float" office:value="6077.9601182937622" table:style-name="ce10">
            <text:p>6.078</text:p>
          </table:table-cell>
          <table:table-cell office:value-type="float" office:value="5268.4801025390625" table:style-name="ce10">
            <text:p>5.268</text:p>
          </table:table-cell>
          <table:table-cell office:value-type="float" office:value="50.960000991821289" table:style-name="ce10">
            <text:p>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35615.52458572388" table:style-name="ce10">
            <text:p>235.616</text:p>
          </table:table-cell>
          <table:table-cell office:value-type="float" office:value="262048.08510017395" table:style-name="ce10">
            <text:p>262.048</text:p>
          </table:table-cell>
          <table:table-cell office:value-type="float" office:value="8414.2801637649536" table:style-name="ce10">
            <text:p>8.414</text:p>
          </table:table-cell>
          <table:table-cell office:value-type="float" office:value="61781.161202430725" table:style-name="ce10">
            <text:p>61.781</text:p>
          </table:table-cell>
          <table:table-cell office:value-type="float" office:value="18476.920359611511" table:style-name="ce10">
            <text:p>18.477</text:p>
          </table:table-cell>
          <table:table-cell office:value-type="float" office:value="22079.400429725647" table:style-name="ce10">
            <text:p>22.079</text:p>
          </table:table-cell>
          <table:table-cell office:value-type="float" office:value="14847.000288963318" table:style-name="ce10">
            <text:p>14.847</text:p>
          </table:table-cell>
          <table:table-cell office:value-type="float" office:value="8571.0801668167114" table:style-name="ce10">
            <text:p>8.57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84912.28359889984" table:style-name="ce10">
            <text:p>184.912</text:p>
          </table:table-cell>
          <table:table-cell office:value-type="float" office:value="116539.64226818085" table:style-name="ce10">
            <text:p>116.540</text:p>
          </table:table-cell>
          <table:table-cell office:value-type="float" office:value="10464.440203666687" table:style-name="ce10">
            <text:p>10.464</text:p>
          </table:table-cell>
          <table:table-cell office:value-type="float" office:value="28204.400548934937" table:style-name="ce10">
            <text:p>28.204</text:p>
          </table:table-cell>
          <table:table-cell office:value-type="float" office:value="3414.3200664520264" table:style-name="ce10">
            <text:p>3.414</text:p>
          </table:table-cell>
          <table:table-cell office:value-type="float" office:value="10772.160209655762" table:style-name="ce10">
            <text:p>10.772</text:p>
          </table:table-cell>
          <table:table-cell office:value-type="float" office:value="7851.7601528167725" table:style-name="ce10">
            <text:p>7.852</text:p>
          </table:table-cell>
          <table:table-cell office:value-type="float" office:value="5509.5601072311401" table:style-name="ce10">
            <text:p>5.5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29433.68446540833" table:style-name="ce10">
            <text:p>229.434</text:p>
          </table:table-cell>
          <table:table-cell office:value-type="float" office:value="143279.92278862" table:style-name="ce10">
            <text:p>143.280</text:p>
          </table:table-cell>
          <table:table-cell office:value-type="float" office:value="28200.480548858643" table:style-name="ce10">
            <text:p>28.200</text:p>
          </table:table-cell>
          <table:table-cell office:value-type="float" office:value="30621.080595970154" table:style-name="ce10">
            <text:p>30.621</text:p>
          </table:table-cell>
          <table:table-cell office:value-type="float" office:value="3747.5200729370117" table:style-name="ce10">
            <text:p>3.748</text:p>
          </table:table-cell>
          <table:table-cell office:value-type="float" office:value="16087.680313110352" table:style-name="ce10">
            <text:p>16.088</text:p>
          </table:table-cell>
          <table:table-cell office:value-type="float" office:value="12006.960233688354" table:style-name="ce10">
            <text:p>12.007</text:p>
          </table:table-cell>
          <table:table-cell office:value-type="float" office:value="7395.0801439285278" table:style-name="ce10">
            <text:p>7.39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4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MARGEM DE ERRO PARA O TOTAL DO INDICADOR B10A – ALUNOS DE ESCOLAS URBANAS, POR LOCAIS EXCLUSIVOS E SIMULTÂNEOS DE ACESSO À INTERNET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150.4801197052002" table:style-name="ce10">
            <text:p>6.150</text:p>
          </table:table-cell>
          <table:table-cell office:value-type="string" table:style-name="ce10">
            <text:p>-</text:p>
          </table:table-cell>
          <table:table-cell office:value-type="float" office:value="35481.880690574646" table:style-name="ce10">
            <text:p>35.482</text:p>
          </table:table-cell>
          <table:table-cell office:value-type="float" office:value="610875.17188930511" table:style-name="ce10">
            <text:p>610.875</text:p>
          </table:table-cell>
          <table:table-cell office:value-type="float" office:value="542.92001056671143" table:style-name="ce10">
            <text:p>54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63.960036277771" table:style-name="ce10">
            <text:p>1.864</text:p>
          </table:table-cell>
          <table:table-cell office:value-type="string" table:style-name="ce10">
            <text:p>-</text:p>
          </table:table-cell>
          <table:table-cell office:value-type="float" office:value="25530.960496902466" table:style-name="ce10">
            <text:p>25.531</text:p>
          </table:table-cell>
          <table:table-cell office:value-type="float" office:value="398517.00775623322" table:style-name="ce10">
            <text:p>398.517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868.2401142120361" table:style-name="ce10">
            <text:p>5.868</text:p>
          </table:table-cell>
          <table:table-cell office:value-type="string" table:style-name="ce10">
            <text:p>-</text:p>
          </table:table-cell>
          <table:table-cell office:value-type="float" office:value="22873.200445175171" table:style-name="ce10">
            <text:p>22.873</text:p>
          </table:table-cell>
          <table:table-cell office:value-type="float" office:value="257451.8850107193" table:style-name="ce10">
            <text:p>257.452</text:p>
          </table:table-cell>
          <table:table-cell office:value-type="float" office:value="542.92001056671143" table:style-name="ce10">
            <text:p>54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48.360032081604" table:style-name="ce10">
            <text:p>1.648</text:p>
          </table:table-cell>
          <table:table-cell office:value-type="string" table:style-name="ce10">
            <text:p>-</text:p>
          </table:table-cell>
          <table:table-cell office:value-type="float" office:value="9996.0001945495605" table:style-name="ce10">
            <text:p>9.996</text:p>
          </table:table-cell>
          <table:table-cell office:value-type="float" office:value="67480.841313362122" table:style-name="ce10">
            <text:p>67.481</text:p>
          </table:table-cell>
          <table:table-cell office:value-type="float" office:value="513.52000999450684" table:style-name="ce10">
            <text:p>5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34.720027923584" table:style-name="ce10">
            <text:p>1.435</text:p>
          </table:table-cell>
          <table:table-cell office:value-type="string" table:style-name="ce10">
            <text:p>-</text:p>
          </table:table-cell>
          <table:table-cell office:value-type="float" office:value="4492.3200874328613" table:style-name="ce10">
            <text:p>4.492</text:p>
          </table:table-cell>
          <table:table-cell office:value-type="float" office:value="94993.361848831177" table:style-name="ce10">
            <text:p>94.993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19.0400276184082" table:style-name="ce10">
            <text:p>1.419</text:p>
          </table:table-cell>
          <table:table-cell office:value-type="string" table:style-name="ce10">
            <text:p>-</text:p>
          </table:table-cell>
          <table:table-cell office:value-type="float" office:value="19862.640386581421" table:style-name="ce10">
            <text:p>19.863</text:p>
          </table:table-cell>
          <table:table-cell office:value-type="float" office:value="181695.92353630066" table:style-name="ce10">
            <text:p>181.696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476.2401065826416" table:style-name="ce10">
            <text:p>5.476</text:p>
          </table:table-cell>
          <table:table-cell office:value-type="string" table:style-name="ce10">
            <text:p>-</text:p>
          </table:table-cell>
          <table:table-cell office:value-type="float" office:value="26595.240517616272" table:style-name="ce10">
            <text:p>26.595</text:p>
          </table:table-cell>
          <table:table-cell office:value-type="float" office:value="557849.33085727692" table:style-name="ce10">
            <text:p>557.849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30.9600200653076" table:style-name="ce10">
            <text:p>1.031</text:p>
          </table:table-cell>
          <table:table-cell office:value-type="string" table:style-name="ce10">
            <text:p>-</text:p>
          </table:table-cell>
          <table:table-cell office:value-type="float" office:value="6083.8401184082031" table:style-name="ce10">
            <text:p>6.084</text:p>
          </table:table-cell>
          <table:table-cell office:value-type="float" office:value="124026.84241390228" table:style-name="ce10">
            <text:p>124.027</text:p>
          </table:table-cell>
          <table:table-cell office:value-type="float" office:value="174.44000339508057" table:style-name="ce10">
            <text:p>17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18.8000392913818" table:style-name="ce10">
            <text:p>2.019</text:p>
          </table:table-cell>
          <table:table-cell office:value-type="string" table:style-name="ce10">
            <text:p>-</text:p>
          </table:table-cell>
          <table:table-cell office:value-type="float" office:value="26718.720520019531" table:style-name="ce10">
            <text:p>26.719</text:p>
          </table:table-cell>
          <table:table-cell office:value-type="float" office:value="335904.80653762817" table:style-name="ce10">
            <text:p>335.905</text:p>
          </table:table-cell>
          <table:table-cell office:value-type="float" office:value="513.52000999450684" table:style-name="ce10">
            <text:p>5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813.3601131439209" table:style-name="ce10">
            <text:p>5.813</text:p>
          </table:table-cell>
          <table:table-cell office:value-type="string" table:style-name="ce10">
            <text:p>-</text:p>
          </table:table-cell>
          <table:table-cell office:value-type="float" office:value="24458.840476036072" table:style-name="ce10">
            <text:p>24.459</text:p>
          </table:table-cell>
          <table:table-cell office:value-type="float" office:value="386461.04752159119" table:style-name="ce10">
            <text:p>386.461</text:p>
          </table:table-cell>
          <table:table-cell office:value-type="float" office:value="174.44000339508057" table:style-name="ce10">
            <text:p>1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6150.4801197052002" table:style-name="ce10">
            <text:p>6.150</text:p>
          </table:table-cell>
          <table:table-cell office:value-type="string" table:style-name="ce10">
            <text:p>-</text:p>
          </table:table-cell>
          <table:table-cell office:value-type="float" office:value="35270.200686454773" table:style-name="ce10">
            <text:p>35.270</text:p>
          </table:table-cell>
          <table:table-cell office:value-type="float" office:value="456356.60888195038" table:style-name="ce10">
            <text:p>456.357</text:p>
          </table:table-cell>
          <table:table-cell office:value-type="float" office:value="542.92001056671143" table:style-name="ce10">
            <text:p>5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296.3200836181641" table:style-name="ce10">
            <text:p>4.296</text:p>
          </table:table-cell>
          <table:table-cell office:value-type="float" office:value="484321.88942623138" table:style-name="ce10">
            <text:p>484.322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5789.8401126861572" table:style-name="ce10">
            <text:p>5.790</text:p>
          </table:table-cell>
          <table:table-cell office:value-type="string" table:style-name="ce10">
            <text:p>-</text:p>
          </table:table-cell>
          <table:table-cell office:value-type="float" office:value="27716.36053943634" table:style-name="ce10">
            <text:p>27.716</text:p>
          </table:table-cell>
          <table:table-cell office:value-type="float" office:value="509311.88991260529" table:style-name="ce10">
            <text:p>509.312</text:p>
          </table:table-cell>
          <table:table-cell office:value-type="float" office:value="174.44000339508057" table:style-name="ce10">
            <text:p>1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671.8800325393677" table:style-name="ce10">
            <text:p>1.672</text:p>
          </table:table-cell>
          <table:table-cell office:value-type="string" table:style-name="ce10">
            <text:p>-</text:p>
          </table:table-cell>
          <table:table-cell office:value-type="float" office:value="13398.560260772705" table:style-name="ce10">
            <text:p>13.399</text:p>
          </table:table-cell>
          <table:table-cell office:value-type="float" office:value="295078.00574302673" table:style-name="ce10">
            <text:p>295.078</text:p>
          </table:table-cell>
          <table:table-cell office:value-type="float" office:value="513.52000999450684" table:style-name="ce10">
            <text:p>5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256.3600244522095" table:style-name="ce10">
            <text:p>1.256</text:p>
          </table:table-cell>
          <table:table-cell office:value-type="string" table:style-name="ce10">
            <text:p>-</text:p>
          </table:table-cell>
          <table:table-cell office:value-type="float" office:value="19690.160383224487" table:style-name="ce10">
            <text:p>19.690</text:p>
          </table:table-cell>
          <table:table-cell office:value-type="float" office:value="388007.48755168915" table:style-name="ce10">
            <text:p>388.007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3">
            <text:p>MARGEM DE ERRO PARA O TOTAL DO INDICADOR B15 – ALUNOS DE ESCOLAS URBANAS, POR EQUIPAMENTOS UTILIZADOS PARA ACESSAR A INTERNET</text:p>
          </table:table-cell>
          <table:covered-table-cell table:number-columns-repeated="26"/>
          <table:table-cell table:number-columns-repeated="16357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7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69248.32718658447" table:style-name="ce10">
            <text:p>369.248</text:p>
          </table:table-cell>
          <table:table-cell office:value-type="float" office:value="318788.12620449066" table:style-name="ce10">
            <text:p>318.788</text:p>
          </table:table-cell>
          <table:table-cell office:value-type="float" office:value="1072.120020866394" table:style-name="ce10">
            <text:p>1.072</text:p>
          </table:table-cell>
          <table:table-cell office:value-type="string" table:style-name="ce10">
            <text:p>-</text:p>
          </table:table-cell>
          <table:table-cell office:value-type="float" office:value="297843.56579685211" table:style-name="ce10">
            <text:p>297.844</text:p>
          </table:table-cell>
          <table:table-cell office:value-type="float" office:value="378097.72735881805" table:style-name="ce10">
            <text:p>378.098</text:p>
          </table:table-cell>
          <table:table-cell office:value-type="string" table:style-name="ce10">
            <text:p>-</text:p>
          </table:table-cell>
          <table:table-cell office:value-type="float" office:value="19.600000381469727" table:style-name="ce10">
            <text:p>20</text:p>
          </table:table-cell>
          <table:table-cell office:value-type="float" office:value="568329.45106124878" table:style-name="ce10">
            <text:p>568.329</text:p>
          </table:table-cell>
          <table:table-cell office:value-type="float" office:value="81931.921594619751" table:style-name="ce10">
            <text:p>81.9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9470.92446613312" table:style-name="ce10">
            <text:p>229.471</text:p>
          </table:table-cell>
          <table:table-cell office:value-type="float" office:value="436196.04848957062" table:style-name="ce10">
            <text:p>436.196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428422.68833827972" table:style-name="ce10">
            <text:p>428.423</text:p>
          </table:table-cell>
          <table:table-cell office:value-type="float" office:value="265427.12516593933" table:style-name="ce10">
            <text:p>265.427</text:p>
          </table:table-cell>
          <table:table-cell office:value-type="float" office:value="1223.0400238037109" table:style-name="ce10">
            <text:p>1.223</text:p>
          </table:table-cell>
          <table:table-cell office:value-type="string" table:style-name="ce10">
            <text:p>-</text:p>
          </table:table-cell>
          <table:table-cell office:value-type="float" office:value="447618.92871189117" table:style-name="ce10">
            <text:p>447.619</text:p>
          </table:table-cell>
          <table:table-cell office:value-type="float" office:value="334040.8465013504" table:style-name="ce10">
            <text:p>334.0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46219.124792099" table:style-name="ce10">
            <text:p>246.219</text:p>
          </table:table-cell>
          <table:table-cell office:value-type="float" office:value="202076.00393295288" table:style-name="ce10">
            <text:p>202.076</text:p>
          </table:table-cell>
          <table:table-cell office:value-type="float" office:value="1072.120020866394" table:style-name="ce10">
            <text:p>1.072</text:p>
          </table:table-cell>
          <table:table-cell office:value-type="string" table:style-name="ce10">
            <text:p>-</text:p>
          </table:table-cell>
          <table:table-cell office:value-type="float" office:value="175098.56340789795" table:style-name="ce10">
            <text:p>175.099</text:p>
          </table:table-cell>
          <table:table-cell office:value-type="float" office:value="267739.92521095276" table:style-name="ce10">
            <text:p>267.74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0976.80780410767" table:style-name="ce10">
            <text:p>400.977</text:p>
          </table:table-cell>
          <table:table-cell office:value-type="float" office:value="13582.800264358521" table:style-name="ce10">
            <text:p>13.58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8086.08229827881" table:style-name="ce10">
            <text:p>118.086</text:p>
          </table:table-cell>
          <table:table-cell office:value-type="float" office:value="315987.28614997864" table:style-name="ce10">
            <text:p>315.9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29156.52640628815" table:style-name="ce10">
            <text:p>329.157</text:p>
          </table:table-cell>
          <table:table-cell office:value-type="float" office:value="165767.00322628021" table:style-name="ce10">
            <text:p>165.767</text:p>
          </table:table-cell>
          <table:table-cell office:value-type="float" office:value="799.68001556396484" table:style-name="ce10">
            <text:p>800</text:p>
          </table:table-cell>
          <table:table-cell office:value-type="string" table:style-name="ce10">
            <text:p>-</text:p>
          </table:table-cell>
          <table:table-cell office:value-type="float" office:value="313184.48609542847" table:style-name="ce10">
            <text:p>313.184</text:p>
          </table:table-cell>
          <table:table-cell office:value-type="float" office:value="196515.48382472992" table:style-name="ce10">
            <text:p>196.5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1899.92315101624" table:style-name="ce10">
            <text:p>161.900</text:p>
          </table:table-cell>
          <table:table-cell office:value-type="float" office:value="153175.96298122406" table:style-name="ce10">
            <text:p>153.1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4694.88320541382" table:style-name="ce10">
            <text:p>164.695</text:p>
          </table:table-cell>
          <table:table-cell office:value-type="float" office:value="151639.32295131683" table:style-name="ce10">
            <text:p>151.639</text:p>
          </table:table-cell>
          <table:table-cell office:value-type="string" table:style-name="ce10">
            <text:p>-</text:p>
          </table:table-cell>
          <table:table-cell office:value-type="float" office:value="19.600000381469727" table:style-name="ce10">
            <text:p>20</text:p>
          </table:table-cell>
          <table:table-cell office:value-type="float" office:value="232575.56452655792" table:style-name="ce10">
            <text:p>232.576</text:p>
          </table:table-cell>
          <table:table-cell office:value-type="float" office:value="81095.001578330994" table:style-name="ce10">
            <text:p>81.09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2844.80278015137" table:style-name="ce10">
            <text:p>142.845</text:p>
          </table:table-cell>
          <table:table-cell office:value-type="float" office:value="160659.2431268692" table:style-name="ce10">
            <text:p>160.659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153248.4829826355" table:style-name="ce10">
            <text:p>153.248</text:p>
          </table:table-cell>
          <table:table-cell office:value-type="float" office:value="151331.60294532776" table:style-name="ce10">
            <text:p>151.332</text:p>
          </table:table-cell>
          <table:table-cell office:value-type="float" office:value="925.12001800537109" table:style-name="ce10">
            <text:p>925</text:p>
          </table:table-cell>
          <table:table-cell office:value-type="string" table:style-name="ce10">
            <text:p>-</text:p>
          </table:table-cell>
          <table:table-cell office:value-type="float" office:value="161772.52314853668" table:style-name="ce10">
            <text:p>161.773</text:p>
          </table:table-cell>
          <table:table-cell office:value-type="float" office:value="184128.28358364105" table:style-name="ce10">
            <text:p>184.1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122.480527877808" table:style-name="ce10">
            <text:p>27.122</text:p>
          </table:table-cell>
          <table:table-cell office:value-type="float" office:value="56502.881099700928" table:style-name="ce10">
            <text:p>56.5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684.600558280945" table:style-name="ce10">
            <text:p>28.685</text:p>
          </table:table-cell>
          <table:table-cell office:value-type="float" office:value="56855.681106567383" table:style-name="ce10">
            <text:p>56.85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3858.681437492371" table:style-name="ce10">
            <text:p>73.859</text:p>
          </table:table-cell>
          <table:table-cell office:value-type="float" office:value="3604.4400701522827" table:style-name="ce10">
            <text:p>3.60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970.800466537476" table:style-name="ce10">
            <text:p>23.971</text:p>
          </table:table-cell>
          <table:table-cell office:value-type="float" office:value="60303.321173667908" table:style-name="ce10">
            <text:p>60.3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892.680737495422" table:style-name="ce10">
            <text:p>37.893</text:p>
          </table:table-cell>
          <table:table-cell office:value-type="float" office:value="44176.440859794617" table:style-name="ce10">
            <text:p>44.1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220.160354614258" table:style-name="ce10">
            <text:p>18.220</text:p>
          </table:table-cell>
          <table:table-cell office:value-type="float" office:value="62602.401218414307" table:style-name="ce10">
            <text:p>62.6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3492.161430358887" table:style-name="ce10">
            <text:p>73.492</text:p>
          </table:table-cell>
          <table:table-cell office:value-type="float" office:value="43014.160837173462" table:style-name="ce10">
            <text:p>43.0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4697.64125919342" table:style-name="ce10">
            <text:p>64.698</text:p>
          </table:table-cell>
          <table:table-cell office:value-type="float" office:value="41377.56080532074" table:style-name="ce10">
            <text:p>41.3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4689.561842918396" table:style-name="ce10">
            <text:p>94.690</text:p>
          </table:table-cell>
          <table:table-cell office:value-type="float" office:value="4349.2400846481323" table:style-name="ce10">
            <text:p>4.34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4043.160857200623" table:style-name="ce10">
            <text:p>44.043</text:p>
          </table:table-cell>
          <table:table-cell office:value-type="float" office:value="58956.801147460938" table:style-name="ce10">
            <text:p>58.9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3074.761227607727" table:style-name="ce10">
            <text:p>63.075</text:p>
          </table:table-cell>
          <table:table-cell office:value-type="float" office:value="42702.520831108093" table:style-name="ce10">
            <text:p>42.7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4839.000678062439" table:style-name="ce10">
            <text:p>34.839</text:p>
          </table:table-cell>
          <table:table-cell office:value-type="float" office:value="65146.481267929077" table:style-name="ce10">
            <text:p>65.14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4146.72163772583" table:style-name="ce10">
            <text:p>84.147</text:p>
          </table:table-cell>
          <table:table-cell office:value-type="float" office:value="132731.20258331299" table:style-name="ce10">
            <text:p>132.7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4699.521453857422" table:style-name="ce10">
            <text:p>74.700</text:p>
          </table:table-cell>
          <table:table-cell office:value-type="float" office:value="137552.80267715454" table:style-name="ce10">
            <text:p>137.553</text:p>
          </table:table-cell>
          <table:table-cell office:value-type="string" table:style-name="ce10">
            <text:p>-</text:p>
          </table:table-cell>
          <table:table-cell office:value-type="float" office:value="19.600000381469727" table:style-name="ce10">
            <text:p>20</text:p>
          </table:table-cell>
          <table:table-cell office:value-type="float" office:value="186688.043633461" table:style-name="ce10">
            <text:p>186.688</text:p>
          </table:table-cell>
          <table:table-cell office:value-type="float" office:value="15090.040293693542" table:style-name="ce10">
            <text:p>15.09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1469.601001739502" table:style-name="ce10">
            <text:p>51.470</text:p>
          </table:table-cell>
          <table:table-cell office:value-type="float" office:value="159571.44310569763" table:style-name="ce10">
            <text:p>159.57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8625.401530265808" table:style-name="ce10">
            <text:p>78.625</text:p>
          </table:table-cell>
          <table:table-cell office:value-type="float" office:value="139116.88270759583" table:style-name="ce10">
            <text:p>139.1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9887.80116558075" table:style-name="ce10">
            <text:p>59.888</text:p>
          </table:table-cell>
          <table:table-cell office:value-type="float" office:value="162964.20317173004" table:style-name="ce10">
            <text:p>162.96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3099.96667766571" table:style-name="ce10">
            <text:p>343.100</text:p>
          </table:table-cell>
          <table:table-cell office:value-type="float" office:value="273831.60532951355" table:style-name="ce10">
            <text:p>273.832</text:p>
          </table:table-cell>
          <table:table-cell office:value-type="float" office:value="1072.120020866394" table:style-name="ce10">
            <text:p>1.072</text:p>
          </table:table-cell>
          <table:table-cell office:value-type="string" table:style-name="ce10">
            <text:p>-</text:p>
          </table:table-cell>
          <table:table-cell office:value-type="float" office:value="270427.08526325226" table:style-name="ce10">
            <text:p>270.427</text:p>
          </table:table-cell>
          <table:table-cell office:value-type="float" office:value="337570.8065700531" table:style-name="ce10">
            <text:p>337.5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08245.64989185333" table:style-name="ce10">
            <text:p>508.246</text:p>
          </table:table-cell>
          <table:table-cell office:value-type="float" office:value="80017.001557350159" table:style-name="ce10">
            <text:p>80.01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2742.32414054871" table:style-name="ce10">
            <text:p>212.742</text:p>
          </table:table-cell>
          <table:table-cell office:value-type="float" office:value="387631.16754436493" table:style-name="ce10">
            <text:p>387.63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07197.84792518616" table:style-name="ce10">
            <text:p>407.198</text:p>
          </table:table-cell>
          <table:table-cell office:value-type="float" office:value="208714.52406215668" table:style-name="ce10">
            <text:p>208.7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0098.40856552124" table:style-name="ce10">
            <text:p>440.098</text:p>
          </table:table-cell>
          <table:table-cell office:value-type="float" office:value="260889.72507762909" table:style-name="ce10">
            <text:p>260.89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3549.001431465149" table:style-name="ce10">
            <text:p>73.549</text:p>
          </table:table-cell>
          <table:table-cell office:value-type="float" office:value="63102.201228141785" table:style-name="ce10">
            <text:p>63.10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0646.241374969482" table:style-name="ce10">
            <text:p>70.646</text:p>
          </table:table-cell>
          <table:table-cell office:value-type="float" office:value="71690.921395301819" table:style-name="ce10">
            <text:p>71.69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4142.48241615295" table:style-name="ce10">
            <text:p>124.142</text:p>
          </table:table-cell>
          <table:table-cell office:value-type="float" office:value="7099.120138168335" table:style-name="ce10">
            <text:p>7.09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7265.400919914246" table:style-name="ce10">
            <text:p>47.265</text:p>
          </table:table-cell>
          <table:table-cell office:value-type="float" office:value="86218.44167804718" table:style-name="ce10">
            <text:p>86.218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78362.761525154114" table:style-name="ce10">
            <text:p>78.363</text:p>
          </table:table-cell>
          <table:table-cell office:value-type="float" office:value="61332.321193695068" table:style-name="ce10">
            <text:p>61.332</text:p>
          </table:table-cell>
          <table:table-cell office:value-type="float" office:value="1223.0400238037109" table:style-name="ce10">
            <text:p>1.223</text:p>
          </table:table-cell>
          <table:table-cell office:value-type="string" table:style-name="ce10">
            <text:p>-</text:p>
          </table:table-cell>
          <table:table-cell office:value-type="float" office:value="39280.360764503479" table:style-name="ce10">
            <text:p>39.280</text:p>
          </table:table-cell>
          <table:table-cell office:value-type="float" office:value="93805.601825714111" table:style-name="ce10">
            <text:p>93.80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4330.24339294434" table:style-name="ce10">
            <text:p>174.330</text:p>
          </table:table-cell>
          <table:table-cell office:value-type="float" office:value="222471.76432991028" table:style-name="ce10">
            <text:p>222.472</text:p>
          </table:table-cell>
          <table:table-cell office:value-type="float" office:value="1072.120020866394" table:style-name="ce10">
            <text:p>1.072</text:p>
          </table:table-cell>
          <table:table-cell office:value-type="string" table:style-name="ce10">
            <text:p>-</text:p>
          </table:table-cell>
          <table:table-cell office:value-type="float" office:value="137417.5626745224" table:style-name="ce10">
            <text:p>137.418</text:p>
          </table:table-cell>
          <table:table-cell office:value-type="float" office:value="238334.04463863373" table:style-name="ce10">
            <text:p>238.334</text:p>
          </table:table-cell>
          <table:table-cell office:value-type="string" table:style-name="ce10">
            <text:p>-</text:p>
          </table:table-cell>
          <table:table-cell office:value-type="float" office:value="19.600000381469727" table:style-name="ce10">
            <text:p>20</text:p>
          </table:table-cell>
          <table:table-cell office:value-type="float" office:value="338936.92659664154" table:style-name="ce10">
            <text:p>338.937</text:p>
          </table:table-cell>
          <table:table-cell office:value-type="float" office:value="22828.120444297791" table:style-name="ce10">
            <text:p>22.8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4132.76222133636" table:style-name="ce10">
            <text:p>114.133</text:p>
          </table:table-cell>
          <table:table-cell office:value-type="float" office:value="250209.68486976624" table:style-name="ce10">
            <text:p>250.2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7321.20345115662" table:style-name="ce10">
            <text:p>177.321</text:p>
          </table:table-cell>
          <table:table-cell office:value-type="float" office:value="200508.0039024353" table:style-name="ce10">
            <text:p>200.508</text:p>
          </table:table-cell>
          <table:table-cell office:value-type="float" office:value="797.72001552581787" table:style-name="ce10">
            <text:p>798</text:p>
          </table:table-cell>
          <table:table-cell office:value-type="string" table:style-name="ce10">
            <text:p>-</text:p>
          </table:table-cell>
          <table:table-cell office:value-type="float" office:value="142970.24278259277" table:style-name="ce10">
            <text:p>142.970</text:p>
          </table:table-cell>
          <table:table-cell office:value-type="float" office:value="226517.20440864563" table:style-name="ce10">
            <text:p>226.51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21595.64431285858" table:style-name="ce10">
            <text:p>221.596</text:p>
          </table:table-cell>
          <table:table-cell office:value-type="float" office:value="212179.80412960052" table:style-name="ce10">
            <text:p>212.1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0839.0044927597" table:style-name="ce10">
            <text:p>230.839</text:p>
          </table:table-cell>
          <table:table-cell office:value-type="float" office:value="201954.48393058777" table:style-name="ce10">
            <text:p>201.95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9424.56757926941" table:style-name="ce10">
            <text:p>389.425</text:p>
          </table:table-cell>
          <table:table-cell office:value-type="float" office:value="14213.920276641846" table:style-name="ce10">
            <text:p>14.21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2119.52296066284" table:style-name="ce10">
            <text:p>152.120</text:p>
          </table:table-cell>
          <table:table-cell office:value-type="float" office:value="268651.3252286911" table:style-name="ce10">
            <text:p>268.651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207240.60403347015" table:style-name="ce10">
            <text:p>207.241</text:p>
          </table:table-cell>
          <table:table-cell office:value-type="float" office:value="213089.24414730072" table:style-name="ce10">
            <text:p>213.089</text:p>
          </table:table-cell>
          <table:table-cell office:value-type="float" office:value="47.040000915527344" table:style-name="ce10">
            <text:p>47</text:p>
          </table:table-cell>
          <table:table-cell office:value-type="string" table:style-name="ce10">
            <text:p>-</text:p>
          </table:table-cell>
          <table:table-cell office:value-type="float" office:value="135775.08264255524" table:style-name="ce10">
            <text:p>135.775</text:p>
          </table:table-cell>
          <table:table-cell office:value-type="float" office:value="281532.44547939301" table:style-name="ce10">
            <text:p>281.5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62896.76511669159" table:style-name="ce10">
            <text:p>262.897</text:p>
          </table:table-cell>
          <table:table-cell office:value-type="float" office:value="274298.08533859253" table:style-name="ce10">
            <text:p>274.298</text:p>
          </table:table-cell>
          <table:table-cell office:value-type="float" office:value="1072.120020866394" table:style-name="ce10">
            <text:p>1.072</text:p>
          </table:table-cell>
          <table:table-cell office:value-type="string" table:style-name="ce10">
            <text:p>-</text:p>
          </table:table-cell>
          <table:table-cell office:value-type="float" office:value="246867.88480472565" table:style-name="ce10">
            <text:p>246.868</text:p>
          </table:table-cell>
          <table:table-cell office:value-type="float" office:value="281124.76547145844" table:style-name="ce10">
            <text:p>281.125</text:p>
          </table:table-cell>
          <table:table-cell office:value-type="string" table:style-name="ce10">
            <text:p>-</text:p>
          </table:table-cell>
          <table:table-cell office:value-type="float" office:value="19.600000381469727" table:style-name="ce10">
            <text:p>20</text:p>
          </table:table-cell>
          <table:table-cell office:value-type="float" office:value="460082.56895446777" table:style-name="ce10">
            <text:p>460.083</text:p>
          </table:table-cell>
          <table:table-cell office:value-type="float" office:value="26397.280513763428" table:style-name="ce10">
            <text:p>26.3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4500.76339626312" table:style-name="ce10">
            <text:p>174.501</text:p>
          </table:table-cell>
          <table:table-cell office:value-type="float" office:value="326665.36635780334" table:style-name="ce10">
            <text:p>326.665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248620.12483882904" table:style-name="ce10">
            <text:p>248.620</text:p>
          </table:table-cell>
          <table:table-cell office:value-type="float" office:value="261375.80508708954" table:style-name="ce10">
            <text:p>261.376</text:p>
          </table:table-cell>
          <table:table-cell office:value-type="float" office:value="799.68001556396484" table:style-name="ce10">
            <text:p>800</text:p>
          </table:table-cell>
          <table:table-cell office:value-type="string" table:style-name="ce10">
            <text:p>-</text:p>
          </table:table-cell>
          <table:table-cell office:value-type="float" office:value="180063.24350452423" table:style-name="ce10">
            <text:p>180.063</text:p>
          </table:table-cell>
          <table:table-cell office:value-type="float" office:value="323686.16629981995" table:style-name="ce10">
            <text:p>323.6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99313.56582546234" table:style-name="ce10">
            <text:p>299.314</text:p>
          </table:table-cell>
          <table:table-cell office:value-type="float" office:value="197315.16384029388" table:style-name="ce10">
            <text:p>197.3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3287.20415115356" table:style-name="ce10">
            <text:p>213.287</text:p>
          </table:table-cell>
          <table:table-cell office:value-type="float" office:value="286420.68557453156" table:style-name="ce10">
            <text:p>286.42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9412.56816291809" table:style-name="ce10">
            <text:p>419.413</text:p>
          </table:table-cell>
          <table:table-cell office:value-type="float" office:value="77998.201518058777" table:style-name="ce10">
            <text:p>77.99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3601.04357337952" table:style-name="ce10">
            <text:p>183.601</text:p>
          </table:table-cell>
          <table:table-cell office:value-type="float" office:value="329244.72640800476" table:style-name="ce10">
            <text:p>329.2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86135.68751525879" table:style-name="ce10">
            <text:p>386.136</text:p>
          </table:table-cell>
          <table:table-cell office:value-type="float" office:value="106782.76207828522" table:style-name="ce10">
            <text:p>106.783</text:p>
          </table:table-cell>
          <table:table-cell office:value-type="float" office:value="925.12001800537109" table:style-name="ce10">
            <text:p>925</text:p>
          </table:table-cell>
          <table:table-cell office:value-type="string" table:style-name="ce10">
            <text:p>-</text:p>
          </table:table-cell>
          <table:table-cell office:value-type="float" office:value="430749.20838356018" table:style-name="ce10">
            <text:p>430.749</text:p>
          </table:table-cell>
          <table:table-cell office:value-type="float" office:value="147699.72287464142" table:style-name="ce10">
            <text:p>147.7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63357.36512565613" table:style-name="ce10">
            <text:p>263.357</text:p>
          </table:table-cell>
          <table:table-cell office:value-type="float" office:value="284082.40552902222" table:style-name="ce10">
            <text:p>284.082</text:p>
          </table:table-cell>
          <table:table-cell office:value-type="float" office:value="1072.120020866394" table:style-name="ce10">
            <text:p>1.072</text:p>
          </table:table-cell>
          <table:table-cell office:value-type="string" table:style-name="ce10">
            <text:p>-</text:p>
          </table:table-cell>
          <table:table-cell office:value-type="float" office:value="201950.56393051147" table:style-name="ce10">
            <text:p>201.951</text:p>
          </table:table-cell>
          <table:table-cell office:value-type="float" office:value="329013.44640350342" table:style-name="ce10">
            <text:p>329.01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50607.92877006531" table:style-name="ce10">
            <text:p>450.608</text:p>
          </table:table-cell>
          <table:table-cell office:value-type="float" office:value="81345.881583213806" table:style-name="ce10">
            <text:p>81.34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9698.84310817719" table:style-name="ce10">
            <text:p>159.699</text:p>
          </table:table-cell>
          <table:table-cell office:value-type="float" office:value="376898.20733547211" table:style-name="ce10">
            <text:p>376.898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373479.96726894379" table:style-name="ce10">
            <text:p>373.480</text:p>
          </table:table-cell>
          <table:table-cell office:value-type="float" office:value="200958.80391120911" table:style-name="ce10">
            <text:p>200.959</text:p>
          </table:table-cell>
          <table:table-cell office:value-type="float" office:value="799.68001556396484" table:style-name="ce10">
            <text:p>800</text:p>
          </table:table-cell>
          <table:table-cell office:value-type="string" table:style-name="ce10">
            <text:p>-</text:p>
          </table:table-cell>
          <table:table-cell office:value-type="float" office:value="434916.16846466064" table:style-name="ce10">
            <text:p>434.916</text:p>
          </table:table-cell>
          <table:table-cell office:value-type="float" office:value="203063.84395217896" table:style-name="ce10">
            <text:p>203.06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85570.84361171722" table:style-name="ce10">
            <text:p>185.571</text:p>
          </table:table-cell>
          <table:table-cell office:value-type="float" office:value="153254.36298274994" table:style-name="ce10">
            <text:p>153.2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2991.72297763824" table:style-name="ce10">
            <text:p>152.992</text:p>
          </table:table-cell>
          <table:table-cell office:value-type="float" office:value="183652.00357437134" table:style-name="ce10">
            <text:p>183.652</text:p>
          </table:table-cell>
          <table:table-cell office:value-type="string" table:style-name="ce10">
            <text:p>-</text:p>
          </table:table-cell>
          <table:table-cell office:value-type="float" office:value="19.600000381469727" table:style-name="ce10">
            <text:p>20</text:p>
          </table:table-cell>
          <table:table-cell office:value-type="float" office:value="296538.20577144623" table:style-name="ce10">
            <text:p>296.538</text:p>
          </table:table-cell>
          <table:table-cell office:value-type="float" office:value="5313.5601034164429" table:style-name="ce10">
            <text:p>5.31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6084.92225933075" table:style-name="ce10">
            <text:p>116.085</text:p>
          </table:table-cell>
          <table:table-cell office:value-type="float" office:value="199087.00387477875" table:style-name="ce10">
            <text:p>199.0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1752.84334278107" table:style-name="ce10">
            <text:p>171.753</text:p>
          </table:table-cell>
          <table:table-cell office:value-type="float" office:value="148468.04288959503" table:style-name="ce10">
            <text:p>148.468</text:p>
          </table:table-cell>
          <table:table-cell office:value-type="float" office:value="925.12001800537109" table:style-name="ce10">
            <text:p>925</text:p>
          </table:table-cell>
          <table:table-cell office:value-type="string" table:style-name="ce10">
            <text:p>-</text:p>
          </table:table-cell>
          <table:table-cell office:value-type="float" office:value="106859.20207977295" table:style-name="ce10">
            <text:p>106.859</text:p>
          </table:table-cell>
          <table:table-cell office:value-type="float" office:value="208010.88404846191" table:style-name="ce10">
            <text:p>208.0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53684.76493740082" table:style-name="ce10">
            <text:p>253.685</text:p>
          </table:table-cell>
          <table:table-cell office:value-type="float" office:value="175898.24342346191" table:style-name="ce10">
            <text:p>175.8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9045.60445785522" table:style-name="ce10">
            <text:p>229.046</text:p>
          </table:table-cell>
          <table:table-cell office:value-type="float" office:value="195251.28380012512" table:style-name="ce10">
            <text:p>195.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0624.08760261536" table:style-name="ce10">
            <text:p>390.624</text:p>
          </table:table-cell>
          <table:table-cell office:value-type="float" office:value="10464.440203666687" table:style-name="ce10">
            <text:p>10.46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5737.52342033386" table:style-name="ce10">
            <text:p>175.738</text:p>
          </table:table-cell>
          <table:table-cell office:value-type="float" office:value="249159.12484931946" table:style-name="ce10">
            <text:p>249.1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1611.24450778961" table:style-name="ce10">
            <text:p>231.611</text:p>
          </table:table-cell>
          <table:table-cell office:value-type="float" office:value="192669.96374988556" table:style-name="ce10">
            <text:p>192.6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9408.84290790558" table:style-name="ce10">
            <text:p>149.409</text:p>
          </table:table-cell>
          <table:table-cell office:value-type="float" office:value="268518.04522609711" table:style-name="ce10">
            <text:p>268.51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4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3">
            <text:p>MARGEM DE ERRO PARA O TOTAL DO INDICADOR B16 – ALUNOS DE ESCOLAS URBANAS, POR PRINCIPAL EQUIPAMENTO UTILIZADO PARA ACESSAR A INTERNET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7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9544.96076965332" table:style-name="ce10">
            <text:p>39.545</text:p>
          </table:table-cell>
          <table:table-cell office:value-type="float" office:value="87541.441703796387" table:style-name="ce10">
            <text:p>87.541</text:p>
          </table:table-cell>
          <table:table-cell office:value-type="float" office:value="530158.45031833649" table:style-name="ce10">
            <text:p>530.158</text:p>
          </table:table-cell>
          <table:table-cell office:value-type="float" office:value="29723.40057849884" table:style-name="ce10">
            <text:p>29.723</text:p>
          </table:table-cell>
          <table:table-cell office:value-type="float" office:value="44394.000864028931" table:style-name="ce10">
            <text:p>44.394</text:p>
          </table:table-cell>
          <table:table-cell office:value-type="float" office:value="38276.840744972229" table:style-name="ce10">
            <text:p>38.27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5019.400486946106" table:style-name="ce10">
            <text:p>25.019</text:p>
          </table:table-cell>
          <table:table-cell office:value-type="float" office:value="20674.080402374268" table:style-name="ce10">
            <text:p>20.674</text:p>
          </table:table-cell>
          <table:table-cell office:value-type="float" office:value="389060.00757217407" table:style-name="ce10">
            <text:p>389.060</text:p>
          </table:table-cell>
          <table:table-cell office:value-type="float" office:value="6311.200122833252" table:style-name="ce10">
            <text:p>6.311</text:p>
          </table:table-cell>
          <table:table-cell office:value-type="float" office:value="32996.600642204285" table:style-name="ce10">
            <text:p>32.997</text:p>
          </table:table-cell>
          <table:table-cell office:value-type="float" office:value="20932.800407409668" table:style-name="ce10">
            <text:p>20.93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8092.680546760559" table:style-name="ce10">
            <text:p>28.093</text:p>
          </table:table-cell>
          <table:table-cell office:value-type="float" office:value="85083.601655960083" table:style-name="ce10">
            <text:p>85.084</text:p>
          </table:table-cell>
          <table:table-cell office:value-type="float" office:value="200876.48390960693" table:style-name="ce10">
            <text:p>200.876</text:p>
          </table:table-cell>
          <table:table-cell office:value-type="float" office:value="29119.720566749573" table:style-name="ce10">
            <text:p>29.120</text:p>
          </table:table-cell>
          <table:table-cell office:value-type="float" office:value="28139.720547676086" table:style-name="ce10">
            <text:p>28.140</text:p>
          </table:table-cell>
          <table:table-cell office:value-type="float" office:value="31448.200612068176" table:style-name="ce10">
            <text:p>31.44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296.2801809310913" table:style-name="ce10">
            <text:p>9.296</text:p>
          </table:table-cell>
          <table:table-cell office:value-type="float" office:value="3567.2000694274902" table:style-name="ce10">
            <text:p>3.567</text:p>
          </table:table-cell>
          <table:table-cell office:value-type="float" office:value="61577.32119846344" table:style-name="ce10">
            <text:p>61.577</text:p>
          </table:table-cell>
          <table:table-cell office:value-type="float" office:value="4006.2400779724121" table:style-name="ce10">
            <text:p>4.006</text:p>
          </table:table-cell>
          <table:table-cell office:value-type="float" office:value="9600.0801868438721" table:style-name="ce10">
            <text:p>9.600</text:p>
          </table:table-cell>
          <table:table-cell office:value-type="float" office:value="5341.0001039505005" table:style-name="ce10">
            <text:p>5.34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6632.56032371521" table:style-name="ce10">
            <text:p>16.633</text:p>
          </table:table-cell>
          <table:table-cell office:value-type="float" office:value="10317.440200805664" table:style-name="ce10">
            <text:p>10.317</text:p>
          </table:table-cell>
          <table:table-cell office:value-type="float" office:value="71963.361400604248" table:style-name="ce10">
            <text:p>71.963</text:p>
          </table:table-cell>
          <table:table-cell office:value-type="float" office:value="7955.640154838562" table:style-name="ce10">
            <text:p>7.956</text:p>
          </table:table-cell>
          <table:table-cell office:value-type="float" office:value="5450.760106086731" table:style-name="ce10">
            <text:p>5.451</text:p>
          </table:table-cell>
          <table:table-cell office:value-type="float" office:value="7524.440146446228" table:style-name="ce10">
            <text:p>7.52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287.600317001343" table:style-name="ce10">
            <text:p>16.288</text:p>
          </table:table-cell>
          <table:table-cell office:value-type="float" office:value="17067.680332183838" table:style-name="ce10">
            <text:p>17.068</text:p>
          </table:table-cell>
          <table:table-cell office:value-type="float" office:value="174683.04339981079" table:style-name="ce10">
            <text:p>174.683</text:p>
          </table:table-cell>
          <table:table-cell office:value-type="float" office:value="8910.1601734161377" table:style-name="ce10">
            <text:p>8.910</text:p>
          </table:table-cell>
          <table:table-cell office:value-type="float" office:value="12005.000233650208" table:style-name="ce10">
            <text:p>12.005</text:p>
          </table:table-cell>
          <table:table-cell office:value-type="float" office:value="14113.96027469635" table:style-name="ce10">
            <text:p>14.1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556.040516853333" table:style-name="ce10">
            <text:p>26.556</text:p>
          </table:table-cell>
          <table:table-cell office:value-type="float" office:value="83686.121628761292" table:style-name="ce10">
            <text:p>83.686</text:p>
          </table:table-cell>
          <table:table-cell office:value-type="float" office:value="480301.92934799194" table:style-name="ce10">
            <text:p>480.302</text:p>
          </table:table-cell>
          <table:table-cell office:value-type="float" office:value="25544.680497169495" table:style-name="ce10">
            <text:p>25.545</text:p>
          </table:table-cell>
          <table:table-cell office:value-type="float" office:value="39023.600759506226" table:style-name="ce10">
            <text:p>39.024</text:p>
          </table:table-cell>
          <table:table-cell office:value-type="float" office:value="33114.200644493103" table:style-name="ce10">
            <text:p>33.1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170.400295257568" table:style-name="ce10">
            <text:p>15.170</text:p>
          </table:table-cell>
          <table:table-cell office:value-type="float" office:value="15795.640307426453" table:style-name="ce10">
            <text:p>15.796</text:p>
          </table:table-cell>
          <table:table-cell office:value-type="float" office:value="104371.96203136444" table:style-name="ce10">
            <text:p>104.372</text:p>
          </table:table-cell>
          <table:table-cell office:value-type="float" office:value="8494.6401653289795" table:style-name="ce10">
            <text:p>8.495</text:p>
          </table:table-cell>
          <table:table-cell office:value-type="float" office:value="13492.64026260376" table:style-name="ce10">
            <text:p>13.493</text:p>
          </table:table-cell>
          <table:table-cell office:value-type="float" office:value="9178.6801786422729" table:style-name="ce10">
            <text:p>9.17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982.920544624329" table:style-name="ce10">
            <text:p>27.983</text:p>
          </table:table-cell>
          <table:table-cell office:value-type="float" office:value="32022.480623245239" table:style-name="ce10">
            <text:p>32.022</text:p>
          </table:table-cell>
          <table:table-cell office:value-type="float" office:value="288998.08562469482" table:style-name="ce10">
            <text:p>288.998</text:p>
          </table:table-cell>
          <table:table-cell office:value-type="float" office:value="16936.360329627991" table:style-name="ce10">
            <text:p>16.936</text:p>
          </table:table-cell>
          <table:table-cell office:value-type="float" office:value="35673.960694313049" table:style-name="ce10">
            <text:p>35.674</text:p>
          </table:table-cell>
          <table:table-cell office:value-type="float" office:value="32122.440625190735" table:style-name="ce10">
            <text:p>32.12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6822.600522041321" table:style-name="ce10">
            <text:p>26.823</text:p>
          </table:table-cell>
          <table:table-cell office:value-type="float" office:value="30356.480590820313" table:style-name="ce10">
            <text:p>30.356</text:p>
          </table:table-cell>
          <table:table-cell office:value-type="float" office:value="360518.48701667786" table:style-name="ce10">
            <text:p>360.518</text:p>
          </table:table-cell>
          <table:table-cell office:value-type="float" office:value="20256.600394248962" table:style-name="ce10">
            <text:p>20.257</text:p>
          </table:table-cell>
          <table:table-cell office:value-type="float" office:value="16836.400327682495" table:style-name="ce10">
            <text:p>16.836</text:p>
          </table:table-cell>
          <table:table-cell office:value-type="float" office:value="15582.000303268433" table:style-name="ce10">
            <text:p>15.58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8088.68074131012" table:style-name="ce10">
            <text:p>38.089</text:p>
          </table:table-cell>
          <table:table-cell office:value-type="float" office:value="42581.000828742981" table:style-name="ce10">
            <text:p>42.581</text:p>
          </table:table-cell>
          <table:table-cell office:value-type="float" office:value="414816.36807346344" table:style-name="ce10">
            <text:p>414.816</text:p>
          </table:table-cell>
          <table:table-cell office:value-type="float" office:value="25738.720500946045" table:style-name="ce10">
            <text:p>25.739</text:p>
          </table:table-cell>
          <table:table-cell office:value-type="float" office:value="38892.280756950378" table:style-name="ce10">
            <text:p>38.892</text:p>
          </table:table-cell>
          <table:table-cell office:value-type="float" office:value="35356.44068813324" table:style-name="ce10">
            <text:p>35.35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2661.600246429443" table:style-name="ce10">
            <text:p>12.662</text:p>
          </table:table-cell>
          <table:table-cell office:value-type="float" office:value="79044.84153842926" table:style-name="ce10">
            <text:p>79.045</text:p>
          </table:table-cell>
          <table:table-cell office:value-type="float" office:value="395747.52770233154" table:style-name="ce10">
            <text:p>395.748</text:p>
          </table:table-cell>
          <table:table-cell office:value-type="float" office:value="16730.560325622559" table:style-name="ce10">
            <text:p>16.731</text:p>
          </table:table-cell>
          <table:table-cell office:value-type="float" office:value="22612.520440101624" table:style-name="ce10">
            <text:p>22.613</text:p>
          </table:table-cell>
          <table:table-cell office:value-type="float" office:value="16091.600313186646" table:style-name="ce10">
            <text:p>16.09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9950.760582923889" table:style-name="ce10">
            <text:p>29.951</text:p>
          </table:table-cell>
          <table:table-cell office:value-type="float" office:value="82568.921607017517" table:style-name="ce10">
            <text:p>82.569</text:p>
          </table:table-cell>
          <table:table-cell office:value-type="float" office:value="407819.16793727875" table:style-name="ce10">
            <text:p>407.819</text:p>
          </table:table-cell>
          <table:table-cell office:value-type="float" office:value="26558.000516891479" table:style-name="ce10">
            <text:p>26.558</text:p>
          </table:table-cell>
          <table:table-cell office:value-type="float" office:value="39609.64077091217" table:style-name="ce10">
            <text:p>39.610</text:p>
          </table:table-cell>
          <table:table-cell office:value-type="float" office:value="35695.520694732666" table:style-name="ce10">
            <text:p>35.69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7820.320346832275" table:style-name="ce10">
            <text:p>17.820</text:p>
          </table:table-cell>
          <table:table-cell office:value-type="float" office:value="20830.880405426025" table:style-name="ce10">
            <text:p>20.831</text:p>
          </table:table-cell>
          <table:table-cell office:value-type="float" office:value="275530.92536258698" table:style-name="ce10">
            <text:p>275.531</text:p>
          </table:table-cell>
          <table:table-cell office:value-type="float" office:value="9145.3601779937744" table:style-name="ce10">
            <text:p>9.145</text:p>
          </table:table-cell>
          <table:table-cell office:value-type="float" office:value="11213.160218238831" table:style-name="ce10">
            <text:p>11.213</text:p>
          </table:table-cell>
          <table:table-cell office:value-type="float" office:value="8143.8001585006714" table:style-name="ce10">
            <text:p>8.14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1021.000409126282" table:style-name="ce10">
            <text:p>21.021</text:p>
          </table:table-cell>
          <table:table-cell office:value-type="float" office:value="29605.800576210022" table:style-name="ce10">
            <text:p>29.606</text:p>
          </table:table-cell>
          <table:table-cell office:value-type="float" office:value="358805.4469833374" table:style-name="ce10">
            <text:p>358.805</text:p>
          </table:table-cell>
          <table:table-cell office:value-type="float" office:value="12728.24024772644" table:style-name="ce10">
            <text:p>12.728</text:p>
          </table:table-cell>
          <table:table-cell office:value-type="float" office:value="18894.400367736816" table:style-name="ce10">
            <text:p>18.894</text:p>
          </table:table-cell>
          <table:table-cell office:value-type="float" office:value="12749.800248146057" table:style-name="ce10">
            <text:p>12.7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3">
            <text:p>MARGEM DE ERRO PARA O TOTAL DO INDICADOR B15A – ALUNOS DE ESCOLAS URBANAS, POR EQUIPAMENTOS UTILIZADOS DE FORMA EXCLUSIVA PARA ACESSAR A INTERNET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28699.48250484467" table:style-name="ce10">
            <text:p>128.699</text:p>
          </table:table-cell>
          <table:table-cell office:value-type="float" office:value="2526.4400491714478" table:style-name="ce10">
            <text:p>2.526</text:p>
          </table:table-cell>
          <table:table-cell office:value-type="float" office:value="571230.2511177063" table:style-name="ce10">
            <text:p>571.230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8744.961532592773" table:style-name="ce10">
            <text:p>78.745</text:p>
          </table:table-cell>
          <table:table-cell office:value-type="float" office:value="1961.9600381851196" table:style-name="ce10">
            <text:p>1.962</text:p>
          </table:table-cell>
          <table:table-cell office:value-type="float" office:value="378052.64735794067" table:style-name="ce10">
            <text:p>378.05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4691.681453704834" table:style-name="ce10">
            <text:p>74.692</text:p>
          </table:table-cell>
          <table:table-cell office:value-type="float" office:value="1595.4400310516357" table:style-name="ce10">
            <text:p>1.595</text:p>
          </table:table-cell>
          <table:table-cell office:value-type="float" office:value="234316.04456043243" table:style-name="ce10">
            <text:p>234.31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040.92058467865" table:style-name="ce10">
            <text:p>30.041</text:p>
          </table:table-cell>
          <table:table-cell office:value-type="float" office:value="913.36001777648926" table:style-name="ce10">
            <text:p>913</text:p>
          </table:table-cell>
          <table:table-cell office:value-type="float" office:value="51932.161010742188" table:style-name="ce10">
            <text:p>51.93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6479.680320739746" table:style-name="ce10">
            <text:p>16.480</text:p>
          </table:table-cell>
          <table:table-cell office:value-type="float" office:value="842.80001640319824" table:style-name="ce10">
            <text:p>843</text:p>
          </table:table-cell>
          <table:table-cell office:value-type="float" office:value="89487.721741676331" table:style-name="ce10">
            <text:p>89.48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3707.601823806763" table:style-name="ce10">
            <text:p>93.708</text:p>
          </table:table-cell>
          <table:table-cell office:value-type="float" office:value="1675.8000326156616" table:style-name="ce10">
            <text:p>1.676</text:p>
          </table:table-cell>
          <table:table-cell office:value-type="float" office:value="122711.68238830566" table:style-name="ce10">
            <text:p>122.71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8844.921534538269" table:style-name="ce10">
            <text:p>78.845</text:p>
          </table:table-cell>
          <table:table-cell office:value-type="float" office:value="1405.3200273513794" table:style-name="ce10">
            <text:p>1.405</text:p>
          </table:table-cell>
          <table:table-cell office:value-type="float" office:value="534895.77041053772" table:style-name="ce10">
            <text:p>534.89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9794.040385246277" table:style-name="ce10">
            <text:p>19.794</text:p>
          </table:table-cell>
          <table:table-cell office:value-type="float" office:value="229.3200044631958" table:style-name="ce10">
            <text:p>229</text:p>
          </table:table-cell>
          <table:table-cell office:value-type="float" office:value="120114.68233776093" table:style-name="ce10">
            <text:p>120.115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0569.641762733459" table:style-name="ce10">
            <text:p>90.570</text:p>
          </table:table-cell>
          <table:table-cell office:value-type="float" office:value="2424.5200471878052" table:style-name="ce10">
            <text:p>2.425</text:p>
          </table:table-cell>
          <table:table-cell office:value-type="float" office:value="288958.88562393188" table:style-name="ce10">
            <text:p>288.95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08795.68211746216" table:style-name="ce10">
            <text:p>108.796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324683.80631923676" table:style-name="ce10">
            <text:p>324.68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28832.76250743866" table:style-name="ce10">
            <text:p>128.833</text:p>
          </table:table-cell>
          <table:table-cell office:value-type="float" office:value="2512.7200489044189" table:style-name="ce10">
            <text:p>2.513</text:p>
          </table:table-cell>
          <table:table-cell office:value-type="float" office:value="389985.12759017944" table:style-name="ce10">
            <text:p>389.98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449.520261764526" table:style-name="ce10">
            <text:p>13.45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484033.76942062378" table:style-name="ce10">
            <text:p>484.03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85900.921671867371" table:style-name="ce10">
            <text:p>85.901</text:p>
          </table:table-cell>
          <table:table-cell office:value-type="float" office:value="1395.5200271606445" table:style-name="ce10">
            <text:p>1.396</text:p>
          </table:table-cell>
          <table:table-cell office:value-type="float" office:value="484069.04942131042" table:style-name="ce10">
            <text:p>484.06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66179.401288032532" table:style-name="ce10">
            <text:p>66.179</text:p>
          </table:table-cell>
          <table:table-cell office:value-type="float" office:value="2042.3200397491455" table:style-name="ce10">
            <text:p>2.042</text:p>
          </table:table-cell>
          <table:table-cell office:value-type="float" office:value="269162.88523864746" table:style-name="ce10">
            <text:p>269.16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8686.001920700073" table:style-name="ce10">
            <text:p>98.686</text:p>
          </table:table-cell>
          <table:table-cell office:value-type="float" office:value="535.08001041412354" table:style-name="ce10">
            <text:p>535</text:p>
          </table:table-cell>
          <table:table-cell office:value-type="float" office:value="336943.60655784607" table:style-name="ce10">
            <text:p>336.9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O TOTAL DO INDICADOR B3 – ALUN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14336.89584922791" table:style-name="ce10">
            <text:p>814.337</text:p>
          </table:table-cell>
          <table:table-cell office:value-type="float" office:value="45916.920893669128" table:style-name="ce10">
            <text:p>45.917</text:p>
          </table:table-cell>
          <table:table-cell office:value-type="float" office:value="1877.6800365447998" table:style-name="ce10">
            <text:p>1.878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60425.56896114349" table:style-name="ce10">
            <text:p>460.426</text:p>
          </table:table-cell>
          <table:table-cell office:value-type="float" office:value="33690.440655708313" table:style-name="ce10">
            <text:p>33.690</text:p>
          </table:table-cell>
          <table:table-cell office:value-type="float" office:value="1877.6800365447998" table:style-name="ce10">
            <text:p>1.878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91410.04761791229" table:style-name="ce10">
            <text:p>391.410</text:p>
          </table:table-cell>
          <table:table-cell office:value-type="float" office:value="28047.600545883179" table:style-name="ce10">
            <text:p>28.0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0795.121572494507" table:style-name="ce10">
            <text:p>80.795</text:p>
          </table:table-cell>
          <table:table-cell office:value-type="float" office:value="28163.24054813385" table:style-name="ce10">
            <text:p>28.163</text:p>
          </table:table-cell>
          <table:table-cell office:value-type="float" office:value="145.04000282287598" table:style-name="ce10">
            <text:p>14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093.681928634644" table:style-name="ce10">
            <text:p>99.094</text:p>
          </table:table-cell>
          <table:table-cell office:value-type="float" office:value="6891.3601341247559" table:style-name="ce10">
            <text:p>6.8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8988.68465137482" table:style-name="ce10">
            <text:p>238.989</text:p>
          </table:table-cell>
          <table:table-cell office:value-type="float" office:value="30250.640588760376" table:style-name="ce10">
            <text:p>30.25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56303.25471973419" table:style-name="ce10">
            <text:p>756.303</text:p>
          </table:table-cell>
          <table:table-cell office:value-type="float" office:value="18271.120355606079" table:style-name="ce10">
            <text:p>18.271</text:p>
          </table:table-cell>
          <table:table-cell office:value-type="float" office:value="1873.7600364685059" table:style-name="ce10">
            <text:p>1.874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2986.00258827209" table:style-name="ce10">
            <text:p>132.986</text:p>
          </table:table-cell>
          <table:table-cell office:value-type="float" office:value="4331.6000843048096" table:style-name="ce10">
            <text:p>4.3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16402.00810432434" table:style-name="ce10">
            <text:p>416.402</text:p>
          </table:table-cell>
          <table:table-cell office:value-type="float" office:value="42508.480827331543" table:style-name="ce10">
            <text:p>42.508</text:p>
          </table:table-cell>
          <table:table-cell office:value-type="float" office:value="1877.6800365447998" table:style-name="ce10">
            <text:p>1.878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14667.40807056427" table:style-name="ce10">
            <text:p>414.667</text:p>
          </table:table-cell>
          <table:table-cell office:value-type="float" office:value="20454.560398101807" table:style-name="ce10">
            <text:p>20.4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519609.73011302948" table:style-name="ce10">
            <text:p>519.610</text:p>
          </table:table-cell>
          <table:table-cell office:value-type="float" office:value="45928.68089389801" table:style-name="ce10">
            <text:p>45.929</text:p>
          </table:table-cell>
          <table:table-cell office:value-type="float" office:value="1877.6800365447998" table:style-name="ce10">
            <text:p>1.878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00850.93364048004" table:style-name="ce10">
            <text:p>700.851</text:p>
          </table:table-cell>
          <table:table-cell office:value-type="float" office:value="1295.5600252151489" table:style-name="ce10">
            <text:p>1.29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754239.37467956543" table:style-name="ce10">
            <text:p>754.239</text:p>
          </table:table-cell>
          <table:table-cell office:value-type="float" office:value="43874.600853919983" table:style-name="ce10">
            <text:p>43.875</text:p>
          </table:table-cell>
          <table:table-cell office:value-type="float" office:value="1877.6800365447998" table:style-name="ce10">
            <text:p>1.878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316271.48615550995" table:style-name="ce10">
            <text:p>316.271</text:p>
          </table:table-cell>
          <table:table-cell office:value-type="float" office:value="9782.3601903915405" table:style-name="ce10">
            <text:p>9.7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09661.5679731369" table:style-name="ce10">
            <text:p>409.662</text:p>
          </table:table-cell>
          <table:table-cell office:value-type="float" office:value="15658.440304756165" table:style-name="ce10">
            <text:p>15.6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3">
            <text:p>MARGEM DE ERRO PARA O TOTAL DO INDICADOR B4 – ALUNOS DE ESCOLAS URBANA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16692.45200252533" table:style-name="ce10">
            <text:p>616.692</text:p>
          </table:table-cell>
          <table:table-cell office:value-type="float" office:value="265815.20517349243" table:style-name="ce10">
            <text:p>265.815</text:p>
          </table:table-cell>
          <table:table-cell office:value-type="float" office:value="45956.120894432068" table:style-name="ce10">
            <text:p>45.95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01400.16781234741" table:style-name="ce10">
            <text:p>401.400</text:p>
          </table:table-cell>
          <table:table-cell office:value-type="float" office:value="100112.88194847107" table:style-name="ce10">
            <text:p>100.113</text:p>
          </table:table-cell>
          <table:table-cell office:value-type="float" office:value="33745.320656776428" table:style-name="ce10">
            <text:p>33.74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60511.44507026672" table:style-name="ce10">
            <text:p>260.511</text:p>
          </table:table-cell>
          <table:table-cell office:value-type="float" office:value="193238.36376094818" table:style-name="ce10">
            <text:p>193.238</text:p>
          </table:table-cell>
          <table:table-cell office:value-type="float" office:value="28047.600545883179" table:style-name="ce10">
            <text:p>28.048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4168.361443519592" table:style-name="ce10">
            <text:p>74.168</text:p>
          </table:table-cell>
          <table:table-cell office:value-type="float" office:value="18527.880360603333" table:style-name="ce10">
            <text:p>18.528</text:p>
          </table:table-cell>
          <table:table-cell office:value-type="float" office:value="28167.160548210144" table:style-name="ce10">
            <text:p>28.16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5201.121852874756" table:style-name="ce10">
            <text:p>95.201</text:p>
          </table:table-cell>
          <table:table-cell office:value-type="float" office:value="20323.240395545959" table:style-name="ce10">
            <text:p>20.323</text:p>
          </table:table-cell>
          <table:table-cell office:value-type="float" office:value="6891.3601341247559" table:style-name="ce10">
            <text:p>6.89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1341.08372402191" table:style-name="ce10">
            <text:p>191.341</text:p>
          </table:table-cell>
          <table:table-cell office:value-type="float" office:value="71008.841382026672" table:style-name="ce10">
            <text:p>71.009</text:p>
          </table:table-cell>
          <table:table-cell office:value-type="float" office:value="30250.640588760376" table:style-name="ce10">
            <text:p>30.25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9699.57089328766" table:style-name="ce10">
            <text:p>559.700</text:p>
          </table:table-cell>
          <table:table-cell office:value-type="float" office:value="253335.88493061066" table:style-name="ce10">
            <text:p>253.336</text:p>
          </table:table-cell>
          <table:table-cell office:value-type="float" office:value="18367.160357475281" table:style-name="ce10">
            <text:p>18.36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5977.04245185852" table:style-name="ce10">
            <text:p>125.977</text:p>
          </table:table-cell>
          <table:table-cell office:value-type="float" office:value="26064.080507278442" table:style-name="ce10">
            <text:p>26.064</text:p>
          </table:table-cell>
          <table:table-cell office:value-type="float" office:value="4331.6000843048096" table:style-name="ce10">
            <text:p>4.33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6729.8867483139" table:style-name="ce10">
            <text:p>346.730</text:p>
          </table:table-cell>
          <table:table-cell office:value-type="float" office:value="111257.44216537476" table:style-name="ce10">
            <text:p>111.257</text:p>
          </table:table-cell>
          <table:table-cell office:value-type="float" office:value="42551.600828170776" table:style-name="ce10">
            <text:p>42.55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92742.84764385223" table:style-name="ce10">
            <text:p>392.743</text:p>
          </table:table-cell>
          <table:table-cell office:value-type="float" office:value="58035.60112953186" table:style-name="ce10">
            <text:p>58.036</text:p>
          </table:table-cell>
          <table:table-cell office:value-type="float" office:value="20454.560398101807" table:style-name="ce10">
            <text:p>20.45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65794.00906562805" table:style-name="ce10">
            <text:p>465.794</text:p>
          </table:table-cell>
          <table:table-cell office:value-type="float" office:value="119861.84233283997" table:style-name="ce10">
            <text:p>119.862</text:p>
          </table:table-cell>
          <table:table-cell office:value-type="float" office:value="45969.840894699097" table:style-name="ce10">
            <text:p>45.970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84672.72943305969" table:style-name="ce10">
            <text:p>484.673</text:p>
          </table:table-cell>
          <table:table-cell office:value-type="float" office:value="239849.12466812134" table:style-name="ce10">
            <text:p>239.849</text:p>
          </table:table-cell>
          <table:table-cell office:value-type="float" office:value="1295.5600252151489" table:style-name="ce10">
            <text:p>1.29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517006.8500623703" table:style-name="ce10">
            <text:p>517.007</text:p>
          </table:table-cell>
          <table:table-cell office:value-type="float" office:value="263055.52511978149" table:style-name="ce10">
            <text:p>263.056</text:p>
          </table:table-cell>
          <table:table-cell office:value-type="float" office:value="43915.760854721069" table:style-name="ce10">
            <text:p>43.91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97190.88578414917" table:style-name="ce10">
            <text:p>297.191</text:p>
          </table:table-cell>
          <table:table-cell office:value-type="float" office:value="39842.88077545166" table:style-name="ce10">
            <text:p>39.843</text:p>
          </table:table-cell>
          <table:table-cell office:value-type="float" office:value="9782.3601903915405" table:style-name="ce10">
            <text:p>9.78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92699.727643013" table:style-name="ce10">
            <text:p>392.700</text:p>
          </table:table-cell>
          <table:table-cell office:value-type="float" office:value="43980.440855979919" table:style-name="ce10">
            <text:p>43.980</text:p>
          </table:table-cell>
          <table:table-cell office:value-type="float" office:value="15658.440304756165" table:style-name="ce10">
            <text:p>15.65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4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3">
            <text:p>MARGEM DE ERRO PARA O TOTAL DO INDICADOR B4A – ALUNOS DE ESCOLAS URBANAS, POR FREQUÊNCIA DE ACESSO À INTERNET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29126.32835197449" table:style-name="ce10">
            <text:p>429.126</text:p>
          </table:table-cell>
          <table:table-cell office:value-type="float" office:value="280360.36545658112" table:style-name="ce10">
            <text:p>280.360</text:p>
          </table:table-cell>
          <table:table-cell office:value-type="float" office:value="64568.28125667572" table:style-name="ce10">
            <text:p>64.568</text:p>
          </table:table-cell>
          <table:table-cell office:value-type="float" office:value="31761.800618171692" table:style-name="ce10">
            <text:p>31.762</text:p>
          </table:table-cell>
          <table:table-cell office:value-type="float" office:value="30456.440592765808" table:style-name="ce10">
            <text:p>30.456</text:p>
          </table:table-cell>
          <table:table-cell office:value-type="float" office:value="1693.4400329589844" table:style-name="ce10">
            <text:p>1.693</text:p>
          </table:table-cell>
          <table:table-cell office:value-type="float" office:value="705.60001373291016" table:style-name="ce10">
            <text:p>706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95993.32576084137" table:style-name="ce10">
            <text:p>295.993</text:p>
          </table:table-cell>
          <table:table-cell office:value-type="float" office:value="144191.32280635834" table:style-name="ce10">
            <text:p>144.191</text:p>
          </table:table-cell>
          <table:table-cell office:value-type="float" office:value="46361.840902328491" table:style-name="ce10">
            <text:p>46.362</text:p>
          </table:table-cell>
          <table:table-cell office:value-type="float" office:value="22273.440433502197" table:style-name="ce10">
            <text:p>22.273</text:p>
          </table:table-cell>
          <table:table-cell office:value-type="float" office:value="24831.240483283997" table:style-name="ce10">
            <text:p>24.831</text:p>
          </table:table-cell>
          <table:table-cell office:value-type="float" office:value="1620.9200315475464" table:style-name="ce10">
            <text:p>1.621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4116.44377803802" table:style-name="ce10">
            <text:p>194.116</text:p>
          </table:table-cell>
          <table:table-cell office:value-type="float" office:value="147540.96287155151" table:style-name="ce10">
            <text:p>147.541</text:p>
          </table:table-cell>
          <table:table-cell office:value-type="float" office:value="38994.200758934021" table:style-name="ce10">
            <text:p>38.994</text:p>
          </table:table-cell>
          <table:table-cell office:value-type="float" office:value="22804.600443840027" table:style-name="ce10">
            <text:p>22.805</text:p>
          </table:table-cell>
          <table:table-cell office:value-type="float" office:value="17700.76034450531" table:style-name="ce10">
            <text:p>17.701</text:p>
          </table:table-cell>
          <table:table-cell office:value-type="float" office:value="488.04000949859619" table:style-name="ce10">
            <text:p>488</text:p>
          </table:table-cell>
          <table:table-cell office:value-type="float" office:value="705.60001373291016" table:style-name="ce10">
            <text:p>706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6428.480903625488" table:style-name="ce10">
            <text:p>46.428</text:p>
          </table:table-cell>
          <table:table-cell office:value-type="float" office:value="25913.160504341125" table:style-name="ce10">
            <text:p>25.913</text:p>
          </table:table-cell>
          <table:table-cell office:value-type="float" office:value="24850.840483665466" table:style-name="ce10">
            <text:p>24.851</text:p>
          </table:table-cell>
          <table:table-cell office:value-type="float" office:value="9464.840184211731" table:style-name="ce10">
            <text:p>9.465</text:p>
          </table:table-cell>
          <table:table-cell office:value-type="float" office:value="5215.5601015090942" table:style-name="ce10">
            <text:p>5.216</text:p>
          </table:table-cell>
          <table:table-cell office:value-type="float" office:value="0" table:style-name="ce10">
            <text:p>0</text:p>
          </table:table-cell>
          <table:table-cell office:value-type="float" office:value="646.80001258850098" table:style-name="ce10">
            <text:p>647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9421.161545753479" table:style-name="ce10">
            <text:p>79.421</text:p>
          </table:table-cell>
          <table:table-cell office:value-type="float" office:value="16383.640318870544" table:style-name="ce10">
            <text:p>16.384</text:p>
          </table:table-cell>
          <table:table-cell office:value-type="float" office:value="10682.000207901001" table:style-name="ce10">
            <text:p>10.682</text:p>
          </table:table-cell>
          <table:table-cell office:value-type="float" office:value="7283.3601417541504" table:style-name="ce10">
            <text:p>7.283</text:p>
          </table:table-cell>
          <table:table-cell office:value-type="float" office:value="2816.5200548171997" table:style-name="ce10">
            <text:p>2.817</text:p>
          </table:table-cell>
          <table:table-cell office:value-type="float" office:value="1626.8000316619873" table:style-name="ce10">
            <text:p>1.627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1604.04295063019" table:style-name="ce10">
            <text:p>151.604</text:p>
          </table:table-cell>
          <table:table-cell office:value-type="float" office:value="47847.520931243896" table:style-name="ce10">
            <text:p>47.848</text:p>
          </table:table-cell>
          <table:table-cell office:value-type="float" office:value="32971.120641708374" table:style-name="ce10">
            <text:p>32.971</text:p>
          </table:table-cell>
          <table:table-cell office:value-type="float" office:value="13322.120259284973" table:style-name="ce10">
            <text:p>13.322</text:p>
          </table:table-cell>
          <table:table-cell office:value-type="float" office:value="16793.280326843262" table:style-name="ce10">
            <text:p>16.793</text:p>
          </table:table-cell>
          <table:table-cell office:value-type="float" office:value="186.2000036239624" table:style-name="ce10">
            <text:p>186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79671.60738945007" table:style-name="ce10">
            <text:p>379.672</text:p>
          </table:table-cell>
          <table:table-cell office:value-type="float" office:value="270585.84526634216" table:style-name="ce10">
            <text:p>270.586</text:p>
          </table:table-cell>
          <table:table-cell office:value-type="float" office:value="46308.920901298523" table:style-name="ce10">
            <text:p>46.309</text:p>
          </table:table-cell>
          <table:table-cell office:value-type="float" office:value="24852.800483703613" table:style-name="ce10">
            <text:p>24.853</text:p>
          </table:table-cell>
          <table:table-cell office:value-type="float" office:value="23770.880462646484" table:style-name="ce10">
            <text:p>23.77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2470.841799736023" table:style-name="ce10">
            <text:p>92.471</text:p>
          </table:table-cell>
          <table:table-cell office:value-type="float" office:value="46426.520903587341" table:style-name="ce10">
            <text:p>46.427</text:p>
          </table:table-cell>
          <table:table-cell office:value-type="float" office:value="14341.320279121399" table:style-name="ce10">
            <text:p>14.341</text:p>
          </table:table-cell>
          <table:table-cell office:value-type="float" office:value="8429.9601640701294" table:style-name="ce10">
            <text:p>8.430</text:p>
          </table:table-cell>
          <table:table-cell office:value-type="float" office:value="6736.520131111145" table:style-name="ce10">
            <text:p>6.737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284.20000553131104" table:style-name="ce10">
            <text:p>284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6542.6046037674" table:style-name="ce10">
            <text:p>236.543</text:p>
          </table:table-cell>
          <table:table-cell office:value-type="float" office:value="98858.481924057007" table:style-name="ce10">
            <text:p>98.858</text:p>
          </table:table-cell>
          <table:table-cell office:value-type="float" office:value="53051.321032524109" table:style-name="ce10">
            <text:p>53.051</text:p>
          </table:table-cell>
          <table:table-cell office:value-type="float" office:value="28941.360563278198" table:style-name="ce10">
            <text:p>28.941</text:p>
          </table:table-cell>
          <table:table-cell office:value-type="float" office:value="28008.400545120239" table:style-name="ce10">
            <text:p>28.008</text:p>
          </table:table-cell>
          <table:table-cell office:value-type="float" office:value="1617.0000314712524" table:style-name="ce10">
            <text:p>1.617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40336.36662387848" table:style-name="ce10">
            <text:p>340.336</text:p>
          </table:table-cell>
          <table:table-cell office:value-type="float" office:value="66124.521286964417" table:style-name="ce10">
            <text:p>66.125</text:p>
          </table:table-cell>
          <table:table-cell office:value-type="float" office:value="36503.040710449219" table:style-name="ce10">
            <text:p>36.503</text:p>
          </table:table-cell>
          <table:table-cell office:value-type="float" office:value="13718.040266990662" table:style-name="ce10">
            <text:p>13.718</text:p>
          </table:table-cell>
          <table:table-cell office:value-type="float" office:value="11491.480223655701" table:style-name="ce10">
            <text:p>11.491</text:p>
          </table:table-cell>
          <table:table-cell office:value-type="float" office:value="488.04000949859619" table:style-name="ce10">
            <text:p>488</text:p>
          </table:table-cell>
          <table:table-cell office:value-type="float" office:value="705.60001373291016" table:style-name="ce10">
            <text:p>70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80302.7274017334" table:style-name="ce10">
            <text:p>380.303</text:p>
          </table:table-cell>
          <table:table-cell office:value-type="float" office:value="110148.08214378357" table:style-name="ce10">
            <text:p>110.148</text:p>
          </table:table-cell>
          <table:table-cell office:value-type="float" office:value="61826.241203308105" table:style-name="ce10">
            <text:p>61.826</text:p>
          </table:table-cell>
          <table:table-cell office:value-type="float" office:value="31761.800618171692" table:style-name="ce10">
            <text:p>31.762</text:p>
          </table:table-cell>
          <table:table-cell office:value-type="float" office:value="29915.480582237244" table:style-name="ce10">
            <text:p>29.915</text:p>
          </table:table-cell>
          <table:table-cell office:value-type="float" office:value="1687.5600328445435" table:style-name="ce10">
            <text:p>1.688</text:p>
          </table:table-cell>
          <table:table-cell office:value-type="float" office:value="705.60001373291016" table:style-name="ce10">
            <text:p>70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73594.44532489777" table:style-name="ce10">
            <text:p>273.594</text:p>
          </table:table-cell>
          <table:table-cell office:value-type="float" office:value="264335.40514469147" table:style-name="ce10">
            <text:p>264.335</text:p>
          </table:table-cell>
          <table:table-cell office:value-type="float" office:value="22285.200433731079" table:style-name="ce10">
            <text:p>22.285</text:p>
          </table:table-cell>
          <table:table-cell office:value-type="float" office:value="735.00001430511475" table:style-name="ce10">
            <text:p>735</text:p>
          </table:table-cell>
          <table:table-cell office:value-type="float" office:value="6201.4401206970215" table:style-name="ce10">
            <text:p>6.201</text:p>
          </table:table-cell>
          <table:table-cell office:value-type="float" office:value="129.3600025177002" table:style-name="ce10">
            <text:p>129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40201.92467498779" table:style-name="ce10">
            <text:p>240.202</text:p>
          </table:table-cell>
          <table:table-cell office:value-type="float" office:value="277285.12539672852" table:style-name="ce10">
            <text:p>277.285</text:p>
          </table:table-cell>
          <table:table-cell office:value-type="float" office:value="57318.241115570068" table:style-name="ce10">
            <text:p>57.318</text:p>
          </table:table-cell>
          <table:table-cell office:value-type="float" office:value="29809.640580177307" table:style-name="ce10">
            <text:p>29.810</text:p>
          </table:table-cell>
          <table:table-cell office:value-type="float" office:value="29670.480577468872" table:style-name="ce10">
            <text:p>29.670</text:p>
          </table:table-cell>
          <table:table-cell office:value-type="float" office:value="1646.400032043457" table:style-name="ce10">
            <text:p>1.646</text:p>
          </table:table-cell>
          <table:table-cell office:value-type="float" office:value="284.20000553131104" table:style-name="ce10">
            <text:p>28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48000.7648267746" table:style-name="ce10">
            <text:p>248.001</text:p>
          </table:table-cell>
          <table:table-cell office:value-type="float" office:value="58686.321142196655" table:style-name="ce10">
            <text:p>58.686</text:p>
          </table:table-cell>
          <table:table-cell office:value-type="float" office:value="21195.440412521362" table:style-name="ce10">
            <text:p>21.195</text:p>
          </table:table-cell>
          <table:table-cell office:value-type="float" office:value="10834.880210876465" table:style-name="ce10">
            <text:p>10.835</text:p>
          </table:table-cell>
          <table:table-cell office:value-type="float" office:value="5101.8800992965698" table:style-name="ce10">
            <text:p>5.102</text:p>
          </table:table-cell>
          <table:table-cell office:value-type="float" office:value="346.92000675201416" table:style-name="ce10">
            <text:p>347</text:p>
          </table:table-cell>
          <table:table-cell office:value-type="float" office:value="0" table:style-name="ce10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56674.92694187164" table:style-name="ce10">
            <text:p>356.675</text:p>
          </table:table-cell>
          <table:table-cell office:value-type="float" office:value="44987.880875587463" table:style-name="ce10">
            <text:p>44.988</text:p>
          </table:table-cell>
          <table:table-cell office:value-type="float" office:value="29080.520565986633" table:style-name="ce10">
            <text:p>29.081</text:p>
          </table:table-cell>
          <table:table-cell office:value-type="float" office:value="3114.4400606155396" table:style-name="ce10">
            <text:p>3.114</text:p>
          </table:table-cell>
          <table:table-cell office:value-type="float" office:value="4137.5600805282593" table:style-name="ce10">
            <text:p>4.138</text:p>
          </table:table-cell>
          <table:table-cell office:value-type="float" office:value="186.2000036239624" table:style-name="ce10">
            <text:p>186</text:p>
          </table:table-cell>
          <table:table-cell office:value-type="float" office:value="646.80001258850098" table:style-name="ce10">
            <text:p>64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4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3">
            <text:p>MARGEM DE ERRO PARA O TOTAL DO INDICADOR B6 – ALUNOS DE ESCOLAS URBANA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50122.64681434631" table:style-name="ce10">
            <text:p>350.123</text:p>
          </table:table-cell>
          <table:table-cell office:value-type="float" office:value="531744.09034919739" table:style-name="ce10">
            <text:p>531.744</text:p>
          </table:table-cell>
          <table:table-cell office:value-type="float" office:value="7453.880145072937" table:style-name="ce10">
            <text:p>7.454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526113.01023960114" table:style-name="ce10">
            <text:p>526.113</text:p>
          </table:table-cell>
          <table:table-cell office:value-type="float" office:value="392315.56763553619" table:style-name="ce10">
            <text:p>392.316</text:p>
          </table:table-cell>
          <table:table-cell office:value-type="float" office:value="4266.9200830459595" table:style-name="ce10">
            <text:p>4.267</text:p>
          </table:table-cell>
          <table:table-cell office:value-type="string" table:style-name="ce10">
            <text:p>-</text:p>
          </table:table-cell>
          <table:table-cell office:value-type="float" office:value="603640.81174850464" table:style-name="ce10">
            <text:p>603.641</text:p>
          </table:table-cell>
          <table:table-cell office:value-type="float" office:value="386972.60753154755" table:style-name="ce10">
            <text:p>386.973</text:p>
          </table:table-cell>
          <table:table-cell office:value-type="float" office:value="1863.960036277771" table:style-name="ce10">
            <text:p>1.864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8085.52366065979" table:style-name="ce10">
            <text:p>188.086</text:p>
          </table:table-cell>
          <table:table-cell office:value-type="float" office:value="332996.16648101807" table:style-name="ce10">
            <text:p>332.996</text:p>
          </table:table-cell>
          <table:table-cell office:value-type="float" office:value="6732.6001310348511" table:style-name="ce10">
            <text:p>6.733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282157.68549156189" table:style-name="ce10">
            <text:p>282.158</text:p>
          </table:table-cell>
          <table:table-cell office:value-type="float" office:value="246152.484790802" table:style-name="ce10">
            <text:p>246.152</text:p>
          </table:table-cell>
          <table:table-cell office:value-type="float" office:value="1989.4000387191772" table:style-name="ce10">
            <text:p>1.989</text:p>
          </table:table-cell>
          <table:table-cell office:value-type="string" table:style-name="ce10">
            <text:p>-</text:p>
          </table:table-cell>
          <table:table-cell office:value-type="float" office:value="364277.76708984375" table:style-name="ce10">
            <text:p>364.278</text:p>
          </table:table-cell>
          <table:table-cell office:value-type="float" office:value="226278.0844039917" table:style-name="ce10">
            <text:p>226.278</text:p>
          </table:table-cell>
          <table:table-cell office:value-type="float" office:value="1863.960036277771" table:style-name="ce10">
            <text:p>1.864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00390.40390014648" table:style-name="ce10">
            <text:p>200.390</text:p>
          </table:table-cell>
          <table:table-cell office:value-type="float" office:value="231472.08450508118" table:style-name="ce10">
            <text:p>231.472</text:p>
          </table:table-cell>
          <table:table-cell office:value-type="float" office:value="1960.0000381469727" table:style-name="ce10">
            <text:p>1.960</text:p>
          </table:table-cell>
          <table:table-cell office:value-type="float" office:value="0" table:style-name="ce10">
            <text:p>0</text:p>
          </table:table-cell>
          <table:table-cell office:value-type="float" office:value="271750.08528900146" table:style-name="ce10">
            <text:p>271.750</text:p>
          </table:table-cell>
          <table:table-cell office:value-type="float" office:value="190670.76371097565" table:style-name="ce10">
            <text:p>190.671</text:p>
          </table:table-cell>
          <table:table-cell office:value-type="float" office:value="3774.9600734710693" table:style-name="ce10">
            <text:p>3.775</text:p>
          </table:table-cell>
          <table:table-cell office:value-type="string" table:style-name="ce10">
            <text:p>-</text:p>
          </table:table-cell>
          <table:table-cell office:value-type="float" office:value="255001.88496303558" table:style-name="ce10">
            <text:p>255.002</text:p>
          </table:table-cell>
          <table:table-cell office:value-type="float" office:value="218753.64425754547" table:style-name="ce10">
            <text:p>218.7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9178.520567893982" table:style-name="ce10">
            <text:p>29.179</text:p>
          </table:table-cell>
          <table:table-cell office:value-type="float" office:value="82408.201603889465" table:style-name="ce10">
            <text:p>82.408</text:p>
          </table:table-cell>
          <table:table-cell office:value-type="float" office:value="1072.120020866394" table:style-name="ce10">
            <text:p>1.072</text:p>
          </table:table-cell>
          <table:table-cell office:value-type="float" office:value="0" table:style-name="ce10">
            <text:p>0</text:p>
          </table:table-cell>
          <table:table-cell office:value-type="float" office:value="30423.12059211731" table:style-name="ce10">
            <text:p>30.423</text:p>
          </table:table-cell>
          <table:table-cell office:value-type="float" office:value="82516.001605987549" table:style-name="ce10">
            <text:p>82.516</text:p>
          </table:table-cell>
          <table:table-cell office:value-type="float" office:value="952.56001853942871" table:style-name="ce10">
            <text:p>953</text:p>
          </table:table-cell>
          <table:table-cell office:value-type="string" table:style-name="ce10">
            <text:p>-</text:p>
          </table:table-cell>
          <table:table-cell office:value-type="float" office:value="29164.800567626953" table:style-name="ce10">
            <text:p>29.165</text:p>
          </table:table-cell>
          <table:table-cell office:value-type="float" office:value="75289.481465339661" table:style-name="ce10">
            <text:p>75.289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1696.80139541626" table:style-name="ce10">
            <text:p>71.697</text:p>
          </table:table-cell>
          <table:table-cell office:value-type="float" office:value="47600.560926437378" table:style-name="ce10">
            <text:p>47.60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2912.001419067383" table:style-name="ce10">
            <text:p>72.912</text:p>
          </table:table-cell>
          <table:table-cell office:value-type="float" office:value="55767.881085395813" table:style-name="ce10">
            <text:p>55.7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1346.120999336243" table:style-name="ce10">
            <text:p>51.346</text:p>
          </table:table-cell>
          <table:table-cell office:value-type="float" office:value="58168.881132125854" table:style-name="ce10">
            <text:p>58.1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6206.761483192444" table:style-name="ce10">
            <text:p>76.207</text:p>
          </table:table-cell>
          <table:table-cell office:value-type="float" office:value="198016.8438539505" table:style-name="ce10">
            <text:p>198.017</text:p>
          </table:table-cell>
          <table:table-cell office:value-type="float" office:value="3667.1600713729858" table:style-name="ce10">
            <text:p>3.667</text:p>
          </table:table-cell>
          <table:table-cell office:value-type="float" office:value="0" table:style-name="ce10">
            <text:p>0</text:p>
          </table:table-cell>
          <table:table-cell office:value-type="float" office:value="87167.081696510315" table:style-name="ce10">
            <text:p>87.167</text:p>
          </table:table-cell>
          <table:table-cell office:value-type="float" office:value="197926.68385219574" table:style-name="ce10">
            <text:p>197.927</text:p>
          </table:table-cell>
          <table:table-cell office:value-type="float" office:value="4159.120080947876" table:style-name="ce10">
            <text:p>4.159</text:p>
          </table:table-cell>
          <table:table-cell office:value-type="string" table:style-name="ce10">
            <text:p>-</text:p>
          </table:table-cell>
          <table:table-cell office:value-type="float" office:value="68815.60133934021" table:style-name="ce10">
            <text:p>68.816</text:p>
          </table:table-cell>
          <table:table-cell office:value-type="float" office:value="212795.24414157867" table:style-name="ce10">
            <text:p>212.795</text:p>
          </table:table-cell>
          <table:table-cell office:value-type="float" office:value="1789.480034828186" table:style-name="ce10">
            <text:p>1.789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27555.20637512207" table:style-name="ce10">
            <text:p>327.555</text:p>
          </table:table-cell>
          <table:table-cell office:value-type="float" office:value="475858.60926151276" table:style-name="ce10">
            <text:p>475.859</text:p>
          </table:table-cell>
          <table:table-cell office:value-type="float" office:value="6399.4001245498657" table:style-name="ce10">
            <text:p>6.399</text:p>
          </table:table-cell>
          <table:table-cell office:value-type="float" office:value="0" table:style-name="ce10">
            <text:p>0</text:p>
          </table:table-cell>
          <table:table-cell office:value-type="float" office:value="506489.48985767365" table:style-name="ce10">
            <text:p>506.489</text:p>
          </table:table-cell>
          <table:table-cell office:value-type="float" office:value="316198.96615409851" table:style-name="ce10">
            <text:p>316.1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94722.81157493591" table:style-name="ce10">
            <text:p>594.723</text:p>
          </table:table-cell>
          <table:table-cell office:value-type="float" office:value="293682.48571586609" table:style-name="ce10">
            <text:p>293.6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9107.721150398254" table:style-name="ce10">
            <text:p>59.108</text:p>
          </table:table-cell>
          <table:table-cell office:value-type="float" office:value="89683.721745491028" table:style-name="ce10">
            <text:p>89.684</text:p>
          </table:table-cell>
          <table:table-cell office:value-type="float" office:value="0" table:style-name="ce10">
            <text:p>0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80142.441559791565" table:style-name="ce10">
            <text:p>80.142</text:p>
          </table:table-cell>
          <table:table-cell office:value-type="float" office:value="69538.841353416443" table:style-name="ce10">
            <text:p>69.5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9637.000966072083" table:style-name="ce10">
            <text:p>49.637</text:p>
          </table:table-cell>
          <table:table-cell office:value-type="float" office:value="95734.241863250732" table:style-name="ce10">
            <text:p>95.73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9296.96329498291" table:style-name="ce10">
            <text:p>169.297</text:p>
          </table:table-cell>
          <table:table-cell office:value-type="float" office:value="298484.48580932617" table:style-name="ce10">
            <text:p>298.484</text:p>
          </table:table-cell>
          <table:table-cell office:value-type="float" office:value="3735.7600727081299" table:style-name="ce10">
            <text:p>3.736</text:p>
          </table:table-cell>
          <table:table-cell office:value-type="float" office:value="0" table:style-name="ce10">
            <text:p>0</text:p>
          </table:table-cell>
          <table:table-cell office:value-type="float" office:value="189731.92369270325" table:style-name="ce10">
            <text:p>189.732</text:p>
          </table:table-cell>
          <table:table-cell office:value-type="float" office:value="292373.20569038391" table:style-name="ce10">
            <text:p>292.373</text:p>
          </table:table-cell>
          <table:table-cell office:value-type="float" office:value="1789.480034828186" table:style-name="ce10">
            <text:p>1.789</text:p>
          </table:table-cell>
          <table:table-cell office:value-type="string" table:style-name="ce10">
            <text:p>-</text:p>
          </table:table-cell>
          <table:table-cell office:value-type="float" office:value="168132.72327232361" table:style-name="ce10">
            <text:p>168.133</text:p>
          </table:table-cell>
          <table:table-cell office:value-type="float" office:value="284611.6055393219" table:style-name="ce10">
            <text:p>284.612</text:p>
          </table:table-cell>
          <table:table-cell office:value-type="float" office:value="1789.480034828186" table:style-name="ce10">
            <text:p>1.789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09386.80407524109" table:style-name="ce10">
            <text:p>209.387</text:p>
          </table:table-cell>
          <table:table-cell office:value-type="float" office:value="256991.28500175476" table:style-name="ce10">
            <text:p>256.991</text:p>
          </table:table-cell>
          <table:table-cell office:value-type="float" office:value="6399.4001245498657" table:style-name="ce10">
            <text:p>6.399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209571.0440788269" table:style-name="ce10">
            <text:p>209.571</text:p>
          </table:table-cell>
          <table:table-cell office:value-type="float" office:value="256793.32499790192" table:style-name="ce10">
            <text:p>256.793</text:p>
          </table:table-cell>
          <table:table-cell office:value-type="float" office:value="866.32001686096191" table:style-name="ce10">
            <text:p>866</text:p>
          </table:table-cell>
          <table:table-cell office:value-type="string" table:style-name="ce10">
            <text:p>-</text:p>
          </table:table-cell>
          <table:table-cell office:value-type="float" office:value="132611.64258098602" table:style-name="ce10">
            <text:p>132.612</text:p>
          </table:table-cell>
          <table:table-cell office:value-type="float" office:value="319274.20621395111" table:style-name="ce10">
            <text:p>319.2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46211.28479194641" table:style-name="ce10">
            <text:p>246.211</text:p>
          </table:table-cell>
          <table:table-cell office:value-type="float" office:value="350473.48682117462" table:style-name="ce10">
            <text:p>350.473</text:p>
          </table:table-cell>
          <table:table-cell office:value-type="float" office:value="7410.7601442337036" table:style-name="ce10">
            <text:p>7.411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261593.36509132385" table:style-name="ce10">
            <text:p>261.593</text:p>
          </table:table-cell>
          <table:table-cell office:value-type="float" office:value="344793.40671062469" table:style-name="ce10">
            <text:p>344.793</text:p>
          </table:table-cell>
          <table:table-cell office:value-type="float" office:value="1989.4000387191772" table:style-name="ce10">
            <text:p>1.989</text:p>
          </table:table-cell>
          <table:table-cell office:value-type="string" table:style-name="ce10">
            <text:p>-</text:p>
          </table:table-cell>
          <table:table-cell office:value-type="float" office:value="195954.92381381989" table:style-name="ce10">
            <text:p>195.955</text:p>
          </table:table-cell>
          <table:table-cell office:value-type="float" office:value="379075.76737785339" table:style-name="ce10">
            <text:p>379.076</text:p>
          </table:table-cell>
          <table:table-cell office:value-type="float" office:value="1789.480034828186" table:style-name="ce10">
            <text:p>1.789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90034.92564487457" table:style-name="ce10">
            <text:p>290.035</text:p>
          </table:table-cell>
          <table:table-cell office:value-type="float" office:value="431897.76840591431" table:style-name="ce10">
            <text:p>431.898</text:p>
          </table:table-cell>
          <table:table-cell office:value-type="float" office:value="797.72001552581787" table:style-name="ce10">
            <text:p>798</text:p>
          </table:table-cell>
          <table:table-cell office:value-type="float" office:value="0" table:style-name="ce10">
            <text:p>0</text:p>
          </table:table-cell>
          <table:table-cell office:value-type="float" office:value="490493.9295463562" table:style-name="ce10">
            <text:p>490.494</text:p>
          </table:table-cell>
          <table:table-cell office:value-type="float" office:value="223828.08435630798" table:style-name="ce10">
            <text:p>223.828</text:p>
          </table:table-cell>
          <table:table-cell office:value-type="float" office:value="3774.9600734710693" table:style-name="ce10">
            <text:p>3.775</text:p>
          </table:table-cell>
          <table:table-cell office:value-type="string" table:style-name="ce10">
            <text:p>-</text:p>
          </table:table-cell>
          <table:table-cell office:value-type="float" office:value="591480.97151184082" table:style-name="ce10">
            <text:p>591.481</text:p>
          </table:table-cell>
          <table:table-cell office:value-type="float" office:value="161417.76314163208" table:style-name="ce10">
            <text:p>161.418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79454.84543895721" table:style-name="ce10">
            <text:p>279.455</text:p>
          </table:table-cell>
          <table:table-cell office:value-type="float" office:value="506195.4898519516" table:style-name="ce10">
            <text:p>506.195</text:p>
          </table:table-cell>
          <table:table-cell office:value-type="float" office:value="3016.4400587081909" table:style-name="ce10">
            <text:p>3.016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472750.04920101166" table:style-name="ce10">
            <text:p>472.750</text:p>
          </table:table-cell>
          <table:table-cell office:value-type="float" office:value="353229.24687480927" table:style-name="ce10">
            <text:p>353.229</text:p>
          </table:table-cell>
          <table:table-cell office:value-type="float" office:value="3774.9600734710693" table:style-name="ce10">
            <text:p>3.775</text:p>
          </table:table-cell>
          <table:table-cell office:value-type="string" table:style-name="ce10">
            <text:p>-</text:p>
          </table:table-cell>
          <table:table-cell office:value-type="float" office:value="595928.2115983963" table:style-name="ce10">
            <text:p>595.928</text:p>
          </table:table-cell>
          <table:table-cell office:value-type="float" office:value="277198.88539505005" table:style-name="ce10">
            <text:p>277.1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67758.36326503754" table:style-name="ce10">
            <text:p>167.758</text:p>
          </table:table-cell>
          <table:table-cell office:value-type="float" office:value="181717.48353672028" table:style-name="ce10">
            <text:p>181.717</text:p>
          </table:table-cell>
          <table:table-cell office:value-type="float" office:value="3735.7600727081299" table:style-name="ce10">
            <text:p>3.736</text:p>
          </table:table-cell>
          <table:table-cell office:value-type="float" office:value="0" table:style-name="ce10">
            <text:p>0</text:p>
          </table:table-cell>
          <table:table-cell office:value-type="float" office:value="191072.56371879578" table:style-name="ce10">
            <text:p>191.073</text:p>
          </table:table-cell>
          <table:table-cell office:value-type="float" office:value="169755.6033039093" table:style-name="ce10">
            <text:p>169.756</text:p>
          </table:table-cell>
          <table:table-cell office:value-type="float" office:value="1789.480034828186" table:style-name="ce10">
            <text:p>1.789</text:p>
          </table:table-cell>
          <table:table-cell office:value-type="string" table:style-name="ce10">
            <text:p>-</text:p>
          </table:table-cell>
          <table:table-cell office:value-type="float" office:value="134897.00262546539" table:style-name="ce10">
            <text:p>134.897</text:p>
          </table:table-cell>
          <table:table-cell office:value-type="float" office:value="208714.52406215668" table:style-name="ce10">
            <text:p>208.715</text:p>
          </table:table-cell>
          <table:table-cell office:value-type="float" office:value="1789.480034828186" table:style-name="ce10">
            <text:p>1.789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20078.60428333282" table:style-name="ce10">
            <text:p>220.079</text:p>
          </table:table-cell>
          <table:table-cell office:value-type="float" office:value="233118.48453712463" table:style-name="ce10">
            <text:p>233.118</text:p>
          </table:table-cell>
          <table:table-cell office:value-type="float" office:value="5699.6801109313965" table:style-name="ce10">
            <text:p>5.700</text:p>
          </table:table-cell>
          <table:table-cell office:value-type="float" office:value="0" table:style-name="ce10">
            <text:p>0</text:p>
          </table:table-cell>
          <table:table-cell office:value-type="float" office:value="246844.36480426788" table:style-name="ce10">
            <text:p>246.844</text:p>
          </table:table-cell>
          <table:table-cell office:value-type="float" office:value="228677.12445068359" table:style-name="ce10">
            <text:p>228.677</text:p>
          </table:table-cell>
          <table:table-cell office:value-type="float" office:value="866.32001686096191" table:style-name="ce10">
            <text:p>866</text:p>
          </table:table-cell>
          <table:table-cell office:value-type="string" table:style-name="ce10">
            <text:p>-</text:p>
          </table:table-cell>
          <table:table-cell office:value-type="float" office:value="143419.08279132843" table:style-name="ce10">
            <text:p>143.419</text:p>
          </table:table-cell>
          <table:table-cell office:value-type="float" office:value="310385.60604095459" table:style-name="ce10">
            <text:p>310.386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4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MARGEM DE ERRO PARA O TOTAL DO INDICADOR B7B – ALUNOS DE ESCOLAS URBANAS QUE DESLOCAM O<text:s/><text:span text:style-name="T6">TABLET<text:s/></text:span><text:span text:style-name="T1">OU O<text:s/></text:span><text:span text:style-name="T6">NOTEBOOK</text:span><text:span text:style-name="T1"><text:s/>PARA A ESCOLA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1910.601010322571" table:style-name="ce10">
            <text:p>51.911</text:p>
          </table:table-cell>
          <table:table-cell office:value-type="float" office:value="712475.69386672974" table:style-name="ce10">
            <text:p>712.476</text:p>
          </table:table-cell>
          <table:table-cell office:value-type="float" office:value="10035.2001953125" table:style-name="ce10">
            <text:p>10.035</text:p>
          </table:table-cell>
          <table:table-cell office:value-type="string" table:style-name="ce10">
            <text:p>-</text:p>
          </table:table-cell>
          <table:table-cell office:value-type="float" office:value="269117.80523777008" table:style-name="ce10">
            <text:p>269.11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8886.400756835938" table:style-name="ce10">
            <text:p>38.886</text:p>
          </table:table-cell>
          <table:table-cell office:value-type="float" office:value="395126.20769023895" table:style-name="ce10">
            <text:p>395.126</text:p>
          </table:table-cell>
          <table:table-cell office:value-type="float" office:value="6566.0001277923584" table:style-name="ce10">
            <text:p>6.566</text:p>
          </table:table-cell>
          <table:table-cell office:value-type="string" table:style-name="ce10">
            <text:p>-</text:p>
          </table:table-cell>
          <table:table-cell office:value-type="float" office:value="166496.12324047089" table:style-name="ce10">
            <text:p>166.4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8886.480562210083" table:style-name="ce10">
            <text:p>28.886</text:p>
          </table:table-cell>
          <table:table-cell office:value-type="float" office:value="342633.48666858673" table:style-name="ce10">
            <text:p>342.633</text:p>
          </table:table-cell>
          <table:table-cell office:value-type="float" office:value="7589.1201477050781" table:style-name="ce10">
            <text:p>7.589</text:p>
          </table:table-cell>
          <table:table-cell office:value-type="string" table:style-name="ce10">
            <text:p>-</text:p>
          </table:table-cell>
          <table:table-cell office:value-type="float" office:value="151511.92294883728" table:style-name="ce10">
            <text:p>151.51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154.0001392364502" table:style-name="ce10">
            <text:p>7.154</text:p>
          </table:table-cell>
          <table:table-cell office:value-type="float" office:value="43911.840854644775" table:style-name="ce10">
            <text:p>43.9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9795.681163787842" table:style-name="ce10">
            <text:p>59.7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8349.520357131958" table:style-name="ce10">
            <text:p>18.350</text:p>
          </table:table-cell>
          <table:table-cell office:value-type="float" office:value="68766.601338386536" table:style-name="ce10">
            <text:p>68.767</text:p>
          </table:table-cell>
          <table:table-cell office:value-type="float" office:value="1809.0800352096558" table:style-name="ce10">
            <text:p>1.809</text:p>
          </table:table-cell>
          <table:table-cell office:value-type="string" table:style-name="ce10">
            <text:p>-</text:p>
          </table:table-cell>
          <table:table-cell office:value-type="float" office:value="35820.960697174072" table:style-name="ce10">
            <text:p>35.8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330.320337295532" table:style-name="ce10">
            <text:p>17.330</text:p>
          </table:table-cell>
          <table:table-cell office:value-type="float" office:value="103311.60201072693" table:style-name="ce10">
            <text:p>103.312</text:p>
          </table:table-cell>
          <table:table-cell office:value-type="float" office:value="6313.1601228713989" table:style-name="ce10">
            <text:p>6.313</text:p>
          </table:table-cell>
          <table:table-cell office:value-type="string" table:style-name="ce10">
            <text:p>-</text:p>
          </table:table-cell>
          <table:table-cell office:value-type="float" office:value="178101.28346633911" table:style-name="ce10">
            <text:p>178.1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1406.960805892944" table:style-name="ce10">
            <text:p>41.407</text:p>
          </table:table-cell>
          <table:table-cell office:value-type="float" office:value="694112.45350933075" table:style-name="ce10">
            <text:p>694.112</text:p>
          </table:table-cell>
          <table:table-cell office:value-type="float" office:value="7587.1601476669312" table:style-name="ce10">
            <text:p>7.587</text:p>
          </table:table-cell>
          <table:table-cell office:value-type="string" table:style-name="ce10">
            <text:p>-</text:p>
          </table:table-cell>
          <table:table-cell office:value-type="float" office:value="181486.20353221893" table:style-name="ce10">
            <text:p>181.4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085.320332527161" table:style-name="ce10">
            <text:p>17.085</text:p>
          </table:table-cell>
          <table:table-cell office:value-type="float" office:value="92204.281794548035" table:style-name="ce10">
            <text:p>92.2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3925.481049537659" table:style-name="ce10">
            <text:p>53.92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3927.600660324097" table:style-name="ce10">
            <text:p>33.928</text:p>
          </table:table-cell>
          <table:table-cell office:value-type="float" office:value="225805.72439479828" table:style-name="ce10">
            <text:p>225.806</text:p>
          </table:table-cell>
          <table:table-cell office:value-type="float" office:value="10023.440195083618" table:style-name="ce10">
            <text:p>10.023</text:p>
          </table:table-cell>
          <table:table-cell office:value-type="string" table:style-name="ce10">
            <text:p>-</text:p>
          </table:table-cell>
          <table:table-cell office:value-type="float" office:value="216201.72420787811" table:style-name="ce10">
            <text:p>216.20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9715.560578346252" table:style-name="ce10">
            <text:p>29.716</text:p>
          </table:table-cell>
          <table:table-cell office:value-type="float" office:value="249576.60485744476" table:style-name="ce10">
            <text:p>249.5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4196.64416885376" table:style-name="ce10">
            <text:p>214.19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4245.040861129761" table:style-name="ce10">
            <text:p>44.245</text:p>
          </table:table-cell>
          <table:table-cell office:value-type="float" office:value="305467.96594524384" table:style-name="ce10">
            <text:p>305.468</text:p>
          </table:table-cell>
          <table:table-cell office:value-type="float" office:value="10023.440195083618" table:style-name="ce10">
            <text:p>10.023</text:p>
          </table:table-cell>
          <table:table-cell office:value-type="string" table:style-name="ce10">
            <text:p>-</text:p>
          </table:table-cell>
          <table:table-cell office:value-type="float" office:value="269262.84524059296" table:style-name="ce10">
            <text:p>269.2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9692.040577888489" table:style-name="ce10">
            <text:p>29.692</text:p>
          </table:table-cell>
          <table:table-cell office:value-type="float" office:value="683342.25329971313" table:style-name="ce10">
            <text:p>683.342</text:p>
          </table:table-cell>
          <table:table-cell office:value-type="float" office:value="644.840012550354" table:style-name="ce10">
            <text:p>645</text:p>
          </table:table-cell>
          <table:table-cell office:value-type="string" table:style-name="ce10">
            <text:p>-</text:p>
          </table:table-cell>
          <table:table-cell office:value-type="float" office:value="57527.961119651794" table:style-name="ce10">
            <text:p>57.52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9707.720578193665" table:style-name="ce10">
            <text:p>29.708</text:p>
          </table:table-cell>
          <table:table-cell office:value-type="float" office:value="684108.6133146286" table:style-name="ce10">
            <text:p>684.109</text:p>
          </table:table-cell>
          <table:table-cell office:value-type="float" office:value="10033.240195274353" table:style-name="ce10">
            <text:p>10.033</text:p>
          </table:table-cell>
          <table:table-cell office:value-type="string" table:style-name="ce10">
            <text:p>-</text:p>
          </table:table-cell>
          <table:table-cell office:value-type="float" office:value="205849.0040063858" table:style-name="ce10">
            <text:p>205.8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7696.760539054871" table:style-name="ce10">
            <text:p>27.697</text:p>
          </table:table-cell>
          <table:table-cell office:value-type="float" office:value="194633.88378810883" table:style-name="ce10">
            <text:p>194.634</text:p>
          </table:table-cell>
          <table:table-cell office:value-type="float" office:value="194.04000377655029" table:style-name="ce10">
            <text:p>194</text:p>
          </table:table-cell>
          <table:table-cell office:value-type="string" table:style-name="ce10">
            <text:p>-</text:p>
          </table:table-cell>
          <table:table-cell office:value-type="float" office:value="142054.92276477814" table:style-name="ce10">
            <text:p>142.0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5029.120681762695" table:style-name="ce10">
            <text:p>35.029</text:p>
          </table:table-cell>
          <table:table-cell office:value-type="float" office:value="267312.64520263672" table:style-name="ce10">
            <text:p>267.3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6382.20382213593" table:style-name="ce10">
            <text:p>196.3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3">
            <text:p>MARGEM DE ERRO PARA O TOTAL DO INDICADOR C4C – ALUNOS DE ESCOLAS URBANA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7">
            <text:p>Assistiu a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17">
            <text:p>Leu ou assistiu a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5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7">
            <text:p>Leu um livro, um resumo ou um<text:s/><text:span text:style-name="T5">e-book</text:span><text:span text:style-name="T2"><text:s/>na Internet</text:span>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89450.41147232056" table:style-name="ce10">
            <text:p>589.450</text:p>
          </table:table-cell>
          <table:table-cell office:value-type="float" office:value="95371.641856193542" table:style-name="ce10">
            <text:p>95.372</text:p>
          </table:table-cell>
          <table:table-cell office:value-type="float" office:value="697.76001358032227" table:style-name="ce10">
            <text:p>698</text:p>
          </table:table-cell>
          <table:table-cell office:value-type="string" table:style-name="ce10">
            <text:p>-</text:p>
          </table:table-cell>
          <table:table-cell office:value-type="float" office:value="602584.37172794342" table:style-name="ce10">
            <text:p>602.584</text:p>
          </table:table-cell>
          <table:table-cell office:value-type="float" office:value="54143.041053771973" table:style-name="ce10">
            <text:p>54.14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71674.80723381042" table:style-name="ce10">
            <text:p>371.675</text:p>
          </table:table-cell>
          <table:table-cell office:value-type="float" office:value="400018.3677854538" table:style-name="ce10">
            <text:p>400.018</text:p>
          </table:table-cell>
          <table:table-cell office:value-type="float" office:value="956.48001861572266" table:style-name="ce10">
            <text:p>956</text:p>
          </table:table-cell>
          <table:table-cell office:value-type="string" table:style-name="ce10">
            <text:p>-</text:p>
          </table:table-cell>
          <table:table-cell office:value-type="float" office:value="435414.00847434998" table:style-name="ce10">
            <text:p>435.414</text:p>
          </table:table-cell>
          <table:table-cell office:value-type="float" office:value="259180.60504436493" table:style-name="ce10">
            <text:p>259.181</text:p>
          </table:table-cell>
          <table:table-cell office:value-type="float" office:value="1397.4800271987915" table:style-name="ce10">
            <text:p>1.397</text:p>
          </table:table-cell>
          <table:table-cell office:value-type="string" table:style-name="ce10">
            <text:p>-</text:p>
          </table:table-cell>
          <table:table-cell office:value-type="float" office:value="591645.61151504517" table:style-name="ce10">
            <text:p>591.646</text:p>
          </table:table-cell>
          <table:table-cell office:value-type="float" office:value="102813.7620010376" table:style-name="ce10">
            <text:p>102.814</text:p>
          </table:table-cell>
          <table:table-cell office:value-type="float" office:value="127.40000247955322" table:style-name="ce10">
            <text:p>127</text:p>
          </table:table-cell>
          <table:table-cell office:value-type="string" table:style-name="ce10">
            <text:p>-</text:p>
          </table:table-cell>
          <table:table-cell office:value-type="float" office:value="308715.68600845337" table:style-name="ce10">
            <text:p>308.716</text:p>
          </table:table-cell>
          <table:table-cell office:value-type="float" office:value="389697.00758457184" table:style-name="ce10">
            <text:p>389.697</text:p>
          </table:table-cell>
          <table:table-cell office:value-type="float" office:value="764.40001487731934" table:style-name="ce10">
            <text:p>764</text:p>
          </table:table-cell>
          <table:table-cell office:value-type="string" table:style-name="ce10">
            <text:p>-</text:p>
          </table:table-cell>
          <table:table-cell office:value-type="float" office:value="328129.48638629913" table:style-name="ce10">
            <text:p>328.129</text:p>
          </table:table-cell>
          <table:table-cell office:value-type="float" office:value="463669.36902427673" table:style-name="ce10">
            <text:p>463.669</text:p>
          </table:table-cell>
          <table:table-cell office:value-type="float" office:value="5878.040114402771" table:style-name="ce10">
            <text:p>5.878</text:p>
          </table:table-cell>
          <table:table-cell office:value-type="string" table:style-name="ce10">
            <text:p>-</text:p>
          </table:table-cell>
          <table:table-cell office:value-type="float" office:value="469604.24913978577" table:style-name="ce10">
            <text:p>469.604</text:p>
          </table:table-cell>
          <table:table-cell office:value-type="float" office:value="258165.3250246048" table:style-name="ce10">
            <text:p>258.165</text:p>
          </table:table-cell>
          <table:table-cell office:value-type="float" office:value="4196.3600816726685" table:style-name="ce10">
            <text:p>4.196</text:p>
          </table:table-cell>
          <table:table-cell office:value-type="string" table:style-name="ce10">
            <text:p>-</text:p>
          </table:table-cell>
          <table:table-cell office:value-type="float" office:value="485544.9294500351" table:style-name="ce10">
            <text:p>485.545</text:p>
          </table:table-cell>
          <table:table-cell office:value-type="float" office:value="199920.00389099121" table:style-name="ce10">
            <text:p>199.920</text:p>
          </table:table-cell>
          <table:table-cell office:value-type="float" office:value="7246.1201410293579" table:style-name="ce10">
            <text:p>7.246</text:p>
          </table:table-cell>
          <table:table-cell office:value-type="string" table:style-name="ce10">
            <text:p>-</text:p>
          </table:table-cell>
          <table:table-cell office:value-type="float" office:value="358333.08697414398" table:style-name="ce10">
            <text:p>358.333</text:p>
          </table:table-cell>
          <table:table-cell office:value-type="float" office:value="329848.40641975403" table:style-name="ce10">
            <text:p>329.848</text:p>
          </table:table-cell>
          <table:table-cell office:value-type="float" office:value="7191.2401399612427" table:style-name="ce10">
            <text:p>7.191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90640.20176410675" table:style-name="ce10">
            <text:p>90.640</text:p>
          </table:table-cell>
          <table:table-cell office:value-type="float" office:value="586226.21140956879" table:style-name="ce10">
            <text:p>586.2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40742.0866317749" table:style-name="ce10">
            <text:p>340.742</text:p>
          </table:table-cell>
          <table:table-cell office:value-type="float" office:value="341873.00665378571" table:style-name="ce10">
            <text:p>341.873</text:p>
          </table:table-cell>
          <table:table-cell office:value-type="float" office:value="6601.2801284790039" table:style-name="ce10">
            <text:p>6.601</text:p>
          </table:table-cell>
          <table:table-cell office:value-type="float" office:value="1266.1600246429443" table:style-name="ce10">
            <text:p>1.266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91898.08762741089" table:style-name="ce10">
            <text:p>391.898</text:p>
          </table:table-cell>
          <table:table-cell office:value-type="float" office:value="54868.241067886353" table:style-name="ce10">
            <text:p>54.8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6092.48770904541" table:style-name="ce10">
            <text:p>396.092</text:p>
          </table:table-cell>
          <table:table-cell office:value-type="float" office:value="35281.960686683655" table:style-name="ce10">
            <text:p>35.28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5339.08477497101" table:style-name="ce10">
            <text:p>245.339</text:p>
          </table:table-cell>
          <table:table-cell office:value-type="float" office:value="257054.00500297546" table:style-name="ce10">
            <text:p>257.0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9370.72504806519" table:style-name="ce10">
            <text:p>259.371</text:p>
          </table:table-cell>
          <table:table-cell office:value-type="float" office:value="234584.56456565857" table:style-name="ce10">
            <text:p>234.585</text:p>
          </table:table-cell>
          <table:table-cell office:value-type="float" office:value="1381.8000268936157" table:style-name="ce10">
            <text:p>1.382</text:p>
          </table:table-cell>
          <table:table-cell office:value-type="string" table:style-name="ce10">
            <text:p>-</text:p>
          </table:table-cell>
          <table:table-cell office:value-type="float" office:value="390580.96760177612" table:style-name="ce10">
            <text:p>390.581</text:p>
          </table:table-cell>
          <table:table-cell office:value-type="float" office:value="66361.6812915802" table:style-name="ce10">
            <text:p>66.3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4418.04436779022" table:style-name="ce10">
            <text:p>224.418</text:p>
          </table:table-cell>
          <table:table-cell office:value-type="float" office:value="223406.68434810638" table:style-name="ce10">
            <text:p>223.407</text:p>
          </table:table-cell>
          <table:table-cell office:value-type="float" office:value="211.68000411987305" table:style-name="ce10">
            <text:p>212</text:p>
          </table:table-cell>
          <table:table-cell office:value-type="string" table:style-name="ce10">
            <text:p>-</text:p>
          </table:table-cell>
          <table:table-cell office:value-type="float" office:value="209308.40407371521" table:style-name="ce10">
            <text:p>209.308</text:p>
          </table:table-cell>
          <table:table-cell office:value-type="float" office:value="317498.44617938995" table:style-name="ce10">
            <text:p>317.498</text:p>
          </table:table-cell>
          <table:table-cell office:value-type="float" office:value="109.76000213623047" table:style-name="ce10">
            <text:p>110</text:p>
          </table:table-cell>
          <table:table-cell office:value-type="string" table:style-name="ce10">
            <text:p>-</text:p>
          </table:table-cell>
          <table:table-cell office:value-type="float" office:value="331022.44644260406" table:style-name="ce10">
            <text:p>331.022</text:p>
          </table:table-cell>
          <table:table-cell office:value-type="float" office:value="119563.92232704163" table:style-name="ce10">
            <text:p>119.564</text:p>
          </table:table-cell>
          <table:table-cell office:value-type="float" office:value="1871.8000364303589" table:style-name="ce10">
            <text:p>1.872</text:p>
          </table:table-cell>
          <table:table-cell office:value-type="string" table:style-name="ce10">
            <text:p>-</text:p>
          </table:table-cell>
          <table:table-cell office:value-type="float" office:value="345101.12671661377" table:style-name="ce10">
            <text:p>345.101</text:p>
          </table:table-cell>
          <table:table-cell office:value-type="float" office:value="81157.721579551697" table:style-name="ce10">
            <text:p>81.158</text:p>
          </table:table-cell>
          <table:table-cell office:value-type="float" office:value="7222.6001405715942" table:style-name="ce10">
            <text:p>7.223</text:p>
          </table:table-cell>
          <table:table-cell office:value-type="string" table:style-name="ce10">
            <text:p>-</text:p>
          </table:table-cell>
          <table:table-cell office:value-type="float" office:value="234741.36456871033" table:style-name="ce10">
            <text:p>234.741</text:p>
          </table:table-cell>
          <table:table-cell office:value-type="float" office:value="196433.16382312775" table:style-name="ce10">
            <text:p>196.433</text:p>
          </table:table-cell>
          <table:table-cell office:value-type="float" office:value="7169.680139541626" table:style-name="ce10">
            <text:p>7.170</text:p>
          </table:table-cell>
          <table:table-cell office:value-type="float" office:value="0" table:style-name="ce10">
            <text:p>0</text:p>
          </table:table-cell>
          <table:table-cell office:value-type="float" office:value="58929.36114692688" table:style-name="ce10">
            <text:p>58.929</text:p>
          </table:table-cell>
          <table:table-cell office:value-type="float" office:value="389261.88757610321" table:style-name="ce10">
            <text:p>389.26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9898.2842798233" table:style-name="ce10">
            <text:p>219.898</text:p>
          </table:table-cell>
          <table:table-cell office:value-type="float" office:value="248996.44484615326" table:style-name="ce10">
            <text:p>248.996</text:p>
          </table:table-cell>
          <table:table-cell office:value-type="float" office:value="1036.8400201797485" table:style-name="ce10">
            <text:p>1.037</text:p>
          </table:table-cell>
          <table:table-cell office:value-type="float" office:value="1189.7200231552124" table:style-name="ce10">
            <text:p>1.19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6709.20460700989" table:style-name="ce10">
            <text:p>236.709</text:p>
          </table:table-cell>
          <table:table-cell office:value-type="float" office:value="64840.721261978149" table:style-name="ce10">
            <text:p>64.841</text:p>
          </table:table-cell>
          <table:table-cell office:value-type="float" office:value="697.76001358032227" table:style-name="ce10">
            <text:p>698</text:p>
          </table:table-cell>
          <table:table-cell office:value-type="string" table:style-name="ce10">
            <text:p>-</text:p>
          </table:table-cell>
          <table:table-cell office:value-type="float" office:value="249353.16485309601" table:style-name="ce10">
            <text:p>249.353</text:p>
          </table:table-cell>
          <table:table-cell office:value-type="float" office:value="34921.320679664612" table:style-name="ce10">
            <text:p>34.92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1292.16352844238" table:style-name="ce10">
            <text:p>181.292</text:p>
          </table:table-cell>
          <table:table-cell office:value-type="float" office:value="166464.76323986053" table:style-name="ce10">
            <text:p>166.465</text:p>
          </table:table-cell>
          <table:table-cell office:value-type="float" office:value="956.48001861572266" table:style-name="ce10">
            <text:p>956</text:p>
          </table:table-cell>
          <table:table-cell office:value-type="string" table:style-name="ce10">
            <text:p>-</text:p>
          </table:table-cell>
          <table:table-cell office:value-type="float" office:value="221832.80431747437" table:style-name="ce10">
            <text:p>221.833</text:p>
          </table:table-cell>
          <table:table-cell office:value-type="float" office:value="84668.081647872925" table:style-name="ce10">
            <text:p>84.668</text:p>
          </table:table-cell>
          <table:table-cell office:value-type="float" office:value="203.84000396728516" table:style-name="ce10">
            <text:p>204</text:p>
          </table:table-cell>
          <table:table-cell office:value-type="string" table:style-name="ce10">
            <text:p>-</text:p>
          </table:table-cell>
          <table:table-cell office:value-type="float" office:value="245109.76477050781" table:style-name="ce10">
            <text:p>245.110</text:p>
          </table:table-cell>
          <table:table-cell office:value-type="float" office:value="64519.281255722046" table:style-name="ce10">
            <text:p>64.519</text:p>
          </table:table-cell>
          <table:table-cell office:value-type="float" office:value="127.40000247955322" table:style-name="ce10">
            <text:p>127</text:p>
          </table:table-cell>
          <table:table-cell office:value-type="string" table:style-name="ce10">
            <text:p>-</text:p>
          </table:table-cell>
          <table:table-cell office:value-type="float" office:value="135728.04264163971" table:style-name="ce10">
            <text:p>135.728</text:p>
          </table:table-cell>
          <table:table-cell office:value-type="float" office:value="195758.92381000519" table:style-name="ce10">
            <text:p>195.759</text:p>
          </table:table-cell>
          <table:table-cell office:value-type="float" office:value="733.04001426696777" table:style-name="ce10">
            <text:p>733</text:p>
          </table:table-cell>
          <table:table-cell office:value-type="string" table:style-name="ce10">
            <text:p>-</text:p>
          </table:table-cell>
          <table:table-cell office:value-type="float" office:value="162699.6031665802" table:style-name="ce10">
            <text:p>162.700</text:p>
          </table:table-cell>
          <table:table-cell office:value-type="float" office:value="175635.60341835022" table:style-name="ce10">
            <text:p>175.636</text:p>
          </table:table-cell>
          <table:table-cell office:value-type="float" office:value="5876.080114364624" table:style-name="ce10">
            <text:p>5.876</text:p>
          </table:table-cell>
          <table:table-cell office:value-type="string" table:style-name="ce10">
            <text:p>-</text:p>
          </table:table-cell>
          <table:table-cell office:value-type="float" office:value="213003.00414562225" table:style-name="ce10">
            <text:p>213.003</text:p>
          </table:table-cell>
          <table:table-cell office:value-type="float" office:value="156464.84304523468" table:style-name="ce10">
            <text:p>156.465</text:p>
          </table:table-cell>
          <table:table-cell office:value-type="float" office:value="3755.3600730895996" table:style-name="ce10">
            <text:p>3.755</text:p>
          </table:table-cell>
          <table:table-cell office:value-type="string" table:style-name="ce10">
            <text:p>-</text:p>
          </table:table-cell>
          <table:table-cell office:value-type="float" office:value="217093.52422523499" table:style-name="ce10">
            <text:p>217.094</text:p>
          </table:table-cell>
          <table:table-cell office:value-type="float" office:value="138115.32268810272" table:style-name="ce10">
            <text:p>138.115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171703.84334182739" table:style-name="ce10">
            <text:p>171.704</text:p>
          </table:table-cell>
          <table:table-cell office:value-type="float" office:value="156427.60304450989" table:style-name="ce10">
            <text:p>156.428</text:p>
          </table:table-cell>
          <table:table-cell office:value-type="float" office:value="546.84001064300537" table:style-name="ce10">
            <text:p>547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52018.401012420654" table:style-name="ce10">
            <text:p>52.018</text:p>
          </table:table-cell>
          <table:table-cell office:value-type="float" office:value="241266.2046957016" table:style-name="ce10">
            <text:p>241.2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7544.80306625366" table:style-name="ce10">
            <text:p>157.545</text:p>
          </table:table-cell>
          <table:table-cell office:value-type="float" office:value="138303.48269176483" table:style-name="ce10">
            <text:p>138.303</text:p>
          </table:table-cell>
          <table:table-cell office:value-type="float" office:value="6554.2401275634766" table:style-name="ce10">
            <text:p>6.554</text:p>
          </table:table-cell>
          <table:table-cell office:value-type="float" office:value="433.16000843048096" table:style-name="ce10">
            <text:p>43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2710.281025886536" table:style-name="ce10">
            <text:p>52.710</text:p>
          </table:table-cell>
          <table:table-cell office:value-type="float" office:value="34076.560663223267" table:style-name="ce10">
            <text:p>34.077</text:p>
          </table:table-cell>
          <table:table-cell office:value-type="float" office:value="393.9600076675415" table:style-name="ce10">
            <text:p>394</text:p>
          </table:table-cell>
          <table:table-cell office:value-type="string" table:style-name="ce10">
            <text:p>-</text:p>
          </table:table-cell>
          <table:table-cell office:value-type="float" office:value="70218.961366653442" table:style-name="ce10">
            <text:p>70.219</text:p>
          </table:table-cell>
          <table:table-cell office:value-type="float" office:value="11083.80021572113" table:style-name="ce10">
            <text:p>11.08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4329.320862770081" table:style-name="ce10">
            <text:p>44.329</text:p>
          </table:table-cell>
          <table:table-cell office:value-type="float" office:value="37312.520726203918" table:style-name="ce10">
            <text:p>37.313</text:p>
          </table:table-cell>
          <table:table-cell office:value-type="float" office:value="395.92000770568848" table:style-name="ce10">
            <text:p>396</text:p>
          </table:table-cell>
          <table:table-cell office:value-type="string" table:style-name="ce10">
            <text:p>-</text:p>
          </table:table-cell>
          <table:table-cell office:value-type="float" office:value="55130.881072998047" table:style-name="ce10">
            <text:p>55.131</text:p>
          </table:table-cell>
          <table:table-cell office:value-type="float" office:value="28163.24054813385" table:style-name="ce10">
            <text:p>28.16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5893.321087837219" table:style-name="ce10">
            <text:p>55.893</text:p>
          </table:table-cell>
          <table:table-cell office:value-type="float" office:value="34693.960675239563" table:style-name="ce10">
            <text:p>34.6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491.680690765381" table:style-name="ce10">
            <text:p>35.492</text:p>
          </table:table-cell>
          <table:table-cell office:value-type="float" office:value="43982.400856018066" table:style-name="ce10">
            <text:p>43.982</text:p>
          </table:table-cell>
          <table:table-cell office:value-type="float" office:value="211.68000411987305" table:style-name="ce10">
            <text:p>212</text:p>
          </table:table-cell>
          <table:table-cell office:value-type="string" table:style-name="ce10">
            <text:p>-</text:p>
          </table:table-cell>
          <table:table-cell office:value-type="float" office:value="37032.240720748901" table:style-name="ce10">
            <text:p>37.032</text:p>
          </table:table-cell>
          <table:table-cell office:value-type="float" office:value="43133.720839500427" table:style-name="ce10">
            <text:p>43.134</text:p>
          </table:table-cell>
          <table:table-cell office:value-type="float" office:value="343.00000667572021" table:style-name="ce10">
            <text:p>343</text:p>
          </table:table-cell>
          <table:table-cell office:value-type="string" table:style-name="ce10">
            <text:p>-</text:p>
          </table:table-cell>
          <table:table-cell office:value-type="float" office:value="53762.80104637146" table:style-name="ce10">
            <text:p>53.763</text:p>
          </table:table-cell>
          <table:table-cell office:value-type="float" office:value="51630.321004867554" table:style-name="ce10">
            <text:p>51.6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5871.681282043457" table:style-name="ce10">
            <text:p>65.872</text:p>
          </table:table-cell>
          <table:table-cell office:value-type="float" office:value="14629.440284729004" table:style-name="ce10">
            <text:p>14.6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7475.120923995972" table:style-name="ce10">
            <text:p>47.475</text:p>
          </table:table-cell>
          <table:table-cell office:value-type="float" office:value="31850.000619888306" table:style-name="ce10">
            <text:p>31.85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852.520211219788" table:style-name="ce10">
            <text:p>10.853</text:p>
          </table:table-cell>
          <table:table-cell office:value-type="float" office:value="70610.961374282837" table:style-name="ce10">
            <text:p>70.6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8827.441144943237" table:style-name="ce10">
            <text:p>58.827</text:p>
          </table:table-cell>
          <table:table-cell office:value-type="float" office:value="31924.480621337891" table:style-name="ce10">
            <text:p>31.924</text:p>
          </table:table-cell>
          <table:table-cell office:value-type="float" office:value="2949.8000574111938" table:style-name="ce10">
            <text:p>2.95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9860.201554298401" table:style-name="ce10">
            <text:p>79.860</text:p>
          </table:table-cell>
          <table:table-cell office:value-type="float" office:value="26540.360516548157" table:style-name="ce10">
            <text:p>26.5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9801.321747779846" table:style-name="ce10">
            <text:p>89.801</text:p>
          </table:table-cell>
          <table:table-cell office:value-type="float" office:value="17242.120335578918" table:style-name="ce10">
            <text:p>17.2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1981.001400947571" table:style-name="ce10">
            <text:p>71.981</text:p>
          </table:table-cell>
          <table:table-cell office:value-type="float" office:value="41599.040809631348" table:style-name="ce10">
            <text:p>41.5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3931.121633529663" table:style-name="ce10">
            <text:p>83.931</text:p>
          </table:table-cell>
          <table:table-cell office:value-type="float" office:value="28363.160552024841" table:style-name="ce10">
            <text:p>28.363</text:p>
          </table:table-cell>
          <table:table-cell office:value-type="float" office:value="203.84000396728516" table:style-name="ce10">
            <text:p>204</text:p>
          </table:table-cell>
          <table:table-cell office:value-type="string" table:style-name="ce10">
            <text:p>-</text:p>
          </table:table-cell>
          <table:table-cell office:value-type="float" office:value="84025.201635360718" table:style-name="ce10">
            <text:p>84.025</text:p>
          </table:table-cell>
          <table:table-cell office:value-type="float" office:value="20125.280391693115" table:style-name="ce10">
            <text:p>20.1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6710.720909118652" table:style-name="ce10">
            <text:p>46.711</text:p>
          </table:table-cell>
          <table:table-cell office:value-type="float" office:value="54352.761057853699" table:style-name="ce10">
            <text:p>54.3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7547.481314659119" table:style-name="ce10">
            <text:p>67.547</text:p>
          </table:table-cell>
          <table:table-cell office:value-type="float" office:value="46301.080901145935" table:style-name="ce10">
            <text:p>46.301</text:p>
          </table:table-cell>
          <table:table-cell office:value-type="float" office:value="164.6400032043457" table:style-name="ce10">
            <text:p>165</text:p>
          </table:table-cell>
          <table:table-cell office:value-type="string" table:style-name="ce10">
            <text:p>-</text:p>
          </table:table-cell>
          <table:table-cell office:value-type="float" office:value="93247.001814842224" table:style-name="ce10">
            <text:p>93.247</text:p>
          </table:table-cell>
          <table:table-cell office:value-type="float" office:value="24037.440467834473" table:style-name="ce10">
            <text:p>24.0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0616.681763648987" table:style-name="ce10">
            <text:p>90.617</text:p>
          </table:table-cell>
          <table:table-cell office:value-type="float" office:value="21912.800426483154" table:style-name="ce10">
            <text:p>21.913</text:p>
          </table:table-cell>
          <table:table-cell office:value-type="float" office:value="346.92000675201416" table:style-name="ce10">
            <text:p>347</text:p>
          </table:table-cell>
          <table:table-cell office:value-type="string" table:style-name="ce10">
            <text:p>-</text:p>
          </table:table-cell>
          <table:table-cell office:value-type="float" office:value="73029.601421356201" table:style-name="ce10">
            <text:p>73.030</text:p>
          </table:table-cell>
          <table:table-cell office:value-type="float" office:value="31934.280621528625" table:style-name="ce10">
            <text:p>31.934</text:p>
          </table:table-cell>
          <table:table-cell office:value-type="float" office:value="546.84001064300537" table:style-name="ce10">
            <text:p>547</text:p>
          </table:table-cell>
          <table:table-cell office:value-type="float" office:value="0" table:style-name="ce10">
            <text:p>0</text:p>
          </table:table-cell>
          <table:table-cell office:value-type="float" office:value="18410.280358314514" table:style-name="ce10">
            <text:p>18.410</text:p>
          </table:table-cell>
          <table:table-cell office:value-type="float" office:value="84119.281637191772" table:style-name="ce10">
            <text:p>84.11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2110.441208839417" table:style-name="ce10">
            <text:p>62.110</text:p>
          </table:table-cell>
          <table:table-cell office:value-type="float" office:value="42083.16081905365" table:style-name="ce10">
            <text:p>42.083</text:p>
          </table:table-cell>
          <table:table-cell office:value-type="float" office:value="0" table:style-name="ce10">
            <text:p>0</text:p>
          </table:table-cell>
          <table:table-cell office:value-type="float" office:value="1189.7200231552124" table:style-name="ce10">
            <text:p>1.19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3616.80337905884" table:style-name="ce10">
            <text:p>173.617</text:p>
          </table:table-cell>
          <table:table-cell office:value-type="float" office:value="44207.800860404968" table:style-name="ce10">
            <text:p>44.208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175147.56340885162" table:style-name="ce10">
            <text:p>175.148</text:p>
          </table:table-cell>
          <table:table-cell office:value-type="float" office:value="28927.640563011169" table:style-name="ce10">
            <text:p>28.9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3228.96278762817" table:style-name="ce10">
            <text:p>143.229</text:p>
          </table:table-cell>
          <table:table-cell office:value-type="float" office:value="88543.00172328949" table:style-name="ce10">
            <text:p>88.5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0529.96292972565" table:style-name="ce10">
            <text:p>150.530</text:p>
          </table:table-cell>
          <table:table-cell office:value-type="float" office:value="60859.961184501648" table:style-name="ce10">
            <text:p>60.860</text:p>
          </table:table-cell>
          <table:table-cell office:value-type="float" office:value="1068.2000207901001" table:style-name="ce10">
            <text:p>1.068</text:p>
          </table:table-cell>
          <table:table-cell office:value-type="string" table:style-name="ce10">
            <text:p>-</text:p>
          </table:table-cell>
          <table:table-cell office:value-type="float" office:value="168060.20327091217" table:style-name="ce10">
            <text:p>168.060</text:p>
          </table:table-cell>
          <table:table-cell office:value-type="float" office:value="48872.600951194763" table:style-name="ce10">
            <text:p>48.873</text:p>
          </table:table-cell>
          <table:table-cell office:value-type="float" office:value="127.40000247955322" table:style-name="ce10">
            <text:p>127</text:p>
          </table:table-cell>
          <table:table-cell office:value-type="string" table:style-name="ce10">
            <text:p>-</text:p>
          </table:table-cell>
          <table:table-cell office:value-type="float" office:value="80377.641564369202" table:style-name="ce10">
            <text:p>80.378</text:p>
          </table:table-cell>
          <table:table-cell office:value-type="float" office:value="141655.08275699615" table:style-name="ce10">
            <text:p>141.655</text:p>
          </table:table-cell>
          <table:table-cell office:value-type="float" office:value="670.32001304626465" table:style-name="ce10">
            <text:p>670</text:p>
          </table:table-cell>
          <table:table-cell office:value-type="string" table:style-name="ce10">
            <text:p>-</text:p>
          </table:table-cell>
          <table:table-cell office:value-type="float" office:value="110434.24214935303" table:style-name="ce10">
            <text:p>110.434</text:p>
          </table:table-cell>
          <table:table-cell office:value-type="float" office:value="105130.48204612732" table:style-name="ce10">
            <text:p>105.1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1302.04333400726" table:style-name="ce10">
            <text:p>171.302</text:p>
          </table:table-cell>
          <table:table-cell office:value-type="float" office:value="61555.761198043823" table:style-name="ce10">
            <text:p>61.556</text:p>
          </table:table-cell>
          <table:table-cell office:value-type="float" office:value="3755.3600730895996" table:style-name="ce10">
            <text:p>3.755</text:p>
          </table:table-cell>
          <table:table-cell office:value-type="string" table:style-name="ce10">
            <text:p>-</text:p>
          </table:table-cell>
          <table:table-cell office:value-type="float" office:value="173005.28336715698" table:style-name="ce10">
            <text:p>173.005</text:p>
          </table:table-cell>
          <table:table-cell office:value-type="float" office:value="36111.040702819824" table:style-name="ce10">
            <text:p>36.111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134261.96261310577" table:style-name="ce10">
            <text:p>134.262</text:p>
          </table:table-cell>
          <table:table-cell office:value-type="float" office:value="75973.521478652954" table:style-name="ce10">
            <text:p>75.97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868.040600776672" table:style-name="ce10">
            <text:p>30.868</text:p>
          </table:table-cell>
          <table:table-cell office:value-type="float" office:value="172840.64336395264" table:style-name="ce10">
            <text:p>172.8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5861.40244960785" table:style-name="ce10">
            <text:p>125.861</text:p>
          </table:table-cell>
          <table:table-cell office:value-type="float" office:value="83837.041631698608" table:style-name="ce10">
            <text:p>83.8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43425.69057655334" table:style-name="ce10">
            <text:p>543.426</text:p>
          </table:table-cell>
          <table:table-cell office:value-type="float" office:value="68041.401324272156" table:style-name="ce10">
            <text:p>68.0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51900.73074150085" table:style-name="ce10">
            <text:p>551.901</text:p>
          </table:table-cell>
          <table:table-cell office:value-type="float" office:value="39599.840770721436" table:style-name="ce10">
            <text:p>39.6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9893.56622600555" table:style-name="ce10">
            <text:p>319.894</text:p>
          </table:table-cell>
          <table:table-cell office:value-type="float" office:value="381939.32743358612" table:style-name="ce10">
            <text:p>381.939</text:p>
          </table:table-cell>
          <table:table-cell office:value-type="float" office:value="870.24001693725586" table:style-name="ce10">
            <text:p>870</text:p>
          </table:table-cell>
          <table:table-cell office:value-type="string" table:style-name="ce10">
            <text:p>-</text:p>
          </table:table-cell>
          <table:table-cell office:value-type="float" office:value="384491.24748325348" table:style-name="ce10">
            <text:p>384.491</text:p>
          </table:table-cell>
          <table:table-cell office:value-type="float" office:value="245011.76476860046" table:style-name="ce10">
            <text:p>245.0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46565.61063766479" table:style-name="ce10">
            <text:p>546.566</text:p>
          </table:table-cell>
          <table:table-cell office:value-type="float" office:value="76898.641496658325" table:style-name="ce10">
            <text:p>76.8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6781.3255815506" table:style-name="ce10">
            <text:p>286.781</text:p>
          </table:table-cell>
          <table:table-cell office:value-type="float" office:value="346322.20674037933" table:style-name="ce10">
            <text:p>346.3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5828.76556301117" table:style-name="ce10">
            <text:p>285.829</text:p>
          </table:table-cell>
          <table:table-cell office:value-type="float" office:value="444202.648645401" table:style-name="ce10">
            <text:p>444.203</text:p>
          </table:table-cell>
          <table:table-cell office:value-type="float" office:value="5864.3201141357422" table:style-name="ce10">
            <text:p>5.864</text:p>
          </table:table-cell>
          <table:table-cell office:value-type="string" table:style-name="ce10">
            <text:p>-</text:p>
          </table:table-cell>
          <table:table-cell office:value-type="float" office:value="411272.68800449371" table:style-name="ce10">
            <text:p>411.273</text:p>
          </table:table-cell>
          <table:table-cell office:value-type="float" office:value="238065.52463340759" table:style-name="ce10">
            <text:p>238.066</text:p>
          </table:table-cell>
          <table:table-cell office:value-type="float" office:value="1871.8000364303589" table:style-name="ce10">
            <text:p>1.872</text:p>
          </table:table-cell>
          <table:table-cell office:value-type="string" table:style-name="ce10">
            <text:p>-</text:p>
          </table:table-cell>
          <table:table-cell office:value-type="float" office:value="425216.12827587128" table:style-name="ce10">
            <text:p>425.216</text:p>
          </table:table-cell>
          <table:table-cell office:value-type="float" office:value="193514.7237663269" table:style-name="ce10">
            <text:p>193.515</text:p>
          </table:table-cell>
          <table:table-cell office:value-type="float" office:value="7169.680139541626" table:style-name="ce10">
            <text:p>7.170</text:p>
          </table:table-cell>
          <table:table-cell office:value-type="string" table:style-name="ce10">
            <text:p>-</text:p>
          </table:table-cell>
          <table:table-cell office:value-type="float" office:value="307755.28598976135" table:style-name="ce10">
            <text:p>307.755</text:p>
          </table:table-cell>
          <table:table-cell office:value-type="float" office:value="314366.36611843109" table:style-name="ce10">
            <text:p>314.366</text:p>
          </table:table-cell>
          <table:table-cell office:value-type="float" office:value="7169.680139541626" table:style-name="ce10">
            <text:p>7.170</text:p>
          </table:table-cell>
          <table:table-cell office:value-type="float" office:value="0" table:style-name="ce10">
            <text:p>0</text:p>
          </table:table-cell>
          <table:table-cell office:value-type="float" office:value="80632.441569328308" table:style-name="ce10">
            <text:p>80.632</text:p>
          </table:table-cell>
          <table:table-cell office:value-type="float" office:value="536622.5304441452" table:style-name="ce10">
            <text:p>536.62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4235.20572662354" table:style-name="ce10">
            <text:p>294.235</text:p>
          </table:table-cell>
          <table:table-cell office:value-type="float" office:value="321765.36626243591" table:style-name="ce10">
            <text:p>321.765</text:p>
          </table:table-cell>
          <table:table-cell office:value-type="float" office:value="5905.4801149368286" table:style-name="ce10">
            <text:p>5.905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3321.32220554352" table:style-name="ce10">
            <text:p>113.321</text:p>
          </table:table-cell>
          <table:table-cell office:value-type="float" office:value="25417.280494689941" table:style-name="ce10">
            <text:p>25.4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1825.76237106323" table:style-name="ce10">
            <text:p>121.826</text:p>
          </table:table-cell>
          <table:table-cell office:value-type="float" office:value="10315.480200767517" table:style-name="ce10">
            <text:p>10.3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0269.761756896973" table:style-name="ce10">
            <text:p>90.270</text:p>
          </table:table-cell>
          <table:table-cell office:value-type="float" office:value="56344.121096611023" table:style-name="ce10">
            <text:p>56.3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4916.921847343445" table:style-name="ce10">
            <text:p>94.917</text:p>
          </table:table-cell>
          <table:table-cell office:value-type="float" office:value="42912.240835189819" table:style-name="ce10">
            <text:p>42.912</text:p>
          </table:table-cell>
          <table:table-cell office:value-type="float" office:value="876.12001705169678" table:style-name="ce10">
            <text:p>876</text:p>
          </table:table-cell>
          <table:table-cell office:value-type="string" table:style-name="ce10">
            <text:p>-</text:p>
          </table:table-cell>
          <table:table-cell office:value-type="float" office:value="113499.68220901489" table:style-name="ce10">
            <text:p>113.500</text:p>
          </table:table-cell>
          <table:table-cell office:value-type="float" office:value="25687.760499954224" table:style-name="ce10">
            <text:p>25.6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6214.761094093323" table:style-name="ce10">
            <text:p>56.215</text:p>
          </table:table-cell>
          <table:table-cell office:value-type="float" office:value="83486.2016248703" table:style-name="ce10">
            <text:p>83.486</text:p>
          </table:table-cell>
          <table:table-cell office:value-type="float" office:value="299.88000583648682" table:style-name="ce10">
            <text:p>300</text:p>
          </table:table-cell>
          <table:table-cell office:value-type="string" table:style-name="ce10">
            <text:p>-</text:p>
          </table:table-cell>
          <table:table-cell office:value-type="float" office:value="88552.801723480225" table:style-name="ce10">
            <text:p>88.553</text:p>
          </table:table-cell>
          <table:table-cell office:value-type="float" office:value="51161.880995750427" table:style-name="ce10">
            <text:p>51.1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2237.52198982239" table:style-name="ce10">
            <text:p>102.238</text:p>
          </table:table-cell>
          <table:table-cell office:value-type="float" office:value="54233.201055526733" table:style-name="ce10">
            <text:p>54.2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1643.56217288971" table:style-name="ce10">
            <text:p>111.644</text:p>
          </table:table-cell>
          <table:table-cell office:value-type="float" office:value="22841.840444564819" table:style-name="ce10">
            <text:p>22.842</text:p>
          </table:table-cell>
          <table:table-cell office:value-type="float" office:value="797.72001552581787" table:style-name="ce10">
            <text:p>798</text:p>
          </table:table-cell>
          <table:table-cell office:value-type="string" table:style-name="ce10">
            <text:p>-</text:p>
          </table:table-cell>
          <table:table-cell office:value-type="float" office:value="89862.081748962402" table:style-name="ce10">
            <text:p>89.862</text:p>
          </table:table-cell>
          <table:table-cell office:value-type="float" office:value="46563.720906257629" table:style-name="ce10">
            <text:p>46.564</text:p>
          </table:table-cell>
          <table:table-cell office:value-type="float" office:value="0" table:style-name="ce10">
            <text:p>0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17447.920339584351" table:style-name="ce10">
            <text:p>17.448</text:p>
          </table:table-cell>
          <table:table-cell office:value-type="float" office:value="117309.92228317261" table:style-name="ce10">
            <text:p>117.3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9815.121553421021" table:style-name="ce10">
            <text:p>79.815</text:p>
          </table:table-cell>
          <table:table-cell office:value-type="float" office:value="59374.281155586243" table:style-name="ce10">
            <text:p>59.374</text:p>
          </table:table-cell>
          <table:table-cell office:value-type="float" office:value="0" table:style-name="ce10">
            <text:p>0</text:p>
          </table:table-cell>
          <table:table-cell office:value-type="float" office:value="433.16000843048096" table:style-name="ce10">
            <text:p>43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0752.28565883636" table:style-name="ce10">
            <text:p>290.752</text:p>
          </table:table-cell>
          <table:table-cell office:value-type="float" office:value="83850.761631965637" table:style-name="ce10">
            <text:p>83.85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29225.12640762329" table:style-name="ce10">
            <text:p>329.225</text:p>
          </table:table-cell>
          <table:table-cell office:value-type="float" office:value="39245.080763816833" table:style-name="ce10">
            <text:p>39.2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8236.28405284882" table:style-name="ce10">
            <text:p>208.236</text:p>
          </table:table-cell>
          <table:table-cell office:value-type="float" office:value="168260.12327480316" table:style-name="ce10">
            <text:p>168.260</text:p>
          </table:table-cell>
          <table:table-cell office:value-type="float" office:value="870.24001693725586" table:style-name="ce10">
            <text:p>870</text:p>
          </table:table-cell>
          <table:table-cell office:value-type="string" table:style-name="ce10">
            <text:p>-</text:p>
          </table:table-cell>
          <table:table-cell office:value-type="float" office:value="227704.9644317627" table:style-name="ce10">
            <text:p>227.705</text:p>
          </table:table-cell>
          <table:table-cell office:value-type="float" office:value="142386.16277122498" table:style-name="ce10">
            <text:p>142.386</text:p>
          </table:table-cell>
          <table:table-cell office:value-type="float" office:value="876.12001705169678" table:style-name="ce10">
            <text:p>876</text:p>
          </table:table-cell>
          <table:table-cell office:value-type="string" table:style-name="ce10">
            <text:p>-</text:p>
          </table:table-cell>
          <table:table-cell office:value-type="float" office:value="297923.92579841614" table:style-name="ce10">
            <text:p>297.924</text:p>
          </table:table-cell>
          <table:table-cell office:value-type="float" office:value="85158.081657409668" table:style-name="ce10">
            <text:p>85.1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6996.08286094666" table:style-name="ce10">
            <text:p>146.996</text:p>
          </table:table-cell>
          <table:table-cell office:value-type="float" office:value="234088.68455600739" table:style-name="ce10">
            <text:p>234.089</text:p>
          </table:table-cell>
          <table:table-cell office:value-type="float" office:value="564.48001098632813" table:style-name="ce10">
            <text:p>564</text:p>
          </table:table-cell>
          <table:table-cell office:value-type="string" table:style-name="ce10">
            <text:p>-</text:p>
          </table:table-cell>
          <table:table-cell office:value-type="float" office:value="188424.60366725922" table:style-name="ce10">
            <text:p>188.425</text:p>
          </table:table-cell>
          <table:table-cell office:value-type="float" office:value="187560.2436504364" table:style-name="ce10">
            <text:p>187.560</text:p>
          </table:table-cell>
          <table:table-cell office:value-type="float" office:value="5878.040114402771" table:style-name="ce10">
            <text:p>5.878</text:p>
          </table:table-cell>
          <table:table-cell office:value-type="string" table:style-name="ce10">
            <text:p>-</text:p>
          </table:table-cell>
          <table:table-cell office:value-type="float" office:value="260534.96507072449" table:style-name="ce10">
            <text:p>260.535</text:p>
          </table:table-cell>
          <table:table-cell office:value-type="float" office:value="140984.76274394989" table:style-name="ce10">
            <text:p>140.985</text:p>
          </table:table-cell>
          <table:table-cell office:value-type="float" office:value="1871.8000364303589" table:style-name="ce10">
            <text:p>1.872</text:p>
          </table:table-cell>
          <table:table-cell office:value-type="string" table:style-name="ce10">
            <text:p>-</text:p>
          </table:table-cell>
          <table:table-cell office:value-type="float" office:value="292841.64569950104" table:style-name="ce10">
            <text:p>292.842</text:p>
          </table:table-cell>
          <table:table-cell office:value-type="float" office:value="76475.281488418579" table:style-name="ce10">
            <text:p>76.475</text:p>
          </table:table-cell>
          <table:table-cell office:value-type="float" office:value="7222.6001405715942" table:style-name="ce10">
            <text:p>7.223</text:p>
          </table:table-cell>
          <table:table-cell office:value-type="string" table:style-name="ce10">
            <text:p>-</text:p>
          </table:table-cell>
          <table:table-cell office:value-type="float" office:value="228351.7644443512" table:style-name="ce10">
            <text:p>228.352</text:p>
          </table:table-cell>
          <table:table-cell office:value-type="float" office:value="145357.52282905579" table:style-name="ce10">
            <text:p>145.358</text:p>
          </table:table-cell>
          <table:table-cell office:value-type="float" office:value="7169.680139541626" table:style-name="ce10">
            <text:p>7.170</text:p>
          </table:table-cell>
          <table:table-cell office:value-type="float" office:value="0" table:style-name="ce10">
            <text:p>0</text:p>
          </table:table-cell>
          <table:table-cell office:value-type="float" office:value="49934.920971870422" table:style-name="ce10">
            <text:p>49.935</text:p>
          </table:table-cell>
          <table:table-cell office:value-type="float" office:value="315340.48613739014" table:style-name="ce10">
            <text:p>315.34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9955.44350242615" table:style-name="ce10">
            <text:p>179.955</text:p>
          </table:table-cell>
          <table:table-cell office:value-type="float" office:value="198181.48385715485" table:style-name="ce10">
            <text:p>198.181</text:p>
          </table:table-cell>
          <table:table-cell office:value-type="float" office:value="5864.3201141357422" table:style-name="ce10">
            <text:p>5.864</text:p>
          </table:table-cell>
          <table:table-cell office:value-type="float" office:value="1189.7200231552124" table:style-name="ce10">
            <text:p>1.19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70206.76720523834" table:style-name="ce10">
            <text:p>370.207</text:p>
          </table:table-cell>
          <table:table-cell office:value-type="float" office:value="51620.521004676819" table:style-name="ce10">
            <text:p>51.6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2970.36725902557" table:style-name="ce10">
            <text:p>372.970</text:p>
          </table:table-cell>
          <table:table-cell office:value-type="float" office:value="38774.68075466156" table:style-name="ce10">
            <text:p>38.77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3162.92609500885" table:style-name="ce10">
            <text:p>313.163</text:p>
          </table:table-cell>
          <table:table-cell office:value-type="float" office:value="114724.68223285675" table:style-name="ce10">
            <text:p>114.7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3284.28648662567" table:style-name="ce10">
            <text:p>333.284</text:p>
          </table:table-cell>
          <table:table-cell office:value-type="float" office:value="100857.68196296692" table:style-name="ce10">
            <text:p>100.858</text:p>
          </table:table-cell>
          <table:table-cell office:value-type="float" office:value="1068.2000207901001" table:style-name="ce10">
            <text:p>1.068</text:p>
          </table:table-cell>
          <table:table-cell office:value-type="string" table:style-name="ce10">
            <text:p>-</text:p>
          </table:table-cell>
          <table:table-cell office:value-type="float" office:value="367784.20715808868" table:style-name="ce10">
            <text:p>367.784</text:p>
          </table:table-cell>
          <table:table-cell office:value-type="float" office:value="58406.041136741638" table:style-name="ce10">
            <text:p>58.4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9709.88486003876" table:style-name="ce10">
            <text:p>249.710</text:p>
          </table:table-cell>
          <table:table-cell office:value-type="float" office:value="197407.28384208679" table:style-name="ce10">
            <text:p>197.407</text:p>
          </table:table-cell>
          <table:table-cell office:value-type="float" office:value="211.68000411987305" table:style-name="ce10">
            <text:p>212</text:p>
          </table:table-cell>
          <table:table-cell office:value-type="string" table:style-name="ce10">
            <text:p>-</text:p>
          </table:table-cell>
          <table:table-cell office:value-type="float" office:value="268486.68522548676" table:style-name="ce10">
            <text:p>268.487</text:p>
          </table:table-cell>
          <table:table-cell office:value-type="float" office:value="165059.44321250916" table:style-name="ce10">
            <text:p>165.0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0561.60701751709" table:style-name="ce10">
            <text:p>360.562</text:p>
          </table:table-cell>
          <table:table-cell office:value-type="float" office:value="76467.441488265991" table:style-name="ce10">
            <text:p>76.4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5730.04731273651" table:style-name="ce10">
            <text:p>375.730</text:p>
          </table:table-cell>
          <table:table-cell office:value-type="float" office:value="37908.360737800598" table:style-name="ce10">
            <text:p>37.90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3316.04551410675" table:style-name="ce10">
            <text:p>283.316</text:p>
          </table:table-cell>
          <table:table-cell office:value-type="float" office:value="125696.7624464035" table:style-name="ce10">
            <text:p>125.697</text:p>
          </table:table-cell>
          <table:table-cell office:value-type="float" office:value="178.36000347137451" table:style-name="ce10">
            <text:p>178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44901.640873908997" table:style-name="ce10">
            <text:p>44.902</text:p>
          </table:table-cell>
          <table:table-cell office:value-type="float" office:value="363037.08706569672" table:style-name="ce10">
            <text:p>363.0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4443.36475753784" table:style-name="ce10">
            <text:p>244.443</text:p>
          </table:table-cell>
          <table:table-cell office:value-type="float" office:value="174330.24339294434" table:style-name="ce10">
            <text:p>174.330</text:p>
          </table:table-cell>
          <table:table-cell office:value-type="float" office:value="2949.8000574111938" table:style-name="ce10">
            <text:p>2.950</text:p>
          </table:table-cell>
          <table:table-cell office:value-type="float" office:value="433.16000843048096" table:style-name="ce10">
            <text:p>43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21870.40821075439" table:style-name="ce10">
            <text:p>421.870</text:p>
          </table:table-cell>
          <table:table-cell office:value-type="float" office:value="93872.241827011108" table:style-name="ce10">
            <text:p>93.87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4179.12864494324" table:style-name="ce10">
            <text:p>444.179</text:p>
          </table:table-cell>
          <table:table-cell office:value-type="float" office:value="53019.961031913757" table:style-name="ce10">
            <text:p>53.02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43566.44668674469" table:style-name="ce10">
            <text:p>343.566</text:p>
          </table:table-cell>
          <table:table-cell office:value-type="float" office:value="185809.96361637115" table:style-name="ce10">
            <text:p>185.810</text:p>
          </table:table-cell>
          <table:table-cell office:value-type="float" office:value="870.24001693725586" table:style-name="ce10">
            <text:p>870</text:p>
          </table:table-cell>
          <table:table-cell office:value-type="string" table:style-name="ce10">
            <text:p>-</text:p>
          </table:table-cell>
          <table:table-cell office:value-type="float" office:value="364217.00708866119" table:style-name="ce10">
            <text:p>364.217</text:p>
          </table:table-cell>
          <table:table-cell office:value-type="float" office:value="162607.48316478729" table:style-name="ce10">
            <text:p>162.607</text:p>
          </table:table-cell>
          <table:table-cell office:value-type="float" office:value="1381.8000268936157" table:style-name="ce10">
            <text:p>1.382</text:p>
          </table:table-cell>
          <table:table-cell office:value-type="string" table:style-name="ce10">
            <text:p>-</text:p>
          </table:table-cell>
          <table:table-cell office:value-type="float" office:value="424953.48827075958" table:style-name="ce10">
            <text:p>424.953</text:p>
          </table:table-cell>
          <table:table-cell office:value-type="float" office:value="99638.561939239502" table:style-name="ce10">
            <text:p>99.6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0470.20526409149" table:style-name="ce10">
            <text:p>270.470</text:p>
          </table:table-cell>
          <table:table-cell office:value-type="float" office:value="275272.20535755157" table:style-name="ce10">
            <text:p>275.272</text:p>
          </table:table-cell>
          <table:table-cell office:value-type="float" office:value="603.68001174926758" table:style-name="ce10">
            <text:p>604</text:p>
          </table:table-cell>
          <table:table-cell office:value-type="string" table:style-name="ce10">
            <text:p>-</text:p>
          </table:table-cell>
          <table:table-cell office:value-type="float" office:value="301855.68587493896" table:style-name="ce10">
            <text:p>301.856</text:p>
          </table:table-cell>
          <table:table-cell office:value-type="float" office:value="224041.724360466" table:style-name="ce10">
            <text:p>224.042</text:p>
          </table:table-cell>
          <table:table-cell office:value-type="float" office:value="5878.040114402771" table:style-name="ce10">
            <text:p>5.878</text:p>
          </table:table-cell>
          <table:table-cell office:value-type="string" table:style-name="ce10">
            <text:p>-</text:p>
          </table:table-cell>
          <table:table-cell office:value-type="float" office:value="403693.36785697937" table:style-name="ce10">
            <text:p>403.693</text:p>
          </table:table-cell>
          <table:table-cell office:value-type="float" office:value="154753.76301193237" table:style-name="ce10">
            <text:p>154.754</text:p>
          </table:table-cell>
          <table:table-cell office:value-type="float" office:value="1871.8000364303589" table:style-name="ce10">
            <text:p>1.872</text:p>
          </table:table-cell>
          <table:table-cell office:value-type="string" table:style-name="ce10">
            <text:p>-</text:p>
          </table:table-cell>
          <table:table-cell office:value-type="float" office:value="428618.68834209442" table:style-name="ce10">
            <text:p>428.619</text:p>
          </table:table-cell>
          <table:table-cell office:value-type="float" office:value="80018.961557388306" table:style-name="ce10">
            <text:p>80.019</text:p>
          </table:table-cell>
          <table:table-cell office:value-type="float" office:value="7222.6001405715942" table:style-name="ce10">
            <text:p>7.223</text:p>
          </table:table-cell>
          <table:table-cell office:value-type="string" table:style-name="ce10">
            <text:p>-</text:p>
          </table:table-cell>
          <table:table-cell office:value-type="float" office:value="325534.44633579254" table:style-name="ce10">
            <text:p>325.534</text:p>
          </table:table-cell>
          <table:table-cell office:value-type="float" office:value="176290.24343109131" table:style-name="ce10">
            <text:p>176.290</text:p>
          </table:table-cell>
          <table:table-cell office:value-type="float" office:value="7171.6401395797729" table:style-name="ce10">
            <text:p>7.172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63923.441244125366" table:style-name="ce10">
            <text:p>63.923</text:p>
          </table:table-cell>
          <table:table-cell office:value-type="float" office:value="427366.24831771851" table:style-name="ce10">
            <text:p>427.36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76412.92537975311" table:style-name="ce10">
            <text:p>276.413</text:p>
          </table:table-cell>
          <table:table-cell office:value-type="float" office:value="238477.12464141846" table:style-name="ce10">
            <text:p>238.477</text:p>
          </table:table-cell>
          <table:table-cell office:value-type="float" office:value="6566.0001277923584" table:style-name="ce10">
            <text:p>6.566</text:p>
          </table:table-cell>
          <table:table-cell office:value-type="float" office:value="1266.1600246429443" table:style-name="ce10">
            <text:p>1.26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80388.16934967041" table:style-name="ce10">
            <text:p>480.388</text:p>
          </table:table-cell>
          <table:table-cell office:value-type="float" office:value="25180.120490074158" table:style-name="ce10">
            <text:p>25.180</text:p>
          </table:table-cell>
          <table:table-cell office:value-type="float" office:value="697.76001358032227" table:style-name="ce10">
            <text:p>698</text:p>
          </table:table-cell>
          <table:table-cell office:value-type="string" table:style-name="ce10">
            <text:p>-</text:p>
          </table:table-cell>
          <table:table-cell office:value-type="float" office:value="481871.88937854767" table:style-name="ce10">
            <text:p>481.872</text:p>
          </table:table-cell>
          <table:table-cell office:value-type="float" office:value="13872.880270004272" table:style-name="ce10">
            <text:p>13.8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9639.64408016205" table:style-name="ce10">
            <text:p>209.640</text:p>
          </table:table-cell>
          <table:table-cell office:value-type="float" office:value="368903.36717987061" table:style-name="ce10">
            <text:p>368.903</text:p>
          </table:table-cell>
          <table:table-cell office:value-type="float" office:value="395.92000770568848" table:style-name="ce10">
            <text:p>396</text:p>
          </table:table-cell>
          <table:table-cell office:value-type="string" table:style-name="ce10">
            <text:p>-</text:p>
          </table:table-cell>
          <table:table-cell office:value-type="float" office:value="312988.48609161377" table:style-name="ce10">
            <text:p>312.988</text:p>
          </table:table-cell>
          <table:table-cell office:value-type="float" office:value="210596.12409877777" table:style-name="ce10">
            <text:p>210.596</text:p>
          </table:table-cell>
          <table:table-cell office:value-type="float" office:value="203.84000396728516" table:style-name="ce10">
            <text:p>204</text:p>
          </table:table-cell>
          <table:table-cell office:value-type="string" table:style-name="ce10">
            <text:p>-</text:p>
          </table:table-cell>
          <table:table-cell office:value-type="float" office:value="479500.28933238983" table:style-name="ce10">
            <text:p>479.500</text:p>
          </table:table-cell>
          <table:table-cell office:value-type="float" office:value="31824.520619392395" table:style-name="ce10">
            <text:p>31.825</text:p>
          </table:table-cell>
          <table:table-cell office:value-type="float" office:value="127.40000247955322" table:style-name="ce10">
            <text:p>127</text:p>
          </table:table-cell>
          <table:table-cell office:value-type="string" table:style-name="ce10">
            <text:p>-</text:p>
          </table:table-cell>
          <table:table-cell office:value-type="float" office:value="194669.16378879547" table:style-name="ce10">
            <text:p>194.669</text:p>
          </table:table-cell>
          <table:table-cell office:value-type="float" office:value="309133.16601657867" table:style-name="ce10">
            <text:p>309.133</text:p>
          </table:table-cell>
          <table:table-cell office:value-type="float" office:value="468.44000911712646" table:style-name="ce10">
            <text:p>468</text:p>
          </table:table-cell>
          <table:table-cell office:value-type="string" table:style-name="ce10">
            <text:p>-</text:p>
          </table:table-cell>
          <table:table-cell office:value-type="float" office:value="185037.72360134125" table:style-name="ce10">
            <text:p>185.038</text:p>
          </table:table-cell>
          <table:table-cell office:value-type="float" office:value="424684.96826553345" table:style-name="ce10">
            <text:p>424.68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15242.48613548279" table:style-name="ce10">
            <text:p>315.242</text:p>
          </table:table-cell>
          <table:table-cell office:value-type="float" office:value="215074.7241859436" table:style-name="ce10">
            <text:p>215.075</text:p>
          </table:table-cell>
          <table:table-cell office:value-type="float" office:value="3755.3600730895996" table:style-name="ce10">
            <text:p>3.755</text:p>
          </table:table-cell>
          <table:table-cell office:value-type="string" table:style-name="ce10">
            <text:p>-</text:p>
          </table:table-cell>
          <table:table-cell office:value-type="float" office:value="316690.9261636734" table:style-name="ce10">
            <text:p>316.691</text:p>
          </table:table-cell>
          <table:table-cell office:value-type="float" office:value="188305.04366493225" table:style-name="ce10">
            <text:p>188.305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223008.80434036255" table:style-name="ce10">
            <text:p>223.009</text:p>
          </table:table-cell>
          <table:table-cell office:value-type="float" office:value="295044.68574237823" table:style-name="ce10">
            <text:p>295.045</text:p>
          </table:table-cell>
          <table:table-cell office:value-type="float" office:value="515.48001003265381" table:style-name="ce10">
            <text:p>515</text:p>
          </table:table-cell>
          <table:table-cell office:value-type="float" office:value="0" table:style-name="ce10">
            <text:p>0</text:p>
          </table:table-cell>
          <table:table-cell office:value-type="float" office:value="69338.921349525452" table:style-name="ce10">
            <text:p>69.339</text:p>
          </table:table-cell>
          <table:table-cell office:value-type="float" office:value="467914.72910690308" table:style-name="ce10">
            <text:p>467.9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8283.00483226776" table:style-name="ce10">
            <text:p>248.283</text:p>
          </table:table-cell>
          <table:table-cell office:value-type="float" office:value="273135.80531597137" table:style-name="ce10">
            <text:p>273.136</text:p>
          </table:table-cell>
          <table:table-cell office:value-type="float" office:value="966.28001880645752" table:style-name="ce10">
            <text:p>966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481942.44937992096" table:style-name="ce10">
            <text:p>481.942</text:p>
          </table:table-cell>
          <table:table-cell office:value-type="float" office:value="87269.001698493958" table:style-name="ce10">
            <text:p>87.269</text:p>
          </table:table-cell>
          <table:table-cell office:value-type="float" office:value="697.76001358032227" table:style-name="ce10">
            <text:p>698</text:p>
          </table:table-cell>
          <table:table-cell office:value-type="string" table:style-name="ce10">
            <text:p>-</text:p>
          </table:table-cell>
          <table:table-cell office:value-type="float" office:value="505983.80984783173" table:style-name="ce10">
            <text:p>505.984</text:p>
          </table:table-cell>
          <table:table-cell office:value-type="float" office:value="38306.240745544434" table:style-name="ce10">
            <text:p>38.30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2934.72336578369" table:style-name="ce10">
            <text:p>172.935</text:p>
          </table:table-cell>
          <table:table-cell office:value-type="float" office:value="397182.24773025513" table:style-name="ce10">
            <text:p>397.182</text:p>
          </table:table-cell>
          <table:table-cell office:value-type="float" office:value="956.48001861572266" table:style-name="ce10">
            <text:p>956</text:p>
          </table:table-cell>
          <table:table-cell office:value-type="string" table:style-name="ce10">
            <text:p>-</text:p>
          </table:table-cell>
          <table:table-cell office:value-type="float" office:value="291193.28566741943" table:style-name="ce10">
            <text:p>291.193</text:p>
          </table:table-cell>
          <table:table-cell office:value-type="float" office:value="249170.88484954834" table:style-name="ce10">
            <text:p>249.171</text:p>
          </table:table-cell>
          <table:table-cell office:value-type="float" office:value="899.64001750946045" table:style-name="ce10">
            <text:p>900</text:p>
          </table:table-cell>
          <table:table-cell office:value-type="string" table:style-name="ce10">
            <text:p>-</text:p>
          </table:table-cell>
          <table:table-cell office:value-type="float" office:value="476479.92927360535" table:style-name="ce10">
            <text:p>476.480</text:p>
          </table:table-cell>
          <table:table-cell office:value-type="float" office:value="100063.8819475174" table:style-name="ce10">
            <text:p>100.064</text:p>
          </table:table-cell>
          <table:table-cell office:value-type="float" office:value="127.40000247955322" table:style-name="ce10">
            <text:p>127</text:p>
          </table:table-cell>
          <table:table-cell office:value-type="string" table:style-name="ce10">
            <text:p>-</text:p>
          </table:table-cell>
          <table:table-cell office:value-type="float" office:value="169067.64329051971" table:style-name="ce10">
            <text:p>169.068</text:p>
          </table:table-cell>
          <table:table-cell office:value-type="float" office:value="364912.80710220337" table:style-name="ce10">
            <text:p>364.913</text:p>
          </table:table-cell>
          <table:table-cell office:value-type="float" office:value="638.96001243591309" table:style-name="ce10">
            <text:p>639</text:p>
          </table:table-cell>
          <table:table-cell office:value-type="string" table:style-name="ce10">
            <text:p>-</text:p>
          </table:table-cell>
          <table:table-cell office:value-type="float" office:value="142631.16277599335" table:style-name="ce10">
            <text:p>142.631</text:p>
          </table:table-cell>
          <table:table-cell office:value-type="float" office:value="452967.76881599426" table:style-name="ce10">
            <text:p>452.968</text:p>
          </table:table-cell>
          <table:table-cell office:value-type="float" office:value="5878.040114402771" table:style-name="ce10">
            <text:p>5.878</text:p>
          </table:table-cell>
          <table:table-cell office:value-type="string" table:style-name="ce10">
            <text:p>-</text:p>
          </table:table-cell>
          <table:table-cell office:value-type="float" office:value="272592.88530540466" table:style-name="ce10">
            <text:p>272.593</text:p>
          </table:table-cell>
          <table:table-cell office:value-type="float" office:value="259460.88504981995" table:style-name="ce10">
            <text:p>259.461</text:p>
          </table:table-cell>
          <table:table-cell office:value-type="float" office:value="4196.3600816726685" table:style-name="ce10">
            <text:p>4.196</text:p>
          </table:table-cell>
          <table:table-cell office:value-type="string" table:style-name="ce10">
            <text:p>-</text:p>
          </table:table-cell>
          <table:table-cell office:value-type="float" office:value="347380.6067609787" table:style-name="ce10">
            <text:p>347.381</text:p>
          </table:table-cell>
          <table:table-cell office:value-type="float" office:value="195670.72380828857" table:style-name="ce10">
            <text:p>195.671</text:p>
          </table:table-cell>
          <table:table-cell office:value-type="float" office:value="7236.320140838623" table:style-name="ce10">
            <text:p>7.236</text:p>
          </table:table-cell>
          <table:table-cell office:value-type="string" table:style-name="ce10">
            <text:p>-</text:p>
          </table:table-cell>
          <table:table-cell office:value-type="float" office:value="251381.76489257813" table:style-name="ce10">
            <text:p>251.382</text:p>
          </table:table-cell>
          <table:table-cell office:value-type="float" office:value="309374.24602127075" table:style-name="ce10">
            <text:p>309.374</text:p>
          </table:table-cell>
          <table:table-cell office:value-type="float" office:value="7187.3201398849487" table:style-name="ce10">
            <text:p>7.187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52194.801015853882" table:style-name="ce10">
            <text:p>52.195</text:p>
          </table:table-cell>
          <table:table-cell office:value-type="float" office:value="499856.84972858429" table:style-name="ce10">
            <text:p>499.85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6427.12421226501" table:style-name="ce10">
            <text:p>216.427</text:p>
          </table:table-cell>
          <table:table-cell office:value-type="float" office:value="322269.08627223969" table:style-name="ce10">
            <text:p>322.269</text:p>
          </table:table-cell>
          <table:table-cell office:value-type="float" office:value="5917.2401151657104" table:style-name="ce10">
            <text:p>5.917</text:p>
          </table:table-cell>
          <table:table-cell office:value-type="float" office:value="1266.1600246429443" table:style-name="ce10">
            <text:p>1.26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73227.92531776428" table:style-name="ce10">
            <text:p>273.228</text:p>
          </table:table-cell>
          <table:table-cell office:value-type="float" office:value="41520.640808105469" table:style-name="ce10">
            <text:p>41.5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3404.24551582336" table:style-name="ce10">
            <text:p>283.404</text:p>
          </table:table-cell>
          <table:table-cell office:value-type="float" office:value="27692.840538978577" table:style-name="ce10">
            <text:p>27.6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5852.84420108795" table:style-name="ce10">
            <text:p>215.853</text:p>
          </table:table-cell>
          <table:table-cell office:value-type="float" office:value="98317.521913528442" table:style-name="ce10">
            <text:p>98.3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6193.80440235138" table:style-name="ce10">
            <text:p>226.194</text:p>
          </table:table-cell>
          <table:table-cell office:value-type="float" office:value="88227.441717147827" table:style-name="ce10">
            <text:p>88.2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8978.48562431335" table:style-name="ce10">
            <text:p>288.978</text:p>
          </table:table-cell>
          <table:table-cell office:value-type="float" office:value="20342.840395927429" table:style-name="ce10">
            <text:p>20.3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9289.20310020447" table:style-name="ce10">
            <text:p>159.289</text:p>
          </table:table-cell>
          <table:table-cell office:value-type="float" office:value="157217.48305988312" table:style-name="ce10">
            <text:p>157.217</text:p>
          </table:table-cell>
          <table:table-cell office:value-type="float" office:value="211.68000411987305" table:style-name="ce10">
            <text:p>212</text:p>
          </table:table-cell>
          <table:table-cell office:value-type="string" table:style-name="ce10">
            <text:p>-</text:p>
          </table:table-cell>
          <table:table-cell office:value-type="float" office:value="189735.84369277954" table:style-name="ce10">
            <text:p>189.736</text:p>
          </table:table-cell>
          <table:table-cell office:value-type="float" office:value="133532.8425989151" table:style-name="ce10">
            <text:p>133.5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3823.68552398682" table:style-name="ce10">
            <text:p>283.824</text:p>
          </table:table-cell>
          <table:table-cell office:value-type="float" office:value="29082.48056602478" table:style-name="ce10">
            <text:p>29.0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0821.0452709198" table:style-name="ce10">
            <text:p>270.821</text:p>
          </table:table-cell>
          <table:table-cell office:value-type="float" office:value="40103.560780525208" table:style-name="ce10">
            <text:p>40.104</text:p>
          </table:table-cell>
          <table:table-cell office:value-type="float" office:value="346.92000675201416" table:style-name="ce10">
            <text:p>347</text:p>
          </table:table-cell>
          <table:table-cell office:value-type="string" table:style-name="ce10">
            <text:p>-</text:p>
          </table:table-cell>
          <table:table-cell office:value-type="float" office:value="211274.28411197662" table:style-name="ce10">
            <text:p>211.274</text:p>
          </table:table-cell>
          <table:table-cell office:value-type="float" office:value="103107.76200675964" table:style-name="ce10">
            <text:p>103.10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839.400658607483" table:style-name="ce10">
            <text:p>33.839</text:p>
          </table:table-cell>
          <table:table-cell office:value-type="float" office:value="274646.96534538269" table:style-name="ce10">
            <text:p>274.64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8565.88328075409" table:style-name="ce10">
            <text:p>168.566</text:p>
          </table:table-cell>
          <table:table-cell office:value-type="float" office:value="144579.40281391144" table:style-name="ce10">
            <text:p>144.579</text:p>
          </table:table-cell>
          <table:table-cell office:value-type="float" office:value="2926.2800569534302" table:style-name="ce10">
            <text:p>2.926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80412.48740386963" table:style-name="ce10">
            <text:p>380.412</text:p>
          </table:table-cell>
          <table:table-cell office:value-type="float" office:value="32202.800626754761" table:style-name="ce10">
            <text:p>32.2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8560.28736782074" table:style-name="ce10">
            <text:p>378.560</text:p>
          </table:table-cell>
          <table:table-cell office:value-type="float" office:value="32306.68062877655" table:style-name="ce10">
            <text:p>32.3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30352.1264295578" table:style-name="ce10">
            <text:p>330.352</text:p>
          </table:table-cell>
          <table:table-cell office:value-type="float" office:value="84889.561652183533" table:style-name="ce10">
            <text:p>84.8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2660.84686374664" table:style-name="ce10">
            <text:p>352.661</text:p>
          </table:table-cell>
          <table:table-cell office:value-type="float" office:value="63929.321244239807" table:style-name="ce10">
            <text:p>63.929</text:p>
          </table:table-cell>
          <table:table-cell office:value-type="float" office:value="1068.2000207901001" table:style-name="ce10">
            <text:p>1.068</text:p>
          </table:table-cell>
          <table:table-cell office:value-type="string" table:style-name="ce10">
            <text:p>-</text:p>
          </table:table-cell>
          <table:table-cell office:value-type="float" office:value="378691.60737037659" table:style-name="ce10">
            <text:p>378.692</text:p>
          </table:table-cell>
          <table:table-cell office:value-type="float" office:value="28267.12055015564" table:style-name="ce10">
            <text:p>28.2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9488.325050354" table:style-name="ce10">
            <text:p>259.488</text:p>
          </table:table-cell>
          <table:table-cell office:value-type="float" office:value="172634.8433599472" table:style-name="ce10">
            <text:p>172.635</text:p>
          </table:table-cell>
          <table:table-cell office:value-type="float" office:value="358.680006980896" table:style-name="ce10">
            <text:p>359</text:p>
          </table:table-cell>
          <table:table-cell office:value-type="string" table:style-name="ce10">
            <text:p>-</text:p>
          </table:table-cell>
          <table:table-cell office:value-type="float" office:value="291563.72567462921" table:style-name="ce10">
            <text:p>291.564</text:p>
          </table:table-cell>
          <table:table-cell office:value-type="float" office:value="128479.9625005722" table:style-name="ce10">
            <text:p>128.4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8771.96737194061" table:style-name="ce10">
            <text:p>378.772</text:p>
          </table:table-cell>
          <table:table-cell office:value-type="float" office:value="30225.160588264465" table:style-name="ce10">
            <text:p>30.2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7758.72715759277" table:style-name="ce10">
            <text:p>367.759</text:p>
          </table:table-cell>
          <table:table-cell office:value-type="float" office:value="47582.920926094055" table:style-name="ce10">
            <text:p>47.58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5754.36536693573" table:style-name="ce10">
            <text:p>275.754</text:p>
          </table:table-cell>
          <table:table-cell office:value-type="float" office:value="133052.64258956909" table:style-name="ce10">
            <text:p>133.053</text:p>
          </table:table-cell>
          <table:table-cell office:value-type="float" office:value="178.36000347137451" table:style-name="ce10">
            <text:p>178</text:p>
          </table:table-cell>
          <table:table-cell office:value-type="float" office:value="0" table:style-name="ce10">
            <text:p>0</text:p>
          </table:table-cell>
          <table:table-cell office:value-type="float" office:value="73578.401432037354" table:style-name="ce10">
            <text:p>73.578</text:p>
          </table:table-cell>
          <table:table-cell office:value-type="float" office:value="352635.36686325073" table:style-name="ce10">
            <text:p>352.6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0764.12546443939" table:style-name="ce10">
            <text:p>280.764</text:p>
          </table:table-cell>
          <table:table-cell office:value-type="float" office:value="135753.52264213562" table:style-name="ce10">
            <text:p>135.75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4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3">
            <text:p>MARGEM DE ERRO PARA O TOTAL D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7">
            <text:p>As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98029.33163928986" table:style-name="ce10">
            <text:p>598.029</text:p>
          </table:table-cell>
          <table:table-cell office:value-type="float" office:value="69180.161346435547" table:style-name="ce10">
            <text:p>69.180</text:p>
          </table:table-cell>
          <table:table-cell office:value-type="float" office:value="5938.8001155853271" table:style-name="ce10">
            <text:p>5.939</text:p>
          </table:table-cell>
          <table:table-cell office:value-type="float" office:value="143.080002784729" table:style-name="ce10">
            <text:p>143</text:p>
          </table:table-cell>
          <table:table-cell office:value-type="float" office:value="0" table:style-name="ce10">
            <text:p>0</text:p>
          </table:table-cell>
          <table:table-cell office:value-type="float" office:value="532247.81035900116" table:style-name="ce10">
            <text:p>532.248</text:p>
          </table:table-cell>
          <table:table-cell office:value-type="float" office:value="129416.84251880646" table:style-name="ce10">
            <text:p>129.417</text:p>
          </table:table-cell>
          <table:table-cell office:value-type="float" office:value="9525.6001853942871" table:style-name="ce10">
            <text:p>9.52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07426.3698759079" table:style-name="ce10">
            <text:p>507.426</text:p>
          </table:table-cell>
          <table:table-cell office:value-type="float" office:value="156492.28304576874" table:style-name="ce10">
            <text:p>156.492</text:p>
          </table:table-cell>
          <table:table-cell office:value-type="float" office:value="1268.1200246810913" table:style-name="ce10">
            <text:p>1.26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41682.08859634399" table:style-name="ce10">
            <text:p>441.682</text:p>
          </table:table-cell>
          <table:table-cell office:value-type="float" office:value="242565.68472099304" table:style-name="ce10">
            <text:p>242.566</text:p>
          </table:table-cell>
          <table:table-cell office:value-type="float" office:value="11497.360223770142" table:style-name="ce10">
            <text:p>11.497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518764.97009658813" table:style-name="ce10">
            <text:p>518.765</text:p>
          </table:table-cell>
          <table:table-cell office:value-type="float" office:value="144744.04281711578" table:style-name="ce10">
            <text:p>144.744</text:p>
          </table:table-cell>
          <table:table-cell office:value-type="float" office:value="703.64001369476318" table:style-name="ce10">
            <text:p>70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46768.28869533539" table:style-name="ce10">
            <text:p>446.768</text:p>
          </table:table-cell>
          <table:table-cell office:value-type="float" office:value="216777.96421909332" table:style-name="ce10">
            <text:p>216.778</text:p>
          </table:table-cell>
          <table:table-cell office:value-type="float" office:value="3604.4400701522827" table:style-name="ce10">
            <text:p>3.604</text:p>
          </table:table-cell>
          <table:table-cell office:value-type="float" office:value="1515.0800294876099" table:style-name="ce10">
            <text:p>1.51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94120.72767066956" table:style-name="ce10">
            <text:p>394.121</text:p>
          </table:table-cell>
          <table:table-cell office:value-type="float" office:value="42112.560819625854" table:style-name="ce10">
            <text:p>42.113</text:p>
          </table:table-cell>
          <table:table-cell office:value-type="float" office:value="325.36000633239746" table:style-name="ce10">
            <text:p>325</text:p>
          </table:table-cell>
          <table:table-cell office:value-type="float" office:value="143.080002784729" table:style-name="ce10">
            <text:p>143</text:p>
          </table:table-cell>
          <table:table-cell office:value-type="float" office:value="0" table:style-name="ce10">
            <text:p>0</text:p>
          </table:table-cell>
          <table:table-cell office:value-type="float" office:value="355657.68692207336" table:style-name="ce10">
            <text:p>355.658</text:p>
          </table:table-cell>
          <table:table-cell office:value-type="float" office:value="71857.521398544312" table:style-name="ce10">
            <text:p>71.858</text:p>
          </table:table-cell>
          <table:table-cell office:value-type="float" office:value="8418.2001638412476" table:style-name="ce10">
            <text:p>8.41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5310.92652606964" table:style-name="ce10">
            <text:p>335.311</text:p>
          </table:table-cell>
          <table:table-cell office:value-type="float" office:value="95834.201865196228" table:style-name="ce10">
            <text:p>95.834</text:p>
          </table:table-cell>
          <table:table-cell office:value-type="float" office:value="821.24001598358154" table:style-name="ce10">
            <text:p>82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6929.96636295319" table:style-name="ce10">
            <text:p>326.930</text:p>
          </table:table-cell>
          <table:table-cell office:value-type="float" office:value="117549.04228782654" table:style-name="ce10">
            <text:p>117.549</text:p>
          </table:table-cell>
          <table:table-cell office:value-type="float" office:value="9082.6401767730713" table:style-name="ce10">
            <text:p>9.083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336782.88655471802" table:style-name="ce10">
            <text:p>336.783</text:p>
          </table:table-cell>
          <table:table-cell office:value-type="float" office:value="90275.641757011414" table:style-name="ce10">
            <text:p>90.276</text:p>
          </table:table-cell>
          <table:table-cell office:value-type="float" office:value="474.32000923156738" table:style-name="ce10">
            <text:p>47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9304.00524139404" table:style-name="ce10">
            <text:p>269.304</text:p>
          </table:table-cell>
          <table:table-cell office:value-type="float" office:value="178015.04346466064" table:style-name="ce10">
            <text:p>178.015</text:p>
          </table:table-cell>
          <table:table-cell office:value-type="float" office:value="2450.0000476837158" table:style-name="ce10">
            <text:p>2.450</text:p>
          </table:table-cell>
          <table:table-cell office:value-type="float" office:value="1515.0800294876099" table:style-name="ce10">
            <text:p>1.51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43920.0447473526" table:style-name="ce10">
            <text:p>243.920</text:p>
          </table:table-cell>
          <table:table-cell office:value-type="float" office:value="47094.880916595459" table:style-name="ce10">
            <text:p>47.095</text:p>
          </table:table-cell>
          <table:table-cell office:value-type="float" office:value="5930.9601154327393" table:style-name="ce10">
            <text:p>5.9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4390.60436725616" table:style-name="ce10">
            <text:p>224.391</text:p>
          </table:table-cell>
          <table:table-cell office:value-type="float" office:value="74295.761445999146" table:style-name="ce10">
            <text:p>74.296</text:p>
          </table:table-cell>
          <table:table-cell office:value-type="float" office:value="3020.3600587844849" table:style-name="ce10">
            <text:p>3.02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6903.40422153473" table:style-name="ce10">
            <text:p>216.903</text:p>
          </table:table-cell>
          <table:table-cell office:value-type="float" office:value="79836.681553840637" table:style-name="ce10">
            <text:p>79.837</text:p>
          </table:table-cell>
          <table:table-cell office:value-type="float" office:value="972.16001892089844" table:style-name="ce10">
            <text:p>97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5204.32360458374" table:style-name="ce10">
            <text:p>185.204</text:p>
          </table:table-cell>
          <table:table-cell office:value-type="float" office:value="148036.8428812027" table:style-name="ce10">
            <text:p>148.037</text:p>
          </table:table-cell>
          <table:table-cell office:value-type="float" office:value="7077.5601377487183" table:style-name="ce10">
            <text:p>7.0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8694.76445102692" table:style-name="ce10">
            <text:p>228.695</text:p>
          </table:table-cell>
          <table:table-cell office:value-type="float" office:value="64113.561247825623" table:style-name="ce10">
            <text:p>64.114</text:p>
          </table:table-cell>
          <table:table-cell office:value-type="float" office:value="519.40001010894775" table:style-name="ce10">
            <text:p>51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1464.32431030273" table:style-name="ce10">
            <text:p>221.464</text:p>
          </table:table-cell>
          <table:table-cell office:value-type="float" office:value="96194.841872215271" table:style-name="ce10">
            <text:p>96.195</text:p>
          </table:table-cell>
          <table:table-cell office:value-type="float" office:value="2651.880051612854" table:style-name="ce10">
            <text:p>2.6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2380.841408729553" table:style-name="ce10">
            <text:p>72.381</text:p>
          </table:table-cell>
          <table:table-cell office:value-type="float" office:value="8222.2001600265503" table:style-name="ce10">
            <text:p>8.222</text:p>
          </table:table-cell>
          <table:table-cell office:value-type="float" office:value="401.80000782012939" table:style-name="ce10">
            <text:p>4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9650.641160964966" table:style-name="ce10">
            <text:p>59.651</text:p>
          </table:table-cell>
          <table:table-cell office:value-type="float" office:value="20819.120405197144" table:style-name="ce10">
            <text:p>20.819</text:p>
          </table:table-cell>
          <table:table-cell office:value-type="float" office:value="1313.2000255584717" table:style-name="ce10">
            <text:p>1.31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5660.001277923584" table:style-name="ce10">
            <text:p>65.660</text:p>
          </table:table-cell>
          <table:table-cell office:value-type="float" office:value="13669.040266036987" table:style-name="ce10">
            <text:p>13.669</text:p>
          </table:table-cell>
          <table:table-cell office:value-type="float" office:value="637.00001239776611" table:style-name="ce10">
            <text:p>63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4685.961064338684" table:style-name="ce10">
            <text:p>54.686</text:p>
          </table:table-cell>
          <table:table-cell office:value-type="float" office:value="26140.520508766174" table:style-name="ce10">
            <text:p>26.141</text:p>
          </table:table-cell>
          <table:table-cell office:value-type="float" office:value="25.480000495910645" table:style-name="ce10">
            <text:p>2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3905.801243782043" table:style-name="ce10">
            <text:p>63.906</text:p>
          </table:table-cell>
          <table:table-cell office:value-type="float" office:value="17726.240345001221" table:style-name="ce10">
            <text:p>17.7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6232.401094436646" table:style-name="ce10">
            <text:p>56.232</text:p>
          </table:table-cell>
          <table:table-cell office:value-type="float" office:value="22812.440443992615" table:style-name="ce10">
            <text:p>22.812</text:p>
          </table:table-cell>
          <table:table-cell office:value-type="float" office:value="364.56000709533691" table:style-name="ce10">
            <text:p>3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3037.281810760498" table:style-name="ce10">
            <text:p>93.037</text:p>
          </table:table-cell>
          <table:table-cell office:value-type="float" office:value="14758.800287246704" table:style-name="ce10">
            <text:p>14.75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9270.161737442017" table:style-name="ce10">
            <text:p>89.270</text:p>
          </table:table-cell>
          <table:table-cell office:value-type="float" office:value="16707.040325164795" table:style-name="ce10">
            <text:p>16.707</text:p>
          </table:table-cell>
          <table:table-cell office:value-type="float" office:value="615.44001197814941" table:style-name="ce10">
            <text:p>6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6857.401690483093" table:style-name="ce10">
            <text:p>86.857</text:p>
          </table:table-cell>
          <table:table-cell office:value-type="float" office:value="16612.96032333374" table:style-name="ce10">
            <text:p>16.613</text:p>
          </table:table-cell>
          <table:table-cell office:value-type="float" office:value="813.40001583099365" table:style-name="ce10">
            <text:p>81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7347.481505393982" table:style-name="ce10">
            <text:p>77.347</text:p>
          </table:table-cell>
          <table:table-cell office:value-type="float" office:value="26744.200520515442" table:style-name="ce10">
            <text:p>26.744</text:p>
          </table:table-cell>
          <table:table-cell office:value-type="float" office:value="2314.7600450515747" table:style-name="ce10">
            <text:p>2.3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0303.081757545471" table:style-name="ce10">
            <text:p>90.303</text:p>
          </table:table-cell>
          <table:table-cell office:value-type="float" office:value="15738.80030632019" table:style-name="ce10">
            <text:p>15.739</text:p>
          </table:table-cell>
          <table:table-cell office:value-type="float" office:value="515.48001003265381" table:style-name="ce10">
            <text:p>5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8552.88152885437" table:style-name="ce10">
            <text:p>78.553</text:p>
          </table:table-cell>
          <table:table-cell office:value-type="float" office:value="28374.920552253723" table:style-name="ce10">
            <text:p>28.375</text:p>
          </table:table-cell>
          <table:table-cell office:value-type="float" office:value="962.36001873016357" table:style-name="ce10">
            <text:p>962</text:p>
          </table:table-cell>
          <table:table-cell office:value-type="float" office:value="1515.0800294876099" table:style-name="ce10">
            <text:p>1.51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9100.88348579407" table:style-name="ce10">
            <text:p>179.101</text:p>
          </table:table-cell>
          <table:table-cell office:value-type="float" office:value="33766.880657196045" table:style-name="ce10">
            <text:p>33.76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4373.36339378357" table:style-name="ce10">
            <text:p>174.373</text:p>
          </table:table-cell>
          <table:table-cell office:value-type="float" office:value="36346.240707397461" table:style-name="ce10">
            <text:p>36.346</text:p>
          </table:table-cell>
          <table:table-cell office:value-type="float" office:value="8149.6801586151123" table:style-name="ce10">
            <text:p>8.15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8493.36327934265" table:style-name="ce10">
            <text:p>168.493</text:p>
          </table:table-cell>
          <table:table-cell office:value-type="float" office:value="50015.280973434448" table:style-name="ce10">
            <text:p>50.015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2174.40296173096" table:style-name="ce10">
            <text:p>152.174</text:p>
          </table:table-cell>
          <table:table-cell office:value-type="float" office:value="55846.281086921692" table:style-name="ce10">
            <text:p>55.84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3769.60357666016" table:style-name="ce10">
            <text:p>183.770</text:p>
          </table:table-cell>
          <table:table-cell office:value-type="float" office:value="24854.76048374176" table:style-name="ce10">
            <text:p>24.8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7525.12326049805" table:style-name="ce10">
            <text:p>167.525</text:p>
          </table:table-cell>
          <table:table-cell office:value-type="float" office:value="51009.000992774963" table:style-name="ce10">
            <text:p>51.009</text:p>
          </table:table-cell>
          <table:table-cell office:value-type="float" office:value="2493.1200485229492" table:style-name="ce10">
            <text:p>2.4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46647.93063926697" table:style-name="ce10">
            <text:p>546.648</text:p>
          </table:table-cell>
          <table:table-cell office:value-type="float" office:value="54027.401051521301" table:style-name="ce10">
            <text:p>54.027</text:p>
          </table:table-cell>
          <table:table-cell office:value-type="float" office:value="5917.2401151657104" table:style-name="ce10">
            <text:p>5.9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78896.60932064056" table:style-name="ce10">
            <text:p>478.897</text:p>
          </table:table-cell>
          <table:table-cell office:value-type="float" office:value="118742.68231105804" table:style-name="ce10">
            <text:p>118.7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53477.36882591248" table:style-name="ce10">
            <text:p>453.477</text:p>
          </table:table-cell>
          <table:table-cell office:value-type="float" office:value="142744.84277820587" table:style-name="ce10">
            <text:p>142.7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3060.36765003204" table:style-name="ce10">
            <text:p>393.060</text:p>
          </table:table-cell>
          <table:table-cell office:value-type="float" office:value="228502.68444728851" table:style-name="ce10">
            <text:p>228.503</text:p>
          </table:table-cell>
          <table:table-cell office:value-type="float" office:value="11177.880217552185" table:style-name="ce10">
            <text:p>11.1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9253.4889383316" table:style-name="ce10">
            <text:p>459.253</text:p>
          </table:table-cell>
          <table:table-cell office:value-type="float" office:value="138468.12269496918" table:style-name="ce10">
            <text:p>138.4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2162.68763256073" table:style-name="ce10">
            <text:p>392.163</text:p>
          </table:table-cell>
          <table:table-cell office:value-type="float" office:value="202322.9639377594" table:style-name="ce10">
            <text:p>202.323</text:p>
          </table:table-cell>
          <table:table-cell office:value-type="float" office:value="1021.1600198745728" table:style-name="ce10">
            <text:p>1.0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3327.20220565796" table:style-name="ce10">
            <text:p>113.327</text:p>
          </table:table-cell>
          <table:table-cell office:value-type="float" office:value="21007.280408859253" table:style-name="ce10">
            <text:p>21.007</text:p>
          </table:table-cell>
          <table:table-cell office:value-type="float" office:value="313.60000610351563" table:style-name="ce10">
            <text:p>314</text:p>
          </table:table-cell>
          <table:table-cell office:value-type="float" office:value="143.080002784729" table:style-name="ce10">
            <text:p>143</text:p>
          </table:table-cell>
          <table:table-cell office:value-type="float" office:value="0" table:style-name="ce10">
            <text:p>0</text:p>
          </table:table-cell>
          <table:table-cell office:value-type="float" office:value="109599.28213310242" table:style-name="ce10">
            <text:p>109.599</text:p>
          </table:table-cell>
          <table:table-cell office:value-type="float" office:value="24795.960482597351" table:style-name="ce10">
            <text:p>24.796</text:p>
          </table:table-cell>
          <table:table-cell office:value-type="float" office:value="4713.8000917434692" table:style-name="ce10">
            <text:p>4.7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7680.44209575653" table:style-name="ce10">
            <text:p>107.680</text:p>
          </table:table-cell>
          <table:table-cell office:value-type="float" office:value="33902.120659828186" table:style-name="ce10">
            <text:p>33.902</text:p>
          </table:table-cell>
          <table:table-cell office:value-type="float" office:value="454.72000885009766" table:style-name="ce10">
            <text:p>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1959.281789779663" table:style-name="ce10">
            <text:p>91.959</text:p>
          </table:table-cell>
          <table:table-cell office:value-type="float" office:value="45901.240893363953" table:style-name="ce10">
            <text:p>45.901</text:p>
          </table:table-cell>
          <table:table-cell office:value-type="float" office:value="1368.0800266265869" table:style-name="ce10">
            <text:p>1.368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110422.48214912415" table:style-name="ce10">
            <text:p>110.422</text:p>
          </table:table-cell>
          <table:table-cell office:value-type="float" office:value="24445.120475769043" table:style-name="ce10">
            <text:p>24.445</text:p>
          </table:table-cell>
          <table:table-cell office:value-type="float" office:value="478.24000930786133" table:style-name="ce10">
            <text:p>4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1722.121785163879" table:style-name="ce10">
            <text:p>91.722</text:p>
          </table:table-cell>
          <table:table-cell office:value-type="float" office:value="46158.000898361206" table:style-name="ce10">
            <text:p>46.158</text:p>
          </table:table-cell>
          <table:table-cell office:value-type="float" office:value="2161.8800420761108" table:style-name="ce10">
            <text:p>2.1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7884.48638153076" table:style-name="ce10">
            <text:p>327.884</text:p>
          </table:table-cell>
          <table:table-cell office:value-type="float" office:value="45413.200883865356" table:style-name="ce10">
            <text:p>45.413</text:p>
          </table:table-cell>
          <table:table-cell office:value-type="float" office:value="5864.3201141357422" table:style-name="ce10">
            <text:p>5.86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11218.60605716705" table:style-name="ce10">
            <text:p>311.219</text:p>
          </table:table-cell>
          <table:table-cell office:value-type="float" office:value="57190.841113090515" table:style-name="ce10">
            <text:p>57.191</text:p>
          </table:table-cell>
          <table:table-cell office:value-type="float" office:value="9480.5201845169067" table:style-name="ce10">
            <text:p>9.4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0046.68564510345" table:style-name="ce10">
            <text:p>290.047</text:p>
          </table:table-cell>
          <table:table-cell office:value-type="float" office:value="77990.361517906189" table:style-name="ce10">
            <text:p>77.990</text:p>
          </table:table-cell>
          <table:table-cell office:value-type="float" office:value="782.04001522064209" table:style-name="ce10">
            <text:p>78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6193.56498622894" table:style-name="ce10">
            <text:p>256.194</text:p>
          </table:table-cell>
          <table:table-cell office:value-type="float" office:value="112968.52219867706" table:style-name="ce10">
            <text:p>112.969</text:p>
          </table:table-cell>
          <table:table-cell office:value-type="float" office:value="7334.3201427459717" table:style-name="ce10">
            <text:p>7.334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311363.64605998993" table:style-name="ce10">
            <text:p>311.364</text:p>
          </table:table-cell>
          <table:table-cell office:value-type="float" office:value="54446.841059684753" table:style-name="ce10">
            <text:p>54.447</text:p>
          </table:table-cell>
          <table:table-cell office:value-type="float" office:value="137.20000267028809" table:style-name="ce10">
            <text:p>13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9598.00524711609" table:style-name="ce10">
            <text:p>269.598</text:p>
          </table:table-cell>
          <table:table-cell office:value-type="float" office:value="107443.28209114075" table:style-name="ce10">
            <text:p>107.443</text:p>
          </table:table-cell>
          <table:table-cell office:value-type="float" office:value="2097.2000408172607" table:style-name="ce10">
            <text:p>2.09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68103.68716430664" table:style-name="ce10">
            <text:p>368.104</text:p>
          </table:table-cell>
          <table:table-cell office:value-type="float" office:value="46849.880911827087" table:style-name="ce10">
            <text:p>46.850</text:p>
          </table:table-cell>
          <table:table-cell office:value-type="float" office:value="844.76001644134521" table:style-name="ce10">
            <text:p>845</text:p>
          </table:table-cell>
          <table:table-cell office:value-type="float" office:value="143.080002784729" table:style-name="ce10">
            <text:p>143</text:p>
          </table:table-cell>
          <table:table-cell office:value-type="float" office:value="0" table:style-name="ce10">
            <text:p>0</text:p>
          </table:table-cell>
          <table:table-cell office:value-type="float" office:value="367982.16716194153" table:style-name="ce10">
            <text:p>367.982</text:p>
          </table:table-cell>
          <table:table-cell office:value-type="float" office:value="54952.521069526672" table:style-name="ce10">
            <text:p>54.953</text:p>
          </table:table-cell>
          <table:table-cell office:value-type="float" office:value="758.52001476287842" table:style-name="ce10">
            <text:p>75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6641.60694122314" table:style-name="ce10">
            <text:p>356.642</text:p>
          </table:table-cell>
          <table:table-cell office:value-type="float" office:value="61771.36120223999" table:style-name="ce10">
            <text:p>61.771</text:p>
          </table:table-cell>
          <table:table-cell office:value-type="float" office:value="803.60001564025879" table:style-name="ce10">
            <text:p>80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6112.6463470459" table:style-name="ce10">
            <text:p>326.113</text:p>
          </table:table-cell>
          <table:table-cell office:value-type="float" office:value="97018.041888237" table:style-name="ce10">
            <text:p>97.018</text:p>
          </table:table-cell>
          <table:table-cell office:value-type="float" office:value="5554.6401081085205" table:style-name="ce10">
            <text:p>5.5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5753.56731319427" table:style-name="ce10">
            <text:p>375.754</text:p>
          </table:table-cell>
          <table:table-cell office:value-type="float" office:value="41675.48081111908" table:style-name="ce10">
            <text:p>41.675</text:p>
          </table:table-cell>
          <table:table-cell office:value-type="float" office:value="456.68000888824463" table:style-name="ce10">
            <text:p>45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8204.04619312286" table:style-name="ce10">
            <text:p>318.204</text:p>
          </table:table-cell>
          <table:table-cell office:value-type="float" office:value="105444.08205223083" table:style-name="ce10">
            <text:p>105.444</text:p>
          </table:table-cell>
          <table:table-cell office:value-type="float" office:value="2877.2800559997559" table:style-name="ce10">
            <text:p>2.8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39845.56856060028" table:style-name="ce10">
            <text:p>439.846</text:p>
          </table:table-cell>
          <table:table-cell office:value-type="float" office:value="63092.40122795105" table:style-name="ce10">
            <text:p>63.092</text:p>
          </table:table-cell>
          <table:table-cell office:value-type="float" office:value="5925.0801153182983" table:style-name="ce10">
            <text:p>5.925</text:p>
          </table:table-cell>
          <table:table-cell office:value-type="float" office:value="143.080002784729" table:style-name="ce10">
            <text:p>143</text:p>
          </table:table-cell>
          <table:table-cell office:value-type="float" office:value="0" table:style-name="ce10">
            <text:p>0</text:p>
          </table:table-cell>
          <table:table-cell office:value-type="float" office:value="432046.72840881348" table:style-name="ce10">
            <text:p>432.047</text:p>
          </table:table-cell>
          <table:table-cell office:value-type="float" office:value="74511.361450195313" table:style-name="ce10">
            <text:p>74.511</text:p>
          </table:table-cell>
          <table:table-cell office:value-type="float" office:value="9511.8801851272583" table:style-name="ce10">
            <text:p>9.51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9965.36797904968" table:style-name="ce10">
            <text:p>409.965</text:p>
          </table:table-cell>
          <table:table-cell office:value-type="float" office:value="94848.321846008301" table:style-name="ce10">
            <text:p>94.848</text:p>
          </table:table-cell>
          <table:table-cell office:value-type="float" office:value="1117.2000217437744" table:style-name="ce10">
            <text:p>1.11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4953.88729763031" table:style-name="ce10">
            <text:p>374.954</text:p>
          </table:table-cell>
          <table:table-cell office:value-type="float" office:value="135606.5226392746" table:style-name="ce10">
            <text:p>135.607</text:p>
          </table:table-cell>
          <table:table-cell office:value-type="float" office:value="9198.2801790237427" table:style-name="ce10">
            <text:p>9.198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434724.08846092224" table:style-name="ce10">
            <text:p>434.724</text:p>
          </table:table-cell>
          <table:table-cell office:value-type="float" office:value="66475.361293792725" table:style-name="ce10">
            <text:p>66.475</text:p>
          </table:table-cell>
          <table:table-cell office:value-type="float" office:value="478.24000930786133" table:style-name="ce10">
            <text:p>4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4277.6872844696" table:style-name="ce10">
            <text:p>374.278</text:p>
          </table:table-cell>
          <table:table-cell office:value-type="float" office:value="139273.68271064758" table:style-name="ce10">
            <text:p>139.274</text:p>
          </table:table-cell>
          <table:table-cell office:value-type="float" office:value="3551.5200691223145" table:style-name="ce10">
            <text:p>3.5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75360.76925182343" table:style-name="ce10">
            <text:p>475.361</text:p>
          </table:table-cell>
          <table:table-cell office:value-type="float" office:value="33549.320652961731" table:style-name="ce10">
            <text:p>33.549</text:p>
          </table:table-cell>
          <table:table-cell office:value-type="float" office:value="401.80000782012939" table:style-name="ce10">
            <text:p>4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88025.12755203247" table:style-name="ce10">
            <text:p>388.025</text:p>
          </table:table-cell>
          <table:table-cell office:value-type="float" office:value="111476.96216964722" table:style-name="ce10">
            <text:p>111.477</text:p>
          </table:table-cell>
          <table:table-cell office:value-type="float" office:value="517.44001007080078" table:style-name="ce10">
            <text:p>51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3987.60727882385" table:style-name="ce10">
            <text:p>373.988</text:p>
          </table:table-cell>
          <table:table-cell office:value-type="float" office:value="132137.32257175446" table:style-name="ce10">
            <text:p>132.137</text:p>
          </table:table-cell>
          <table:table-cell office:value-type="float" office:value="599.76001167297363" table:style-name="ce10">
            <text:p>6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0058.36583995819" table:style-name="ce10">
            <text:p>300.058</text:p>
          </table:table-cell>
          <table:table-cell office:value-type="float" office:value="215376.56419181824" table:style-name="ce10">
            <text:p>215.377</text:p>
          </table:table-cell>
          <table:table-cell office:value-type="float" office:value="6922.7201347351074" table:style-name="ce10">
            <text:p>6.92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67400.04715061188" table:style-name="ce10">
            <text:p>367.400</text:p>
          </table:table-cell>
          <table:table-cell office:value-type="float" office:value="132801.76258468628" table:style-name="ce10">
            <text:p>132.802</text:p>
          </table:table-cell>
          <table:table-cell office:value-type="float" office:value="515.48001003265381" table:style-name="ce10">
            <text:p>5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4674.08612442017" table:style-name="ce10">
            <text:p>314.674</text:p>
          </table:table-cell>
          <table:table-cell office:value-type="float" office:value="178073.84346580505" table:style-name="ce10">
            <text:p>178.074</text:p>
          </table:table-cell>
          <table:table-cell office:value-type="float" office:value="611.52001190185547" table:style-name="ce10">
            <text:p>612</text:p>
          </table:table-cell>
          <table:table-cell office:value-type="float" office:value="1515.0800294876099" table:style-name="ce10">
            <text:p>1.51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500515.40974140167" table:style-name="ce10">
            <text:p>500.515</text:p>
          </table:table-cell>
          <table:table-cell office:value-type="float" office:value="51328.48099899292" table:style-name="ce10">
            <text:p>51.328</text:p>
          </table:table-cell>
          <table:table-cell office:value-type="float" office:value="5930.9601154327393" table:style-name="ce10">
            <text:p>5.9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02840.76784038544" table:style-name="ce10">
            <text:p>402.841</text:p>
          </table:table-cell>
          <table:table-cell office:value-type="float" office:value="125853.56244945526" table:style-name="ce10">
            <text:p>125.854</text:p>
          </table:table-cell>
          <table:table-cell office:value-type="float" office:value="8467.2001647949219" table:style-name="ce10">
            <text:p>8.4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4755.84748840332" table:style-name="ce10">
            <text:p>384.756</text:p>
          </table:table-cell>
          <table:table-cell office:value-type="float" office:value="149181.48290348053" table:style-name="ce10">
            <text:p>149.181</text:p>
          </table:table-cell>
          <table:table-cell office:value-type="float" office:value="985.88001918792725" table:style-name="ce10">
            <text:p>98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1718.48587226868" table:style-name="ce10">
            <text:p>301.718</text:p>
          </table:table-cell>
          <table:table-cell office:value-type="float" office:value="235090.24457550049" table:style-name="ce10">
            <text:p>235.090</text:p>
          </table:table-cell>
          <table:table-cell office:value-type="float" office:value="7336.2801427841187" table:style-name="ce10">
            <text:p>7.336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394191.28767204285" table:style-name="ce10">
            <text:p>394.191</text:p>
          </table:table-cell>
          <table:table-cell office:value-type="float" office:value="141010.2427444458" table:style-name="ce10">
            <text:p>141.010</text:p>
          </table:table-cell>
          <table:table-cell office:value-type="float" office:value="701.68001365661621" table:style-name="ce10">
            <text:p>70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49611.08680438995" table:style-name="ce10">
            <text:p>349.611</text:p>
          </table:table-cell>
          <table:table-cell office:value-type="float" office:value="184159.6435842514" table:style-name="ce10">
            <text:p>184.160</text:p>
          </table:table-cell>
          <table:table-cell office:value-type="float" office:value="2116.8000411987305" table:style-name="ce10">
            <text:p>2.117</text:p>
          </table:table-cell>
          <table:table-cell office:value-type="float" office:value="1515.0800294876099" table:style-name="ce10">
            <text:p>1.51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89970.24564361572" table:style-name="ce10">
            <text:p>289.970</text:p>
          </table:table-cell>
          <table:table-cell office:value-type="float" office:value="22353.800435066223" table:style-name="ce10">
            <text:p>22.354</text:p>
          </table:table-cell>
          <table:table-cell office:value-type="float" office:value="325.36000633239746" table:style-name="ce10">
            <text:p>325</text:p>
          </table:table-cell>
          <table:table-cell office:value-type="float" office:value="143.080002784729" table:style-name="ce10">
            <text:p>143</text:p>
          </table:table-cell>
          <table:table-cell office:value-type="float" office:value="0" table:style-name="ce10">
            <text:p>0</text:p>
          </table:table-cell>
          <table:table-cell office:value-type="float" office:value="286593.16557788849" table:style-name="ce10">
            <text:p>286.593</text:p>
          </table:table-cell>
          <table:table-cell office:value-type="float" office:value="24635.240479469299" table:style-name="ce10">
            <text:p>24.635</text:p>
          </table:table-cell>
          <table:table-cell office:value-type="float" office:value="2802.8000545501709" table:style-name="ce10">
            <text:p>2.80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4717.60515213013" table:style-name="ce10">
            <text:p>264.718</text:p>
          </table:table-cell>
          <table:table-cell office:value-type="float" office:value="45926.720893859863" table:style-name="ce10">
            <text:p>45.927</text:p>
          </table:table-cell>
          <table:table-cell office:value-type="float" office:value="454.72000885009766" table:style-name="ce10">
            <text:p>4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9441.44466018677" table:style-name="ce10">
            <text:p>239.441</text:p>
          </table:table-cell>
          <table:table-cell office:value-type="float" office:value="80073.841558456421" table:style-name="ce10">
            <text:p>80.074</text:p>
          </table:table-cell>
          <table:table-cell office:value-type="float" office:value="548.80001068115234" table:style-name="ce10">
            <text:p>54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0103.60545158386" table:style-name="ce10">
            <text:p>280.104</text:p>
          </table:table-cell>
          <table:table-cell office:value-type="float" office:value="30819.040599822998" table:style-name="ce10">
            <text:p>30.819</text:p>
          </table:table-cell>
          <table:table-cell office:value-type="float" office:value="50.960000991821289" table:style-name="ce10">
            <text:p>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0615.56448841095" table:style-name="ce10">
            <text:p>230.616</text:p>
          </table:table-cell>
          <table:table-cell office:value-type="float" office:value="94599.401841163635" table:style-name="ce10">
            <text:p>94.599</text:p>
          </table:table-cell>
          <table:table-cell office:value-type="float" office:value="1078.000020980835" table:style-name="ce10">
            <text:p>1.0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67919.44716072083" table:style-name="ce10">
            <text:p>367.919</text:p>
          </table:table-cell>
          <table:table-cell office:value-type="float" office:value="46828.320911407471" table:style-name="ce10">
            <text:p>46.8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3499.56726932526" table:style-name="ce10">
            <text:p>373.500</text:p>
          </table:table-cell>
          <table:table-cell office:value-type="float" office:value="42114.520819664001" table:style-name="ce10">
            <text:p>42.115</text:p>
          </table:table-cell>
          <table:table-cell office:value-type="float" office:value="666.4000129699707" table:style-name="ce10">
            <text:p>66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5779.12711906433" table:style-name="ce10">
            <text:p>365.779</text:p>
          </table:table-cell>
          <table:table-cell office:value-type="float" office:value="51208.920996665955" table:style-name="ce10">
            <text:p>51.209</text:p>
          </table:table-cell>
          <table:table-cell office:value-type="float" office:value="662.48001289367676" table:style-name="ce10">
            <text:p>6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9503.36660766602" table:style-name="ce10">
            <text:p>339.503</text:p>
          </table:table-cell>
          <table:table-cell office:value-type="float" office:value="74870.041457176208" table:style-name="ce10">
            <text:p>74.870</text:p>
          </table:table-cell>
          <table:table-cell office:value-type="float" office:value="8837.6401720046997" table:style-name="ce10">
            <text:p>8.8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4938.20729732513" table:style-name="ce10">
            <text:p>374.938</text:p>
          </table:table-cell>
          <table:table-cell office:value-type="float" office:value="34935.040679931641" table:style-name="ce10">
            <text:p>34.93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3454.96610069275" table:style-name="ce10">
            <text:p>313.455</text:p>
          </table:table-cell>
          <table:table-cell office:value-type="float" office:value="108278.24210739136" table:style-name="ce10">
            <text:p>108.278</text:p>
          </table:table-cell>
          <table:table-cell office:value-type="float" office:value="2720.480052947998" table:style-name="ce10">
            <text:p>2.72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4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O TOTAL D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59707.04700088501" table:style-name="ce10">
            <text:p>359.707</text:p>
          </table:table-cell>
          <table:table-cell office:value-type="float" office:value="547249.65065097809" table:style-name="ce10">
            <text:p>547.250</text:p>
          </table:table-cell>
          <table:table-cell office:value-type="float" office:value="7636.1601486206055" table:style-name="ce10">
            <text:p>7.636</text:p>
          </table:table-cell>
          <table:table-cell office:value-type="float" office:value="327.32000637054443" table:style-name="ce10">
            <text:p>3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79528.16349411011" table:style-name="ce10">
            <text:p>179.528</text:p>
          </table:table-cell>
          <table:table-cell office:value-type="float" office:value="349238.68679714203" table:style-name="ce10">
            <text:p>349.239</text:p>
          </table:table-cell>
          <table:table-cell office:value-type="float" office:value="3022.3200588226318" table:style-name="ce10">
            <text:p>3.022</text:p>
          </table:table-cell>
          <table:table-cell office:value-type="float" office:value="327.32000637054443" table:style-name="ce10">
            <text:p>3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4896.36418247223" table:style-name="ce10">
            <text:p>214.896</text:p>
          </table:table-cell>
          <table:table-cell office:value-type="float" office:value="227069.92441940308" table:style-name="ce10">
            <text:p>227.070</text:p>
          </table:table-cell>
          <table:table-cell office:value-type="float" office:value="7026.600136756897" table:style-name="ce10">
            <text:p>7.027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5767.881085395813" table:style-name="ce10">
            <text:p>55.768</text:p>
          </table:table-cell>
          <table:table-cell office:value-type="float" office:value="48727.560948371887" table:style-name="ce10">
            <text:p>48.728</text:p>
          </table:table-cell>
          <table:table-cell office:value-type="float" office:value="733.04001426696777" table:style-name="ce10">
            <text:p>73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9593.641549110413" table:style-name="ce10">
            <text:p>79.594</text:p>
          </table:table-cell>
          <table:table-cell office:value-type="float" office:value="35393.680688858032" table:style-name="ce10">
            <text:p>35.394</text:p>
          </table:table-cell>
          <table:table-cell office:value-type="float" office:value="54.880001068115234" table:style-name="ce10">
            <text:p>5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2103.68334960938" table:style-name="ce10">
            <text:p>172.104</text:p>
          </table:table-cell>
          <table:table-cell office:value-type="float" office:value="113299.7622051239" table:style-name="ce10">
            <text:p>113.300</text:p>
          </table:table-cell>
          <table:table-cell office:value-type="float" office:value="2420.6000471115112" table:style-name="ce10">
            <text:p>2.42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7075.32558727264" table:style-name="ce10">
            <text:p>287.075</text:p>
          </table:table-cell>
          <table:table-cell office:value-type="float" office:value="528833.49029254913" table:style-name="ce10">
            <text:p>528.833</text:p>
          </table:table-cell>
          <table:table-cell office:value-type="float" office:value="7189.2801399230957" table:style-name="ce10">
            <text:p>7.18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8944.801731109619" table:style-name="ce10">
            <text:p>88.945</text:p>
          </table:table-cell>
          <table:table-cell office:value-type="float" office:value="57916.041127204895" table:style-name="ce10">
            <text:p>57.916</text:p>
          </table:table-cell>
          <table:table-cell office:value-type="float" office:value="474.32000923156738" table:style-name="ce10">
            <text:p>474</text:p>
          </table:table-cell>
          <table:table-cell office:value-type="float" office:value="327.32000637054443" table:style-name="ce10">
            <text:p>3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5156.64516067505" table:style-name="ce10">
            <text:p>265.157</text:p>
          </table:table-cell>
          <table:table-cell office:value-type="float" office:value="201631.08392429352" table:style-name="ce10">
            <text:p>201.631</text:p>
          </table:table-cell>
          <table:table-cell office:value-type="float" office:value="6160.2801198959351" table:style-name="ce10">
            <text:p>6.16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55887.80498027802" table:style-name="ce10">
            <text:p>255.888</text:p>
          </table:table-cell>
          <table:table-cell office:value-type="float" office:value="196515.48382472992" table:style-name="ce10">
            <text:p>196.515</text:p>
          </table:table-cell>
          <table:table-cell office:value-type="float" office:value="2385.3200464248657" table:style-name="ce10">
            <text:p>2.385</text:p>
          </table:table-cell>
          <table:table-cell office:value-type="float" office:value="327.32000637054443" table:style-name="ce10">
            <text:p>3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30920.52644062042" table:style-name="ce10">
            <text:p>330.921</text:p>
          </table:table-cell>
          <table:table-cell office:value-type="float" office:value="254406.0449514389" table:style-name="ce10">
            <text:p>254.406</text:p>
          </table:table-cell>
          <table:table-cell office:value-type="float" office:value="6603.2401285171509" table:style-name="ce10">
            <text:p>6.603</text:p>
          </table:table-cell>
          <table:table-cell office:value-type="float" office:value="327.32000637054443" table:style-name="ce10">
            <text:p>3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05886.2440071106" table:style-name="ce10">
            <text:p>205.886</text:p>
          </table:table-cell>
          <table:table-cell office:value-type="float" office:value="509978.28992557526" table:style-name="ce10">
            <text:p>509.978</text:p>
          </table:table-cell>
          <table:table-cell office:value-type="float" office:value="3859.2400751113892" table:style-name="ce10">
            <text:p>3.85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75532.88536262512" table:style-name="ce10">
            <text:p>275.533</text:p>
          </table:table-cell>
          <table:table-cell office:value-type="float" office:value="532667.25036716461" table:style-name="ce10">
            <text:p>532.667</text:p>
          </table:table-cell>
          <table:table-cell office:value-type="float" office:value="7067.7601375579834" table:style-name="ce10">
            <text:p>7.06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12730.56414031982" table:style-name="ce10">
            <text:p>212.731</text:p>
          </table:table-cell>
          <table:table-cell office:value-type="float" office:value="129018.96251106262" table:style-name="ce10">
            <text:p>129.019</text:p>
          </table:table-cell>
          <table:table-cell office:value-type="float" office:value="2883.1600561141968" table:style-name="ce10">
            <text:p>2.88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43302.6447353363" table:style-name="ce10">
            <text:p>243.303</text:p>
          </table:table-cell>
          <table:table-cell office:value-type="float" office:value="194902.40379333496" table:style-name="ce10">
            <text:p>194.902</text:p>
          </table:table-cell>
          <table:table-cell office:value-type="float" office:value="527.24001026153564" table:style-name="ce10">
            <text:p>527</text:p>
          </table:table-cell>
          <table:table-cell office:value-type="float" office:value="327.32000637054443" table:style-name="ce10">
            <text:p>3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MARGEM DE ERRO PARA O TOTAL DO INDICADOR D1 – ALUNOS DE ESCOLAS URBANAS, POR FORMA DE APRENDIZADO SOBRE O USO DO COMPUTADOR E DA INTERNET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7">
            <text:p>Com cursos<text:s/><text:span text:style-name="T5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office:value-type="string" table:style-name="ce2">
            <text:p>Não procura se atualizar sobre o uso de computador e Internet</text:p>
          </table:table-cell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00807.88390827179" table:style-name="ce10">
            <text:p>200.808</text:p>
          </table:table-cell>
          <table:table-cell office:value-type="float" office:value="470629.32915973663" table:style-name="ce10">
            <text:p>470.629</text:p>
          </table:table-cell>
          <table:table-cell office:value-type="float" office:value="3816.1200742721558" table:style-name="ce10">
            <text:p>3.816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488294.8095035553" table:style-name="ce10">
            <text:p>488.295</text:p>
          </table:table-cell>
          <table:table-cell office:value-type="float" office:value="180414.08351135254" table:style-name="ce10">
            <text:p>180.414</text:p>
          </table:table-cell>
          <table:table-cell office:value-type="float" office:value="205.80000400543213" table:style-name="ce10">
            <text:p>206</text:p>
          </table:table-cell>
          <table:table-cell office:value-type="string" table:style-name="ce10">
            <text:p>-</text:p>
          </table:table-cell>
          <table:table-cell office:value-type="float" office:value="339309.32660388947" table:style-name="ce10">
            <text:p>339.309</text:p>
          </table:table-cell>
          <table:table-cell office:value-type="float" office:value="348127.3667755127" table:style-name="ce10">
            <text:p>348.127</text:p>
          </table:table-cell>
          <table:table-cell office:value-type="float" office:value="4374.720085144043" table:style-name="ce10">
            <text:p>4.375</text:p>
          </table:table-cell>
          <table:table-cell office:value-type="float" office:value="484.12000942230225" table:style-name="ce10">
            <text:p>484</text:p>
          </table:table-cell>
          <table:table-cell office:value-type="float" office:value="548439.3706741333" table:style-name="ce10">
            <text:p>548.439</text:p>
          </table:table-cell>
          <table:table-cell office:value-type="float" office:value="168554.12328052521" table:style-name="ce10">
            <text:p>168.554</text:p>
          </table:table-cell>
          <table:table-cell office:value-type="float" office:value="664.44001293182373" table:style-name="ce10">
            <text:p>664</text:p>
          </table:table-cell>
          <table:table-cell office:value-type="float" office:value="493.92000961303711" table:style-name="ce10">
            <text:p>494</text:p>
          </table:table-cell>
          <table:table-cell office:value-type="float" office:value="545703.21062088013" table:style-name="ce10">
            <text:p>545.703</text:p>
          </table:table-cell>
          <table:table-cell office:value-type="float" office:value="148303.40288639069" table:style-name="ce10">
            <text:p>148.303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497620.48968505859" table:style-name="ce10">
            <text:p>497.620</text:p>
          </table:table-cell>
          <table:table-cell office:value-type="float" office:value="193685.24376964569" table:style-name="ce10">
            <text:p>193.685</text:p>
          </table:table-cell>
          <table:table-cell office:value-type="float" office:value="1207.3600234985352" table:style-name="ce10">
            <text:p>1.207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12645.920246124268" table:style-name="ce10">
            <text:p>12.64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41888.32276153564" table:style-name="ce10">
            <text:p>141.888</text:p>
          </table:table-cell>
          <table:table-cell office:value-type="float" office:value="292786.76569843292" table:style-name="ce10">
            <text:p>292.787</text:p>
          </table:table-cell>
          <table:table-cell office:value-type="float" office:value="2949.8000574111938" table:style-name="ce10">
            <text:p>2.950</text:p>
          </table:table-cell>
          <table:table-cell office:value-type="float" office:value="141.12000274658203" table:style-name="ce10">
            <text:p>141</text:p>
          </table:table-cell>
          <table:table-cell office:value-type="float" office:value="325732.40633964539" table:style-name="ce10">
            <text:p>325.732</text:p>
          </table:table-cell>
          <table:table-cell office:value-type="float" office:value="109709.04213523865" table:style-name="ce10">
            <text:p>109.709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244837.32476520538" table:style-name="ce10">
            <text:p>244.837</text:p>
          </table:table-cell>
          <table:table-cell office:value-type="float" office:value="214508.28417491913" table:style-name="ce10">
            <text:p>214.508</text:p>
          </table:table-cell>
          <table:table-cell office:value-type="float" office:value="4339.4400844573975" table:style-name="ce10">
            <text:p>4.339</text:p>
          </table:table-cell>
          <table:table-cell office:value-type="float" office:value="111.72000217437744" table:style-name="ce10">
            <text:p>112</text:p>
          </table:table-cell>
          <table:table-cell office:value-type="float" office:value="366915.92714118958" table:style-name="ce10">
            <text:p>366.916</text:p>
          </table:table-cell>
          <table:table-cell office:value-type="float" office:value="96214.441872596741" table:style-name="ce10">
            <text:p>96.214</text:p>
          </table:table-cell>
          <table:table-cell office:value-type="float" office:value="621.32001209259033" table:style-name="ce10">
            <text:p>621</text:p>
          </table:table-cell>
          <table:table-cell office:value-type="float" office:value="0" table:style-name="ce10">
            <text:p>0</text:p>
          </table:table-cell>
          <table:table-cell office:value-type="float" office:value="371161.28722381592" table:style-name="ce10">
            <text:p>371.161</text:p>
          </table:table-cell>
          <table:table-cell office:value-type="float" office:value="82414.081604003906" table:style-name="ce10">
            <text:p>82.414</text:p>
          </table:table-cell>
          <table:table-cell office:value-type="float" office:value="27.440000534057617" table:style-name="ce10">
            <text:p>27</text:p>
          </table:table-cell>
          <table:table-cell office:value-type="string" table:style-name="ce10">
            <text:p>-</text:p>
          </table:table-cell>
          <table:table-cell office:value-type="float" office:value="326922.1263628006" table:style-name="ce10">
            <text:p>326.922</text:p>
          </table:table-cell>
          <table:table-cell office:value-type="float" office:value="124924.5224313736" table:style-name="ce10">
            <text:p>124.925</text:p>
          </table:table-cell>
          <table:table-cell office:value-type="float" office:value="619.36001205444336" table:style-name="ce10">
            <text:p>619</text:p>
          </table:table-cell>
          <table:table-cell office:value-type="float" office:value="0" table:style-name="ce10">
            <text:p>0</text:p>
          </table:table-cell>
          <table:table-cell office:value-type="float" office:value="8514.2401657104492" table:style-name="ce10">
            <text:p>8.5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0091.32194805145" table:style-name="ce10">
            <text:p>100.091</text:p>
          </table:table-cell>
          <table:table-cell office:value-type="float" office:value="216097.84420585632" table:style-name="ce10">
            <text:p>216.098</text:p>
          </table:table-cell>
          <table:table-cell office:value-type="float" office:value="2422.5600471496582" table:style-name="ce10">
            <text:p>2.423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208536.1640586853" table:style-name="ce10">
            <text:p>208.536</text:p>
          </table:table-cell>
          <table:table-cell office:value-type="float" office:value="91359.521778106689" table:style-name="ce10">
            <text:p>91.360</text:p>
          </table:table-cell>
          <table:table-cell office:value-type="float" office:value="203.84000396728516" table:style-name="ce10">
            <text:p>204</text:p>
          </table:table-cell>
          <table:table-cell office:value-type="string" table:style-name="ce10">
            <text:p>-</text:p>
          </table:table-cell>
          <table:table-cell office:value-type="float" office:value="130804.52254581451" table:style-name="ce10">
            <text:p>130.805</text:p>
          </table:table-cell>
          <table:table-cell office:value-type="float" office:value="177583.84345626831" table:style-name="ce10">
            <text:p>177.584</text:p>
          </table:table-cell>
          <table:table-cell office:value-type="float" office:value="554.68001079559326" table:style-name="ce10">
            <text:p>555</text:p>
          </table:table-cell>
          <table:table-cell office:value-type="float" office:value="472.36000919342041" table:style-name="ce10">
            <text:p>472</text:p>
          </table:table-cell>
          <table:table-cell office:value-type="float" office:value="215053.16418552399" table:style-name="ce10">
            <text:p>215.053</text:p>
          </table:table-cell>
          <table:table-cell office:value-type="float" office:value="91849.521787643433" table:style-name="ce10">
            <text:p>91.850</text:p>
          </table:table-cell>
          <table:table-cell office:value-type="float" office:value="235.20000457763672" table:style-name="ce10">
            <text:p>235</text:p>
          </table:table-cell>
          <table:table-cell office:value-type="float" office:value="493.92000961303711" table:style-name="ce10">
            <text:p>494</text:p>
          </table:table-cell>
          <table:table-cell office:value-type="float" office:value="219141.72426509857" table:style-name="ce10">
            <text:p>219.142</text:p>
          </table:table-cell>
          <table:table-cell office:value-type="float" office:value="90979.281770706177" table:style-name="ce10">
            <text:p>90.979</text:p>
          </table:table-cell>
          <table:table-cell office:value-type="float" office:value="311.64000606536865" table:style-name="ce10">
            <text:p>312</text:p>
          </table:table-cell>
          <table:table-cell office:value-type="string" table:style-name="ce10">
            <text:p>-</text:p>
          </table:table-cell>
          <table:table-cell office:value-type="float" office:value="213675.28415870667" table:style-name="ce10">
            <text:p>213.675</text:p>
          </table:table-cell>
          <table:table-cell office:value-type="float" office:value="97555.08189868927" table:style-name="ce10">
            <text:p>97.555</text:p>
          </table:table-cell>
          <table:table-cell office:value-type="float" office:value="1036.8400201797485" table:style-name="ce10">
            <text:p>1.037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9427.6001834869385" table:style-name="ce10">
            <text:p>9.42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2728.080636978149" table:style-name="ce10">
            <text:p>32.728</text:p>
          </table:table-cell>
          <table:table-cell office:value-type="float" office:value="47383.000922203064" table:style-name="ce10">
            <text:p>47.383</text:p>
          </table:table-cell>
          <table:table-cell office:value-type="float" office:value="164.6400032043457" table:style-name="ce10">
            <text:p>165</text:p>
          </table:table-cell>
          <table:table-cell office:value-type="float" office:value="141.12000274658203" table:style-name="ce10">
            <text:p>141</text:p>
          </table:table-cell>
          <table:table-cell office:value-type="float" office:value="63719.601240158081" table:style-name="ce10">
            <text:p>63.720</text:p>
          </table:table-cell>
          <table:table-cell office:value-type="float" office:value="16985.360330581665" table:style-name="ce10">
            <text:p>16.98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593.200712203979" table:style-name="ce10">
            <text:p>36.593</text:p>
          </table:table-cell>
          <table:table-cell office:value-type="float" office:value="46963.560914039612" table:style-name="ce10">
            <text:p>46.964</text:p>
          </table:table-cell>
          <table:table-cell office:value-type="float" office:value="1875.7200365066528" table:style-name="ce10">
            <text:p>1.876</text:p>
          </table:table-cell>
          <table:table-cell office:value-type="float" office:value="0" table:style-name="ce10">
            <text:p>0</text:p>
          </table:table-cell>
          <table:table-cell office:value-type="float" office:value="53958.801050186157" table:style-name="ce10">
            <text:p>53.959</text:p>
          </table:table-cell>
          <table:table-cell office:value-type="float" office:value="24954.720485687256" table:style-name="ce10">
            <text:p>24.955</text:p>
          </table:table-cell>
          <table:table-cell office:value-type="float" office:value="0" table:style-name="ce10">
            <text:p>0</text:p>
          </table:table-cell>
          <table:table-cell office:value-type="float" office:value="141.12000274658203" table:style-name="ce10">
            <text:p>141</text:p>
          </table:table-cell>
          <table:table-cell office:value-type="float" office:value="52996.441031455994" table:style-name="ce10">
            <text:p>52.996</text:p>
          </table:table-cell>
          <table:table-cell office:value-type="float" office:value="24662.680480003357" table:style-name="ce10">
            <text:p>24.66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5760.120890617371" table:style-name="ce10">
            <text:p>45.760</text:p>
          </table:table-cell>
          <table:table-cell office:value-type="float" office:value="50105.440975189209" table:style-name="ce10">
            <text:p>50.105</text:p>
          </table:table-cell>
          <table:table-cell office:value-type="float" office:value="80.360001564025879" table:style-name="ce10">
            <text:p>80</text:p>
          </table:table-cell>
          <table:table-cell office:value-type="float" office:value="0" table:style-name="ce10">
            <text:p>0</text:p>
          </table:table-cell>
          <table:table-cell office:value-type="float" office:value="2197.1600427627563" table:style-name="ce10">
            <text:p>2.19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3125.880839347839" table:style-name="ce10">
            <text:p>43.126</text:p>
          </table:table-cell>
          <table:table-cell office:value-type="float" office:value="59405.641156196594" table:style-name="ce10">
            <text:p>59.406</text:p>
          </table:table-cell>
          <table:table-cell office:value-type="float" office:value="2414.7200469970703" table:style-name="ce10">
            <text:p>2.415</text:p>
          </table:table-cell>
          <table:table-cell office:value-type="float" office:value="0" table:style-name="ce10">
            <text:p>0</text:p>
          </table:table-cell>
          <table:table-cell office:value-type="float" office:value="83360.761622428894" table:style-name="ce10">
            <text:p>83.361</text:p>
          </table:table-cell>
          <table:table-cell office:value-type="float" office:value="20736.800403594971" table:style-name="ce10">
            <text:p>20.737</text:p>
          </table:table-cell>
          <table:table-cell office:value-type="float" office:value="203.84000396728516" table:style-name="ce10">
            <text:p>204</text:p>
          </table:table-cell>
          <table:table-cell office:value-type="string" table:style-name="ce10">
            <text:p>-</text:p>
          </table:table-cell>
          <table:table-cell office:value-type="float" office:value="36575.560711860657" table:style-name="ce10">
            <text:p>36.576</text:p>
          </table:table-cell>
          <table:table-cell office:value-type="float" office:value="64476.161254882813" table:style-name="ce10">
            <text:p>64.476</text:p>
          </table:table-cell>
          <table:table-cell office:value-type="float" office:value="227.36000442504883" table:style-name="ce10">
            <text:p>227</text:p>
          </table:table-cell>
          <table:table-cell office:value-type="float" office:value="0" table:style-name="ce10">
            <text:p>0</text:p>
          </table:table-cell>
          <table:table-cell office:value-type="float" office:value="69989.641362190247" table:style-name="ce10">
            <text:p>69.990</text:p>
          </table:table-cell>
          <table:table-cell office:value-type="float" office:value="31632.440615653992" table:style-name="ce10">
            <text:p>31.632</text:p>
          </table:table-cell>
          <table:table-cell office:value-type="float" office:value="235.20000457763672" table:style-name="ce10">
            <text:p>235</text:p>
          </table:table-cell>
          <table:table-cell office:value-type="float" office:value="0" table:style-name="ce10">
            <text:p>0</text:p>
          </table:table-cell>
          <table:table-cell office:value-type="float" office:value="56238.281094551086" table:style-name="ce10">
            <text:p>56.238</text:p>
          </table:table-cell>
          <table:table-cell office:value-type="float" office:value="44987.880875587463" table:style-name="ce10">
            <text:p>44.988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86541.841684341431" table:style-name="ce10">
            <text:p>86.542</text:p>
          </table:table-cell>
          <table:table-cell office:value-type="float" office:value="26944.120524406433" table:style-name="ce10">
            <text:p>26.944</text:p>
          </table:table-cell>
          <table:table-cell office:value-type="float" office:value="1032.9200201034546" table:style-name="ce10">
            <text:p>1.033</text:p>
          </table:table-cell>
          <table:table-cell office:value-type="float" office:value="0" table:style-name="ce10">
            <text:p>0</text:p>
          </table:table-cell>
          <table:table-cell office:value-type="float" office:value="1854.1600360870361" table:style-name="ce10">
            <text:p>1.85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9662.241550445557" table:style-name="ce10">
            <text:p>79.662</text:p>
          </table:table-cell>
          <table:table-cell office:value-type="float" office:value="136171.00265026093" table:style-name="ce10">
            <text:p>136.17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5763.24283695221" table:style-name="ce10">
            <text:p>145.763</text:p>
          </table:table-cell>
          <table:table-cell office:value-type="float" office:value="58903.881146430969" table:style-name="ce10">
            <text:p>58.9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6235.84226226807" table:style-name="ce10">
            <text:p>116.236</text:p>
          </table:table-cell>
          <table:table-cell office:value-type="float" office:value="108648.68211460114" table:style-name="ce10">
            <text:p>108.64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9259.88290500641" table:style-name="ce10">
            <text:p>149.260</text:p>
          </table:table-cell>
          <table:table-cell office:value-type="float" office:value="76436.08148765564" table:style-name="ce10">
            <text:p>76.4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7546.84287166595" table:style-name="ce10">
            <text:p>147.547</text:p>
          </table:table-cell>
          <table:table-cell office:value-type="float" office:value="67026.121304512024" table:style-name="ce10">
            <text:p>67.0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5737.68303108215" table:style-name="ce10">
            <text:p>155.738</text:p>
          </table:table-cell>
          <table:table-cell office:value-type="float" office:value="81044.041577339172" table:style-name="ce10">
            <text:p>81.0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787.4801321029663" table:style-name="ce10">
            <text:p>6.78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1466.68333721161" table:style-name="ce10">
            <text:p>171.467</text:p>
          </table:table-cell>
          <table:table-cell office:value-type="float" office:value="433067.88842868805" table:style-name="ce10">
            <text:p>433.068</text:p>
          </table:table-cell>
          <table:table-cell office:value-type="float" office:value="2918.4400568008423" table:style-name="ce10">
            <text:p>2.918</text:p>
          </table:table-cell>
          <table:table-cell office:value-type="float" office:value="0" table:style-name="ce10">
            <text:p>0</text:p>
          </table:table-cell>
          <table:table-cell office:value-type="float" office:value="442270.08860778809" table:style-name="ce10">
            <text:p>442.270</text:p>
          </table:table-cell>
          <table:table-cell office:value-type="float" office:value="164071.60319328308" table:style-name="ce10">
            <text:p>164.07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09405.6060218811" table:style-name="ce10">
            <text:p>309.406</text:p>
          </table:table-cell>
          <table:table-cell office:value-type="float" office:value="307682.76598834991" table:style-name="ce10">
            <text:p>307.683</text:p>
          </table:table-cell>
          <table:table-cell office:value-type="float" office:value="3831.8000745773315" table:style-name="ce10">
            <text:p>3.832</text:p>
          </table:table-cell>
          <table:table-cell office:value-type="float" office:value="0" table:style-name="ce10">
            <text:p>0</text:p>
          </table:table-cell>
          <table:table-cell office:value-type="float" office:value="512008.84996509552" table:style-name="ce10">
            <text:p>512.009</text:p>
          </table:table-cell>
          <table:table-cell office:value-type="float" office:value="137913.44268417358" table:style-name="ce10">
            <text:p>137.9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11360.08995246887" table:style-name="ce10">
            <text:p>511.360</text:p>
          </table:table-cell>
          <table:table-cell office:value-type="float" office:value="113456.56220817566" table:style-name="ce10">
            <text:p>113.4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50313.92876434326" table:style-name="ce10">
            <text:p>450.314</text:p>
          </table:table-cell>
          <table:table-cell office:value-type="float" office:value="162482.04316234589" table:style-name="ce10">
            <text:p>162.482</text:p>
          </table:table-cell>
          <table:table-cell office:value-type="float" office:value="619.36001205444336" table:style-name="ce10">
            <text:p>619</text:p>
          </table:table-cell>
          <table:table-cell office:value-type="float" office:value="0" table:style-name="ce10">
            <text:p>0</text:p>
          </table:table-cell>
          <table:table-cell office:value-type="float" office:value="8921.9201736450195" table:style-name="ce10">
            <text:p>8.9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0566.120789527893" table:style-name="ce10">
            <text:p>40.566</text:p>
          </table:table-cell>
          <table:table-cell office:value-type="float" office:value="98119.561909675598" table:style-name="ce10">
            <text:p>98.120</text:p>
          </table:table-cell>
          <table:table-cell office:value-type="float" office:value="425.32000827789307" table:style-name="ce10">
            <text:p>425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102823.56200122833" table:style-name="ce10">
            <text:p>102.824</text:p>
          </table:table-cell>
          <table:table-cell office:value-type="float" office:value="37963.240738868713" table:style-name="ce10">
            <text:p>37.963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56671.441102981567" table:style-name="ce10">
            <text:p>56.671</text:p>
          </table:table-cell>
          <table:table-cell office:value-type="float" office:value="91410.481779098511" table:style-name="ce10">
            <text:p>91.410</text:p>
          </table:table-cell>
          <table:table-cell office:value-type="float" office:value="944.72001838684082" table:style-name="ce10">
            <text:p>945</text:p>
          </table:table-cell>
          <table:table-cell office:value-type="float" office:value="484.12000942230225" table:style-name="ce10">
            <text:p>484</text:p>
          </table:table-cell>
          <table:table-cell office:value-type="float" office:value="92441.441799163818" table:style-name="ce10">
            <text:p>92.441</text:p>
          </table:table-cell>
          <table:table-cell office:value-type="float" office:value="43872.640853881836" table:style-name="ce10">
            <text:p>43.873</text:p>
          </table:table-cell>
          <table:table-cell office:value-type="float" office:value="621.32001209259033" table:style-name="ce10">
            <text:p>621</text:p>
          </table:table-cell>
          <table:table-cell office:value-type="float" office:value="472.36000919342041" table:style-name="ce10">
            <text:p>472</text:p>
          </table:table-cell>
          <table:table-cell office:value-type="float" office:value="92523.761800765991" table:style-name="ce10">
            <text:p>92.524</text:p>
          </table:table-cell>
          <table:table-cell office:value-type="float" office:value="44682.120869636536" table:style-name="ce10">
            <text:p>44.6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4910.96204185486" table:style-name="ce10">
            <text:p>104.911</text:p>
          </table:table-cell>
          <table:table-cell office:value-type="float" office:value="36185.520704269409" table:style-name="ce10">
            <text:p>36.186</text:p>
          </table:table-cell>
          <table:table-cell office:value-type="float" office:value="0" table:style-name="ce10">
            <text:p>0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5096.0000991821289" table:style-name="ce10">
            <text:p>5.09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030.76146030426" table:style-name="ce10">
            <text:p>75.031</text:p>
          </table:table-cell>
          <table:table-cell office:value-type="float" office:value="288937.32562351227" table:style-name="ce10">
            <text:p>288.937</text:p>
          </table:table-cell>
          <table:table-cell office:value-type="float" office:value="3447.6400671005249" table:style-name="ce10">
            <text:p>3.448</text:p>
          </table:table-cell>
          <table:table-cell office:value-type="float" office:value="0" table:style-name="ce10">
            <text:p>0</text:p>
          </table:table-cell>
          <table:table-cell office:value-type="float" office:value="273269.08531856537" table:style-name="ce10">
            <text:p>273.269</text:p>
          </table:table-cell>
          <table:table-cell office:value-type="float" office:value="102486.44199466705" table:style-name="ce10">
            <text:p>102.4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1078.60332965851" table:style-name="ce10">
            <text:p>171.079</text:p>
          </table:table-cell>
          <table:table-cell office:value-type="float" office:value="215402.04419231415" table:style-name="ce10">
            <text:p>215.402</text:p>
          </table:table-cell>
          <table:table-cell office:value-type="float" office:value="3026.2400588989258" table:style-name="ce10">
            <text:p>3.026</text:p>
          </table:table-cell>
          <table:table-cell office:value-type="float" office:value="190.12000370025635" table:style-name="ce10">
            <text:p>190</text:p>
          </table:table-cell>
          <table:table-cell office:value-type="float" office:value="255801.56497859955" table:style-name="ce10">
            <text:p>255.802</text:p>
          </table:table-cell>
          <table:table-cell office:value-type="float" office:value="141937.32276248932" table:style-name="ce10">
            <text:p>141.937</text:p>
          </table:table-cell>
          <table:table-cell office:value-type="float" office:value="621.32001209259033" table:style-name="ce10">
            <text:p>621</text:p>
          </table:table-cell>
          <table:table-cell office:value-type="float" office:value="190.12000370025635" table:style-name="ce10">
            <text:p>190</text:p>
          </table:table-cell>
          <table:table-cell office:value-type="float" office:value="284366.60553455353" table:style-name="ce10">
            <text:p>284.367</text:p>
          </table:table-cell>
          <table:table-cell office:value-type="float" office:value="86710.40168762207" table:style-name="ce10">
            <text:p>86.7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6624.76499462128" table:style-name="ce10">
            <text:p>256.625</text:p>
          </table:table-cell>
          <table:table-cell office:value-type="float" office:value="133319.20259475708" table:style-name="ce10">
            <text:p>133.319</text:p>
          </table:table-cell>
          <table:table-cell office:value-type="float" office:value="619.36001205444336" table:style-name="ce10">
            <text:p>619</text:p>
          </table:table-cell>
          <table:table-cell office:value-type="float" office:value="0" table:style-name="ce10">
            <text:p>0</text:p>
          </table:table-cell>
          <table:table-cell office:value-type="float" office:value="9082.6401767730713" table:style-name="ce10">
            <text:p>9.08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4089.16338825226" table:style-name="ce10">
            <text:p>174.089</text:p>
          </table:table-cell>
          <table:table-cell office:value-type="float" office:value="249251.24485111237" table:style-name="ce10">
            <text:p>249.251</text:p>
          </table:table-cell>
          <table:table-cell office:value-type="float" office:value="1636.6000318527222" table:style-name="ce10">
            <text:p>1.637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326208.6863489151" table:style-name="ce10">
            <text:p>326.209</text:p>
          </table:table-cell>
          <table:table-cell office:value-type="float" office:value="103327.2820110321" table:style-name="ce10">
            <text:p>103.3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393.28356933594" table:style-name="ce10">
            <text:p>183.393</text:p>
          </table:table-cell>
          <table:table-cell office:value-type="float" office:value="243686.80474281311" table:style-name="ce10">
            <text:p>243.687</text:p>
          </table:table-cell>
          <table:table-cell office:value-type="float" office:value="1956.0800380706787" table:style-name="ce10">
            <text:p>1.956</text:p>
          </table:table-cell>
          <table:table-cell office:value-type="float" office:value="446.88000869750977" table:style-name="ce10">
            <text:p>447</text:p>
          </table:table-cell>
          <table:table-cell office:value-type="float" office:value="314660.36612415314" table:style-name="ce10">
            <text:p>314.660</text:p>
          </table:table-cell>
          <table:table-cell office:value-type="float" office:value="100597.00195789337" table:style-name="ce10">
            <text:p>100.597</text:p>
          </table:table-cell>
          <table:table-cell office:value-type="float" office:value="227.36000442504883" table:style-name="ce10">
            <text:p>227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298204.20580387115" table:style-name="ce10">
            <text:p>298.204</text:p>
          </table:table-cell>
          <table:table-cell office:value-type="float" office:value="120126.44233798981" table:style-name="ce10">
            <text:p>120.126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350849.80682849884" table:style-name="ce10">
            <text:p>350.850</text:p>
          </table:table-cell>
          <table:table-cell office:value-type="float" office:value="84303.521640777588" table:style-name="ce10">
            <text:p>84.304</text:p>
          </table:table-cell>
          <table:table-cell office:value-type="float" office:value="27.440000534057617" table:style-name="ce10">
            <text:p>27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8804.3201713562012" table:style-name="ce10">
            <text:p>8.80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80506.20351314545" table:style-name="ce10">
            <text:p>180.506</text:p>
          </table:table-cell>
          <table:table-cell office:value-type="float" office:value="338139.20658111572" table:style-name="ce10">
            <text:p>338.139</text:p>
          </table:table-cell>
          <table:table-cell office:value-type="float" office:value="3816.1200742721558" table:style-name="ce10">
            <text:p>3.816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384242.32747840881" table:style-name="ce10">
            <text:p>384.242</text:p>
          </table:table-cell>
          <table:table-cell office:value-type="float" office:value="133687.68260192871" table:style-name="ce10">
            <text:p>133.6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6025.24439907074" table:style-name="ce10">
            <text:p>226.025</text:p>
          </table:table-cell>
          <table:table-cell office:value-type="float" office:value="296304.96576690674" table:style-name="ce10">
            <text:p>296.305</text:p>
          </table:table-cell>
          <table:table-cell office:value-type="float" office:value="3602.4800701141357" table:style-name="ce10">
            <text:p>3.602</text:p>
          </table:table-cell>
          <table:table-cell office:value-type="float" office:value="484.12000942230225" table:style-name="ce10">
            <text:p>484</text:p>
          </table:table-cell>
          <table:table-cell office:value-type="float" office:value="364863.80710124969" table:style-name="ce10">
            <text:p>364.864</text:p>
          </table:table-cell>
          <table:table-cell office:value-type="float" office:value="162538.88316345215" table:style-name="ce10">
            <text:p>162.539</text:p>
          </table:table-cell>
          <table:table-cell office:value-type="float" office:value="660.52001285552979" table:style-name="ce10">
            <text:p>661</text:p>
          </table:table-cell>
          <table:table-cell office:value-type="float" office:value="493.92000961303711" table:style-name="ce10">
            <text:p>494</text:p>
          </table:table-cell>
          <table:table-cell office:value-type="float" office:value="369211.08718585968" table:style-name="ce10">
            <text:p>369.211</text:p>
          </table:table-cell>
          <table:table-cell office:value-type="float" office:value="136811.92266273499" table:style-name="ce10">
            <text:p>136.812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394177.56767177582" table:style-name="ce10">
            <text:p>394.178</text:p>
          </table:table-cell>
          <table:table-cell office:value-type="float" office:value="147760.48287582397" table:style-name="ce10">
            <text:p>147.760</text:p>
          </table:table-cell>
          <table:table-cell office:value-type="float" office:value="619.36001205444336" table:style-name="ce10">
            <text:p>619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12596.920245170593" table:style-name="ce10">
            <text:p>12.59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10471.48215007782" table:style-name="ce10">
            <text:p>110.471</text:p>
          </table:table-cell>
          <table:table-cell office:value-type="float" office:value="383019.2874546051" table:style-name="ce10">
            <text:p>383.0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68031.1671628952" table:style-name="ce10">
            <text:p>368.031</text:p>
          </table:table-cell>
          <table:table-cell office:value-type="float" office:value="134373.68261528015" table:style-name="ce10">
            <text:p>134.374</text:p>
          </table:table-cell>
          <table:table-cell office:value-type="float" office:value="205.80000400543213" table:style-name="ce10">
            <text:p>206</text:p>
          </table:table-cell>
          <table:table-cell office:value-type="string" table:style-name="ce10">
            <text:p>-</text:p>
          </table:table-cell>
          <table:table-cell office:value-type="float" office:value="287943.60560417175" table:style-name="ce10">
            <text:p>287.944</text:p>
          </table:table-cell>
          <table:table-cell office:value-type="float" office:value="226487.80440807343" table:style-name="ce10">
            <text:p>226.488</text:p>
          </table:table-cell>
          <table:table-cell office:value-type="float" office:value="2632.2800512313843" table:style-name="ce10">
            <text:p>2.632</text:p>
          </table:table-cell>
          <table:table-cell office:value-type="float" office:value="0" table:style-name="ce10">
            <text:p>0</text:p>
          </table:table-cell>
          <table:table-cell office:value-type="float" office:value="462328.7289981842" table:style-name="ce10">
            <text:p>462.329</text:p>
          </table:table-cell>
          <table:table-cell office:value-type="float" office:value="66036.321285247803" table:style-name="ce10">
            <text:p>66.036</text:p>
          </table:table-cell>
          <table:table-cell office:value-type="float" office:value="60.760001182556152" table:style-name="ce10">
            <text:p>61</text:p>
          </table:table-cell>
          <table:table-cell office:value-type="float" office:value="0" table:style-name="ce10">
            <text:p>0</text:p>
          </table:table-cell>
          <table:table-cell office:value-type="float" office:value="455505.96886539459" table:style-name="ce10">
            <text:p>455.506</text:p>
          </table:table-cell>
          <table:table-cell office:value-type="float" office:value="77222.041502952576" table:style-name="ce10">
            <text:p>77.2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1418.04722881317" table:style-name="ce10">
            <text:p>371.418</text:p>
          </table:table-cell>
          <table:table-cell office:value-type="float" office:value="135926.00264549255" table:style-name="ce10">
            <text:p>135.926</text:p>
          </table:table-cell>
          <table:table-cell office:value-type="float" office:value="1036.8400201797485" table:style-name="ce10">
            <text:p>1.037</text:p>
          </table:table-cell>
          <table:table-cell office:value-type="float" office:value="0" table:style-name="ce10">
            <text:p>0</text:p>
          </table:table-cell>
          <table:table-cell office:value-type="float" office:value="1383.7600269317627" table:style-name="ce10">
            <text:p>1.38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01735.76198005676" table:style-name="ce10">
            <text:p>101.736</text:p>
          </table:table-cell>
          <table:table-cell office:value-type="float" office:value="428904.84834766388" table:style-name="ce10">
            <text:p>428.905</text:p>
          </table:table-cell>
          <table:table-cell office:value-type="float" office:value="3806.3200740814209" table:style-name="ce10">
            <text:p>3.806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362745.04706001282" table:style-name="ce10">
            <text:p>362.745</text:p>
          </table:table-cell>
          <table:table-cell office:value-type="float" office:value="170014.3233089447" table:style-name="ce10">
            <text:p>170.014</text:p>
          </table:table-cell>
          <table:table-cell office:value-type="float" office:value="203.84000396728516" table:style-name="ce10">
            <text:p>204</text:p>
          </table:table-cell>
          <table:table-cell office:value-type="string" table:style-name="ce10">
            <text:p>-</text:p>
          </table:table-cell>
          <table:table-cell office:value-type="float" office:value="305368.00594329834" table:style-name="ce10">
            <text:p>305.368</text:p>
          </table:table-cell>
          <table:table-cell office:value-type="float" office:value="243773.04474449158" table:style-name="ce10">
            <text:p>243.773</text:p>
          </table:table-cell>
          <table:table-cell office:value-type="float" office:value="3945.480076789856" table:style-name="ce10">
            <text:p>3.945</text:p>
          </table:table-cell>
          <table:table-cell office:value-type="float" office:value="446.88000869750977" table:style-name="ce10">
            <text:p>447</text:p>
          </table:table-cell>
          <table:table-cell office:value-type="float" office:value="467569.76910018921" table:style-name="ce10">
            <text:p>467.570</text:p>
          </table:table-cell>
          <table:table-cell office:value-type="float" office:value="134434.44261646271" table:style-name="ce10">
            <text:p>134.434</text:p>
          </table:table-cell>
          <table:table-cell office:value-type="float" office:value="621.32001209259033" table:style-name="ce10">
            <text:p>621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494357.08962154388" table:style-name="ce10">
            <text:p>494.357</text:p>
          </table:table-cell>
          <table:table-cell office:value-type="float" office:value="60456.201176643372" table:style-name="ce10">
            <text:p>60.456</text:p>
          </table:table-cell>
          <table:table-cell office:value-type="float" office:value="217.56000423431396" table:style-name="ce10">
            <text:p>218</text:p>
          </table:table-cell>
          <table:table-cell office:value-type="string" table:style-name="ce10">
            <text:p>-</text:p>
          </table:table-cell>
          <table:table-cell office:value-type="float" office:value="355826.246925354" table:style-name="ce10">
            <text:p>355.826</text:p>
          </table:table-cell>
          <table:table-cell office:value-type="float" office:value="186445.00362873077" table:style-name="ce10">
            <text:p>186.445</text:p>
          </table:table-cell>
          <table:table-cell office:value-type="float" office:value="1203.4400234222412" table:style-name="ce10">
            <text:p>1.203</text:p>
          </table:table-cell>
          <table:table-cell office:value-type="float" office:value="433.16000843048096" table:style-name="ce10">
            <text:p>433</text:p>
          </table:table-cell>
          <table:table-cell office:value-type="float" office:value="10878.000211715698" table:style-name="ce10">
            <text:p>10.87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97276.7618932724" table:style-name="ce10">
            <text:p>97.277</text:p>
          </table:table-cell>
          <table:table-cell office:value-type="float" office:value="215856.76420116425" table:style-name="ce10">
            <text:p>215.857</text:p>
          </table:table-cell>
          <table:table-cell office:value-type="float" office:value="286.16000556945801" table:style-name="ce10">
            <text:p>286</text:p>
          </table:table-cell>
          <table:table-cell office:value-type="float" office:value="141.12000274658203" table:style-name="ce10">
            <text:p>141</text:p>
          </table:table-cell>
          <table:table-cell office:value-type="float" office:value="256438.56499099731" table:style-name="ce10">
            <text:p>256.439</text:p>
          </table:table-cell>
          <table:table-cell office:value-type="float" office:value="59217.481152534485" table:style-name="ce10">
            <text:p>59.217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115210.7622423172" table:style-name="ce10">
            <text:p>115.211</text:p>
          </table:table-cell>
          <table:table-cell office:value-type="float" office:value="194194.8437795639" table:style-name="ce10">
            <text:p>194.195</text:p>
          </table:table-cell>
          <table:table-cell office:value-type="float" office:value="17.640000343322754" table:style-name="ce10">
            <text:p>18</text:p>
          </table:table-cell>
          <table:table-cell office:value-type="float" office:value="190.12000370025635" table:style-name="ce10">
            <text:p>190</text:p>
          </table:table-cell>
          <table:table-cell office:value-type="float" office:value="236756.24460792542" table:style-name="ce10">
            <text:p>236.756</text:p>
          </table:table-cell>
          <table:table-cell office:value-type="float" office:value="87849.161709785461" table:style-name="ce10">
            <text:p>87.849</text:p>
          </table:table-cell>
          <table:table-cell office:value-type="float" office:value="0" table:style-name="ce10">
            <text:p>0</text:p>
          </table:table-cell>
          <table:table-cell office:value-type="float" office:value="235.20000457763672" table:style-name="ce10">
            <text:p>235</text:p>
          </table:table-cell>
          <table:table-cell office:value-type="float" office:value="210511.84409713745" table:style-name="ce10">
            <text:p>210.512</text:p>
          </table:table-cell>
          <table:table-cell office:value-type="float" office:value="100014.88194656372" table:style-name="ce10">
            <text:p>100.0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5605.56497478485" table:style-name="ce10">
            <text:p>255.606</text:p>
          </table:table-cell>
          <table:table-cell office:value-type="float" office:value="58868.601145744324" table:style-name="ce10">
            <text:p>58.869</text:p>
          </table:table-cell>
          <table:table-cell office:value-type="float" office:value="80.360001564025879" table:style-name="ce10">
            <text:p>80</text:p>
          </table:table-cell>
          <table:table-cell office:value-type="float" office:value="0" table:style-name="ce10">
            <text:p>0</text:p>
          </table:table-cell>
          <table:table-cell office:value-type="float" office:value="3337.8800649642944" table:style-name="ce10">
            <text:p>3.33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69687.00330257416" table:style-name="ce10">
            <text:p>169.687</text:p>
          </table:table-cell>
          <table:table-cell office:value-type="float" office:value="243955.32474803925" table:style-name="ce10">
            <text:p>243.9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46312.4067401886" table:style-name="ce10">
            <text:p>346.312</text:p>
          </table:table-cell>
          <table:table-cell office:value-type="float" office:value="75995.081479072571" table:style-name="ce10">
            <text:p>75.99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5086.64379692078" table:style-name="ce10">
            <text:p>195.087</text:p>
          </table:table-cell>
          <table:table-cell office:value-type="float" office:value="246177.96479129791" table:style-name="ce10">
            <text:p>246.178</text:p>
          </table:table-cell>
          <table:table-cell office:value-type="float" office:value="1889.4400367736816" table:style-name="ce10">
            <text:p>1.889</text:p>
          </table:table-cell>
          <table:table-cell office:value-type="float" office:value="0" table:style-name="ce10">
            <text:p>0</text:p>
          </table:table-cell>
          <table:table-cell office:value-type="float" office:value="320928.44624614716" table:style-name="ce10">
            <text:p>320.928</text:p>
          </table:table-cell>
          <table:table-cell office:value-type="float" office:value="94458.281838417053" table:style-name="ce10">
            <text:p>94.458</text:p>
          </table:table-cell>
          <table:table-cell office:value-type="float" office:value="235.20000457763672" table:style-name="ce10">
            <text:p>235</text:p>
          </table:table-cell>
          <table:table-cell office:value-type="float" office:value="0" table:style-name="ce10">
            <text:p>0</text:p>
          </table:table-cell>
          <table:table-cell office:value-type="float" office:value="295085.84574317932" table:style-name="ce10">
            <text:p>295.086</text:p>
          </table:table-cell>
          <table:table-cell office:value-type="float" office:value="118954.36231517792" table:style-name="ce10">
            <text:p>118.954</text:p>
          </table:table-cell>
          <table:table-cell office:value-type="float" office:value="227.36000442504883" table:style-name="ce10">
            <text:p>227</text:p>
          </table:table-cell>
          <table:table-cell office:value-type="string" table:style-name="ce10">
            <text:p>-</text:p>
          </table:table-cell>
          <table:table-cell office:value-type="float" office:value="366349.4871301651" table:style-name="ce10">
            <text:p>366.349</text:p>
          </table:table-cell>
          <table:table-cell office:value-type="float" office:value="65473.801274299622" table:style-name="ce10">
            <text:p>65.47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684.0001106262207" table:style-name="ce10">
            <text:p>5.68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3">
            <text:p>MARGEM DE ERRO PARA O TOTAL D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7">
            <text:p>Pediu para comparar informações da Internet em<text:s/><text:span text:style-name="T5">sites</text:span><text:span text:style-name="T2"><text:s/>diferentes</text:span></text:p>
          </table:table-cell>
          <table:covered-table-cell table:number-columns-repeated="3"/>
          <table:table-cell office:value-type="string" table:number-columns-spanned="4" table:number-rows-spanned="1" table:style-name="ce17">
            <text:p>Disse quais<text:s/><text:span text:style-name="T5">sites</text:span><text:s/>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39194.05049419403" table:style-name="ce10">
            <text:p>539.194</text:p>
          </table:table-cell>
          <table:table-cell office:value-type="float" office:value="332439.52647018433" table:style-name="ce10">
            <text:p>332.440</text:p>
          </table:table-cell>
          <table:table-cell office:value-type="float" office:value="53609.921043395996" table:style-name="ce10">
            <text:p>53.610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496362.16966056824" table:style-name="ce10">
            <text:p>496.362</text:p>
          </table:table-cell>
          <table:table-cell office:value-type="float" office:value="367780.28715801239" table:style-name="ce10">
            <text:p>367.780</text:p>
          </table:table-cell>
          <table:table-cell office:value-type="float" office:value="59213.561152458191" table:style-name="ce10">
            <text:p>59.214</text:p>
          </table:table-cell>
          <table:table-cell office:value-type="string" table:style-name="ce10">
            <text:p>-</text:p>
          </table:table-cell>
          <table:table-cell office:value-type="float" office:value="474810.00924110413" table:style-name="ce10">
            <text:p>474.810</text:p>
          </table:table-cell>
          <table:table-cell office:value-type="float" office:value="374054.24728012085" table:style-name="ce10">
            <text:p>374.054</text:p>
          </table:table-cell>
          <table:table-cell office:value-type="float" office:value="54323.361057281494" table:style-name="ce10">
            <text:p>54.323</text:p>
          </table:table-cell>
          <table:table-cell office:value-type="float" office:value="2702.8400526046753" table:style-name="ce10">
            <text:p>2.703</text:p>
          </table:table-cell>
          <table:table-cell office:value-type="float" office:value="687125.05337333679" table:style-name="ce10">
            <text:p>687.125</text:p>
          </table:table-cell>
          <table:table-cell office:value-type="float" office:value="350979.16683101654" table:style-name="ce10">
            <text:p>350.979</text:p>
          </table:table-cell>
          <table:table-cell office:value-type="float" office:value="13408.36026096344" table:style-name="ce10">
            <text:p>13.408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623936.61214351654" table:style-name="ce10">
            <text:p>623.937</text:p>
          </table:table-cell>
          <table:table-cell office:value-type="float" office:value="379099.28737831116" table:style-name="ce10">
            <text:p>379.099</text:p>
          </table:table-cell>
          <table:table-cell office:value-type="float" office:value="12988.920252799988" table:style-name="ce10">
            <text:p>12.989</text:p>
          </table:table-cell>
          <table:table-cell office:value-type="float" office:value="6262.2001218795776" table:style-name="ce10">
            <text:p>6.262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16812.44616603851" table:style-name="ce10">
            <text:p>316.812</text:p>
          </table:table-cell>
          <table:table-cell office:value-type="float" office:value="209196.68407154083" table:style-name="ce10">
            <text:p>209.197</text:p>
          </table:table-cell>
          <table:table-cell office:value-type="float" office:value="3569.1600694656372" table:style-name="ce10">
            <text:p>3.569</text:p>
          </table:table-cell>
          <table:table-cell office:value-type="float" office:value="0" table:style-name="ce10">
            <text:p>0</text:p>
          </table:table-cell>
          <table:table-cell office:value-type="float" office:value="270082.12525653839" table:style-name="ce10">
            <text:p>270.082</text:p>
          </table:table-cell>
          <table:table-cell office:value-type="float" office:value="246873.76480484009" table:style-name="ce10">
            <text:p>246.874</text:p>
          </table:table-cell>
          <table:table-cell office:value-type="float" office:value="23261.280452728271" table:style-name="ce10">
            <text:p>23.261</text:p>
          </table:table-cell>
          <table:table-cell office:value-type="string" table:style-name="ce10">
            <text:p>-</text:p>
          </table:table-cell>
          <table:table-cell office:value-type="float" office:value="304207.68592071533" table:style-name="ce10">
            <text:p>304.208</text:p>
          </table:table-cell>
          <table:table-cell office:value-type="float" office:value="214549.44417572021" table:style-name="ce10">
            <text:p>214.549</text:p>
          </table:table-cell>
          <table:table-cell office:value-type="float" office:value="3528.0000686645508" table:style-name="ce10">
            <text:p>3.528</text:p>
          </table:table-cell>
          <table:table-cell office:value-type="float" office:value="2689.1200523376465" table:style-name="ce10">
            <text:p>2.689</text:p>
          </table:table-cell>
          <table:table-cell office:value-type="float" office:value="376112.24732017517" table:style-name="ce10">
            <text:p>376.112</text:p>
          </table:table-cell>
          <table:table-cell office:value-type="float" office:value="212189.60412979126" table:style-name="ce10">
            <text:p>212.190</text:p>
          </table:table-cell>
          <table:table-cell office:value-type="float" office:value="12939.920251846313" table:style-name="ce10">
            <text:p>12.940</text:p>
          </table:table-cell>
          <table:table-cell office:value-type="float" office:value="0" table:style-name="ce10">
            <text:p>0</text:p>
          </table:table-cell>
          <table:table-cell office:value-type="float" office:value="364593.32709598541" table:style-name="ce10">
            <text:p>364.593</text:p>
          </table:table-cell>
          <table:table-cell office:value-type="float" office:value="231244.72450065613" table:style-name="ce10">
            <text:p>231.245</text:p>
          </table:table-cell>
          <table:table-cell office:value-type="float" office:value="10058.720195770264" table:style-name="ce10">
            <text:p>10.059</text:p>
          </table:table-cell>
          <table:table-cell office:value-type="float" office:value="6262.2001218795776" table:style-name="ce10">
            <text:p>6.26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47704.8048210144" table:style-name="ce10">
            <text:p>247.705</text:p>
          </table:table-cell>
          <table:table-cell office:value-type="float" office:value="155733.76303100586" table:style-name="ce10">
            <text:p>155.734</text:p>
          </table:table-cell>
          <table:table-cell office:value-type="float" office:value="53496.241041183472" table:style-name="ce10">
            <text:p>53.496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258188.84502506256" table:style-name="ce10">
            <text:p>258.189</text:p>
          </table:table-cell>
          <table:table-cell office:value-type="float" office:value="159890.92311191559" table:style-name="ce10">
            <text:p>159.891</text:p>
          </table:table-cell>
          <table:table-cell office:value-type="float" office:value="54601.681062698364" table:style-name="ce10">
            <text:p>54.602</text:p>
          </table:table-cell>
          <table:table-cell office:value-type="string" table:style-name="ce10">
            <text:p>-</text:p>
          </table:table-cell>
          <table:table-cell office:value-type="float" office:value="212622.76413822174" table:style-name="ce10">
            <text:p>212.623</text:p>
          </table:table-cell>
          <table:table-cell office:value-type="float" office:value="181899.76354026794" table:style-name="ce10">
            <text:p>181.900</text:p>
          </table:table-cell>
          <table:table-cell office:value-type="float" office:value="54209.68105506897" table:style-name="ce10">
            <text:p>54.210</text:p>
          </table:table-cell>
          <table:table-cell office:value-type="float" office:value="278.32000541687012" table:style-name="ce10">
            <text:p>278</text:p>
          </table:table-cell>
          <table:table-cell office:value-type="float" office:value="330165.92642593384" table:style-name="ce10">
            <text:p>330.166</text:p>
          </table:table-cell>
          <table:table-cell office:value-type="float" office:value="186590.04363155365" table:style-name="ce10">
            <text:p>186.590</text:p>
          </table:table-cell>
          <table:table-cell office:value-type="float" office:value="3635.8000707626343" table:style-name="ce10">
            <text:p>3.636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277441.92539978027" table:style-name="ce10">
            <text:p>277.442</text:p>
          </table:table-cell>
          <table:table-cell office:value-type="float" office:value="204177.12397384644" table:style-name="ce10">
            <text:p>204.177</text:p>
          </table:table-cell>
          <table:table-cell office:value-type="float" office:value="8243.760160446167" table:style-name="ce10">
            <text:p>8.244</text:p>
          </table:table-cell>
          <table:table-cell office:value-type="float" office:value="86.240001678466797" table:style-name="ce10">
            <text:p>8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2425.921409606934" table:style-name="ce10">
            <text:p>72.426</text:p>
          </table:table-cell>
          <table:table-cell office:value-type="float" office:value="40793.480793952942" table:style-name="ce10">
            <text:p>40.793</text:p>
          </table:table-cell>
          <table:table-cell office:value-type="float" office:value="162.68000316619873" table:style-name="ce10">
            <text:p>163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39311.720765113831" table:style-name="ce10">
            <text:p>39.312</text:p>
          </table:table-cell>
          <table:table-cell office:value-type="float" office:value="74076.241441726685" table:style-name="ce10">
            <text:p>74.076</text:p>
          </table:table-cell>
          <table:table-cell office:value-type="float" office:value="1660.1200323104858" table:style-name="ce10">
            <text:p>1.660</text:p>
          </table:table-cell>
          <table:table-cell office:value-type="string" table:style-name="ce10">
            <text:p>-</text:p>
          </table:table-cell>
          <table:table-cell office:value-type="float" office:value="47700.520928382874" table:style-name="ce10">
            <text:p>47.701</text:p>
          </table:table-cell>
          <table:table-cell office:value-type="float" office:value="64644.721258163452" table:style-name="ce10">
            <text:p>64.645</text:p>
          </table:table-cell>
          <table:table-cell office:value-type="float" office:value="1628.7600317001343" table:style-name="ce10">
            <text:p>1.629</text:p>
          </table:table-cell>
          <table:table-cell office:value-type="float" office:value="0" table:style-name="ce10">
            <text:p>0</text:p>
          </table:table-cell>
          <table:table-cell office:value-type="float" office:value="54978.001070022583" table:style-name="ce10">
            <text:p>54.978</text:p>
          </table:table-cell>
          <table:table-cell office:value-type="float" office:value="53404.121039390564" table:style-name="ce10">
            <text:p>53.404</text:p>
          </table:table-cell>
          <table:table-cell office:value-type="float" office:value="495.88000965118408" table:style-name="ce10">
            <text:p>496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40272.120783805847" table:style-name="ce10">
            <text:p>40.272</text:p>
          </table:table-cell>
          <table:table-cell office:value-type="float" office:value="68515.721333503723" table:style-name="ce10">
            <text:p>68.516</text:p>
          </table:table-cell>
          <table:table-cell office:value-type="float" office:value="315.5600061416626" table:style-name="ce10">
            <text:p>316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9827.041164398193" table:style-name="ce10">
            <text:p>59.827</text:p>
          </table:table-cell>
          <table:table-cell office:value-type="float" office:value="49889.840970993042" table:style-name="ce10">
            <text:p>49.890</text:p>
          </table:table-cell>
          <table:table-cell office:value-type="float" office:value="3257.5200634002686" table:style-name="ce10">
            <text:p>3.258</text:p>
          </table:table-cell>
          <table:table-cell office:value-type="float" office:value="0" table:style-name="ce10">
            <text:p>0</text:p>
          </table:table-cell>
          <table:table-cell office:value-type="float" office:value="71792.841397285461" table:style-name="ce10">
            <text:p>71.793</text:p>
          </table:table-cell>
          <table:table-cell office:value-type="float" office:value="47136.040917396545" table:style-name="ce10">
            <text:p>47.136</text:p>
          </table:table-cell>
          <table:table-cell office:value-type="float" office:value="2963.5200576782227" table:style-name="ce10">
            <text:p>2.964</text:p>
          </table:table-cell>
          <table:table-cell office:value-type="string" table:style-name="ce10">
            <text:p>-</text:p>
          </table:table-cell>
          <table:table-cell office:value-type="float" office:value="67182.921307563782" table:style-name="ce10">
            <text:p>67.183</text:p>
          </table:table-cell>
          <table:table-cell office:value-type="float" office:value="43709.960850715637" table:style-name="ce10">
            <text:p>43.710</text:p>
          </table:table-cell>
          <table:table-cell office:value-type="float" office:value="1205.4000234603882" table:style-name="ce10">
            <text:p>1.205</text:p>
          </table:table-cell>
          <table:table-cell office:value-type="float" office:value="0" table:style-name="ce10">
            <text:p>0</text:p>
          </table:table-cell>
          <table:table-cell office:value-type="float" office:value="48372.800941467285" table:style-name="ce10">
            <text:p>48.373</text:p>
          </table:table-cell>
          <table:table-cell office:value-type="float" office:value="60922.681185722351" table:style-name="ce10">
            <text:p>60.923</text:p>
          </table:table-cell>
          <table:table-cell office:value-type="float" office:value="854.56001663208008" table:style-name="ce10">
            <text:p>855</text:p>
          </table:table-cell>
          <table:table-cell office:value-type="float" office:value="0" table:style-name="ce10">
            <text:p>0</text:p>
          </table:table-cell>
          <table:table-cell office:value-type="float" office:value="39991.84077835083" table:style-name="ce10">
            <text:p>39.992</text:p>
          </table:table-cell>
          <table:table-cell office:value-type="float" office:value="69480.041352272034" table:style-name="ce10">
            <text:p>69.480</text:p>
          </table:table-cell>
          <table:table-cell office:value-type="float" office:value="811.44001579284668" table:style-name="ce10">
            <text:p>811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7590.04267787933" table:style-name="ce10">
            <text:p>137.590</text:p>
          </table:table-cell>
          <table:table-cell office:value-type="float" office:value="136447.36265563965" table:style-name="ce10">
            <text:p>136.447</text:p>
          </table:table-cell>
          <table:table-cell office:value-type="float" office:value="4229.680082321167" table:style-name="ce10">
            <text:p>4.230</text:p>
          </table:table-cell>
          <table:table-cell office:value-type="float" office:value="0" table:style-name="ce10">
            <text:p>0</text:p>
          </table:table-cell>
          <table:table-cell office:value-type="float" office:value="107964.64210128784" table:style-name="ce10">
            <text:p>107.965</text:p>
          </table:table-cell>
          <table:table-cell office:value-type="float" office:value="171051.16332912445" table:style-name="ce10">
            <text:p>171.051</text:p>
          </table:table-cell>
          <table:table-cell office:value-type="float" office:value="14233.520277023315" table:style-name="ce10">
            <text:p>14.234</text:p>
          </table:table-cell>
          <table:table-cell office:value-type="string" table:style-name="ce10">
            <text:p>-</text:p>
          </table:table-cell>
          <table:table-cell office:value-type="float" office:value="141662.92275714874" table:style-name="ce10">
            <text:p>141.663</text:p>
          </table:table-cell>
          <table:table-cell office:value-type="float" office:value="134522.64261817932" table:style-name="ce10">
            <text:p>134.523</text:p>
          </table:table-cell>
          <table:table-cell office:value-type="float" office:value="1601.3200311660767" table:style-name="ce10">
            <text:p>1.601</text:p>
          </table:table-cell>
          <table:table-cell office:value-type="float" office:value="0" table:style-name="ce10">
            <text:p>0</text:p>
          </table:table-cell>
          <table:table-cell office:value-type="float" office:value="105146.1620464325" table:style-name="ce10">
            <text:p>105.146</text:p>
          </table:table-cell>
          <table:table-cell office:value-type="float" office:value="162272.32315826416" table:style-name="ce10">
            <text:p>162.272</text:p>
          </table:table-cell>
          <table:table-cell office:value-type="float" office:value="7314.720142364502" table:style-name="ce10">
            <text:p>7.315</text:p>
          </table:table-cell>
          <table:table-cell office:value-type="float" office:value="0" table:style-name="ce10">
            <text:p>0</text:p>
          </table:table-cell>
          <table:table-cell office:value-type="float" office:value="90671.561764717102" table:style-name="ce10">
            <text:p>90.672</text:p>
          </table:table-cell>
          <table:table-cell office:value-type="float" office:value="178461.92347335815" table:style-name="ce10">
            <text:p>178.462</text:p>
          </table:table-cell>
          <table:table-cell office:value-type="float" office:value="10166.520197868347" table:style-name="ce10">
            <text:p>10.167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07389.12987518311" table:style-name="ce10">
            <text:p>507.389</text:p>
          </table:table-cell>
          <table:table-cell office:value-type="float" office:value="287138.04558849335" table:style-name="ce10">
            <text:p>287.138</text:p>
          </table:table-cell>
          <table:table-cell office:value-type="float" office:value="53339.441038131714" table:style-name="ce10">
            <text:p>53.339</text:p>
          </table:table-cell>
          <table:table-cell office:value-type="float" office:value="0" table:style-name="ce10">
            <text:p>0</text:p>
          </table:table-cell>
          <table:table-cell office:value-type="float" office:value="470793.96916294098" table:style-name="ce10">
            <text:p>470.794</text:p>
          </table:table-cell>
          <table:table-cell office:value-type="float" office:value="304568.32592773438" table:style-name="ce10">
            <text:p>304.568</text:p>
          </table:table-cell>
          <table:table-cell office:value-type="float" office:value="57249.641114234924" table:style-name="ce10">
            <text:p>57.250</text:p>
          </table:table-cell>
          <table:table-cell office:value-type="string" table:style-name="ce10">
            <text:p>-</text:p>
          </table:table-cell>
          <table:table-cell office:value-type="float" office:value="437248.56851005554" table:style-name="ce10">
            <text:p>437.249</text:p>
          </table:table-cell>
          <table:table-cell office:value-type="float" office:value="333895.80649852753" table:style-name="ce10">
            <text:p>333.896</text:p>
          </table:table-cell>
          <table:table-cell office:value-type="float" office:value="54180.281054496765" table:style-name="ce10">
            <text:p>54.180</text:p>
          </table:table-cell>
          <table:table-cell office:value-type="float" office:value="2689.1200523376465" table:style-name="ce10">
            <text:p>2.689</text:p>
          </table:table-cell>
          <table:table-cell office:value-type="float" office:value="671601.85307121277" table:style-name="ce10">
            <text:p>671.602</text:p>
          </table:table-cell>
          <table:table-cell office:value-type="float" office:value="288574.72561645508" table:style-name="ce10">
            <text:p>288.575</text:p>
          </table:table-cell>
          <table:table-cell office:value-type="float" office:value="10836.840210914612" table:style-name="ce10">
            <text:p>10.837</text:p>
          </table:table-cell>
          <table:table-cell office:value-type="float" office:value="0" table:style-name="ce10">
            <text:p>0</text:p>
          </table:table-cell>
          <table:table-cell office:value-type="float" office:value="612535.2919216156" table:style-name="ce10">
            <text:p>612.535</text:p>
          </table:table-cell>
          <table:table-cell office:value-type="float" office:value="306504.80596542358" table:style-name="ce10">
            <text:p>306.505</text:p>
          </table:table-cell>
          <table:table-cell office:value-type="float" office:value="7628.3201484680176" table:style-name="ce10">
            <text:p>7.628</text:p>
          </table:table-cell>
          <table:table-cell office:value-type="float" office:value="6262.2001218795776" table:style-name="ce10">
            <text:p>6.26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4374.161447525024" table:style-name="ce10">
            <text:p>74.374</text:p>
          </table:table-cell>
          <table:table-cell office:value-type="float" office:value="72788.521416664124" table:style-name="ce10">
            <text:p>72.789</text:p>
          </table:table-cell>
          <table:table-cell office:value-type="float" office:value="709.5200138092041" table:style-name="ce10">
            <text:p>710</text:p>
          </table:table-cell>
          <table:table-cell office:value-type="float" office:value="0" table:style-name="ce10">
            <text:p>0</text:p>
          </table:table-cell>
          <table:table-cell office:value-type="float" office:value="79836.681553840637" table:style-name="ce10">
            <text:p>79.837</text:p>
          </table:table-cell>
          <table:table-cell office:value-type="float" office:value="74378.081447601318" table:style-name="ce10">
            <text:p>74.378</text:p>
          </table:table-cell>
          <table:table-cell office:value-type="float" office:value="3820.0400743484497" table:style-name="ce10">
            <text:p>3.820</text:p>
          </table:table-cell>
          <table:table-cell office:value-type="string" table:style-name="ce10">
            <text:p>-</text:p>
          </table:table-cell>
          <table:table-cell office:value-type="float" office:value="86034.201674461365" table:style-name="ce10">
            <text:p>86.034</text:p>
          </table:table-cell>
          <table:table-cell office:value-type="float" office:value="65146.481267929077" table:style-name="ce10">
            <text:p>65.146</text:p>
          </table:table-cell>
          <table:table-cell office:value-type="float" office:value="2977.2400579452515" table:style-name="ce10">
            <text:p>2.977</text:p>
          </table:table-cell>
          <table:table-cell office:value-type="float" office:value="278.32000541687012" table:style-name="ce10">
            <text:p>278</text:p>
          </table:table-cell>
          <table:table-cell office:value-type="float" office:value="68376.561330795288" table:style-name="ce10">
            <text:p>68.377</text:p>
          </table:table-cell>
          <table:table-cell office:value-type="float" office:value="83762.561630249023" table:style-name="ce10">
            <text:p>83.763</text:p>
          </table:table-cell>
          <table:table-cell office:value-type="float" office:value="2802.8000545501709" table:style-name="ce10">
            <text:p>2.803</text:p>
          </table:table-cell>
          <table:table-cell office:value-type="float" office:value="0" table:style-name="ce10">
            <text:p>0</text:p>
          </table:table-cell>
          <table:table-cell office:value-type="float" office:value="51544.081003189087" table:style-name="ce10">
            <text:p>51.544</text:p>
          </table:table-cell>
          <table:table-cell office:value-type="float" office:value="91651.561783790588" table:style-name="ce10">
            <text:p>91.652</text:p>
          </table:table-cell>
          <table:table-cell office:value-type="float" office:value="2532.3200492858887" table:style-name="ce10">
            <text:p>2.532</text:p>
          </table:table-cell>
          <table:table-cell office:value-type="float" office:value="86.240001678466797" table:style-name="ce10">
            <text:p>8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2920.68414402008" table:style-name="ce10">
            <text:p>212.921</text:p>
          </table:table-cell>
          <table:table-cell office:value-type="float" office:value="256587.52499389648" table:style-name="ce10">
            <text:p>256.588</text:p>
          </table:table-cell>
          <table:table-cell office:value-type="float" office:value="5268.4801025390625" table:style-name="ce10">
            <text:p>5.268</text:p>
          </table:table-cell>
          <table:table-cell office:value-type="float" office:value="0" table:style-name="ce10">
            <text:p>0</text:p>
          </table:table-cell>
          <table:table-cell office:value-type="float" office:value="185806.04361629486" table:style-name="ce10">
            <text:p>185.806</text:p>
          </table:table-cell>
          <table:table-cell office:value-type="float" office:value="281853.88548564911" table:style-name="ce10">
            <text:p>281.854</text:p>
          </table:table-cell>
          <table:table-cell office:value-type="float" office:value="25093.880488395691" table:style-name="ce10">
            <text:p>25.094</text:p>
          </table:table-cell>
          <table:table-cell office:value-type="string" table:style-name="ce10">
            <text:p>-</text:p>
          </table:table-cell>
          <table:table-cell office:value-type="float" office:value="219712.08427619934" table:style-name="ce10">
            <text:p>219.712</text:p>
          </table:table-cell>
          <table:table-cell office:value-type="float" office:value="258878.7650384903" table:style-name="ce10">
            <text:p>258.879</text:p>
          </table:table-cell>
          <table:table-cell office:value-type="float" office:value="10464.440203666687" table:style-name="ce10">
            <text:p>10.464</text:p>
          </table:table-cell>
          <table:table-cell office:value-type="float" office:value="2702.8400526046753" table:style-name="ce10">
            <text:p>2.703</text:p>
          </table:table-cell>
          <table:table-cell office:value-type="float" office:value="214451.44417381287" table:style-name="ce10">
            <text:p>214.451</text:p>
          </table:table-cell>
          <table:table-cell office:value-type="float" office:value="253424.08493232727" table:style-name="ce10">
            <text:p>253.424</text:p>
          </table:table-cell>
          <table:table-cell office:value-type="float" office:value="11232.7602186203" table:style-name="ce10">
            <text:p>11.233</text:p>
          </table:table-cell>
          <table:table-cell office:value-type="float" office:value="0" table:style-name="ce10">
            <text:p>0</text:p>
          </table:table-cell>
          <table:table-cell office:value-type="float" office:value="146402.20284938812" table:style-name="ce10">
            <text:p>146.402</text:p>
          </table:table-cell>
          <table:table-cell office:value-type="float" office:value="309836.80603027344" table:style-name="ce10">
            <text:p>309.837</text:p>
          </table:table-cell>
          <table:table-cell office:value-type="float" office:value="11991.280233383179" table:style-name="ce10">
            <text:p>11.991</text:p>
          </table:table-cell>
          <table:table-cell office:value-type="float" office:value="6262.2001218795776" table:style-name="ce10">
            <text:p>6.26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47800.84482288361" table:style-name="ce10">
            <text:p>247.801</text:p>
          </table:table-cell>
          <table:table-cell office:value-type="float" office:value="209949.32408618927" table:style-name="ce10">
            <text:p>209.949</text:p>
          </table:table-cell>
          <table:table-cell office:value-type="float" office:value="3232.0400629043579" table:style-name="ce10">
            <text:p>3.232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266632.52518939972" table:style-name="ce10">
            <text:p>266.633</text:p>
          </table:table-cell>
          <table:table-cell office:value-type="float" office:value="201023.48391246796" table:style-name="ce10">
            <text:p>201.023</text:p>
          </table:table-cell>
          <table:table-cell office:value-type="float" office:value="3855.3200750350952" table:style-name="ce10">
            <text:p>3.855</text:p>
          </table:table-cell>
          <table:table-cell office:value-type="string" table:style-name="ce10">
            <text:p>-</text:p>
          </table:table-cell>
          <table:table-cell office:value-type="float" office:value="272324.36530017853" table:style-name="ce10">
            <text:p>272.324</text:p>
          </table:table-cell>
          <table:table-cell office:value-type="float" office:value="172129.16335010529" table:style-name="ce10">
            <text:p>172.129</text:p>
          </table:table-cell>
          <table:table-cell office:value-type="float" office:value="1760.0800342559814" table:style-name="ce10">
            <text:p>1.760</text:p>
          </table:table-cell>
          <table:table-cell office:value-type="float" office:value="0" table:style-name="ce10">
            <text:p>0</text:p>
          </table:table-cell>
          <table:table-cell office:value-type="float" office:value="171933.16334629059" table:style-name="ce10">
            <text:p>171.933</text:p>
          </table:table-cell>
          <table:table-cell office:value-type="float" office:value="276054.24537277222" table:style-name="ce10">
            <text:p>276.054</text:p>
          </table:table-cell>
          <table:table-cell office:value-type="float" office:value="7387.2401437759399" table:style-name="ce10">
            <text:p>7.387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154506.80300712585" table:style-name="ce10">
            <text:p>154.507</text:p>
          </table:table-cell>
          <table:table-cell office:value-type="float" office:value="287116.48558807373" table:style-name="ce10">
            <text:p>287.116</text:p>
          </table:table-cell>
          <table:table-cell office:value-type="float" office:value="1648.360032081604" table:style-name="ce10">
            <text:p>1.648</text:p>
          </table:table-cell>
          <table:table-cell office:value-type="float" office:value="86.240001678466797" table:style-name="ce10">
            <text:p>8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92214.44568729401" table:style-name="ce10">
            <text:p>292.214</text:p>
          </table:table-cell>
          <table:table-cell office:value-type="float" office:value="302759.24589252472" table:style-name="ce10">
            <text:p>302.759</text:p>
          </table:table-cell>
          <table:table-cell office:value-type="float" office:value="6175.9601202011108" table:style-name="ce10">
            <text:p>6.176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296791.04577636719" table:style-name="ce10">
            <text:p>296.791</text:p>
          </table:table-cell>
          <table:table-cell office:value-type="float" office:value="313309.92609786987" table:style-name="ce10">
            <text:p>313.310</text:p>
          </table:table-cell>
          <table:table-cell office:value-type="float" office:value="25372.200493812561" table:style-name="ce10">
            <text:p>25.372</text:p>
          </table:table-cell>
          <table:table-cell office:value-type="string" table:style-name="ce10">
            <text:p>-</text:p>
          </table:table-cell>
          <table:table-cell office:value-type="float" office:value="312868.9260892868" table:style-name="ce10">
            <text:p>312.869</text:p>
          </table:table-cell>
          <table:table-cell office:value-type="float" office:value="284597.88553905487" table:style-name="ce10">
            <text:p>284.598</text:p>
          </table:table-cell>
          <table:table-cell office:value-type="float" office:value="10597.720206260681" table:style-name="ce10">
            <text:p>10.598</text:p>
          </table:table-cell>
          <table:table-cell office:value-type="float" office:value="2702.8400526046753" table:style-name="ce10">
            <text:p>2.703</text:p>
          </table:table-cell>
          <table:table-cell office:value-type="float" office:value="243865.16474628448" table:style-name="ce10">
            <text:p>243.865</text:p>
          </table:table-cell>
          <table:table-cell office:value-type="float" office:value="341226.2066411972" table:style-name="ce10">
            <text:p>341.226</text:p>
          </table:table-cell>
          <table:table-cell office:value-type="float" office:value="13408.36026096344" table:style-name="ce10">
            <text:p>13.408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191552.76372814178" table:style-name="ce10">
            <text:p>191.553</text:p>
          </table:table-cell>
          <table:table-cell office:value-type="float" office:value="377335.28734397888" table:style-name="ce10">
            <text:p>377.335</text:p>
          </table:table-cell>
          <table:table-cell office:value-type="float" office:value="12093.200235366821" table:style-name="ce10">
            <text:p>12.093</text:p>
          </table:table-cell>
          <table:table-cell office:value-type="float" office:value="6262.2001218795776" table:style-name="ce10">
            <text:p>6.26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91309.28956222534" table:style-name="ce10">
            <text:p>491.309</text:p>
          </table:table-cell>
          <table:table-cell office:value-type="float" office:value="182497.56355190277" table:style-name="ce10">
            <text:p>182.498</text:p>
          </table:table-cell>
          <table:table-cell office:value-type="float" office:value="53253.201036453247" table:style-name="ce10">
            <text:p>53.253</text:p>
          </table:table-cell>
          <table:table-cell office:value-type="float" office:value="0" table:style-name="ce10">
            <text:p>0</text:p>
          </table:table-cell>
          <table:table-cell office:value-type="float" office:value="441576.24859428406" table:style-name="ce10">
            <text:p>441.576</text:p>
          </table:table-cell>
          <table:table-cell office:value-type="float" office:value="224872.76437664032" table:style-name="ce10">
            <text:p>224.873</text:p>
          </table:table-cell>
          <table:table-cell office:value-type="float" office:value="53684.401044845581" table:style-name="ce10">
            <text:p>53.684</text:p>
          </table:table-cell>
          <table:table-cell office:value-type="string" table:style-name="ce10">
            <text:p>-</text:p>
          </table:table-cell>
          <table:table-cell office:value-type="float" office:value="403767.84785842896" table:style-name="ce10">
            <text:p>403.768</text:p>
          </table:table-cell>
          <table:table-cell office:value-type="float" office:value="271481.56528377533" table:style-name="ce10">
            <text:p>271.482</text:p>
          </table:table-cell>
          <table:table-cell office:value-type="float" office:value="53280.641036987305" table:style-name="ce10">
            <text:p>53.281</text:p>
          </table:table-cell>
          <table:table-cell office:value-type="float" office:value="0" table:style-name="ce10">
            <text:p>0</text:p>
          </table:table-cell>
          <table:table-cell office:value-type="float" office:value="665843.37295913696" table:style-name="ce10">
            <text:p>665.843</text:p>
          </table:table-cell>
          <table:table-cell office:value-type="float" office:value="146686.40285491943" table:style-name="ce10">
            <text:p>146.686</text:p>
          </table:table-cell>
          <table:table-cell office:value-type="float" office:value="131.32000255584717" table:style-name="ce10">
            <text:p>131</text:p>
          </table:table-cell>
          <table:table-cell office:value-type="float" office:value="0" table:style-name="ce10">
            <text:p>0</text:p>
          </table:table-cell>
          <table:table-cell office:value-type="float" office:value="611210.33189582825" table:style-name="ce10">
            <text:p>611.210</text:p>
          </table:table-cell>
          <table:table-cell office:value-type="float" office:value="153591.48298931122" table:style-name="ce10">
            <text:p>153.591</text:p>
          </table:table-cell>
          <table:table-cell office:value-type="float" office:value="5368.4401044845581" table:style-name="ce10">
            <text:p>5.368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506487.5298576355" table:style-name="ce10">
            <text:p>506.488</text:p>
          </table:table-cell>
          <table:table-cell office:value-type="float" office:value="276563.84538269043" table:style-name="ce10">
            <text:p>276.564</text:p>
          </table:table-cell>
          <table:table-cell office:value-type="float" office:value="53562.881042480469" table:style-name="ce10">
            <text:p>53.563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410473.00798892975" table:style-name="ce10">
            <text:p>410.473</text:p>
          </table:table-cell>
          <table:table-cell office:value-type="float" office:value="356908.16694641113" table:style-name="ce10">
            <text:p>356.908</text:p>
          </table:table-cell>
          <table:table-cell office:value-type="float" office:value="58349.201135635376" table:style-name="ce10">
            <text:p>58.349</text:p>
          </table:table-cell>
          <table:table-cell office:value-type="string" table:style-name="ce10">
            <text:p>-</text:p>
          </table:table-cell>
          <table:table-cell office:value-type="float" office:value="402358.60783100128" table:style-name="ce10">
            <text:p>402.359</text:p>
          </table:table-cell>
          <table:table-cell office:value-type="float" office:value="353076.3668718338" table:style-name="ce10">
            <text:p>353.076</text:p>
          </table:table-cell>
          <table:table-cell office:value-type="float" office:value="54295.921056747437" table:style-name="ce10">
            <text:p>54.296</text:p>
          </table:table-cell>
          <table:table-cell office:value-type="float" office:value="2702.8400526046753" table:style-name="ce10">
            <text:p>2.703</text:p>
          </table:table-cell>
          <table:table-cell office:value-type="float" office:value="678693.13320922852" table:style-name="ce10">
            <text:p>678.693</text:p>
          </table:table-cell>
          <table:table-cell office:value-type="float" office:value="250903.52488327026" table:style-name="ce10">
            <text:p>250.904</text:p>
          </table:table-cell>
          <table:table-cell office:value-type="float" office:value="13035.960253715515" table:style-name="ce10">
            <text:p>13.036</text:p>
          </table:table-cell>
          <table:table-cell office:value-type="float" office:value="595.84001159667969" table:style-name="ce10">
            <text:p>596</text:p>
          </table:table-cell>
          <table:table-cell office:value-type="float" office:value="613425.13193893433" table:style-name="ce10">
            <text:p>613.425</text:p>
          </table:table-cell>
          <table:table-cell office:value-type="float" office:value="303660.84591007233" table:style-name="ce10">
            <text:p>303.661</text:p>
          </table:table-cell>
          <table:table-cell office:value-type="float" office:value="6783.5601320266724" table:style-name="ce10">
            <text:p>6.784</text:p>
          </table:table-cell>
          <table:table-cell office:value-type="float" office:value="6262.2001218795776" table:style-name="ce10">
            <text:p>6.26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58221.00307941437" table:style-name="ce10">
            <text:p>158.221</text:p>
          </table:table-cell>
          <table:table-cell office:value-type="float" office:value="193514.7237663269" table:style-name="ce10">
            <text:p>193.515</text:p>
          </table:table-cell>
          <table:table-cell office:value-type="float" office:value="2122.6800413131714" table:style-name="ce10">
            <text:p>2.123</text:p>
          </table:table-cell>
          <table:table-cell office:value-type="float" office:value="0" table:style-name="ce10">
            <text:p>0</text:p>
          </table:table-cell>
          <table:table-cell office:value-type="float" office:value="203391.1639585495" table:style-name="ce10">
            <text:p>203.391</text:p>
          </table:table-cell>
          <table:table-cell office:value-type="float" office:value="141080.80274581909" table:style-name="ce10">
            <text:p>141.081</text:p>
          </table:table-cell>
          <table:table-cell office:value-type="float" office:value="10127.320197105408" table:style-name="ce10">
            <text:p>10.127</text:p>
          </table:table-cell>
          <table:table-cell office:value-type="string" table:style-name="ce10">
            <text:p>-</text:p>
          </table:table-cell>
          <table:table-cell office:value-type="float" office:value="196931.00383281708" table:style-name="ce10">
            <text:p>196.931</text:p>
          </table:table-cell>
          <table:table-cell office:value-type="float" office:value="144853.80281925201" table:style-name="ce10">
            <text:p>144.854</text:p>
          </table:table-cell>
          <table:table-cell office:value-type="float" office:value="1773.8000345230103" table:style-name="ce10">
            <text:p>1.774</text:p>
          </table:table-cell>
          <table:table-cell office:value-type="float" office:value="0" table:style-name="ce10">
            <text:p>0</text:p>
          </table:table-cell>
          <table:table-cell office:value-type="float" office:value="166115.88323307037" table:style-name="ce10">
            <text:p>166.116</text:p>
          </table:table-cell>
          <table:table-cell office:value-type="float" office:value="174873.16340351105" table:style-name="ce10">
            <text:p>174.873</text:p>
          </table:table-cell>
          <table:table-cell office:value-type="float" office:value="1377.8800268173218" table:style-name="ce10">
            <text:p>1.378</text:p>
          </table:table-cell>
          <table:table-cell office:value-type="float" office:value="0" table:style-name="ce10">
            <text:p>0</text:p>
          </table:table-cell>
          <table:table-cell office:value-type="float" office:value="120032.36233615875" table:style-name="ce10">
            <text:p>120.032</text:p>
          </table:table-cell>
          <table:table-cell office:value-type="float" office:value="214712.12417888641" table:style-name="ce10">
            <text:p>214.712</text:p>
          </table:table-cell>
          <table:table-cell office:value-type="float" office:value="10111.640196800232" table:style-name="ce10">
            <text:p>10.112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55111.64496517181" table:style-name="ce10">
            <text:p>255.112</text:p>
          </table:table-cell>
          <table:table-cell office:value-type="float" office:value="177076.20344638824" table:style-name="ce10">
            <text:p>177.076</text:p>
          </table:table-cell>
          <table:table-cell office:value-type="float" office:value="1032.9200201034546" table:style-name="ce10">
            <text:p>1.033</text:p>
          </table:table-cell>
          <table:table-cell office:value-type="float" office:value="0" table:style-name="ce10">
            <text:p>0</text:p>
          </table:table-cell>
          <table:table-cell office:value-type="float" office:value="300940.36585712433" table:style-name="ce10">
            <text:p>300.940</text:p>
          </table:table-cell>
          <table:table-cell office:value-type="float" office:value="150398.6429271698" table:style-name="ce10">
            <text:p>150.399</text:p>
          </table:table-cell>
          <table:table-cell office:value-type="float" office:value="5288.0801029205322" table:style-name="ce10">
            <text:p>5.288</text:p>
          </table:table-cell>
          <table:table-cell office:value-type="string" table:style-name="ce10">
            <text:p>-</text:p>
          </table:table-cell>
          <table:table-cell office:value-type="float" office:value="291612.72567558289" table:style-name="ce10">
            <text:p>291.613</text:p>
          </table:table-cell>
          <table:table-cell office:value-type="float" office:value="155959.16303539276" table:style-name="ce10">
            <text:p>155.959</text:p>
          </table:table-cell>
          <table:table-cell office:value-type="float" office:value="211.68000411987305" table:style-name="ce10">
            <text:p>212</text:p>
          </table:table-cell>
          <table:table-cell office:value-type="float" office:value="0" table:style-name="ce10">
            <text:p>0</text:p>
          </table:table-cell>
          <table:table-cell office:value-type="float" office:value="164971.24321079254" table:style-name="ce10">
            <text:p>164.971</text:p>
          </table:table-cell>
          <table:table-cell office:value-type="float" office:value="267002.9651966095" table:style-name="ce10">
            <text:p>267.003</text:p>
          </table:table-cell>
          <table:table-cell office:value-type="float" office:value="2961.5600576400757" table:style-name="ce10">
            <text:p>2.962</text:p>
          </table:table-cell>
          <table:table-cell office:value-type="float" office:value="0" table:style-name="ce10">
            <text:p>0</text:p>
          </table:table-cell>
          <table:table-cell office:value-type="float" office:value="166984.16324996948" table:style-name="ce10">
            <text:p>166.984</text:p>
          </table:table-cell>
          <table:table-cell office:value-type="float" office:value="260930.88507843018" table:style-name="ce10">
            <text:p>260.931</text:p>
          </table:table-cell>
          <table:table-cell office:value-type="float" office:value="5190.0801010131836" table:style-name="ce10">
            <text:p>5.190</text:p>
          </table:table-cell>
          <table:table-cell office:value-type="float" office:value="0" table:style-name="ce10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4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MARGEM DE ERRO PARA O TOTAL DO INDICADOR D4 – ALUNOS DE ESCOLAS URBANAS, POR APRENDIZADO SOBRE COMPUTADOR E INTERNET ENTRE P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6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7">
            <text:p>Os amigos participam com o(a) aluno(a)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ajudam o(a) aluno(a) a fazer pesquisas na Internet sobre coisas que ele(a)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falam sobre o que fazer se algo incomodar o(a) aluno(a) na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ensinaram a(o) aluno(a) algo sobre Internet que ele(a)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33337.20648765564" table:style-name="ce10">
            <text:p>333.337</text:p>
          </table:table-cell>
          <table:table-cell office:value-type="float" office:value="356731.76694297791" table:style-name="ce10">
            <text:p>356.732</text:p>
          </table:table-cell>
          <table:table-cell office:value-type="float" office:value="952.56001853942871" table:style-name="ce10">
            <text:p>953</text:p>
          </table:table-cell>
          <table:table-cell office:value-type="float" office:value="2061.9200401306152" table:style-name="ce10">
            <text:p>2.062</text:p>
          </table:table-cell>
          <table:table-cell office:value-type="float" office:value="0" table:style-name="ce10">
            <text:p>0</text:p>
          </table:table-cell>
          <table:table-cell office:value-type="float" office:value="440549.20857429504" table:style-name="ce10">
            <text:p>440.549</text:p>
          </table:table-cell>
          <table:table-cell office:value-type="float" office:value="215699.96419811249" table:style-name="ce10">
            <text:p>215.700</text:p>
          </table:table-cell>
          <table:table-cell office:value-type="float" office:value="3275.1600637435913" table:style-name="ce10">
            <text:p>3.27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6169.24693202972" table:style-name="ce10">
            <text:p>356.169</text:p>
          </table:table-cell>
          <table:table-cell office:value-type="float" office:value="303966.60591602325" table:style-name="ce10">
            <text:p>303.967</text:p>
          </table:table-cell>
          <table:table-cell office:value-type="float" office:value="2734.2000532150269" table:style-name="ce10">
            <text:p>2.73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4789.80593204498" table:style-name="ce10">
            <text:p>304.790</text:p>
          </table:table-cell>
          <table:table-cell office:value-type="float" office:value="375673.20731163025" table:style-name="ce10">
            <text:p>375.673</text:p>
          </table:table-cell>
          <table:table-cell office:value-type="float" office:value="6487.6001262664795" table:style-name="ce10">
            <text:p>6.4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92291.24958133698" table:style-name="ce10">
            <text:p>492.291</text:p>
          </table:table-cell>
          <table:table-cell office:value-type="float" office:value="166507.88324069977" table:style-name="ce10">
            <text:p>166.508</text:p>
          </table:table-cell>
          <table:table-cell office:value-type="float" office:value="774.2000150680542" table:style-name="ce10">
            <text:p>77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34800.16456985474" table:style-name="ce10">
            <text:p>234.800</text:p>
          </table:table-cell>
          <table:table-cell office:value-type="float" office:value="211150.80410957336" table:style-name="ce10">
            <text:p>211.151</text:p>
          </table:table-cell>
          <table:table-cell office:value-type="float" office:value="938.8400182723999" table:style-name="ce10">
            <text:p>9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3280.60590267181" table:style-name="ce10">
            <text:p>303.281</text:p>
          </table:table-cell>
          <table:table-cell office:value-type="float" office:value="132705.72258281708" table:style-name="ce10">
            <text:p>132.706</text:p>
          </table:table-cell>
          <table:table-cell office:value-type="float" office:value="137.20000267028809" table:style-name="ce10">
            <text:p>13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1407.32469844818" table:style-name="ce10">
            <text:p>241.407</text:p>
          </table:table-cell>
          <table:table-cell office:value-type="float" office:value="196568.40382575989" table:style-name="ce10">
            <text:p>196.568</text:p>
          </table:table-cell>
          <table:table-cell office:value-type="float" office:value="2728.3200531005859" table:style-name="ce10">
            <text:p>2.7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6160.48440170288" table:style-name="ce10">
            <text:p>226.160</text:p>
          </table:table-cell>
          <table:table-cell office:value-type="float" office:value="215827.36420059204" table:style-name="ce10">
            <text:p>215.827</text:p>
          </table:table-cell>
          <table:table-cell office:value-type="float" office:value="1895.3200368881226" table:style-name="ce10">
            <text:p>1.89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6539.6869392395" table:style-name="ce10">
            <text:p>356.540</text:p>
          </table:table-cell>
          <table:table-cell office:value-type="float" office:value="113333.0822057724" table:style-name="ce10">
            <text:p>113.333</text:p>
          </table:table-cell>
          <table:table-cell office:value-type="float" office:value="576.24001121520996" table:style-name="ce10">
            <text:p>57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8632.60308742523" table:style-name="ce10">
            <text:p>158.633</text:p>
          </table:table-cell>
          <table:table-cell office:value-type="float" office:value="171309.88333415985" table:style-name="ce10">
            <text:p>171.310</text:p>
          </table:table-cell>
          <table:table-cell office:value-type="float" office:value="152.88000297546387" table:style-name="ce10">
            <text:p>153</text:p>
          </table:table-cell>
          <table:table-cell office:value-type="float" office:value="2061.9200401306152" table:style-name="ce10">
            <text:p>2.062</text:p>
          </table:table-cell>
          <table:table-cell office:value-type="float" office:value="0" table:style-name="ce10">
            <text:p>0</text:p>
          </table:table-cell>
          <table:table-cell office:value-type="float" office:value="195500.20380496979" table:style-name="ce10">
            <text:p>195.500</text:p>
          </table:table-cell>
          <table:table-cell office:value-type="float" office:value="107245.3220872879" table:style-name="ce10">
            <text:p>107.245</text:p>
          </table:table-cell>
          <table:table-cell office:value-type="float" office:value="3271.2400636672974" table:style-name="ce10">
            <text:p>3.2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1329.56313991547" table:style-name="ce10">
            <text:p>161.330</text:p>
          </table:table-cell>
          <table:table-cell office:value-type="float" office:value="140549.64273548126" table:style-name="ce10">
            <text:p>140.550</text:p>
          </table:table-cell>
          <table:table-cell office:value-type="float" office:value="160.72000312805176" table:style-name="ce10">
            <text:p>16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1300.4025554657" table:style-name="ce10">
            <text:p>131.300</text:p>
          </table:table-cell>
          <table:table-cell office:value-type="float" office:value="186299.9636259079" table:style-name="ce10">
            <text:p>186.300</text:p>
          </table:table-cell>
          <table:table-cell office:value-type="float" office:value="6209.2801208496094" table:style-name="ce10">
            <text:p>6.20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3232.40395545959" table:style-name="ce10">
            <text:p>203.232</text:p>
          </table:table-cell>
          <table:table-cell office:value-type="float" office:value="104940.36204242706" table:style-name="ce10">
            <text:p>104.940</text:p>
          </table:table-cell>
          <table:table-cell office:value-type="float" office:value="515.48001003265381" table:style-name="ce10">
            <text:p>5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8837.320950508118" table:style-name="ce10">
            <text:p>48.837</text:p>
          </table:table-cell>
          <table:table-cell office:value-type="float" office:value="30103.640585899353" table:style-name="ce10">
            <text:p>30.1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1228.520997047424" table:style-name="ce10">
            <text:p>51.229</text:p>
          </table:table-cell>
          <table:table-cell office:value-type="float" office:value="28957.040563583374" table:style-name="ce10">
            <text:p>28.957</text:p>
          </table:table-cell>
          <table:table-cell office:value-type="float" office:value="399.84000778198242" table:style-name="ce10">
            <text:p>4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1214.72119140625" table:style-name="ce10">
            <text:p>61.215</text:p>
          </table:table-cell>
          <table:table-cell office:value-type="float" office:value="29607.760576248169" table:style-name="ce10">
            <text:p>29.60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608.480731964111" table:style-name="ce10">
            <text:p>37.608</text:p>
          </table:table-cell>
          <table:table-cell office:value-type="float" office:value="41581.400809288025" table:style-name="ce10">
            <text:p>41.581</text:p>
          </table:table-cell>
          <table:table-cell office:value-type="float" office:value="1017.2400197982788" table:style-name="ce10">
            <text:p>1.01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7694.640928268433" table:style-name="ce10">
            <text:p>47.695</text:p>
          </table:table-cell>
          <table:table-cell office:value-type="float" office:value="42179.200820922852" table:style-name="ce10">
            <text:p>42.179</text:p>
          </table:table-cell>
          <table:table-cell office:value-type="float" office:value="495.88000965118408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7143.721306800842" table:style-name="ce10">
            <text:p>67.144</text:p>
          </table:table-cell>
          <table:table-cell office:value-type="float" office:value="37365.440727233887" table:style-name="ce10">
            <text:p>37.365</text:p>
          </table:table-cell>
          <table:table-cell office:value-type="float" office:value="54.880001068115234" table:style-name="ce10">
            <text:p>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2079.001402854919" table:style-name="ce10">
            <text:p>72.079</text:p>
          </table:table-cell>
          <table:table-cell office:value-type="float" office:value="29160.880567550659" table:style-name="ce10">
            <text:p>29.161</text:p>
          </table:table-cell>
          <table:table-cell office:value-type="float" office:value="203.84000396728516" table:style-name="ce10">
            <text:p>20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3447.241040229797" table:style-name="ce10">
            <text:p>53.447</text:p>
          </table:table-cell>
          <table:table-cell office:value-type="float" office:value="54078.361052513123" table:style-name="ce10">
            <text:p>54.078</text:p>
          </table:table-cell>
          <table:table-cell office:value-type="float" office:value="223.44000434875488" table:style-name="ce10">
            <text:p>22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9115.640955924988" table:style-name="ce10">
            <text:p>49.116</text:p>
          </table:table-cell>
          <table:table-cell office:value-type="float" office:value="51063.880993843079" table:style-name="ce10">
            <text:p>51.064</text:p>
          </table:table-cell>
          <table:table-cell office:value-type="float" office:value="1203.4400234222412" table:style-name="ce10">
            <text:p>1.20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7623.921316146851" table:style-name="ce10">
            <text:p>67.624</text:p>
          </table:table-cell>
          <table:table-cell office:value-type="float" office:value="33220.04064655304" table:style-name="ce10">
            <text:p>33.220</text:p>
          </table:table-cell>
          <table:table-cell office:value-type="float" office:value="593.88001155853271" table:style-name="ce10">
            <text:p>5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9538.28271579742" table:style-name="ce10">
            <text:p>139.538</text:p>
          </table:table-cell>
          <table:table-cell office:value-type="float" office:value="73766.561435699463" table:style-name="ce10">
            <text:p>73.767</text:p>
          </table:table-cell>
          <table:table-cell office:value-type="float" office:value="152.88000297546387" table:style-name="ce10">
            <text:p>153</text:p>
          </table:table-cell>
          <table:table-cell office:value-type="float" office:value="2054.0800399780273" table:style-name="ce10">
            <text:p>2.054</text:p>
          </table:table-cell>
          <table:table-cell office:value-type="float" office:value="0" table:style-name="ce10">
            <text:p>0</text:p>
          </table:table-cell>
          <table:table-cell office:value-type="float" office:value="143742.48279762268" table:style-name="ce10">
            <text:p>143.742</text:p>
          </table:table-cell>
          <table:table-cell office:value-type="float" office:value="72553.321412086487" table:style-name="ce10">
            <text:p>72.553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3760.28240871429" table:style-name="ce10">
            <text:p>123.760</text:p>
          </table:table-cell>
          <table:table-cell office:value-type="float" office:value="84909.161652565002" table:style-name="ce10">
            <text:p>84.909</text:p>
          </table:table-cell>
          <table:table-cell office:value-type="float" office:value="90.160001754760742" table:style-name="ce10">
            <text:p>9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8523.24211215973" table:style-name="ce10">
            <text:p>108.523</text:p>
          </table:table-cell>
          <table:table-cell office:value-type="float" office:value="106220.24206733704" table:style-name="ce10">
            <text:p>106.220</text:p>
          </table:table-cell>
          <table:table-cell office:value-type="float" office:value="491.96000957489014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3311.12317848206" table:style-name="ce10">
            <text:p>163.311</text:p>
          </table:table-cell>
          <table:table-cell office:value-type="float" office:value="47765.200929641724" table:style-name="ce10">
            <text:p>47.7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1169.84547233582" table:style-name="ce10">
            <text:p>281.170</text:p>
          </table:table-cell>
          <table:table-cell office:value-type="float" office:value="339764.04661273956" table:style-name="ce10">
            <text:p>339.764</text:p>
          </table:table-cell>
          <table:table-cell office:value-type="float" office:value="938.8400182723999" table:style-name="ce10">
            <text:p>9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6310.04771327972" table:style-name="ce10">
            <text:p>396.310</text:p>
          </table:table-cell>
          <table:table-cell office:value-type="float" office:value="194620.1637878418" table:style-name="ce10">
            <text:p>194.620</text:p>
          </table:table-cell>
          <table:table-cell office:value-type="float" office:value="3188.9200620651245" table:style-name="ce10">
            <text:p>3.18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2278.96607780457" table:style-name="ce10">
            <text:p>312.279</text:p>
          </table:table-cell>
          <table:table-cell office:value-type="float" office:value="279764.52544498444" table:style-name="ce10">
            <text:p>279.765</text:p>
          </table:table-cell>
          <table:table-cell office:value-type="float" office:value="2722.440052986145" table:style-name="ce10">
            <text:p>2.7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7683.0852098465" table:style-name="ce10">
            <text:p>267.683</text:p>
          </table:table-cell>
          <table:table-cell office:value-type="float" office:value="348593.84678459167" table:style-name="ce10">
            <text:p>348.594</text:p>
          </table:table-cell>
          <table:table-cell office:value-type="float" office:value="6101.4801187515259" table:style-name="ce10">
            <text:p>6.1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47009.36870002747" table:style-name="ce10">
            <text:p>447.009</text:p>
          </table:table-cell>
          <table:table-cell office:value-type="float" office:value="145222.28282642365" table:style-name="ce10">
            <text:p>145.2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5448.241468429565" table:style-name="ce10">
            <text:p>75.448</text:p>
          </table:table-cell>
          <table:table-cell office:value-type="float" office:value="63833.281242370605" table:style-name="ce10">
            <text:p>63.833</text:p>
          </table:table-cell>
          <table:table-cell office:value-type="float" office:value="0" table:style-name="ce10">
            <text:p>0</text:p>
          </table:table-cell>
          <table:table-cell office:value-type="float" office:value="190.12000370025635" table:style-name="ce10">
            <text:p>190</text:p>
          </table:table-cell>
          <table:table-cell office:value-type="float" office:value="0" table:style-name="ce10">
            <text:p>0</text:p>
          </table:table-cell>
          <table:table-cell office:value-type="float" office:value="92414.001798629761" table:style-name="ce10">
            <text:p>92.414</text:p>
          </table:table-cell>
          <table:table-cell office:value-type="float" office:value="41185.480801582336" table:style-name="ce10">
            <text:p>41.185</text:p>
          </table:table-cell>
          <table:table-cell office:value-type="float" office:value="137.20000267028809" table:style-name="ce10">
            <text:p>13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6126.321676254272" table:style-name="ce10">
            <text:p>86.126</text:p>
          </table:table-cell>
          <table:table-cell office:value-type="float" office:value="55834.52108669281" table:style-name="ce10">
            <text:p>55.835</text:p>
          </table:table-cell>
          <table:table-cell office:value-type="float" office:value="60.760001182556152" table:style-name="ce10">
            <text:p>6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5087.601461410522" table:style-name="ce10">
            <text:p>75.088</text:p>
          </table:table-cell>
          <table:table-cell office:value-type="float" office:value="63196.281229972839" table:style-name="ce10">
            <text:p>63.196</text:p>
          </table:table-cell>
          <table:table-cell office:value-type="float" office:value="1462.1600284576416" table:style-name="ce10">
            <text:p>1.4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4950.241847991943" table:style-name="ce10">
            <text:p>94.950</text:p>
          </table:table-cell>
          <table:table-cell office:value-type="float" office:value="38349.360746383667" table:style-name="ce10">
            <text:p>38.3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4084.84436130524" table:style-name="ce10">
            <text:p>224.085</text:p>
          </table:table-cell>
          <table:table-cell office:value-type="float" office:value="157727.08306980133" table:style-name="ce10">
            <text:p>157.727</text:p>
          </table:table-cell>
          <table:table-cell office:value-type="float" office:value="938.8400182723999" table:style-name="ce10">
            <text:p>939</text:p>
          </table:table-cell>
          <table:table-cell office:value-type="float" office:value="190.12000370025635" table:style-name="ce10">
            <text:p>190</text:p>
          </table:table-cell>
          <table:table-cell office:value-type="float" office:value="0" table:style-name="ce10">
            <text:p>0</text:p>
          </table:table-cell>
          <table:table-cell office:value-type="float" office:value="250493.88487529755" table:style-name="ce10">
            <text:p>250.494</text:p>
          </table:table-cell>
          <table:table-cell office:value-type="float" office:value="122072.72237586975" table:style-name="ce10">
            <text:p>122.073</text:p>
          </table:table-cell>
          <table:table-cell office:value-type="float" office:value="3192.8400621414185" table:style-name="ce10">
            <text:p>3.19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2506.96452522278" table:style-name="ce10">
            <text:p>232.507</text:p>
          </table:table-cell>
          <table:table-cell office:value-type="float" office:value="155371.16302394867" table:style-name="ce10">
            <text:p>155.371</text:p>
          </table:table-cell>
          <table:table-cell office:value-type="float" office:value="1038.8000202178955" table:style-name="ce10">
            <text:p>1.0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1204.20294284821" table:style-name="ce10">
            <text:p>151.204</text:p>
          </table:table-cell>
          <table:table-cell office:value-type="float" office:value="226397.64440631866" table:style-name="ce10">
            <text:p>226.398</text:p>
          </table:table-cell>
          <table:table-cell office:value-type="float" office:value="6209.2801208496094" table:style-name="ce10">
            <text:p>6.20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9935.20505905151" table:style-name="ce10">
            <text:p>259.935</text:p>
          </table:table-cell>
          <table:table-cell office:value-type="float" office:value="118041.00229740143" table:style-name="ce10">
            <text:p>118.041</text:p>
          </table:table-cell>
          <table:table-cell office:value-type="float" office:value="495.88000965118408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48153.64482975006" table:style-name="ce10">
            <text:p>248.154</text:p>
          </table:table-cell>
          <table:table-cell office:value-type="float" office:value="179520.32349395752" table:style-name="ce10">
            <text:p>179.520</text:p>
          </table:table-cell>
          <table:table-cell office:value-type="float" office:value="0" table:style-name="ce10">
            <text:p>0</text:p>
          </table:table-cell>
          <table:table-cell office:value-type="float" office:value="2054.0800399780273" table:style-name="ce10">
            <text:p>2.054</text:p>
          </table:table-cell>
          <table:table-cell office:value-type="float" office:value="0" table:style-name="ce10">
            <text:p>0</text:p>
          </table:table-cell>
          <table:table-cell office:value-type="float" office:value="306108.8859577179" table:style-name="ce10">
            <text:p>306.109</text:p>
          </table:table-cell>
          <table:table-cell office:value-type="float" office:value="108656.52211475372" table:style-name="ce10">
            <text:p>108.65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1452.48450469971" table:style-name="ce10">
            <text:p>231.452</text:p>
          </table:table-cell>
          <table:table-cell office:value-type="float" office:value="182911.12355995178" table:style-name="ce10">
            <text:p>182.911</text:p>
          </table:table-cell>
          <table:table-cell office:value-type="float" office:value="2532.3200492858887" table:style-name="ce10">
            <text:p>2.53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0746.72488021851" table:style-name="ce10">
            <text:p>250.747</text:p>
          </table:table-cell>
          <table:table-cell office:value-type="float" office:value="163348.36317920685" table:style-name="ce10">
            <text:p>163.348</text:p>
          </table:table-cell>
          <table:table-cell office:value-type="float" office:value="1769.8800344467163" table:style-name="ce10">
            <text:p>1.7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7637.60618209839" table:style-name="ce10">
            <text:p>317.638</text:p>
          </table:table-cell>
          <table:table-cell office:value-type="float" office:value="90895.001769065857" table:style-name="ce10">
            <text:p>90.895</text:p>
          </table:table-cell>
          <table:table-cell office:value-type="float" office:value="196.00000381469727" table:style-name="ce10">
            <text:p>1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01346.08586502075" table:style-name="ce10">
            <text:p>301.346</text:p>
          </table:table-cell>
          <table:table-cell office:value-type="float" office:value="219245.60426712036" table:style-name="ce10">
            <text:p>219.246</text:p>
          </table:table-cell>
          <table:table-cell office:value-type="float" office:value="938.8400182723999" table:style-name="ce10">
            <text:p>939</text:p>
          </table:table-cell>
          <table:table-cell office:value-type="float" office:value="2061.9200401306152" table:style-name="ce10">
            <text:p>2.062</text:p>
          </table:table-cell>
          <table:table-cell office:value-type="float" office:value="0" table:style-name="ce10">
            <text:p>0</text:p>
          </table:table-cell>
          <table:table-cell office:value-type="float" office:value="350583.24682331085" table:style-name="ce10">
            <text:p>350.583</text:p>
          </table:table-cell>
          <table:table-cell office:value-type="float" office:value="153685.56299114227" table:style-name="ce10">
            <text:p>153.686</text:p>
          </table:table-cell>
          <table:table-cell office:value-type="float" office:value="3192.8400621414185" table:style-name="ce10">
            <text:p>3.19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1945.92568206787" table:style-name="ce10">
            <text:p>291.946</text:p>
          </table:table-cell>
          <table:table-cell office:value-type="float" office:value="221438.84430980682" table:style-name="ce10">
            <text:p>221.439</text:p>
          </table:table-cell>
          <table:table-cell office:value-type="float" office:value="2730.2800531387329" table:style-name="ce10">
            <text:p>2.73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4915.56515598297" table:style-name="ce10">
            <text:p>264.916</text:p>
          </table:table-cell>
          <table:table-cell office:value-type="float" office:value="256736.48499679565" table:style-name="ce10">
            <text:p>256.736</text:p>
          </table:table-cell>
          <table:table-cell office:value-type="float" office:value="6454.280125617981" table:style-name="ce10">
            <text:p>6.45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5624.28711605072" table:style-name="ce10">
            <text:p>365.624</text:p>
          </table:table-cell>
          <table:table-cell office:value-type="float" office:value="139408.92271327972" table:style-name="ce10">
            <text:p>139.409</text:p>
          </table:table-cell>
          <table:table-cell office:value-type="float" office:value="533.12001037597656" table:style-name="ce10">
            <text:p>53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95827.52381134033" table:style-name="ce10">
            <text:p>195.828</text:p>
          </table:table-cell>
          <table:table-cell office:value-type="float" office:value="310458.12604236603" table:style-name="ce10">
            <text:p>310.458</text:p>
          </table:table-cell>
          <table:table-cell office:value-type="float" office:value="152.88000297546387" table:style-name="ce10">
            <text:p>15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29199.64640712738" table:style-name="ce10">
            <text:p>329.200</text:p>
          </table:table-cell>
          <table:table-cell office:value-type="float" office:value="168128.80327224731" table:style-name="ce10">
            <text:p>168.129</text:p>
          </table:table-cell>
          <table:table-cell office:value-type="float" office:value="731.0800142288208" table:style-name="ce10">
            <text:p>7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9531.52485656738" table:style-name="ce10">
            <text:p>249.532</text:p>
          </table:table-cell>
          <table:table-cell office:value-type="float" office:value="242012.9647102356" table:style-name="ce10">
            <text:p>242.013</text:p>
          </table:table-cell>
          <table:table-cell office:value-type="float" office:value="143.080002784729" table:style-name="ce10">
            <text:p>14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9886.68389034271" table:style-name="ce10">
            <text:p>199.887</text:p>
          </table:table-cell>
          <table:table-cell office:value-type="float" office:value="305469.92594528198" table:style-name="ce10">
            <text:p>305.470</text:p>
          </table:table-cell>
          <table:table-cell office:value-type="float" office:value="664.44001293182373" table:style-name="ce10">
            <text:p>6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9203.0875749588" table:style-name="ce10">
            <text:p>389.203</text:p>
          </table:table-cell>
          <table:table-cell office:value-type="float" office:value="109736.48213577271" table:style-name="ce10">
            <text:p>109.736</text:p>
          </table:table-cell>
          <table:table-cell office:value-type="float" office:value="560.56001091003418" table:style-name="ce10">
            <text:p>56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13132.36414813995" table:style-name="ce10">
            <text:p>213.132</text:p>
          </table:table-cell>
          <table:table-cell office:value-type="float" office:value="335963.60653877258" table:style-name="ce10">
            <text:p>335.964</text:p>
          </table:table-cell>
          <table:table-cell office:value-type="float" office:value="952.56001853942871" table:style-name="ce10">
            <text:p>953</text:p>
          </table:table-cell>
          <table:table-cell office:value-type="float" office:value="2054.0800399780273" table:style-name="ce10">
            <text:p>2.054</text:p>
          </table:table-cell>
          <table:table-cell office:value-type="float" office:value="0" table:style-name="ce10">
            <text:p>0</text:p>
          </table:table-cell>
          <table:table-cell office:value-type="float" office:value="332921.68647956848" table:style-name="ce10">
            <text:p>332.922</text:p>
          </table:table-cell>
          <table:table-cell office:value-type="float" office:value="197424.92384243011" table:style-name="ce10">
            <text:p>197.425</text:p>
          </table:table-cell>
          <table:table-cell office:value-type="float" office:value="3275.1600637435913" table:style-name="ce10">
            <text:p>3.27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2812.16589355469" table:style-name="ce10">
            <text:p>302.812</text:p>
          </table:table-cell>
          <table:table-cell office:value-type="float" office:value="238126.28463459015" table:style-name="ce10">
            <text:p>238.126</text:p>
          </table:table-cell>
          <table:table-cell office:value-type="float" office:value="1044.6800203323364" table:style-name="ce10">
            <text:p>1.04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4549.60378646851" table:style-name="ce10">
            <text:p>194.550</text:p>
          </table:table-cell>
          <table:table-cell office:value-type="float" office:value="343147.00667858124" table:style-name="ce10">
            <text:p>343.147</text:p>
          </table:table-cell>
          <table:table-cell office:value-type="float" office:value="6132.8401193618774" table:style-name="ce10">
            <text:p>6.13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9508.68797016144" table:style-name="ce10">
            <text:p>409.509</text:p>
          </table:table-cell>
          <table:table-cell office:value-type="float" office:value="130279.24253559113" table:style-name="ce10">
            <text:p>130.279</text:p>
          </table:table-cell>
          <table:table-cell office:value-type="float" office:value="515.48001003265381" table:style-name="ce10">
            <text:p>5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07246.48403358459" table:style-name="ce10">
            <text:p>207.246</text:p>
          </table:table-cell>
          <table:table-cell office:value-type="float" office:value="108284.1221075058" table:style-name="ce10">
            <text:p>108.284</text:p>
          </table:table-cell>
          <table:table-cell office:value-type="float" office:value="0" table:style-name="ce10">
            <text:p>0</text:p>
          </table:table-cell>
          <table:table-cell office:value-type="float" office:value="190.12000370025635" table:style-name="ce10">
            <text:p>190</text:p>
          </table:table-cell>
          <table:table-cell office:value-type="float" office:value="0" table:style-name="ce10">
            <text:p>0</text:p>
          </table:table-cell>
          <table:table-cell office:value-type="float" office:value="240149.00467395782" table:style-name="ce10">
            <text:p>240.149</text:p>
          </table:table-cell>
          <table:table-cell office:value-type="float" office:value="80248.281561851501" table:style-name="ce10">
            <text:p>80.2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6237.32343006134" table:style-name="ce10">
            <text:p>176.237</text:p>
          </table:table-cell>
          <table:table-cell office:value-type="float" office:value="150984.68293857574" table:style-name="ce10">
            <text:p>150.985</text:p>
          </table:table-cell>
          <table:table-cell office:value-type="float" office:value="2528.4000492095947" table:style-name="ce10">
            <text:p>2.5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7721.28287506104" table:style-name="ce10">
            <text:p>147.721</text:p>
          </table:table-cell>
          <table:table-cell office:value-type="float" office:value="170322.04331493378" table:style-name="ce10">
            <text:p>170.322</text:p>
          </table:table-cell>
          <table:table-cell office:value-type="float" office:value="1799.2800350189209" table:style-name="ce10">
            <text:p>1.79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7336.40461921692" table:style-name="ce10">
            <text:p>237.336</text:p>
          </table:table-cell>
          <table:table-cell office:value-type="float" office:value="79742.601552009583" table:style-name="ce10">
            <text:p>79.743</text:p>
          </table:table-cell>
          <table:table-cell office:value-type="float" office:value="533.12001037597656" table:style-name="ce10">
            <text:p>53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51101.48488712311" table:style-name="ce10">
            <text:p>251.101</text:p>
          </table:table-cell>
          <table:table-cell office:value-type="float" office:value="165596.48322296143" table:style-name="ce10">
            <text:p>165.5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11167.64605617523" table:style-name="ce10">
            <text:p>311.168</text:p>
          </table:table-cell>
          <table:table-cell office:value-type="float" office:value="95669.561861991882" table:style-name="ce10">
            <text:p>95.6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8336.16424942017" table:style-name="ce10">
            <text:p>218.336</text:p>
          </table:table-cell>
          <table:table-cell office:value-type="float" office:value="190870.68371486664" table:style-name="ce10">
            <text:p>190.871</text:p>
          </table:table-cell>
          <table:table-cell office:value-type="float" office:value="170.52000331878662" table:style-name="ce10">
            <text:p>1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7745.88501644135" table:style-name="ce10">
            <text:p>257.746</text:p>
          </table:table-cell>
          <table:table-cell office:value-type="float" office:value="153801.20299339294" table:style-name="ce10">
            <text:p>153.801</text:p>
          </table:table-cell>
          <table:table-cell office:value-type="float" office:value="1142.6800222396851" table:style-name="ce10">
            <text:p>1.14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0158.24603652954" table:style-name="ce10">
            <text:p>310.158</text:p>
          </table:table-cell>
          <table:table-cell office:value-type="float" office:value="103885.88202190399" table:style-name="ce10">
            <text:p>103.886</text:p>
          </table:table-cell>
          <table:table-cell office:value-type="float" office:value="217.56000423431396" table:style-name="ce10">
            <text:p>21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8" table:number-rows-spanned="1" table:style-name="ce13">
            <text:p>MARGEM DE ERRO PARA O TOTAL DO INDICADOR E1A – ALUNOS DE ESCOLAS URBANA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19723.410115242" table:style-name="ce10">
            <text:p>519.723</text:p>
          </table:table-cell>
          <table:table-cell office:value-type="float" office:value="154040.32299804688" table:style-name="ce10">
            <text:p>154.040</text:p>
          </table:table-cell>
          <table:table-cell office:value-type="float" office:value="8237.8801603317261" table:style-name="ce10">
            <text:p>8.23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7209.84734153748" table:style-name="ce10">
            <text:p>377.210</text:p>
          </table:table-cell>
          <table:table-cell office:value-type="float" office:value="343615.44668769836" table:style-name="ce10">
            <text:p>343.615</text:p>
          </table:table-cell>
          <table:table-cell office:value-type="float" office:value="568.40001106262207" table:style-name="ce10">
            <text:p>568</text:p>
          </table:table-cell>
          <table:table-cell office:value-type="float" office:value="505.68000984191895" table:style-name="ce10">
            <text:p>506</text:p>
          </table:table-cell>
          <table:table-cell office:value-type="float" office:value="0" table:style-name="ce10">
            <text:p>0</text:p>
          </table:table-cell>
          <table:table-cell office:value-type="float" office:value="522935.85017776489" table:style-name="ce10">
            <text:p>522.936</text:p>
          </table:table-cell>
          <table:table-cell office:value-type="float" office:value="145443.76283073425" table:style-name="ce10">
            <text:p>145.444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154.84000301361084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319699.526222229" table:style-name="ce10">
            <text:p>319.700</text:p>
          </table:table-cell>
          <table:table-cell office:value-type="float" office:value="362709.76705932617" table:style-name="ce10">
            <text:p>362.710</text:p>
          </table:table-cell>
          <table:table-cell office:value-type="float" office:value="399.84000778198242" table:style-name="ce10">
            <text:p>4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1823.36820983887" table:style-name="ce10">
            <text:p>421.823</text:p>
          </table:table-cell>
          <table:table-cell office:value-type="float" office:value="293382.6057100296" table:style-name="ce10">
            <text:p>293.383</text:p>
          </table:table-cell>
          <table:table-cell office:value-type="float" office:value="1301.4400253295898" table:style-name="ce10">
            <text:p>1.3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4165.60338973999" table:style-name="ce10">
            <text:p>174.166</text:p>
          </table:table-cell>
          <table:table-cell office:value-type="float" office:value="548694.17067909241" table:style-name="ce10">
            <text:p>548.694</text:p>
          </table:table-cell>
          <table:table-cell office:value-type="float" office:value="164.6400032043457" table:style-name="ce10">
            <text:p>1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9643.68855667114" table:style-name="ce10">
            <text:p>439.644</text:p>
          </table:table-cell>
          <table:table-cell office:value-type="float" office:value="261342.48508644104" table:style-name="ce10">
            <text:p>261.342</text:p>
          </table:table-cell>
          <table:table-cell office:value-type="float" office:value="54.880001068115234" table:style-name="ce10">
            <text:p>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2723.40725421906" table:style-name="ce10">
            <text:p>372.723</text:p>
          </table:table-cell>
          <table:table-cell office:value-type="float" office:value="349932.52681064606" table:style-name="ce10">
            <text:p>349.933</text:p>
          </table:table-cell>
          <table:table-cell office:value-type="float" office:value="905.52001762390137" table:style-name="ce10">
            <text:p>906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141907.92276191711" table:style-name="ce10">
            <text:p>141.908</text:p>
          </table:table-cell>
          <table:table-cell office:value-type="float" office:value="554572.21079349518" table:style-name="ce10">
            <text:p>554.572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2064.52801990509" table:style-name="ce10">
            <text:p>412.065</text:p>
          </table:table-cell>
          <table:table-cell office:value-type="float" office:value="315530.60614109039" table:style-name="ce10">
            <text:p>315.5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8961.608543396" table:style-name="ce10">
            <text:p>438.962</text:p>
          </table:table-cell>
          <table:table-cell office:value-type="float" office:value="251462.12489414215" table:style-name="ce10">
            <text:p>251.462</text:p>
          </table:table-cell>
          <table:table-cell office:value-type="float" office:value="2346.1200456619263" table:style-name="ce10">
            <text:p>2.346</text:p>
          </table:table-cell>
          <table:table-cell office:value-type="float" office:value="1662.0800323486328" table:style-name="ce10">
            <text:p>1.662</text:p>
          </table:table-cell>
          <table:table-cell office:value-type="float" office:value="0" table:style-name="ce10">
            <text:p>0</text:p>
          </table:table-cell>
          <table:table-cell office:value-type="float" office:value="144648.00281524658" table:style-name="ce10">
            <text:p>144.648</text:p>
          </table:table-cell>
          <table:table-cell office:value-type="float" office:value="549623.21069717407" table:style-name="ce10">
            <text:p>549.623</text:p>
          </table:table-cell>
          <table:table-cell office:value-type="float" office:value="2606.8000507354736" table:style-name="ce10">
            <text:p>2.60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1037.44332885742" table:style-name="ce10">
            <text:p>171.037</text:p>
          </table:table-cell>
          <table:table-cell office:value-type="float" office:value="561747.77093315125" table:style-name="ce10">
            <text:p>561.748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21402.76625537872" table:style-name="ce10">
            <text:p>321.403</text:p>
          </table:table-cell>
          <table:table-cell office:value-type="float" office:value="121080.96235656738" table:style-name="ce10">
            <text:p>121.081</text:p>
          </table:table-cell>
          <table:table-cell office:value-type="float" office:value="4196.3600816726685" table:style-name="ce10">
            <text:p>4.1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8998.48465156555" table:style-name="ce10">
            <text:p>238.998</text:p>
          </table:table-cell>
          <table:table-cell office:value-type="float" office:value="263696.44513225555" table:style-name="ce10">
            <text:p>263.696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505.68000984191895" table:style-name="ce10">
            <text:p>506</text:p>
          </table:table-cell>
          <table:table-cell office:value-type="float" office:value="0" table:style-name="ce10">
            <text:p>0</text:p>
          </table:table-cell>
          <table:table-cell office:value-type="float" office:value="382925.20745277405" table:style-name="ce10">
            <text:p>382.925</text:p>
          </table:table-cell>
          <table:table-cell office:value-type="float" office:value="71126.441384315491" table:style-name="ce10">
            <text:p>71.1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4079.12397193909" table:style-name="ce10">
            <text:p>204.079</text:p>
          </table:table-cell>
          <table:table-cell office:value-type="float" office:value="241820.88470649719" table:style-name="ce10">
            <text:p>241.821</text:p>
          </table:table-cell>
          <table:table-cell office:value-type="float" office:value="397.88000774383545" table:style-name="ce10">
            <text:p>3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8288.24638938904" table:style-name="ce10">
            <text:p>328.288</text:p>
          </table:table-cell>
          <table:table-cell office:value-type="float" office:value="181145.16352558136" table:style-name="ce10">
            <text:p>181.145</text:p>
          </table:table-cell>
          <table:table-cell office:value-type="float" office:value="1166.2000226974487" table:style-name="ce10">
            <text:p>1.16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7019.76247215271" table:style-name="ce10">
            <text:p>127.020</text:p>
          </table:table-cell>
          <table:table-cell office:value-type="float" office:value="362858.72706222534" table:style-name="ce10">
            <text:p>362.8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5740.56556129456" table:style-name="ce10">
            <text:p>285.741</text:p>
          </table:table-cell>
          <table:table-cell office:value-type="float" office:value="173957.84338569641" table:style-name="ce10">
            <text:p>173.9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2524.52472019196" table:style-name="ce10">
            <text:p>242.525</text:p>
          </table:table-cell>
          <table:table-cell office:value-type="float" office:value="250772.20488071442" table:style-name="ce10">
            <text:p>250.7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8785.961922645569" table:style-name="ce10">
            <text:p>98.786</text:p>
          </table:table-cell>
          <table:table-cell office:value-type="float" office:value="358938.7269859314" table:style-name="ce10">
            <text:p>358.93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0758.48488044739" table:style-name="ce10">
            <text:p>250.758</text:p>
          </table:table-cell>
          <table:table-cell office:value-type="float" office:value="237822.48462867737" table:style-name="ce10">
            <text:p>237.82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1477.64528369904" table:style-name="ce10">
            <text:p>271.478</text:p>
          </table:table-cell>
          <table:table-cell office:value-type="float" office:value="185169.04360389709" table:style-name="ce10">
            <text:p>185.169</text:p>
          </table:table-cell>
          <table:table-cell office:value-type="float" office:value="2226.5600433349609" table:style-name="ce10">
            <text:p>2.227</text:p>
          </table:table-cell>
          <table:table-cell office:value-type="float" office:value="111.72000217437744" table:style-name="ce10">
            <text:p>112</text:p>
          </table:table-cell>
          <table:table-cell office:value-type="float" office:value="0" table:style-name="ce10">
            <text:p>0</text:p>
          </table:table-cell>
          <table:table-cell office:value-type="float" office:value="98119.561909675598" table:style-name="ce10">
            <text:p>98.120</text:p>
          </table:table-cell>
          <table:table-cell office:value-type="float" office:value="364801.08710002899" table:style-name="ce10">
            <text:p>364.801</text:p>
          </table:table-cell>
          <table:table-cell office:value-type="float" office:value="2528.4000492095947" table:style-name="ce10">
            <text:p>2.52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0438.16214942932" table:style-name="ce10">
            <text:p>110.438</text:p>
          </table:table-cell>
          <table:table-cell office:value-type="float" office:value="369663.84719467163" table:style-name="ce10">
            <text:p>369.664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7197.24461650848" table:style-name="ce10">
            <text:p>237.197</text:p>
          </table:table-cell>
          <table:table-cell office:value-type="float" office:value="71345.961388587952" table:style-name="ce10">
            <text:p>71.346</text:p>
          </table:table-cell>
          <table:table-cell office:value-type="float" office:value="7089.3201379776001" table:style-name="ce10">
            <text:p>7.08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6742.92363452911" table:style-name="ce10">
            <text:p>186.743</text:p>
          </table:table-cell>
          <table:table-cell office:value-type="float" office:value="110722.36215496063" table:style-name="ce10">
            <text:p>110.722</text:p>
          </table:table-cell>
          <table:table-cell office:value-type="float" office:value="343.00000667572021" table:style-name="ce10">
            <text:p>3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4024.24397087097" table:style-name="ce10">
            <text:p>204.024</text:p>
          </table:table-cell>
          <table:table-cell office:value-type="float" office:value="106496.60207271576" table:style-name="ce10">
            <text:p>106.497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154.84000301361084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146186.60284519196" table:style-name="ce10">
            <text:p>146.187</text:p>
          </table:table-cell>
          <table:table-cell office:value-type="float" office:value="166417.72323894501" table:style-name="ce10">
            <text:p>166.418</text:p>
          </table:table-cell>
          <table:table-cell office:value-type="float" office:value="50.960000991821289" table:style-name="ce10">
            <text:p>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5088.92301845551" table:style-name="ce10">
            <text:p>155.089</text:p>
          </table:table-cell>
          <table:table-cell office:value-type="float" office:value="163285.64317798615" table:style-name="ce10">
            <text:p>163.286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1882.921593666077" table:style-name="ce10">
            <text:p>81.883</text:p>
          </table:table-cell>
          <table:table-cell office:value-type="float" office:value="224043.68436050415" table:style-name="ce10">
            <text:p>224.044</text:p>
          </table:table-cell>
          <table:table-cell office:value-type="float" office:value="164.6400032043457" table:style-name="ce10">
            <text:p>1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1162.72372055054" table:style-name="ce10">
            <text:p>191.163</text:p>
          </table:table-cell>
          <table:table-cell office:value-type="float" office:value="116545.52226829529" table:style-name="ce10">
            <text:p>116.546</text:p>
          </table:table-cell>
          <table:table-cell office:value-type="float" office:value="54.880001068115234" table:style-name="ce10">
            <text:p>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7015.52325057983" table:style-name="ce10">
            <text:p>167.016</text:p>
          </table:table-cell>
          <table:table-cell office:value-type="float" office:value="135853.48264408112" table:style-name="ce10">
            <text:p>135.853</text:p>
          </table:table-cell>
          <table:table-cell office:value-type="float" office:value="905.52001762390137" table:style-name="ce10">
            <text:p>906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64141.00124835968" table:style-name="ce10">
            <text:p>64.141</text:p>
          </table:table-cell>
          <table:table-cell office:value-type="float" office:value="236299.56459903717" table:style-name="ce10">
            <text:p>236.300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7444.52384281158" table:style-name="ce10">
            <text:p>197.445</text:p>
          </table:table-cell>
          <table:table-cell office:value-type="float" office:value="111686.68217372894" table:style-name="ce10">
            <text:p>111.68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4988.56398963928" table:style-name="ce10">
            <text:p>204.989</text:p>
          </table:table-cell>
          <table:table-cell office:value-type="float" office:value="93776.201825141907" table:style-name="ce10">
            <text:p>93.776</text:p>
          </table:table-cell>
          <table:table-cell office:value-type="float" office:value="740.88001441955566" table:style-name="ce10">
            <text:p>741</text:p>
          </table:table-cell>
          <table:table-cell office:value-type="float" office:value="1660.1200323104858" table:style-name="ce10">
            <text:p>1.660</text:p>
          </table:table-cell>
          <table:table-cell office:value-type="float" office:value="0" table:style-name="ce10">
            <text:p>0</text:p>
          </table:table-cell>
          <table:table-cell office:value-type="float" office:value="81355.681583404541" table:style-name="ce10">
            <text:p>81.356</text:p>
          </table:table-cell>
          <table:table-cell office:value-type="float" office:value="223142.08434295654" table:style-name="ce10">
            <text:p>223.142</text:p>
          </table:table-cell>
          <table:table-cell office:value-type="float" office:value="638.96001243591309" table:style-name="ce10">
            <text:p>6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1739.761785507202" table:style-name="ce10">
            <text:p>91.740</text:p>
          </table:table-cell>
          <table:table-cell office:value-type="float" office:value="231021.28449630737" table:style-name="ce10">
            <text:p>231.0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8335.481135368347" table:style-name="ce10">
            <text:p>58.335</text:p>
          </table:table-cell>
          <table:table-cell office:value-type="float" office:value="27242.040530204773" table:style-name="ce10">
            <text:p>27.242</text:p>
          </table:table-cell>
          <table:table-cell office:value-type="float" office:value="421.40000820159912" table:style-name="ce10">
            <text:p>42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9521.360963821411" table:style-name="ce10">
            <text:p>49.521</text:p>
          </table:table-cell>
          <table:table-cell office:value-type="float" office:value="31995.040622711182" table:style-name="ce10">
            <text:p>31.995</text:p>
          </table:table-cell>
          <table:table-cell office:value-type="float" office:value="343.00000667572021" table:style-name="ce10">
            <text:p>3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6481.321099281311" table:style-name="ce10">
            <text:p>56.481</text:p>
          </table:table-cell>
          <table:table-cell office:value-type="float" office:value="28457.240553855896" table:style-name="ce10">
            <text:p>28.457</text:p>
          </table:table-cell>
          <table:table-cell office:value-type="float" office:value="33.320000648498535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824.44081401825" table:style-name="ce10">
            <text:p>41.824</text:p>
          </table:table-cell>
          <table:table-cell office:value-type="float" office:value="47208.560918807983" table:style-name="ce10">
            <text:p>47.209</text:p>
          </table:table-cell>
          <table:table-cell office:value-type="float" office:value="50.960000991821289" table:style-name="ce10">
            <text:p>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6326.560901641846" table:style-name="ce10">
            <text:p>46.327</text:p>
          </table:table-cell>
          <table:table-cell office:value-type="float" office:value="37690.800733566284" table:style-name="ce10">
            <text:p>37.691</text:p>
          </table:table-cell>
          <table:table-cell office:value-type="float" office:value="80.360001564025879" table:style-name="ce10">
            <text:p>8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596.840439796448" table:style-name="ce10">
            <text:p>22.597</text:p>
          </table:table-cell>
          <table:table-cell office:value-type="float" office:value="58227.681133270264" table:style-name="ce10">
            <text:p>58.2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0379.840980529785" table:style-name="ce10">
            <text:p>50.380</text:p>
          </table:table-cell>
          <table:table-cell office:value-type="float" office:value="38341.520746231079" table:style-name="ce10">
            <text:p>38.3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075.320818901062" table:style-name="ce10">
            <text:p>42.075</text:p>
          </table:table-cell>
          <table:table-cell office:value-type="float" office:value="45160.360878944397" table:style-name="ce10">
            <text:p>45.160</text:p>
          </table:table-cell>
          <table:table-cell office:value-type="float" office:value="756.56001472473145" table:style-name="ce10">
            <text:p>75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964.560388565063" table:style-name="ce10">
            <text:p>19.965</text:p>
          </table:table-cell>
          <table:table-cell office:value-type="float" office:value="61769.401202201843" table:style-name="ce10">
            <text:p>61.7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8796.081144332886" table:style-name="ce10">
            <text:p>58.796</text:p>
          </table:table-cell>
          <table:table-cell office:value-type="float" office:value="24680.32048034668" table:style-name="ce10">
            <text:p>24.6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0560.081178665161" table:style-name="ce10">
            <text:p>60.560</text:p>
          </table:table-cell>
          <table:table-cell office:value-type="float" office:value="21228.760413169861" table:style-name="ce10">
            <text:p>21.22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183.960684776306" table:style-name="ce10">
            <text:p>35.184</text:p>
          </table:table-cell>
          <table:table-cell office:value-type="float" office:value="46769.520910263062" table:style-name="ce10">
            <text:p>46.770</text:p>
          </table:table-cell>
          <table:table-cell office:value-type="float" office:value="393.9600076675415" table:style-name="ce10">
            <text:p>3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957.480446815491" table:style-name="ce10">
            <text:p>22.957</text:p>
          </table:table-cell>
          <table:table-cell office:value-type="float" office:value="60918.761185646057" table:style-name="ce10">
            <text:p>60.91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6424.241682052612" table:style-name="ce10">
            <text:p>86.424</text:p>
          </table:table-cell>
          <table:table-cell office:value-type="float" office:value="24268.720472335815" table:style-name="ce10">
            <text:p>24.269</text:p>
          </table:table-cell>
          <table:table-cell office:value-type="float" office:value="27.440000534057617" table:style-name="ce10">
            <text:p>2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2898.281418800354" table:style-name="ce10">
            <text:p>72.898</text:p>
          </table:table-cell>
          <table:table-cell office:value-type="float" office:value="36916.60071849823" table:style-name="ce10">
            <text:p>36.917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4868.001651763916" table:style-name="ce10">
            <text:p>84.868</text:p>
          </table:table-cell>
          <table:table-cell office:value-type="float" office:value="25189.920490264893" table:style-name="ce10">
            <text:p>25.1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3815.721047401428" table:style-name="ce10">
            <text:p>53.816</text:p>
          </table:table-cell>
          <table:table-cell office:value-type="float" office:value="52265.361017227173" table:style-name="ce10">
            <text:p>52.265</text:p>
          </table:table-cell>
          <table:table-cell office:value-type="float" office:value="397.88000774383545" table:style-name="ce10">
            <text:p>3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9264.521153450012" table:style-name="ce10">
            <text:p>59.265</text:p>
          </table:table-cell>
          <table:table-cell office:value-type="float" office:value="47386.920922279358" table:style-name="ce10">
            <text:p>47.387</text:p>
          </table:table-cell>
          <table:table-cell office:value-type="float" office:value="131.32000255584717" table:style-name="ce10">
            <text:p>1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097.000527381897" table:style-name="ce10">
            <text:p>27.097</text:p>
          </table:table-cell>
          <table:table-cell office:value-type="float" office:value="83358.801622390747" table:style-name="ce10">
            <text:p>83.359</text:p>
          </table:table-cell>
          <table:table-cell office:value-type="float" office:value="164.6400032043457" table:style-name="ce10">
            <text:p>1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3213.761619567871" table:style-name="ce10">
            <text:p>83.214</text:p>
          </table:table-cell>
          <table:table-cell office:value-type="float" office:value="30924.880601882935" table:style-name="ce10">
            <text:p>30.925</text:p>
          </table:table-cell>
          <table:table-cell office:value-type="float" office:value="54.880001068115234" table:style-name="ce10">
            <text:p>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7251.521308898926" table:style-name="ce10">
            <text:p>67.252</text:p>
          </table:table-cell>
          <table:table-cell office:value-type="float" office:value="44443.000864982605" table:style-name="ce10">
            <text:p>44.4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356.520493507385" table:style-name="ce10">
            <text:p>25.357</text:p>
          </table:table-cell>
          <table:table-cell office:value-type="float" office:value="74897.481457710266" table:style-name="ce10">
            <text:p>74.8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6935.801692008972" table:style-name="ce10">
            <text:p>86.936</text:p>
          </table:table-cell>
          <table:table-cell office:value-type="float" office:value="28131.880547523499" table:style-name="ce10">
            <text:p>28.1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1334.121582984924" table:style-name="ce10">
            <text:p>81.334</text:p>
          </table:table-cell>
          <table:table-cell office:value-type="float" office:value="29533.280574798584" table:style-name="ce10">
            <text:p>29.533</text:p>
          </table:table-cell>
          <table:table-cell office:value-type="float" office:value="164.6400032043457" table:style-name="ce10">
            <text:p>165</text:p>
          </table:table-cell>
          <table:table-cell office:value-type="float" office:value="1660.1200323104858" table:style-name="ce10">
            <text:p>1.660</text:p>
          </table:table-cell>
          <table:table-cell office:value-type="float" office:value="0" table:style-name="ce10">
            <text:p>0</text:p>
          </table:table-cell>
          <table:table-cell office:value-type="float" office:value="24745.00048160553" table:style-name="ce10">
            <text:p>24.745</text:p>
          </table:table-cell>
          <table:table-cell office:value-type="float" office:value="80410.9615650177" table:style-name="ce10">
            <text:p>80.411</text:p>
          </table:table-cell>
          <table:table-cell office:value-type="float" office:value="166.60000324249268" table:style-name="ce10">
            <text:p>1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396.120474815369" table:style-name="ce10">
            <text:p>24.396</text:p>
          </table:table-cell>
          <table:table-cell office:value-type="float" office:value="82174.961599349976" table:style-name="ce10">
            <text:p>82.1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5547.48322200775" table:style-name="ce10">
            <text:p>165.547</text:p>
          </table:table-cell>
          <table:table-cell office:value-type="float" office:value="64297.801251411438" table:style-name="ce10">
            <text:p>64.298</text:p>
          </table:table-cell>
          <table:table-cell office:value-type="float" office:value="3755.3600730895996" table:style-name="ce10">
            <text:p>3.7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0998.40293884277" table:style-name="ce10">
            <text:p>150.998</text:p>
          </table:table-cell>
          <table:table-cell office:value-type="float" office:value="72696.401414871216" table:style-name="ce10">
            <text:p>72.6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5537.60341644287" table:style-name="ce10">
            <text:p>175.538</text:p>
          </table:table-cell>
          <table:table-cell office:value-type="float" office:value="50556.240983963013" table:style-name="ce10">
            <text:p>50.5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7388.40209007263" table:style-name="ce10">
            <text:p>107.388</text:p>
          </table:table-cell>
          <table:table-cell office:value-type="float" office:value="116467.12226676941" table:style-name="ce10">
            <text:p>116.4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781.60203933716" table:style-name="ce10">
            <text:p>104.782</text:p>
          </table:table-cell>
          <table:table-cell office:value-type="float" office:value="125128.36243534088" table:style-name="ce10">
            <text:p>125.128</text:p>
          </table:table-cell>
          <table:table-cell office:value-type="float" office:value="578.20001125335693" table:style-name="ce10">
            <text:p>57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1869.361204147339" table:style-name="ce10">
            <text:p>61.869</text:p>
          </table:table-cell>
          <table:table-cell office:value-type="float" office:value="164736.0432062149" table:style-name="ce10">
            <text:p>164.7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8013.32288074493" table:style-name="ce10">
            <text:p>148.013</text:p>
          </table:table-cell>
          <table:table-cell office:value-type="float" office:value="74664.241453170776" table:style-name="ce10">
            <text:p>74.6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5892.60283946991" table:style-name="ce10">
            <text:p>145.893</text:p>
          </table:table-cell>
          <table:table-cell office:value-type="float" office:value="75605.041471481323" table:style-name="ce10">
            <text:p>75.605</text:p>
          </table:table-cell>
          <table:table-cell office:value-type="float" office:value="478.24000930786133" table:style-name="ce10">
            <text:p>4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124.72080039978" table:style-name="ce10">
            <text:p>41.125</text:p>
          </table:table-cell>
          <table:table-cell office:value-type="float" office:value="172223.24335193634" table:style-name="ce10">
            <text:p>172.2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7656.60287380219" table:style-name="ce10">
            <text:p>147.657</text:p>
          </table:table-cell>
          <table:table-cell office:value-type="float" office:value="70742.281376838684" table:style-name="ce10">
            <text:p>70.74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0196.68311786652" table:style-name="ce10">
            <text:p>160.197</text:p>
          </table:table-cell>
          <table:table-cell office:value-type="float" office:value="59174.361151695251" table:style-name="ce10">
            <text:p>59.17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8970.361536979675" table:style-name="ce10">
            <text:p>78.970</text:p>
          </table:table-cell>
          <table:table-cell office:value-type="float" office:value="137601.80267810822" table:style-name="ce10">
            <text:p>137.60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2500.640827178955" table:style-name="ce10">
            <text:p>42.501</text:p>
          </table:table-cell>
          <table:table-cell office:value-type="float" office:value="168955.92328834534" table:style-name="ce10">
            <text:p>168.9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69278.88913345337" table:style-name="ce10">
            <text:p>469.279</text:p>
          </table:table-cell>
          <table:table-cell office:value-type="float" office:value="129377.64251804352" table:style-name="ce10">
            <text:p>129.378</text:p>
          </table:table-cell>
          <table:table-cell office:value-type="float" office:value="7320.6001424789429" table:style-name="ce10">
            <text:p>7.32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2280.84627246857" table:style-name="ce10">
            <text:p>322.281</text:p>
          </table:table-cell>
          <table:table-cell office:value-type="float" office:value="327229.84636878967" table:style-name="ce10">
            <text:p>327.2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67663.84910202026" table:style-name="ce10">
            <text:p>467.664</text:p>
          </table:table-cell>
          <table:table-cell office:value-type="float" office:value="126563.08246326447" table:style-name="ce10">
            <text:p>126.5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2716.28550243378" table:style-name="ce10">
            <text:p>282.716</text:p>
          </table:table-cell>
          <table:table-cell office:value-type="float" office:value="328019.7263841629" table:style-name="ce10">
            <text:p>328.0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4081.52766990662" table:style-name="ce10">
            <text:p>394.082</text:p>
          </table:table-cell>
          <table:table-cell office:value-type="float" office:value="249698.12485980988" table:style-name="ce10">
            <text:p>249.6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1298.28294467926" table:style-name="ce10">
            <text:p>151.298</text:p>
          </table:table-cell>
          <table:table-cell office:value-type="float" office:value="503286.84979534149" table:style-name="ce10">
            <text:p>503.2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0410.44759845734" table:style-name="ce10">
            <text:p>390.410</text:p>
          </table:table-cell>
          <table:table-cell office:value-type="float" office:value="238612.3646440506" table:style-name="ce10">
            <text:p>238.6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3423.52629470825" table:style-name="ce10">
            <text:p>323.424</text:p>
          </table:table-cell>
          <table:table-cell office:value-type="float" office:value="329376.04641056061" table:style-name="ce10">
            <text:p>329.37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9181.64251422882" table:style-name="ce10">
            <text:p>129.182</text:p>
          </table:table-cell>
          <table:table-cell office:value-type="float" office:value="505807.4098443985" table:style-name="ce10">
            <text:p>505.80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9252.32699203491" table:style-name="ce10">
            <text:p>359.252</text:p>
          </table:table-cell>
          <table:table-cell office:value-type="float" office:value="299480.16582870483" table:style-name="ce10">
            <text:p>299.4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3807.20746994019" table:style-name="ce10">
            <text:p>383.807</text:p>
          </table:table-cell>
          <table:table-cell office:value-type="float" office:value="239002.40465164185" table:style-name="ce10">
            <text:p>239.002</text:p>
          </table:table-cell>
          <table:table-cell office:value-type="float" office:value="2226.5600433349609" table:style-name="ce10">
            <text:p>2.2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9836.4421377182" table:style-name="ce10">
            <text:p>109.836</text:p>
          </table:table-cell>
          <table:table-cell office:value-type="float" office:value="512302.84997081757" table:style-name="ce10">
            <text:p>512.303</text:p>
          </table:table-cell>
          <table:table-cell office:value-type="float" office:value="2524.4800491333008" table:style-name="ce10">
            <text:p>2.52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178.68303966522" table:style-name="ce10">
            <text:p>156.179</text:p>
          </table:table-cell>
          <table:table-cell office:value-type="float" office:value="514990.01002311707" table:style-name="ce10">
            <text:p>514.9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7754.92209720612" table:style-name="ce10">
            <text:p>107.755</text:p>
          </table:table-cell>
          <table:table-cell office:value-type="float" office:value="39041.240759849548" table:style-name="ce10">
            <text:p>39.041</text:p>
          </table:table-cell>
          <table:table-cell office:value-type="float" office:value="133.28000259399414" table:style-name="ce10">
            <text:p>13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8625.321724891663" table:style-name="ce10">
            <text:p>88.625</text:p>
          </table:table-cell>
          <table:table-cell office:value-type="float" office:value="57627.92112159729" table:style-name="ce10">
            <text:p>57.628</text:p>
          </table:table-cell>
          <table:table-cell office:value-type="float" office:value="0" table:style-name="ce10">
            <text:p>0</text:p>
          </table:table-cell>
          <table:table-cell office:value-type="float" office:value="505.68000984191895" table:style-name="ce10">
            <text:p>506</text:p>
          </table:table-cell>
          <table:table-cell office:value-type="float" office:value="0" table:style-name="ce10">
            <text:p>0</text:p>
          </table:table-cell>
          <table:table-cell office:value-type="float" office:value="116386.76226520538" table:style-name="ce10">
            <text:p>116.387</text:p>
          </table:table-cell>
          <table:table-cell office:value-type="float" office:value="33698.280655860901" table:style-name="ce10">
            <text:p>33.698</text:p>
          </table:table-cell>
          <table:table-cell office:value-type="float" office:value="86.240001678466797" table:style-name="ce10">
            <text:p>86</text:p>
          </table:table-cell>
          <table:table-cell office:value-type="float" office:value="154.84000301361084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78109.921520233154" table:style-name="ce10">
            <text:p>78.110</text:p>
          </table:table-cell>
          <table:table-cell office:value-type="float" office:value="73737.161435127258" table:style-name="ce10">
            <text:p>73.7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7437.641507148743" table:style-name="ce10">
            <text:p>77.438</text:p>
          </table:table-cell>
          <table:table-cell office:value-type="float" office:value="66336.20129108429" table:style-name="ce10">
            <text:p>66.336</text:p>
          </table:table-cell>
          <table:table-cell office:value-type="float" office:value="1156.4000225067139" table:style-name="ce10">
            <text:p>1.15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686.400947570801" table:style-name="ce10">
            <text:p>48.686</text:p>
          </table:table-cell>
          <table:table-cell office:value-type="float" office:value="101439.80197429657" table:style-name="ce10">
            <text:p>101.4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7453.161896705627" table:style-name="ce10">
            <text:p>97.453</text:p>
          </table:table-cell>
          <table:table-cell office:value-type="float" office:value="57986.601128578186" table:style-name="ce10">
            <text:p>57.9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2110.281598091125" table:style-name="ce10">
            <text:p>82.110</text:p>
          </table:table-cell>
          <table:table-cell office:value-type="float" office:value="65070.041266441345" table:style-name="ce10">
            <text:p>65.070</text:p>
          </table:table-cell>
          <table:table-cell office:value-type="float" office:value="133.28000259399414" table:style-name="ce10">
            <text:p>133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26779.480521202087" table:style-name="ce10">
            <text:p>26.779</text:p>
          </table:table-cell>
          <table:table-cell office:value-type="float" office:value="112353.08218669891" table:style-name="ce10">
            <text:p>112.353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8978.121731758118" table:style-name="ce10">
            <text:p>88.978</text:p>
          </table:table-cell>
          <table:table-cell office:value-type="float" office:value="58866.641145706177" table:style-name="ce10">
            <text:p>58.8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7129.761890411377" table:style-name="ce10">
            <text:p>97.130</text:p>
          </table:table-cell>
          <table:table-cell office:value-type="float" office:value="35864.080698013306" table:style-name="ce10">
            <text:p>35.864</text:p>
          </table:table-cell>
          <table:table-cell office:value-type="float" office:value="721.28001403808594" table:style-name="ce10">
            <text:p>721</text:p>
          </table:table-cell>
          <table:table-cell office:value-type="float" office:value="111.72000217437744" table:style-name="ce10">
            <text:p>112</text:p>
          </table:table-cell>
          <table:table-cell office:value-type="float" office:value="0" table:style-name="ce10">
            <text:p>0</text:p>
          </table:table-cell>
          <table:table-cell office:value-type="float" office:value="27788.880540847778" table:style-name="ce10">
            <text:p>27.789</text:p>
          </table:table-cell>
          <table:table-cell office:value-type="float" office:value="109744.32213592529" table:style-name="ce10">
            <text:p>109.744</text:p>
          </table:table-cell>
          <table:table-cell office:value-type="float" office:value="495.88000965118408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968.680855751038" table:style-name="ce10">
            <text:p>43.969</text:p>
          </table:table-cell>
          <table:table-cell office:value-type="float" office:value="106471.12207221985" table:style-name="ce10">
            <text:p>106.471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1142.4852771759" table:style-name="ce10">
            <text:p>271.142</text:p>
          </table:table-cell>
          <table:table-cell office:value-type="float" office:value="114926.56223678589" table:style-name="ce10">
            <text:p>114.927</text:p>
          </table:table-cell>
          <table:table-cell office:value-type="float" office:value="7187.3201398849487" table:style-name="ce10">
            <text:p>7.18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6976.00402832031" table:style-name="ce10">
            <text:p>206.976</text:p>
          </table:table-cell>
          <table:table-cell office:value-type="float" office:value="173291.44337272644" table:style-name="ce10">
            <text:p>173.291</text:p>
          </table:table-cell>
          <table:table-cell office:value-type="float" office:value="343.00000667572021" table:style-name="ce10">
            <text:p>3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8161.16560840607" table:style-name="ce10">
            <text:p>288.161</text:p>
          </table:table-cell>
          <table:table-cell office:value-type="float" office:value="94348.521836280823" table:style-name="ce10">
            <text:p>94.349</text:p>
          </table:table-cell>
          <table:table-cell office:value-type="float" office:value="0" table:style-name="ce10">
            <text:p>0</text:p>
          </table:table-cell>
          <table:table-cell office:value-type="float" office:value="154.84000301361084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124944.12243175507" table:style-name="ce10">
            <text:p>124.944</text:p>
          </table:table-cell>
          <table:table-cell office:value-type="float" office:value="251799.24490070343" table:style-name="ce10">
            <text:p>251.79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0974.24449539185" table:style-name="ce10">
            <text:p>230.974</text:p>
          </table:table-cell>
          <table:table-cell office:value-type="float" office:value="147923.16287899017" table:style-name="ce10">
            <text:p>147.923</text:p>
          </table:table-cell>
          <table:table-cell office:value-type="float" office:value="1152.4800224304199" table:style-name="ce10">
            <text:p>1.1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9736.561941146851" table:style-name="ce10">
            <text:p>99.737</text:p>
          </table:table-cell>
          <table:table-cell office:value-type="float" office:value="275670.08536529541" table:style-name="ce10">
            <text:p>275.670</text:p>
          </table:table-cell>
          <table:table-cell office:value-type="float" office:value="164.6400032043457" table:style-name="ce10">
            <text:p>1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0237.12487030029" table:style-name="ce10">
            <text:p>250.237</text:p>
          </table:table-cell>
          <table:table-cell office:value-type="float" office:value="144265.80280780792" table:style-name="ce10">
            <text:p>144.266</text:p>
          </table:table-cell>
          <table:table-cell office:value-type="float" office:value="54.880001068115234" table:style-name="ce10">
            <text:p>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856.88390922546" table:style-name="ce10">
            <text:p>200.857</text:p>
          </table:table-cell>
          <table:table-cell office:value-type="float" office:value="198489.20386314392" table:style-name="ce10">
            <text:p>198.489</text:p>
          </table:table-cell>
          <table:table-cell office:value-type="float" office:value="478.24000930786133" table:style-name="ce10">
            <text:p>4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3498.201041221619" table:style-name="ce10">
            <text:p>53.498</text:p>
          </table:table-cell>
          <table:table-cell office:value-type="float" office:value="309862.28603076935" table:style-name="ce10">
            <text:p>309.862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8257.604637146" table:style-name="ce10">
            <text:p>238.258</text:p>
          </table:table-cell>
          <table:table-cell office:value-type="float" office:value="168624.6832818985" table:style-name="ce10">
            <text:p>168.6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8171.20502471924" table:style-name="ce10">
            <text:p>258.171</text:p>
          </table:table-cell>
          <table:table-cell office:value-type="float" office:value="118789.72231197357" table:style-name="ce10">
            <text:p>118.790</text:p>
          </table:table-cell>
          <table:table-cell office:value-type="float" office:value="740.88001441955566" table:style-name="ce10">
            <text:p>7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7606.041899681091" table:style-name="ce10">
            <text:p>97.606</text:p>
          </table:table-cell>
          <table:table-cell office:value-type="float" office:value="271056.24527549744" table:style-name="ce10">
            <text:p>271.056</text:p>
          </table:table-cell>
          <table:table-cell office:value-type="float" office:value="215.60000419616699" table:style-name="ce10">
            <text:p>21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9246.881153106689" table:style-name="ce10">
            <text:p>59.247</text:p>
          </table:table-cell>
          <table:table-cell office:value-type="float" office:value="314203.68611526489" table:style-name="ce10">
            <text:p>314.2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47974.48677253723" table:style-name="ce10">
            <text:p>347.974</text:p>
          </table:table-cell>
          <table:table-cell office:value-type="float" office:value="73754.801435470581" table:style-name="ce10">
            <text:p>73.755</text:p>
          </table:table-cell>
          <table:table-cell office:value-type="float" office:value="1387.6800270080566" table:style-name="ce10">
            <text:p>1.3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2061.4858789444" table:style-name="ce10">
            <text:p>302.061</text:p>
          </table:table-cell>
          <table:table-cell office:value-type="float" office:value="130042.08253097534" table:style-name="ce10">
            <text:p>130.042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505.68000984191895" table:style-name="ce10">
            <text:p>506</text:p>
          </table:table-cell>
          <table:table-cell office:value-type="float" office:value="0" table:style-name="ce10">
            <text:p>0</text:p>
          </table:table-cell>
          <table:table-cell office:value-type="float" office:value="332992.24648094177" table:style-name="ce10">
            <text:p>332.992</text:p>
          </table:table-cell>
          <table:table-cell office:value-type="float" office:value="89807.201747894287" table:style-name="ce10">
            <text:p>89.807</text:p>
          </table:table-cell>
          <table:table-cell office:value-type="float" office:value="86.240001678466797" table:style-name="ce10">
            <text:p>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0476.40448570251" table:style-name="ce10">
            <text:p>230.476</text:p>
          </table:table-cell>
          <table:table-cell office:value-type="float" office:value="198218.72385787964" table:style-name="ce10">
            <text:p>198.219</text:p>
          </table:table-cell>
          <table:table-cell office:value-type="float" office:value="399.84000778198242" table:style-name="ce10">
            <text:p>4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4861.24379253387" table:style-name="ce10">
            <text:p>194.861</text:p>
          </table:table-cell>
          <table:table-cell office:value-type="float" office:value="235917.36459159851" table:style-name="ce10">
            <text:p>235.9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0089.36194801331" table:style-name="ce10">
            <text:p>100.089</text:p>
          </table:table-cell>
          <table:table-cell office:value-type="float" office:value="329944.44642162323" table:style-name="ce10">
            <text:p>329.9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6367.52615737915" table:style-name="ce10">
            <text:p>316.368</text:p>
          </table:table-cell>
          <table:table-cell office:value-type="float" office:value="121864.96237182617" table:style-name="ce10">
            <text:p>121.8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2408.5654964447" table:style-name="ce10">
            <text:p>282.409</text:p>
          </table:table-cell>
          <table:table-cell office:value-type="float" office:value="152207.72296237946" table:style-name="ce10">
            <text:p>152.208</text:p>
          </table:table-cell>
          <table:table-cell office:value-type="float" office:value="660.52001285552979" table:style-name="ce10">
            <text:p>66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6792.40246772766" table:style-name="ce10">
            <text:p>126.792</text:p>
          </table:table-cell>
          <table:table-cell office:value-type="float" office:value="302914.08589553833" table:style-name="ce10">
            <text:p>302.9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6151.92615318298" table:style-name="ce10">
            <text:p>316.152</text:p>
          </table:table-cell>
          <table:table-cell office:value-type="float" office:value="114246.44222354889" table:style-name="ce10">
            <text:p>114.24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0803.00624370575" table:style-name="ce10">
            <text:p>320.803</text:p>
          </table:table-cell>
          <table:table-cell office:value-type="float" office:value="113107.6822013855" table:style-name="ce10">
            <text:p>113.108</text:p>
          </table:table-cell>
          <table:table-cell office:value-type="float" office:value="2226.5600433349609" table:style-name="ce10">
            <text:p>2.227</text:p>
          </table:table-cell>
          <table:table-cell office:value-type="float" office:value="1662.0800323486328" table:style-name="ce10">
            <text:p>1.662</text:p>
          </table:table-cell>
          <table:table-cell office:value-type="float" office:value="0" table:style-name="ce10">
            <text:p>0</text:p>
          </table:table-cell>
          <table:table-cell office:value-type="float" office:value="115436.1622467041" table:style-name="ce10">
            <text:p>115.436</text:p>
          </table:table-cell>
          <table:table-cell office:value-type="float" office:value="309199.80601787567" table:style-name="ce10">
            <text:p>309.200</text:p>
          </table:table-cell>
          <table:table-cell office:value-type="float" office:value="2569.5600500106812" table:style-name="ce10">
            <text:p>2.5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0655.64234828949" table:style-name="ce10">
            <text:p>120.656</text:p>
          </table:table-cell>
          <table:table-cell office:value-type="float" office:value="309139.04601669312" table:style-name="ce10">
            <text:p>309.139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98062.28774738312" table:style-name="ce10">
            <text:p>398.062</text:p>
          </table:table-cell>
          <table:table-cell office:value-type="float" office:value="128821.00250720978" table:style-name="ce10">
            <text:p>128.821</text:p>
          </table:table-cell>
          <table:table-cell office:value-type="float" office:value="7320.6001424789429" table:style-name="ce10">
            <text:p>7.32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3278.40648651123" table:style-name="ce10">
            <text:p>333.278</text:p>
          </table:table-cell>
          <table:table-cell office:value-type="float" office:value="199126.20387554169" table:style-name="ce10">
            <text:p>199.126</text:p>
          </table:table-cell>
          <table:table-cell office:value-type="float" office:value="568.40001106262207" table:style-name="ce10">
            <text:p>568</text:p>
          </table:table-cell>
          <table:table-cell office:value-type="float" office:value="505.68000984191895" table:style-name="ce10">
            <text:p>506</text:p>
          </table:table-cell>
          <table:table-cell office:value-type="float" office:value="0" table:style-name="ce10">
            <text:p>0</text:p>
          </table:table-cell>
          <table:table-cell office:value-type="float" office:value="392168.56763267517" table:style-name="ce10">
            <text:p>392.169</text:p>
          </table:table-cell>
          <table:table-cell office:value-type="float" office:value="124871.60243034363" table:style-name="ce10">
            <text:p>124.872</text:p>
          </table:table-cell>
          <table:table-cell office:value-type="float" office:value="86.240001678466797" table:style-name="ce10">
            <text:p>86</text:p>
          </table:table-cell>
          <table:table-cell office:value-type="float" office:value="154.84000301361084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239300.32465744019" table:style-name="ce10">
            <text:p>239.300</text:p>
          </table:table-cell>
          <table:table-cell office:value-type="float" office:value="292465.32569217682" table:style-name="ce10">
            <text:p>292.465</text:p>
          </table:table-cell>
          <table:table-cell office:value-type="float" office:value="399.84000778198242" table:style-name="ce10">
            <text:p>4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1509.00528430939" table:style-name="ce10">
            <text:p>271.509</text:p>
          </table:table-cell>
          <table:table-cell office:value-type="float" office:value="257863.48501873016" table:style-name="ce10">
            <text:p>257.863</text:p>
          </table:table-cell>
          <table:table-cell office:value-type="float" office:value="1152.4800224304199" table:style-name="ce10">
            <text:p>1.1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9185.56251430511" table:style-name="ce10">
            <text:p>129.186</text:p>
          </table:table-cell>
          <table:table-cell office:value-type="float" office:value="388168.2075548172" table:style-name="ce10">
            <text:p>388.168</text:p>
          </table:table-cell>
          <table:table-cell office:value-type="float" office:value="164.6400032043457" table:style-name="ce10">
            <text:p>1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5224.44710826874" table:style-name="ce10">
            <text:p>365.224</text:p>
          </table:table-cell>
          <table:table-cell office:value-type="float" office:value="177419.20345306396" table:style-name="ce10">
            <text:p>177.419</text:p>
          </table:table-cell>
          <table:table-cell office:value-type="float" office:value="54.880001068115234" table:style-name="ce10">
            <text:p>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6806.56616592407" table:style-name="ce10">
            <text:p>316.807</text:p>
          </table:table-cell>
          <table:table-cell office:value-type="float" office:value="231523.044506073" table:style-name="ce10">
            <text:p>231.523</text:p>
          </table:table-cell>
          <table:table-cell office:value-type="float" office:value="815.36001586914063" table:style-name="ce10">
            <text:p>8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2692.00258255005" table:style-name="ce10">
            <text:p>132.692</text:p>
          </table:table-cell>
          <table:table-cell office:value-type="float" office:value="383683.72746753693" table:style-name="ce10">
            <text:p>383.684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0620.4070186615" table:style-name="ce10">
            <text:p>360.620</text:p>
          </table:table-cell>
          <table:table-cell office:value-type="float" office:value="189667.2436914444" table:style-name="ce10">
            <text:p>189.6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2094.24724197388" table:style-name="ce10">
            <text:p>372.094</text:p>
          </table:table-cell>
          <table:table-cell office:value-type="float" office:value="151600.12295055389" table:style-name="ce10">
            <text:p>151.600</text:p>
          </table:table-cell>
          <table:table-cell office:value-type="float" office:value="2346.1200456619263" table:style-name="ce10">
            <text:p>2.346</text:p>
          </table:table-cell>
          <table:table-cell office:value-type="float" office:value="1662.0800323486328" table:style-name="ce10">
            <text:p>1.662</text:p>
          </table:table-cell>
          <table:table-cell office:value-type="float" office:value="0" table:style-name="ce10">
            <text:p>0</text:p>
          </table:table-cell>
          <table:table-cell office:value-type="float" office:value="140671.16273784637" table:style-name="ce10">
            <text:p>140.671</text:p>
          </table:table-cell>
          <table:table-cell office:value-type="float" office:value="367711.68715667725" table:style-name="ce10">
            <text:p>367.712</text:p>
          </table:table-cell>
          <table:table-cell office:value-type="float" office:value="2577.400050163269" table:style-name="ce10">
            <text:p>2.57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6431.76246070862" table:style-name="ce10">
            <text:p>126.432</text:p>
          </table:table-cell>
          <table:table-cell office:value-type="float" office:value="396917.64772510529" table:style-name="ce10">
            <text:p>396.918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99171.6477689743" table:style-name="ce10">
            <text:p>399.172</text:p>
          </table:table-cell>
          <table:table-cell office:value-type="float" office:value="96528.041878700256" table:style-name="ce10">
            <text:p>96.528</text:p>
          </table:table-cell>
          <table:table-cell office:value-type="float" office:value="3778.8800735473633" table:style-name="ce10">
            <text:p>3.77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0829.12468719482" table:style-name="ce10">
            <text:p>240.829</text:p>
          </table:table-cell>
          <table:table-cell office:value-type="float" office:value="296928.24577903748" table:style-name="ce10">
            <text:p>296.9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2532.96802902222" table:style-name="ce10">
            <text:p>412.533</text:p>
          </table:table-cell>
          <table:table-cell office:value-type="float" office:value="85018.921654701233" table:style-name="ce10">
            <text:p>85.019</text:p>
          </table:table-cell>
          <table:table-cell office:value-type="float" office:value="33.320000648498535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5315.56477451324" table:style-name="ce10">
            <text:p>245.316</text:p>
          </table:table-cell>
          <table:table-cell office:value-type="float" office:value="257510.68501186371" table:style-name="ce10">
            <text:p>257.5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5097.12691116333" table:style-name="ce10">
            <text:p>355.097</text:p>
          </table:table-cell>
          <table:table-cell office:value-type="float" office:value="181805.68353843689" table:style-name="ce10">
            <text:p>181.806</text:p>
          </table:table-cell>
          <table:table-cell office:value-type="float" office:value="607.60001182556152" table:style-name="ce10">
            <text:p>60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0643.80254268646" table:style-name="ce10">
            <text:p>130.644</text:p>
          </table:table-cell>
          <table:table-cell office:value-type="float" office:value="442087.80860424042" table:style-name="ce10">
            <text:p>442.0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7292.72598075867" table:style-name="ce10">
            <text:p>307.293</text:p>
          </table:table-cell>
          <table:table-cell office:value-type="float" office:value="207207.28403282166" table:style-name="ce10">
            <text:p>207.20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7720.48482131958" table:style-name="ce10">
            <text:p>247.720</text:p>
          </table:table-cell>
          <table:table-cell office:value-type="float" office:value="286463.80557537079" table:style-name="ce10">
            <text:p>286.464</text:p>
          </table:table-cell>
          <table:table-cell office:value-type="float" office:value="393.9600076675415" table:style-name="ce10">
            <text:p>394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64638.841258049011" table:style-name="ce10">
            <text:p>64.639</text:p>
          </table:table-cell>
          <table:table-cell office:value-type="float" office:value="458542.00892448425" table:style-name="ce10">
            <text:p>458.5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1565.84528541565" table:style-name="ce10">
            <text:p>271.566</text:p>
          </table:table-cell>
          <table:table-cell office:value-type="float" office:value="265360.48516464233" table:style-name="ce10">
            <text:p>265.36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4364.48592376709" table:style-name="ce10">
            <text:p>304.364</text:p>
          </table:table-cell>
          <table:table-cell office:value-type="float" office:value="212912.84414386749" table:style-name="ce10">
            <text:p>212.9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6150.081092834473" table:style-name="ce10">
            <text:p>56.150</text:p>
          </table:table-cell>
          <table:table-cell office:value-type="float" office:value="465615.64906215668" table:style-name="ce10">
            <text:p>465.616</text:p>
          </table:table-cell>
          <table:table-cell office:value-type="float" office:value="393.9600076675415" table:style-name="ce10">
            <text:p>3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1958.96256828308" table:style-name="ce10">
            <text:p>131.959</text:p>
          </table:table-cell>
          <table:table-cell office:value-type="float" office:value="446299.84868621826" table:style-name="ce10">
            <text:p>446.30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397052.88772773743" table:style-name="ce10">
            <text:p>397.053</text:p>
          </table:table-cell>
          <table:table-cell office:value-type="float" office:value="148981.56289958954" table:style-name="ce10">
            <text:p>148.982</text:p>
          </table:table-cell>
          <table:table-cell office:value-type="float" office:value="8237.8801603317261" table:style-name="ce10">
            <text:p>8.23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6919.16402721405" table:style-name="ce10">
            <text:p>206.919</text:p>
          </table:table-cell>
          <table:table-cell office:value-type="float" office:value="338717.40659236908" table:style-name="ce10">
            <text:p>338.717</text:p>
          </table:table-cell>
          <table:table-cell office:value-type="float" office:value="343.00000667572021" table:style-name="ce10">
            <text:p>3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7221.28812026978" table:style-name="ce10">
            <text:p>417.221</text:p>
          </table:table-cell>
          <table:table-cell office:value-type="float" office:value="123772.04240894318" table:style-name="ce10">
            <text:p>123.772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1072.24449729919" table:style-name="ce10">
            <text:p>231.072</text:p>
          </table:table-cell>
          <table:table-cell office:value-type="float" office:value="317255.40617465973" table:style-name="ce10">
            <text:p>317.2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10182.927983284" table:style-name="ce10">
            <text:p>410.183</text:p>
          </table:table-cell>
          <table:table-cell office:value-type="float" office:value="123922.96241188049" table:style-name="ce10">
            <text:p>123.923</text:p>
          </table:table-cell>
          <table:table-cell office:value-type="float" office:value="1299.4800252914429" table:style-name="ce10">
            <text:p>1.29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1549.721587181091" table:style-name="ce10">
            <text:p>81.550</text:p>
          </table:table-cell>
          <table:table-cell office:value-type="float" office:value="490405.72954463959" table:style-name="ce10">
            <text:p>490.406</text:p>
          </table:table-cell>
          <table:table-cell office:value-type="float" office:value="164.6400032043457" table:style-name="ce10">
            <text:p>1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8133.72560787201" table:style-name="ce10">
            <text:p>288.134</text:p>
          </table:table-cell>
          <table:table-cell office:value-type="float" office:value="250172.44486904144" table:style-name="ce10">
            <text:p>250.172</text:p>
          </table:table-cell>
          <table:table-cell office:value-type="float" office:value="54.880001068115234" table:style-name="ce10">
            <text:p>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2046.52412700653" table:style-name="ce10">
            <text:p>212.047</text:p>
          </table:table-cell>
          <table:table-cell office:value-type="float" office:value="330716.68643665314" table:style-name="ce10">
            <text:p>330.717</text:p>
          </table:table-cell>
          <table:table-cell office:value-type="float" office:value="633.08001232147217" table:style-name="ce10">
            <text:p>6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599.040809631348" table:style-name="ce10">
            <text:p>41.599</text:p>
          </table:table-cell>
          <table:table-cell office:value-type="float" office:value="503312.3297958374" table:style-name="ce10">
            <text:p>503.3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9947.20447540283" table:style-name="ce10">
            <text:p>229.947</text:p>
          </table:table-cell>
          <table:table-cell office:value-type="float" office:value="313713.68610572815" table:style-name="ce10">
            <text:p>313.71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4180.32572555542" table:style-name="ce10">
            <text:p>294.180</text:p>
          </table:table-cell>
          <table:table-cell office:value-type="float" office:value="246107.40478992462" table:style-name="ce10">
            <text:p>246.107</text:p>
          </table:table-cell>
          <table:table-cell office:value-type="float" office:value="740.88001441955566" table:style-name="ce10">
            <text:p>741</text:p>
          </table:table-cell>
          <table:table-cell office:value-type="float" office:value="1662.0800323486328" table:style-name="ce10">
            <text:p>1.662</text:p>
          </table:table-cell>
          <table:table-cell office:value-type="float" office:value="0" table:style-name="ce10">
            <text:p>0</text:p>
          </table:table-cell>
          <table:table-cell office:value-type="float" office:value="94597.441841125488" table:style-name="ce10">
            <text:p>94.597</text:p>
          </table:table-cell>
          <table:table-cell office:value-type="float" office:value="479039.68932342529" table:style-name="ce10">
            <text:p>479.040</text:p>
          </table:table-cell>
          <table:table-cell office:value-type="float" office:value="654.64001274108887" table:style-name="ce10">
            <text:p>6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3008.201031684875" table:style-name="ce10">
            <text:p>53.008</text:p>
          </table:table-cell>
          <table:table-cell office:value-type="float" office:value="500354.68973827362" table:style-name="ce10">
            <text:p>500.355</text:p>
          </table:table-cell>
          <table:table-cell office:value-type="float" office:value="1391.6000270843506" table:style-name="ce10">
            <text:p>1.3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67810.48521232605" table:style-name="ce10">
            <text:p>267.810</text:p>
          </table:table-cell>
          <table:table-cell office:value-type="float" office:value="46410.840903282166" table:style-name="ce10">
            <text:p>46.4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0592.12429332733" table:style-name="ce10">
            <text:p>220.592</text:p>
          </table:table-cell>
          <table:table-cell office:value-type="float" office:value="93950.641828536987" table:style-name="ce10">
            <text:p>93.9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70317.32526111603" table:style-name="ce10">
            <text:p>270.317</text:p>
          </table:table-cell>
          <table:table-cell office:value-type="float" office:value="44250.920861244202" table:style-name="ce10">
            <text:p>44.251</text:p>
          </table:table-cell>
          <table:table-cell office:value-type="float" office:value="0" table:style-name="ce10">
            <text:p>0</text:p>
          </table:table-cell>
          <table:table-cell office:value-type="float" office:value="154.84000301361084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135073.40262889862" table:style-name="ce10">
            <text:p>135.073</text:p>
          </table:table-cell>
          <table:table-cell office:value-type="float" office:value="180169.08350658417" table:style-name="ce10">
            <text:p>180.169</text:p>
          </table:table-cell>
          <table:table-cell office:value-type="float" office:value="397.88000774383545" table:style-name="ce10">
            <text:p>3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074.80303764343" table:style-name="ce10">
            <text:p>156.075</text:p>
          </table:table-cell>
          <table:table-cell office:value-type="float" office:value="154179.48300075531" table:style-name="ce10">
            <text:p>154.179</text:p>
          </table:table-cell>
          <table:table-cell office:value-type="float" office:value="80.360001564025879" table:style-name="ce10">
            <text:p>8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9820.921748161316" table:style-name="ce10">
            <text:p>89.821</text:p>
          </table:table-cell>
          <table:table-cell office:value-type="float" office:value="230917.40449428558" table:style-name="ce10">
            <text:p>230.9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1865.88490200043" table:style-name="ce10">
            <text:p>251.866</text:p>
          </table:table-cell>
          <table:table-cell office:value-type="float" office:value="68006.12132358551" table:style-name="ce10">
            <text:p>68.0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5658.88400268555" table:style-name="ce10">
            <text:p>205.659</text:p>
          </table:table-cell>
          <table:table-cell office:value-type="float" office:value="109944.24213981628" table:style-name="ce10">
            <text:p>109.9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7351.481310844421" table:style-name="ce10">
            <text:p>67.351</text:p>
          </table:table-cell>
          <table:table-cell office:value-type="float" office:value="242936.12472820282" table:style-name="ce10">
            <text:p>242.936</text:p>
          </table:table-cell>
          <table:table-cell office:value-type="float" office:value="313.60000610351563" table:style-name="ce10">
            <text:p>3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2536.20491504669" table:style-name="ce10">
            <text:p>252.536</text:p>
          </table:table-cell>
          <table:table-cell office:value-type="float" office:value="66449.881293296814" table:style-name="ce10">
            <text:p>66.4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36775.84460830688" table:style-name="ce10">
            <text:p>236.776</text:p>
          </table:table-cell>
          <table:table-cell office:value-type="float" office:value="77937.441516876221" table:style-name="ce10">
            <text:p>77.937</text:p>
          </table:table-cell>
          <table:table-cell office:value-type="float" office:value="2226.5600433349609" table:style-name="ce10">
            <text:p>2.2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3813.60143661499" table:style-name="ce10">
            <text:p>73.814</text:p>
          </table:table-cell>
          <table:table-cell office:value-type="float" office:value="238600.60464382172" table:style-name="ce10">
            <text:p>238.601</text:p>
          </table:table-cell>
          <table:table-cell office:value-type="float" office:value="2524.4800491333008" table:style-name="ce10">
            <text:p>2.52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0373.881175041199" table:style-name="ce10">
            <text:p>60.374</text:p>
          </table:table-cell>
          <table:table-cell office:value-type="float" office:value="266728.56519126892" table:style-name="ce10">
            <text:p>266.7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52672.60686397552" table:style-name="ce10">
            <text:p>352.673</text:p>
          </table:table-cell>
          <table:table-cell office:value-type="float" office:value="55879.60108757019" table:style-name="ce10">
            <text:p>55.8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8059.00619029999" table:style-name="ce10">
            <text:p>318.059</text:p>
          </table:table-cell>
          <table:table-cell office:value-type="float" office:value="99540.561937332153" table:style-name="ce10">
            <text:p>99.541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505.68000984191895" table:style-name="ce10">
            <text:p>506</text:p>
          </table:table-cell>
          <table:table-cell office:value-type="float" office:value="0" table:style-name="ce10">
            <text:p>0</text:p>
          </table:table-cell>
          <table:table-cell office:value-type="float" office:value="341165.44664001465" table:style-name="ce10">
            <text:p>341.165</text:p>
          </table:table-cell>
          <table:table-cell office:value-type="float" office:value="83358.801622390747" table:style-name="ce10">
            <text:p>83.35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5492.04458332062" table:style-name="ce10">
            <text:p>235.492</text:p>
          </table:table-cell>
          <table:table-cell office:value-type="float" office:value="191492.00372695923" table:style-name="ce10">
            <text:p>191.492</text:p>
          </table:table-cell>
          <table:table-cell office:value-type="float" office:value="50.960000991821289" table:style-name="ce10">
            <text:p>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0085.04292106628" table:style-name="ce10">
            <text:p>150.085</text:p>
          </table:table-cell>
          <table:table-cell office:value-type="float" office:value="265444.76516628265" table:style-name="ce10">
            <text:p>265.4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8056.44288158417" table:style-name="ce10">
            <text:p>148.056</text:p>
          </table:table-cell>
          <table:table-cell office:value-type="float" office:value="294241.08572673798" table:style-name="ce10">
            <text:p>294.2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4428.9265089035" table:style-name="ce10">
            <text:p>334.429</text:p>
          </table:table-cell>
          <table:table-cell office:value-type="float" office:value="99411.201934814453" table:style-name="ce10">
            <text:p>99.4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7059.48597621918" table:style-name="ce10">
            <text:p>307.059</text:p>
          </table:table-cell>
          <table:table-cell office:value-type="float" office:value="147793.80287647247" table:style-name="ce10">
            <text:p>147.794</text:p>
          </table:table-cell>
          <table:table-cell office:value-type="float" office:value="646.80001258850098" table:style-name="ce10">
            <text:p>647</text:p>
          </table:table-cell>
          <table:table-cell office:value-type="float" office:value="223.44000434875488" table:style-name="ce10">
            <text:p>223</text:p>
          </table:table-cell>
          <table:table-cell office:value-type="float" office:value="0" table:style-name="ce10">
            <text:p>0</text:p>
          </table:table-cell>
          <table:table-cell office:value-type="float" office:value="129109.12251281738" table:style-name="ce10">
            <text:p>129.109</text:p>
          </table:table-cell>
          <table:table-cell office:value-type="float" office:value="289354.80563163757" table:style-name="ce10">
            <text:p>289.3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6680.96655273438" table:style-name="ce10">
            <text:p>336.681</text:p>
          </table:table-cell>
          <table:table-cell office:value-type="float" office:value="78543.081528663635" table:style-name="ce10">
            <text:p>78.54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45904.72673225403" table:style-name="ce10">
            <text:p>345.905</text:p>
          </table:table-cell>
          <table:table-cell office:value-type="float" office:value="70287.561367988586" table:style-name="ce10">
            <text:p>70.28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8876.04211902618" table:style-name="ce10">
            <text:p>108.876</text:p>
          </table:table-cell>
          <table:table-cell office:value-type="float" office:value="314660.36612415314" table:style-name="ce10">
            <text:p>314.6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5598.44322299957" table:style-name="ce10">
            <text:p>165.598</text:p>
          </table:table-cell>
          <table:table-cell office:value-type="float" office:value="265380.0851650238" table:style-name="ce10">
            <text:p>265.3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4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9">
            <text:p>MARGEM DE ERRO PARA O TOTAL DO INDICADOR E3A – ALUNOS DE ESCOLAS URBANAS, POR LOCAL DA ESCOLA PARA O USO DA INTERNET EM ATIVIDADES ESCOL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31183.96449947357" table:style-name="ce10">
            <text:p>231.184</text:p>
          </table:table-cell>
          <table:table-cell office:value-type="float" office:value="112782.3221950531" table:style-name="ce10">
            <text:p>112.78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21248.29014492035" table:style-name="ce10">
            <text:p>521.248</text:p>
          </table:table-cell>
          <table:table-cell office:value-type="float" office:value="17312.680336952209" table:style-name="ce10">
            <text:p>17.313</text:p>
          </table:table-cell>
          <table:table-cell office:value-type="float" office:value="284652.76554012299" table:style-name="ce10">
            <text:p>284.653</text:p>
          </table:table-cell>
          <table:table-cell office:value-type="string" table:style-name="ce10">
            <text:p>-</text:p>
          </table:table-cell>
          <table:table-cell office:value-type="float" office:value="607.60001182556152" table:style-name="ce10">
            <text:p>608</text:p>
          </table:table-cell>
          <table:table-cell office:value-type="float" office:value="521248.29014492035" table:style-name="ce10">
            <text:p>521.248</text:p>
          </table:table-cell>
          <table:table-cell office:value-type="float" office:value="111406.40216827393" table:style-name="ce10">
            <text:p>111.406</text:p>
          </table:table-cell>
          <table:table-cell office:value-type="float" office:value="215715.64419841766" table:style-name="ce10">
            <text:p>215.716</text:p>
          </table:table-cell>
          <table:table-cell office:value-type="float" office:value="1197.5600233078003" table:style-name="ce10">
            <text:p>1.198</text:p>
          </table:table-cell>
          <table:table-cell office:value-type="string" table:style-name="ce10">
            <text:p>-</text:p>
          </table:table-cell>
          <table:table-cell office:value-type="float" office:value="521248.29014492035" table:style-name="ce10">
            <text:p>521.248</text:p>
          </table:table-cell>
          <table:table-cell office:value-type="float" office:value="223210.68434429169" table:style-name="ce10">
            <text:p>223.211</text:p>
          </table:table-cell>
          <table:table-cell office:value-type="float" office:value="149889.04291725159" table:style-name="ce10">
            <text:p>149.889</text:p>
          </table:table-cell>
          <table:table-cell office:value-type="float" office:value="166.60000324249268" table:style-name="ce10">
            <text:p>167</text:p>
          </table:table-cell>
          <table:table-cell office:value-type="float" office:value="3700.4800720214844" table:style-name="ce10">
            <text:p>3.700</text:p>
          </table:table-cell>
          <table:table-cell office:value-type="float" office:value="521248.29014492035" table:style-name="ce10">
            <text:p>521.248</text:p>
          </table:table-cell>
          <table:table-cell office:value-type="float" office:value="45511.200885772705" table:style-name="ce10">
            <text:p>45.511</text:p>
          </table:table-cell>
          <table:table-cell office:value-type="float" office:value="259396.2050485611" table:style-name="ce10">
            <text:p>259.39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21248.29014492035" table:style-name="ce10">
            <text:p>521.24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55190.84302043915" table:style-name="ce10">
            <text:p>155.191</text:p>
          </table:table-cell>
          <table:table-cell office:value-type="float" office:value="69658.401355743408" table:style-name="ce10">
            <text:p>69.65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43033.32667636871" table:style-name="ce10">
            <text:p>343.033</text:p>
          </table:table-cell>
          <table:table-cell office:value-type="float" office:value="11183.760217666626" table:style-name="ce10">
            <text:p>11.184</text:p>
          </table:table-cell>
          <table:table-cell office:value-type="float" office:value="181443.0835313797" table:style-name="ce10">
            <text:p>181.44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43033.32667636871" table:style-name="ce10">
            <text:p>343.033</text:p>
          </table:table-cell>
          <table:table-cell office:value-type="float" office:value="71361.641388893127" table:style-name="ce10">
            <text:p>71.362</text:p>
          </table:table-cell>
          <table:table-cell office:value-type="float" office:value="138434.80269432068" table:style-name="ce10">
            <text:p>138.435</text:p>
          </table:table-cell>
          <table:table-cell office:value-type="float" office:value="495.88000965118408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343033.32667636871" table:style-name="ce10">
            <text:p>343.033</text:p>
          </table:table-cell>
          <table:table-cell office:value-type="float" office:value="142364.60277080536" table:style-name="ce10">
            <text:p>142.365</text:p>
          </table:table-cell>
          <table:table-cell office:value-type="float" office:value="104166.16202735901" table:style-name="ce10">
            <text:p>104.166</text:p>
          </table:table-cell>
          <table:table-cell office:value-type="float" office:value="166.60000324249268" table:style-name="ce10">
            <text:p>167</text:p>
          </table:table-cell>
          <table:table-cell office:value-type="float" office:value="860.440016746521" table:style-name="ce10">
            <text:p>860</text:p>
          </table:table-cell>
          <table:table-cell office:value-type="float" office:value="343033.32667636871" table:style-name="ce10">
            <text:p>343.033</text:p>
          </table:table-cell>
          <table:table-cell office:value-type="float" office:value="24321.640473365784" table:style-name="ce10">
            <text:p>24.322</text:p>
          </table:table-cell>
          <table:table-cell office:value-type="float" office:value="169485.12329864502" table:style-name="ce10">
            <text:p>169.48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43033.32667636871" table:style-name="ce10">
            <text:p>343.03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5998.841868400574" table:style-name="ce10">
            <text:p>95.999</text:p>
          </table:table-cell>
          <table:table-cell office:value-type="float" office:value="71018.641382217407" table:style-name="ce10">
            <text:p>71.01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9878.76408481598" table:style-name="ce10">
            <text:p>209.879</text:p>
          </table:table-cell>
          <table:table-cell office:value-type="float" office:value="10842.720211029053" table:style-name="ce10">
            <text:p>10.843</text:p>
          </table:table-cell>
          <table:table-cell office:value-type="float" office:value="137209.80267047882" table:style-name="ce10">
            <text:p>137.210</text:p>
          </table:table-cell>
          <table:table-cell office:value-type="string" table:style-name="ce10">
            <text:p>-</text:p>
          </table:table-cell>
          <table:table-cell office:value-type="float" office:value="607.60001182556152" table:style-name="ce10">
            <text:p>608</text:p>
          </table:table-cell>
          <table:table-cell office:value-type="float" office:value="209878.76408481598" table:style-name="ce10">
            <text:p>209.879</text:p>
          </table:table-cell>
          <table:table-cell office:value-type="float" office:value="67247.601308822632" table:style-name="ce10">
            <text:p>67.248</text:p>
          </table:table-cell>
          <table:table-cell office:value-type="float" office:value="109360.16212844849" table:style-name="ce10">
            <text:p>109.360</text:p>
          </table:table-cell>
          <table:table-cell office:value-type="float" office:value="1091.7200212478638" table:style-name="ce10">
            <text:p>1.092</text:p>
          </table:table-cell>
          <table:table-cell office:value-type="string" table:style-name="ce10">
            <text:p>-</text:p>
          </table:table-cell>
          <table:table-cell office:value-type="float" office:value="209878.76408481598" table:style-name="ce10">
            <text:p>209.879</text:p>
          </table:table-cell>
          <table:table-cell office:value-type="float" office:value="99156.401929855347" table:style-name="ce10">
            <text:p>99.156</text:p>
          </table:table-cell>
          <table:table-cell office:value-type="float" office:value="80324.721563339233" table:style-name="ce10">
            <text:p>80.325</text:p>
          </table:table-cell>
          <table:table-cell office:value-type="float" office:value="0" table:style-name="ce10">
            <text:p>0</text:p>
          </table:table-cell>
          <table:table-cell office:value-type="float" office:value="3598.5600700378418" table:style-name="ce10">
            <text:p>3.599</text:p>
          </table:table-cell>
          <table:table-cell office:value-type="float" office:value="209878.76408481598" table:style-name="ce10">
            <text:p>209.879</text:p>
          </table:table-cell>
          <table:table-cell office:value-type="float" office:value="26795.160521507263" table:style-name="ce10">
            <text:p>26.795</text:p>
          </table:table-cell>
          <table:table-cell office:value-type="float" office:value="126433.72246074677" table:style-name="ce10">
            <text:p>126.43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9878.76408481598" table:style-name="ce10">
            <text:p>209.87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587.760595321655" table:style-name="ce10">
            <text:p>30.588</text:p>
          </table:table-cell>
          <table:table-cell office:value-type="float" office:value="12349.960240364075" table:style-name="ce10">
            <text:p>12.3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4376.201252937317" table:style-name="ce10">
            <text:p>64.376</text:p>
          </table:table-cell>
          <table:table-cell office:value-type="float" office:value="2575.4400501251221" table:style-name="ce10">
            <text:p>2.575</text:p>
          </table:table-cell>
          <table:table-cell office:value-type="float" office:value="36508.92071056366" table:style-name="ce10">
            <text:p>36.50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4376.201252937317" table:style-name="ce10">
            <text:p>64.376</text:p>
          </table:table-cell>
          <table:table-cell office:value-type="float" office:value="14112.000274658203" table:style-name="ce10">
            <text:p>14.112</text:p>
          </table:table-cell>
          <table:table-cell office:value-type="float" office:value="30033.080584526062" table:style-name="ce10">
            <text:p>30.033</text:p>
          </table:table-cell>
          <table:table-cell office:value-type="float" office:value="495.88000965118408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64376.201252937317" table:style-name="ce10">
            <text:p>64.376</text:p>
          </table:table-cell>
          <table:table-cell office:value-type="float" office:value="17385.200338363647" table:style-name="ce10">
            <text:p>17.385</text:p>
          </table:table-cell>
          <table:table-cell office:value-type="float" office:value="25538.800497055054" table:style-name="ce10">
            <text:p>25.5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4376.201252937317" table:style-name="ce10">
            <text:p>64.376</text:p>
          </table:table-cell>
          <table:table-cell office:value-type="float" office:value="4947.040096282959" table:style-name="ce10">
            <text:p>4.947</text:p>
          </table:table-cell>
          <table:table-cell office:value-type="float" office:value="35491.680690765381" table:style-name="ce10">
            <text:p>35.49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4376.201252937317" table:style-name="ce10">
            <text:p>64.37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315.640765190125" table:style-name="ce10">
            <text:p>39.316</text:p>
          </table:table-cell>
          <table:table-cell office:value-type="float" office:value="22006.880428314209" table:style-name="ce10">
            <text:p>22.0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3856.801242828369" table:style-name="ce10">
            <text:p>63.857</text:p>
          </table:table-cell>
          <table:table-cell office:value-type="float" office:value="3443.720067024231" table:style-name="ce10">
            <text:p>3.444</text:p>
          </table:table-cell>
          <table:table-cell office:value-type="float" office:value="53451.161040306091" table:style-name="ce10">
            <text:p>53.4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3856.801242828369" table:style-name="ce10">
            <text:p>63.857</text:p>
          </table:table-cell>
          <table:table-cell office:value-type="float" office:value="27000.960525512695" table:style-name="ce10">
            <text:p>27.001</text:p>
          </table:table-cell>
          <table:table-cell office:value-type="float" office:value="32634.000635147095" table:style-name="ce10">
            <text:p>32.63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3856.801242828369" table:style-name="ce10">
            <text:p>63.857</text:p>
          </table:table-cell>
          <table:table-cell office:value-type="float" office:value="28294.560550689697" table:style-name="ce10">
            <text:p>28.295</text:p>
          </table:table-cell>
          <table:table-cell office:value-type="float" office:value="36310.960706710815" table:style-name="ce10">
            <text:p>36.311</text:p>
          </table:table-cell>
          <table:table-cell office:value-type="float" office:value="166.60000324249268" table:style-name="ce10">
            <text:p>167</text:p>
          </table:table-cell>
          <table:table-cell office:value-type="float" office:value="0" table:style-name="ce10">
            <text:p>0</text:p>
          </table:table-cell>
          <table:table-cell office:value-type="float" office:value="63856.801242828369" table:style-name="ce10">
            <text:p>63.857</text:p>
          </table:table-cell>
          <table:table-cell office:value-type="float" office:value="11491.480223655701" table:style-name="ce10">
            <text:p>11.491</text:p>
          </table:table-cell>
          <table:table-cell office:value-type="float" office:value="47155.640917778015" table:style-name="ce10">
            <text:p>47.15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3856.801242828369" table:style-name="ce10">
            <text:p>63.85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6585.280906677246" table:style-name="ce10">
            <text:p>46.585</text:p>
          </table:table-cell>
          <table:table-cell office:value-type="float" office:value="73988.041440010071" table:style-name="ce10">
            <text:p>73.98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4126.72261047363" table:style-name="ce10">
            <text:p>134.127</text:p>
          </table:table-cell>
          <table:table-cell office:value-type="float" office:value="9270.8001804351807" table:style-name="ce10">
            <text:p>9.271</text:p>
          </table:table-cell>
          <table:table-cell office:value-type="float" office:value="106233.96206760406" table:style-name="ce10">
            <text:p>106.23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4126.72261047363" table:style-name="ce10">
            <text:p>134.127</text:p>
          </table:table-cell>
          <table:table-cell office:value-type="float" office:value="31469.760612487793" table:style-name="ce10">
            <text:p>31.470</text:p>
          </table:table-cell>
          <table:table-cell office:value-type="float" office:value="96735.801882743835" table:style-name="ce10">
            <text:p>96.7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4126.72261047363" table:style-name="ce10">
            <text:p>134.127</text:p>
          </table:table-cell>
          <table:table-cell office:value-type="float" office:value="33125.960644721985" table:style-name="ce10">
            <text:p>33.126</text:p>
          </table:table-cell>
          <table:table-cell office:value-type="float" office:value="90891.081768989563" table:style-name="ce10">
            <text:p>90.891</text:p>
          </table:table-cell>
          <table:table-cell office:value-type="float" office:value="0" table:style-name="ce10">
            <text:p>0</text:p>
          </table:table-cell>
          <table:table-cell office:value-type="float" office:value="3598.5600700378418" table:style-name="ce10">
            <text:p>3.599</text:p>
          </table:table-cell>
          <table:table-cell office:value-type="float" office:value="134126.72261047363" table:style-name="ce10">
            <text:p>134.127</text:p>
          </table:table-cell>
          <table:table-cell office:value-type="float" office:value="9758.8401899337769" table:style-name="ce10">
            <text:p>9.759</text:p>
          </table:table-cell>
          <table:table-cell office:value-type="float" office:value="106224.16206741333" table:style-name="ce10">
            <text:p>106.2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4126.72261047363" table:style-name="ce10">
            <text:p>134.12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5186.44418811798" table:style-name="ce10">
            <text:p>215.186</text:p>
          </table:table-cell>
          <table:table-cell office:value-type="float" office:value="73652.881433486938" table:style-name="ce10">
            <text:p>73.65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85586.08945083618" table:style-name="ce10">
            <text:p>485.586</text:p>
          </table:table-cell>
          <table:table-cell office:value-type="float" office:value="13704.320266723633" table:style-name="ce10">
            <text:p>13.704</text:p>
          </table:table-cell>
          <table:table-cell office:value-type="float" office:value="247957.64482593536" table:style-name="ce10">
            <text:p>247.95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5586.08945083618" table:style-name="ce10">
            <text:p>485.586</text:p>
          </table:table-cell>
          <table:table-cell office:value-type="float" office:value="97378.681895256042" table:style-name="ce10">
            <text:p>97.379</text:p>
          </table:table-cell>
          <table:table-cell office:value-type="float" office:value="181786.08353805542" table:style-name="ce10">
            <text:p>181.786</text:p>
          </table:table-cell>
          <table:table-cell office:value-type="float" office:value="1091.7200212478638" table:style-name="ce10">
            <text:p>1.092</text:p>
          </table:table-cell>
          <table:table-cell office:value-type="string" table:style-name="ce10">
            <text:p>-</text:p>
          </table:table-cell>
          <table:table-cell office:value-type="float" office:value="485586.08945083618" table:style-name="ce10">
            <text:p>485.586</text:p>
          </table:table-cell>
          <table:table-cell office:value-type="float" office:value="211211.56411075592" table:style-name="ce10">
            <text:p>211.212</text:p>
          </table:table-cell>
          <table:table-cell office:value-type="float" office:value="107329.60208892822" table:style-name="ce10">
            <text:p>107.330</text:p>
          </table:table-cell>
          <table:table-cell office:value-type="float" office:value="0" table:style-name="ce10">
            <text:p>0</text:p>
          </table:table-cell>
          <table:table-cell office:value-type="float" office:value="860.440016746521" table:style-name="ce10">
            <text:p>860</text:p>
          </table:table-cell>
          <table:table-cell office:value-type="float" office:value="485586.08945083618" table:style-name="ce10">
            <text:p>485.586</text:p>
          </table:table-cell>
          <table:table-cell office:value-type="float" office:value="41508.880807876587" table:style-name="ce10">
            <text:p>41.509</text:p>
          </table:table-cell>
          <table:table-cell office:value-type="float" office:value="220429.44429016113" table:style-name="ce10">
            <text:p>220.42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85586.08945083618" table:style-name="ce10">
            <text:p>485.5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9893.760971069336" table:style-name="ce10">
            <text:p>49.894</text:p>
          </table:table-cell>
          <table:table-cell office:value-type="float" office:value="34409.760669708252" table:style-name="ce10">
            <text:p>34.4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8454.72191619873" table:style-name="ce10">
            <text:p>98.455</text:p>
          </table:table-cell>
          <table:table-cell office:value-type="float" office:value="2728.3200531005859" table:style-name="ce10">
            <text:p>2.728</text:p>
          </table:table-cell>
          <table:table-cell office:value-type="float" office:value="63786.241241455078" table:style-name="ce10">
            <text:p>63.786</text:p>
          </table:table-cell>
          <table:table-cell office:value-type="string" table:style-name="ce10">
            <text:p>-</text:p>
          </table:table-cell>
          <table:table-cell office:value-type="float" office:value="607.60001182556152" table:style-name="ce10">
            <text:p>608</text:p>
          </table:table-cell>
          <table:table-cell office:value-type="float" office:value="98454.72191619873" table:style-name="ce10">
            <text:p>98.455</text:p>
          </table:table-cell>
          <table:table-cell office:value-type="float" office:value="31785.320618629456" table:style-name="ce10">
            <text:p>31.785</text:p>
          </table:table-cell>
          <table:table-cell office:value-type="float" office:value="46504.92090511322" table:style-name="ce10">
            <text:p>46.5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8454.72191619873" table:style-name="ce10">
            <text:p>98.455</text:p>
          </table:table-cell>
          <table:table-cell office:value-type="float" office:value="54887.841068267822" table:style-name="ce10">
            <text:p>54.888</text:p>
          </table:table-cell>
          <table:table-cell office:value-type="float" office:value="26744.200520515442" table:style-name="ce10">
            <text:p>26.7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8454.72191619873" table:style-name="ce10">
            <text:p>98.455</text:p>
          </table:table-cell>
          <table:table-cell office:value-type="float" office:value="9825.4801912307739" table:style-name="ce10">
            <text:p>9.825</text:p>
          </table:table-cell>
          <table:table-cell office:value-type="float" office:value="62692.561220169067" table:style-name="ce10">
            <text:p>62.6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8454.72191619873" table:style-name="ce10">
            <text:p>98.45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5838.441086769104" table:style-name="ce10">
            <text:p>55.838</text:p>
          </table:table-cell>
          <table:table-cell office:value-type="float" office:value="73164.841423988342" table:style-name="ce10">
            <text:p>73.1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2810.36550426483" table:style-name="ce10">
            <text:p>282.810</text:p>
          </table:table-cell>
          <table:table-cell office:value-type="float" office:value="5033.2800979614258" table:style-name="ce10">
            <text:p>5.033</text:p>
          </table:table-cell>
          <table:table-cell office:value-type="float" office:value="106698.4820766449" table:style-name="ce10">
            <text:p>106.69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2810.36550426483" table:style-name="ce10">
            <text:p>282.810</text:p>
          </table:table-cell>
          <table:table-cell office:value-type="float" office:value="19815.600385665894" table:style-name="ce10">
            <text:p>19.816</text:p>
          </table:table-cell>
          <table:table-cell office:value-type="float" office:value="101398.64197349548" table:style-name="ce10">
            <text:p>101.399</text:p>
          </table:table-cell>
          <table:table-cell office:value-type="float" office:value="1197.5600233078003" table:style-name="ce10">
            <text:p>1.198</text:p>
          </table:table-cell>
          <table:table-cell office:value-type="string" table:style-name="ce10">
            <text:p>-</text:p>
          </table:table-cell>
          <table:table-cell office:value-type="float" office:value="282810.36550426483" table:style-name="ce10">
            <text:p>282.810</text:p>
          </table:table-cell>
          <table:table-cell office:value-type="float" office:value="67145.681306838989" table:style-name="ce10">
            <text:p>67.146</text:p>
          </table:table-cell>
          <table:table-cell office:value-type="float" office:value="68696.041337013245" table:style-name="ce10">
            <text:p>68.6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2810.36550426483" table:style-name="ce10">
            <text:p>282.810</text:p>
          </table:table-cell>
          <table:table-cell office:value-type="float" office:value="9672.6001882553101" table:style-name="ce10">
            <text:p>9.673</text:p>
          </table:table-cell>
          <table:table-cell office:value-type="float" office:value="104954.08204269409" table:style-name="ce10">
            <text:p>104.9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2810.36550426483" table:style-name="ce10">
            <text:p>282.8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6184.56303977966" table:style-name="ce10">
            <text:p>156.185</text:p>
          </table:table-cell>
          <table:table-cell office:value-type="float" office:value="92098.441792488098" table:style-name="ce10">
            <text:p>92.09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7965.5646314621" table:style-name="ce10">
            <text:p>237.966</text:p>
          </table:table-cell>
          <table:table-cell office:value-type="float" office:value="16318.960317611694" table:style-name="ce10">
            <text:p>16.319</text:p>
          </table:table-cell>
          <table:table-cell office:value-type="float" office:value="207565.96403980255" table:style-name="ce10">
            <text:p>207.566</text:p>
          </table:table-cell>
          <table:table-cell office:value-type="string" table:style-name="ce10">
            <text:p>-</text:p>
          </table:table-cell>
          <table:table-cell office:value-type="float" office:value="607.60001182556152" table:style-name="ce10">
            <text:p>608</text:p>
          </table:table-cell>
          <table:table-cell office:value-type="float" office:value="237965.5646314621" table:style-name="ce10">
            <text:p>237.966</text:p>
          </table:table-cell>
          <table:table-cell office:value-type="float" office:value="72535.681411743164" table:style-name="ce10">
            <text:p>72.536</text:p>
          </table:table-cell>
          <table:table-cell office:value-type="float" office:value="170545.48331928253" table:style-name="ce10">
            <text:p>170.5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7965.5646314621" table:style-name="ce10">
            <text:p>237.966</text:p>
          </table:table-cell>
          <table:table-cell office:value-type="float" office:value="115430.28224658966" table:style-name="ce10">
            <text:p>115.430</text:p>
          </table:table-cell>
          <table:table-cell office:value-type="float" office:value="134673.56262111664" table:style-name="ce10">
            <text:p>134.674</text:p>
          </table:table-cell>
          <table:table-cell office:value-type="float" office:value="0" table:style-name="ce10">
            <text:p>0</text:p>
          </table:table-cell>
          <table:table-cell office:value-type="float" office:value="3598.5600700378418" table:style-name="ce10">
            <text:p>3.599</text:p>
          </table:table-cell>
          <table:table-cell office:value-type="float" office:value="237965.5646314621" table:style-name="ce10">
            <text:p>237.966</text:p>
          </table:table-cell>
          <table:table-cell office:value-type="float" office:value="22557.640439033508" table:style-name="ce10">
            <text:p>22.558</text:p>
          </table:table-cell>
          <table:table-cell office:value-type="float" office:value="204506.40398025513" table:style-name="ce10">
            <text:p>204.50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7965.5646314621" table:style-name="ce10">
            <text:p>237.96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60835.64313030243" table:style-name="ce10">
            <text:p>160.836</text:p>
          </table:table-cell>
          <table:table-cell office:value-type="float" office:value="110330.36214733124" table:style-name="ce10">
            <text:p>110.33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38617.44659042358" table:style-name="ce10">
            <text:p>338.617</text:p>
          </table:table-cell>
          <table:table-cell office:value-type="float" office:value="16889.320328712463" table:style-name="ce10">
            <text:p>16.889</text:p>
          </table:table-cell>
          <table:table-cell office:value-type="float" office:value="219349.48426914215" table:style-name="ce10">
            <text:p>219.349</text:p>
          </table:table-cell>
          <table:table-cell office:value-type="string" table:style-name="ce10">
            <text:p>-</text:p>
          </table:table-cell>
          <table:table-cell office:value-type="float" office:value="607.60001182556152" table:style-name="ce10">
            <text:p>608</text:p>
          </table:table-cell>
          <table:table-cell office:value-type="float" office:value="338617.44659042358" table:style-name="ce10">
            <text:p>338.617</text:p>
          </table:table-cell>
          <table:table-cell office:value-type="float" office:value="73882.201437950134" table:style-name="ce10">
            <text:p>73.882</text:p>
          </table:table-cell>
          <table:table-cell office:value-type="float" office:value="187082.00364112854" table:style-name="ce10">
            <text:p>187.082</text:p>
          </table:table-cell>
          <table:table-cell office:value-type="float" office:value="1197.5600233078003" table:style-name="ce10">
            <text:p>1.198</text:p>
          </table:table-cell>
          <table:table-cell office:value-type="string" table:style-name="ce10">
            <text:p>-</text:p>
          </table:table-cell>
          <table:table-cell office:value-type="float" office:value="338617.44659042358" table:style-name="ce10">
            <text:p>338.617</text:p>
          </table:table-cell>
          <table:table-cell office:value-type="float" office:value="125259.68243789673" table:style-name="ce10">
            <text:p>125.260</text:p>
          </table:table-cell>
          <table:table-cell office:value-type="float" office:value="145608.4028339386" table:style-name="ce10">
            <text:p>145.608</text:p>
          </table:table-cell>
          <table:table-cell office:value-type="float" office:value="0" table:style-name="ce10">
            <text:p>0</text:p>
          </table:table-cell>
          <table:table-cell office:value-type="float" office:value="3598.5600700378418" table:style-name="ce10">
            <text:p>3.599</text:p>
          </table:table-cell>
          <table:table-cell office:value-type="float" office:value="338617.44659042358" table:style-name="ce10">
            <text:p>338.617</text:p>
          </table:table-cell>
          <table:table-cell office:value-type="float" office:value="24243.240471839905" table:style-name="ce10">
            <text:p>24.243</text:p>
          </table:table-cell>
          <table:table-cell office:value-type="float" office:value="216127.24420642853" table:style-name="ce10">
            <text:p>216.1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38617.44659042358" table:style-name="ce10">
            <text:p>338.61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78757.88347911835" table:style-name="ce10">
            <text:p>178.758</text:p>
          </table:table-cell>
          <table:table-cell office:value-type="float" office:value="43325.800843238831" table:style-name="ce10">
            <text:p>43.3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30323.88837528229" table:style-name="ce10">
            <text:p>430.324</text:p>
          </table:table-cell>
          <table:table-cell office:value-type="float" office:value="4133.6400804519653" table:style-name="ce10">
            <text:p>4.134</text:p>
          </table:table-cell>
          <table:table-cell office:value-type="float" office:value="206121.44401168823" table:style-name="ce10">
            <text:p>206.12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0323.88837528229" table:style-name="ce10">
            <text:p>430.324</text:p>
          </table:table-cell>
          <table:table-cell office:value-type="float" office:value="87016.161693572998" table:style-name="ce10">
            <text:p>87.016</text:p>
          </table:table-cell>
          <table:table-cell office:value-type="float" office:value="128556.40250205994" table:style-name="ce10">
            <text:p>128.5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30323.88837528229" table:style-name="ce10">
            <text:p>430.324</text:p>
          </table:table-cell>
          <table:table-cell office:value-type="float" office:value="194920.04379367828" table:style-name="ce10">
            <text:p>194.920</text:p>
          </table:table-cell>
          <table:table-cell office:value-type="float" office:value="47375.160922050476" table:style-name="ce10">
            <text:p>47.375</text:p>
          </table:table-cell>
          <table:table-cell office:value-type="float" office:value="166.60000324249268" table:style-name="ce10">
            <text:p>167</text:p>
          </table:table-cell>
          <table:table-cell office:value-type="float" office:value="860.440016746521" table:style-name="ce10">
            <text:p>860</text:p>
          </table:table-cell>
          <table:table-cell office:value-type="float" office:value="430323.88837528229" table:style-name="ce10">
            <text:p>430.324</text:p>
          </table:table-cell>
          <table:table-cell office:value-type="float" office:value="39445.000767707825" table:style-name="ce10">
            <text:p>39.445</text:p>
          </table:table-cell>
          <table:table-cell office:value-type="float" office:value="169487.08329868317" table:style-name="ce10">
            <text:p>169.48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30323.88837528229" table:style-name="ce10">
            <text:p>430.32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0031.200389862061" table:style-name="ce10">
            <text:p>20.031</text:p>
          </table:table-cell>
          <table:table-cell office:value-type="float" office:value="62943.44122505188" table:style-name="ce10">
            <text:p>62.94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01405.2497587204" table:style-name="ce10">
            <text:p>501.405</text:p>
          </table:table-cell>
          <table:table-cell office:value-type="float" office:value="4707.9200916290283" table:style-name="ce10">
            <text:p>4.708</text:p>
          </table:table-cell>
          <table:table-cell office:value-type="float" office:value="67990.441323280334" table:style-name="ce10">
            <text:p>67.99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01405.2497587204" table:style-name="ce10">
            <text:p>501.405</text:p>
          </table:table-cell>
          <table:table-cell office:value-type="float" office:value="21491.400418281555" table:style-name="ce10">
            <text:p>21.491</text:p>
          </table:table-cell>
          <table:table-cell office:value-type="float" office:value="64064.561246871948" table:style-name="ce10">
            <text:p>64.0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01405.2497587204" table:style-name="ce10">
            <text:p>501.405</text:p>
          </table:table-cell>
          <table:table-cell office:value-type="float" office:value="58002.281128883362" table:style-name="ce10">
            <text:p>58.002</text:p>
          </table:table-cell>
          <table:table-cell office:value-type="float" office:value="25926.880504608154" table:style-name="ce10">
            <text:p>25.9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1405.2497587204" table:style-name="ce10">
            <text:p>501.405</text:p>
          </table:table-cell>
          <table:table-cell office:value-type="float" office:value="9394.2801828384399" table:style-name="ce10">
            <text:p>9.394</text:p>
          </table:table-cell>
          <table:table-cell office:value-type="float" office:value="65413.041273117065" table:style-name="ce10">
            <text:p>65.4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01405.2497587204" table:style-name="ce10">
            <text:p>501.40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07617.72209453583" table:style-name="ce10">
            <text:p>107.618</text:p>
          </table:table-cell>
          <table:table-cell office:value-type="float" office:value="56800.801105499268" table:style-name="ce10">
            <text:p>56.8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3408.96356964111" table:style-name="ce10">
            <text:p>183.409</text:p>
          </table:table-cell>
          <table:table-cell office:value-type="float" office:value="6675.7601299285889" table:style-name="ce10">
            <text:p>6.676</text:p>
          </table:table-cell>
          <table:table-cell office:value-type="float" office:value="138952.24270439148" table:style-name="ce10">
            <text:p>138.9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3408.96356964111" table:style-name="ce10">
            <text:p>183.409</text:p>
          </table:table-cell>
          <table:table-cell office:value-type="float" office:value="54942.721069335938" table:style-name="ce10">
            <text:p>54.943</text:p>
          </table:table-cell>
          <table:table-cell office:value-type="float" office:value="104260.24202919006" table:style-name="ce10">
            <text:p>104.260</text:p>
          </table:table-cell>
          <table:table-cell office:value-type="float" office:value="495.88000965118408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183408.96356964111" table:style-name="ce10">
            <text:p>183.409</text:p>
          </table:table-cell>
          <table:table-cell office:value-type="float" office:value="58743.161143302917" table:style-name="ce10">
            <text:p>58.743</text:p>
          </table:table-cell>
          <table:table-cell office:value-type="float" office:value="99764.001941680908" table:style-name="ce10">
            <text:p>99.764</text:p>
          </table:table-cell>
          <table:table-cell office:value-type="float" office:value="166.60000324249268" table:style-name="ce10">
            <text:p>167</text:p>
          </table:table-cell>
          <table:table-cell office:value-type="float" office:value="664.44001293182373" table:style-name="ce10">
            <text:p>664</text:p>
          </table:table-cell>
          <table:table-cell office:value-type="float" office:value="183408.96356964111" table:style-name="ce10">
            <text:p>183.409</text:p>
          </table:table-cell>
          <table:table-cell office:value-type="float" office:value="14417.760280609131" table:style-name="ce10">
            <text:p>14.418</text:p>
          </table:table-cell>
          <table:table-cell office:value-type="float" office:value="135602.6026391983" table:style-name="ce10">
            <text:p>135.60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3408.96356964111" table:style-name="ce10">
            <text:p>183.40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11807.4041223526" table:style-name="ce10">
            <text:p>211.807</text:p>
          </table:table-cell>
          <table:table-cell office:value-type="float" office:value="91673.121784210205" table:style-name="ce10">
            <text:p>91.6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7054.64344596863" table:style-name="ce10">
            <text:p>177.055</text:p>
          </table:table-cell>
          <table:table-cell office:value-type="float" office:value="15589.840303421021" table:style-name="ce10">
            <text:p>15.590</text:p>
          </table:table-cell>
          <table:table-cell office:value-type="float" office:value="265727.00517177582" table:style-name="ce10">
            <text:p>265.727</text:p>
          </table:table-cell>
          <table:table-cell office:value-type="string" table:style-name="ce10">
            <text:p>-</text:p>
          </table:table-cell>
          <table:table-cell office:value-type="float" office:value="607.60001182556152" table:style-name="ce10">
            <text:p>608</text:p>
          </table:table-cell>
          <table:table-cell office:value-type="float" office:value="177054.64344596863" table:style-name="ce10">
            <text:p>177.055</text:p>
          </table:table-cell>
          <table:table-cell office:value-type="float" office:value="98591.921918869019" table:style-name="ce10">
            <text:p>98.592</text:p>
          </table:table-cell>
          <table:table-cell office:value-type="float" office:value="199108.56387519836" table:style-name="ce10">
            <text:p>199.109</text:p>
          </table:table-cell>
          <table:table-cell office:value-type="float" office:value="1091.7200212478638" table:style-name="ce10">
            <text:p>1.092</text:p>
          </table:table-cell>
          <table:table-cell office:value-type="string" table:style-name="ce10">
            <text:p>-</text:p>
          </table:table-cell>
          <table:table-cell office:value-type="float" office:value="177054.64344596863" table:style-name="ce10">
            <text:p>177.055</text:p>
          </table:table-cell>
          <table:table-cell office:value-type="float" office:value="218404.76425075531" table:style-name="ce10">
            <text:p>218.405</text:p>
          </table:table-cell>
          <table:table-cell office:value-type="float" office:value="120910.4423532486" table:style-name="ce10">
            <text:p>120.910</text:p>
          </table:table-cell>
          <table:table-cell office:value-type="float" office:value="0" table:style-name="ce10">
            <text:p>0</text:p>
          </table:table-cell>
          <table:table-cell office:value-type="float" office:value="3639.7200708389282" table:style-name="ce10">
            <text:p>3.640</text:p>
          </table:table-cell>
          <table:table-cell office:value-type="float" office:value="177054.64344596863" table:style-name="ce10">
            <text:p>177.055</text:p>
          </table:table-cell>
          <table:table-cell office:value-type="float" office:value="42902.440834999084" table:style-name="ce10">
            <text:p>42.902</text:p>
          </table:table-cell>
          <table:table-cell office:value-type="float" office:value="238537.88464260101" table:style-name="ce10">
            <text:p>238.53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7054.64344596863" table:style-name="ce10">
            <text:p>177.05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13">
            <text:p>MARGEM DE ERRO PARA O TOTAL DO INDICADOR E6 – ALUNOS DE ESCOLAS URBANAS, POR REDES SOCIAIS UTILIZADAS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25804.12828731537" table:style-name="ce10">
            <text:p>425.804</text:p>
          </table:table-cell>
          <table:table-cell office:value-type="float" office:value="373989.567278862" table:style-name="ce10">
            <text:p>373.990</text:p>
          </table:table-cell>
          <table:table-cell office:value-type="float" office:value="1801.2400350570679" table:style-name="ce10">
            <text:p>1.801</text:p>
          </table:table-cell>
          <table:table-cell office:value-type="string" table:style-name="ce10">
            <text:p>-</text:p>
          </table:table-cell>
          <table:table-cell office:value-type="float" office:value="396647.167719841" table:style-name="ce10">
            <text:p>396.647</text:p>
          </table:table-cell>
          <table:table-cell office:value-type="float" office:value="360551.80701732635" table:style-name="ce10">
            <text:p>360.552</text:p>
          </table:table-cell>
          <table:table-cell office:value-type="float" office:value="5921.1601152420044" table:style-name="ce10">
            <text:p>5.921</text:p>
          </table:table-cell>
          <table:table-cell office:value-type="string" table:style-name="ce10">
            <text:p>-</text:p>
          </table:table-cell>
          <table:table-cell office:value-type="float" office:value="224092.68436145782" table:style-name="ce10">
            <text:p>224.093</text:p>
          </table:table-cell>
          <table:table-cell office:value-type="float" office:value="534264.65039825439" table:style-name="ce10">
            <text:p>534.265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office:value-type="float" office:value="590451.97149181366" table:style-name="ce10">
            <text:p>590.452</text:p>
          </table:table-cell>
          <table:table-cell office:value-type="float" office:value="120843.8023519516" table:style-name="ce10">
            <text:p>120.844</text:p>
          </table:table-cell>
          <table:table-cell office:value-type="float" office:value="887.88001728057861" table:style-name="ce10">
            <text:p>888</text:p>
          </table:table-cell>
          <table:table-cell office:value-type="string" table:style-name="ce10">
            <text:p>-</text:p>
          </table:table-cell>
          <table:table-cell office:value-type="float" office:value="284011.84552764893" table:style-name="ce10">
            <text:p>284.012</text:p>
          </table:table-cell>
          <table:table-cell office:value-type="float" office:value="418109.16813755035" table:style-name="ce10">
            <text:p>418.109</text:p>
          </table:table-cell>
          <table:table-cell office:value-type="float" office:value="10223.360198974609" table:style-name="ce10">
            <text:p>10.223</text:p>
          </table:table-cell>
          <table:table-cell office:value-type="string" table:style-name="ce10">
            <text:p>-</text:p>
          </table:table-cell>
          <table:table-cell office:value-type="float" office:value="122786.16238975525" table:style-name="ce10">
            <text:p>122.786</text:p>
          </table:table-cell>
          <table:table-cell office:value-type="float" office:value="584174.09136962891" table:style-name="ce10">
            <text:p>584.174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58169.24502468109" table:style-name="ce10">
            <text:p>258.169</text:p>
          </table:table-cell>
          <table:table-cell office:value-type="float" office:value="233653.56454753876" table:style-name="ce10">
            <text:p>233.65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0809.28527069092" table:style-name="ce10">
            <text:p>270.809</text:p>
          </table:table-cell>
          <table:table-cell office:value-type="float" office:value="203881.16396808624" table:style-name="ce10">
            <text:p>203.881</text:p>
          </table:table-cell>
          <table:table-cell office:value-type="float" office:value="491.96000957489014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143154.48278617859" table:style-name="ce10">
            <text:p>143.154</text:p>
          </table:table-cell>
          <table:table-cell office:value-type="float" office:value="349848.24680900574" table:style-name="ce10">
            <text:p>349.848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office:value-type="float" office:value="388519.04756164551" table:style-name="ce10">
            <text:p>388.519</text:p>
          </table:table-cell>
          <table:table-cell office:value-type="float" office:value="80808.841572761536" table:style-name="ce10">
            <text:p>80.809</text:p>
          </table:table-cell>
          <table:table-cell office:value-type="float" office:value="137.20000267028809" table:style-name="ce10">
            <text:p>137</text:p>
          </table:table-cell>
          <table:table-cell office:value-type="string" table:style-name="ce10">
            <text:p>-</text:p>
          </table:table-cell>
          <table:table-cell office:value-type="float" office:value="216813.24421977997" table:style-name="ce10">
            <text:p>216.813</text:p>
          </table:table-cell>
          <table:table-cell office:value-type="float" office:value="243600.56474113464" table:style-name="ce10">
            <text:p>243.601</text:p>
          </table:table-cell>
          <table:table-cell office:value-type="float" office:value="8149.6801586151123" table:style-name="ce10">
            <text:p>8.150</text:p>
          </table:table-cell>
          <table:table-cell office:value-type="string" table:style-name="ce10">
            <text:p>-</text:p>
          </table:table-cell>
          <table:table-cell office:value-type="float" office:value="62543.601217269897" table:style-name="ce10">
            <text:p>62.544</text:p>
          </table:table-cell>
          <table:table-cell office:value-type="float" office:value="387107.84753417969" table:style-name="ce10">
            <text:p>387.10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5294.24419021606" table:style-name="ce10">
            <text:p>215.294</text:p>
          </table:table-cell>
          <table:table-cell office:value-type="float" office:value="153326.88298416138" table:style-name="ce10">
            <text:p>153.327</text:p>
          </table:table-cell>
          <table:table-cell office:value-type="float" office:value="1801.2400350570679" table:style-name="ce10">
            <text:p>1.801</text:p>
          </table:table-cell>
          <table:table-cell office:value-type="string" table:style-name="ce10">
            <text:p>-</text:p>
          </table:table-cell>
          <table:table-cell office:value-type="float" office:value="175312.20341205597" table:style-name="ce10">
            <text:p>175.312</text:p>
          </table:table-cell>
          <table:table-cell office:value-type="float" office:value="181352.92352962494" table:style-name="ce10">
            <text:p>181.353</text:p>
          </table:table-cell>
          <table:table-cell office:value-type="float" office:value="5901.5601148605347" table:style-name="ce10">
            <text:p>5.902</text:p>
          </table:table-cell>
          <table:table-cell office:value-type="string" table:style-name="ce10">
            <text:p>-</text:p>
          </table:table-cell>
          <table:table-cell office:value-type="float" office:value="103907.44202232361" table:style-name="ce10">
            <text:p>103.907</text:p>
          </table:table-cell>
          <table:table-cell office:value-type="float" office:value="230007.96447658539" table:style-name="ce10">
            <text:p>230.00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5052.92476940155" table:style-name="ce10">
            <text:p>245.053</text:p>
          </table:table-cell>
          <table:table-cell office:value-type="float" office:value="67329.921310424805" table:style-name="ce10">
            <text:p>67.330</text:p>
          </table:table-cell>
          <table:table-cell office:value-type="float" office:value="876.12001705169678" table:style-name="ce10">
            <text:p>876</text:p>
          </table:table-cell>
          <table:table-cell office:value-type="string" table:style-name="ce10">
            <text:p>-</text:p>
          </table:table-cell>
          <table:table-cell office:value-type="float" office:value="110596.92215251923" table:style-name="ce10">
            <text:p>110.597</text:p>
          </table:table-cell>
          <table:table-cell office:value-type="float" office:value="216640.76421642303" table:style-name="ce10">
            <text:p>216.641</text:p>
          </table:table-cell>
          <table:table-cell office:value-type="float" office:value="6172.0401201248169" table:style-name="ce10">
            <text:p>6.172</text:p>
          </table:table-cell>
          <table:table-cell office:value-type="string" table:style-name="ce10">
            <text:p>-</text:p>
          </table:table-cell>
          <table:table-cell office:value-type="float" office:value="72165.241404533386" table:style-name="ce10">
            <text:p>72.165</text:p>
          </table:table-cell>
          <table:table-cell office:value-type="float" office:value="241011.40469074249" table:style-name="ce10">
            <text:p>241.01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4274.36105632782" table:style-name="ce10">
            <text:p>54.274</text:p>
          </table:table-cell>
          <table:table-cell office:value-type="float" office:value="52651.481024742126" table:style-name="ce10">
            <text:p>52.651</text:p>
          </table:table-cell>
          <table:table-cell office:value-type="float" office:value="393.9600076675415" table:style-name="ce10">
            <text:p>394</text:p>
          </table:table-cell>
          <table:table-cell office:value-type="string" table:style-name="ce10">
            <text:p>-</text:p>
          </table:table-cell>
          <table:table-cell office:value-type="float" office:value="39629.24077129364" table:style-name="ce10">
            <text:p>39.629</text:p>
          </table:table-cell>
          <table:table-cell office:value-type="float" office:value="59770.201163291931" table:style-name="ce10">
            <text:p>59.770</text:p>
          </table:table-cell>
          <table:table-cell office:value-type="float" office:value="393.9600076675415" table:style-name="ce10">
            <text:p>394</text:p>
          </table:table-cell>
          <table:table-cell office:value-type="string" table:style-name="ce10">
            <text:p>-</text:p>
          </table:table-cell>
          <table:table-cell office:value-type="float" office:value="17206.840334892273" table:style-name="ce10">
            <text:p>17.207</text:p>
          </table:table-cell>
          <table:table-cell office:value-type="float" office:value="67788.561319351196" table:style-name="ce10">
            <text:p>67.789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office:value-type="float" office:value="51634.241004943848" table:style-name="ce10">
            <text:p>51.634</text:p>
          </table:table-cell>
          <table:table-cell office:value-type="float" office:value="43962.800855636597" table:style-name="ce10">
            <text:p>43.963</text:p>
          </table:table-cell>
          <table:table-cell office:value-type="float" office:value="799.68001556396484" table:style-name="ce10">
            <text:p>800</text:p>
          </table:table-cell>
          <table:table-cell office:value-type="string" table:style-name="ce10">
            <text:p>-</text:p>
          </table:table-cell>
          <table:table-cell office:value-type="float" office:value="23363.200454711914" table:style-name="ce10">
            <text:p>23.363</text:p>
          </table:table-cell>
          <table:table-cell office:value-type="float" office:value="59360.561155319214" table:style-name="ce10">
            <text:p>59.361</text:p>
          </table:table-cell>
          <table:table-cell office:value-type="float" office:value="393.9600076675415" table:style-name="ce10">
            <text:p>394</text:p>
          </table:table-cell>
          <table:table-cell office:value-type="string" table:style-name="ce10">
            <text:p>-</text:p>
          </table:table-cell>
          <table:table-cell office:value-type="float" office:value="9202.2001791000366" table:style-name="ce10">
            <text:p>9.202</text:p>
          </table:table-cell>
          <table:table-cell office:value-type="float" office:value="72461.201410293579" table:style-name="ce10">
            <text:p>72.46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1455.721390724182" table:style-name="ce10">
            <text:p>71.456</text:p>
          </table:table-cell>
          <table:table-cell office:value-type="float" office:value="34919.360679626465" table:style-name="ce10">
            <text:p>34.919</text:p>
          </table:table-cell>
          <table:table-cell office:value-type="float" office:value="515.48001003265381" table:style-name="ce10">
            <text:p>515</text:p>
          </table:table-cell>
          <table:table-cell office:value-type="string" table:style-name="ce10">
            <text:p>-</text:p>
          </table:table-cell>
          <table:table-cell office:value-type="float" office:value="81822.161592483521" table:style-name="ce10">
            <text:p>81.822</text:p>
          </table:table-cell>
          <table:table-cell office:value-type="float" office:value="45117.240878105164" table:style-name="ce10">
            <text:p>45.117</text:p>
          </table:table-cell>
          <table:table-cell office:value-type="float" office:value="519.40001010894775" table:style-name="ce10">
            <text:p>519</text:p>
          </table:table-cell>
          <table:table-cell office:value-type="string" table:style-name="ce10">
            <text:p>-</text:p>
          </table:table-cell>
          <table:table-cell office:value-type="float" office:value="51863.561009407043" table:style-name="ce10">
            <text:p>51.864</text:p>
          </table:table-cell>
          <table:table-cell office:value-type="float" office:value="64048.881246566772" table:style-name="ce10">
            <text:p>64.0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3462.681624412537" table:style-name="ce10">
            <text:p>83.463</text:p>
          </table:table-cell>
          <table:table-cell office:value-type="float" office:value="20819.120405197144" table:style-name="ce10">
            <text:p>20.819</text:p>
          </table:table-cell>
          <table:table-cell office:value-type="float" office:value="362.60000705718994" table:style-name="ce10">
            <text:p>363</text:p>
          </table:table-cell>
          <table:table-cell office:value-type="string" table:style-name="ce10">
            <text:p>-</text:p>
          </table:table-cell>
          <table:table-cell office:value-type="float" office:value="53570.721042633057" table:style-name="ce10">
            <text:p>53.571</text:p>
          </table:table-cell>
          <table:table-cell office:value-type="float" office:value="58682.401142120361" table:style-name="ce10">
            <text:p>58.682</text:p>
          </table:table-cell>
          <table:table-cell office:value-type="float" office:value="515.48001003265381" table:style-name="ce10">
            <text:p>515</text:p>
          </table:table-cell>
          <table:table-cell office:value-type="string" table:style-name="ce10">
            <text:p>-</text:p>
          </table:table-cell>
          <table:table-cell office:value-type="float" office:value="10074.400196075439" table:style-name="ce10">
            <text:p>10.074</text:p>
          </table:table-cell>
          <table:table-cell office:value-type="float" office:value="89752.321746826172" table:style-name="ce10">
            <text:p>89.75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9091.24309635162" table:style-name="ce10">
            <text:p>159.091</text:p>
          </table:table-cell>
          <table:table-cell office:value-type="float" office:value="67333.841310501099" table:style-name="ce10">
            <text:p>67.33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6837.4026632309" table:style-name="ce10">
            <text:p>136.837</text:p>
          </table:table-cell>
          <table:table-cell office:value-type="float" office:value="94638.601841926575" table:style-name="ce10">
            <text:p>94.639</text:p>
          </table:table-cell>
          <table:table-cell office:value-type="float" office:value="491.96000957489014" table:style-name="ce10">
            <text:p>492</text:p>
          </table:table-cell>
          <table:table-cell office:value-type="string" table:style-name="ce10">
            <text:p>-</text:p>
          </table:table-cell>
          <table:table-cell office:value-type="float" office:value="31216.920607566833" table:style-name="ce10">
            <text:p>31.217</text:p>
          </table:table-cell>
          <table:table-cell office:value-type="float" office:value="183412.88356971741" table:style-name="ce10">
            <text:p>183.4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1492.16333770752" table:style-name="ce10">
            <text:p>171.492</text:p>
          </table:table-cell>
          <table:table-cell office:value-type="float" office:value="56083.441091537476" table:style-name="ce10">
            <text:p>56.08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938.880874633789" table:style-name="ce10">
            <text:p>44.939</text:p>
          </table:table-cell>
          <table:table-cell office:value-type="float" office:value="163203.32317638397" table:style-name="ce10">
            <text:p>163.203</text:p>
          </table:table-cell>
          <table:table-cell office:value-type="float" office:value="10199.840198516846" table:style-name="ce10">
            <text:p>10.200</text:p>
          </table:table-cell>
          <table:table-cell office:value-type="string" table:style-name="ce10">
            <text:p>-</text:p>
          </table:table-cell>
          <table:table-cell office:value-type="float" office:value="17716.440344810486" table:style-name="ce10">
            <text:p>17.716</text:p>
          </table:table-cell>
          <table:table-cell office:value-type="float" office:value="186433.24362850189" table:style-name="ce10">
            <text:p>186.43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72935.08725833893" table:style-name="ce10">
            <text:p>372.935</text:p>
          </table:table-cell>
          <table:table-cell office:value-type="float" office:value="358337.00697422028" table:style-name="ce10">
            <text:p>358.337</text:p>
          </table:table-cell>
          <table:table-cell office:value-type="float" office:value="1679.7200326919556" table:style-name="ce10">
            <text:p>1.680</text:p>
          </table:table-cell>
          <table:table-cell office:value-type="string" table:style-name="ce10">
            <text:p>-</text:p>
          </table:table-cell>
          <table:table-cell office:value-type="float" office:value="350549.92682266235" table:style-name="ce10">
            <text:p>350.550</text:p>
          </table:table-cell>
          <table:table-cell office:value-type="float" office:value="332612.00647354126" table:style-name="ce10">
            <text:p>332.612</text:p>
          </table:table-cell>
          <table:table-cell office:value-type="float" office:value="5864.3201141357422" table:style-name="ce10">
            <text:p>5.864</text:p>
          </table:table-cell>
          <table:table-cell office:value-type="string" table:style-name="ce10">
            <text:p>-</text:p>
          </table:table-cell>
          <table:table-cell office:value-type="float" office:value="209718.04408168793" table:style-name="ce10">
            <text:p>209.718</text:p>
          </table:table-cell>
          <table:table-cell office:value-type="float" office:value="482467.72939014435" table:style-name="ce10">
            <text:p>482.4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45142.65060997009" table:style-name="ce10">
            <text:p>545.143</text:p>
          </table:table-cell>
          <table:table-cell office:value-type="float" office:value="90497.121761322021" table:style-name="ce10">
            <text:p>90.4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6514.9251871109" table:style-name="ce10">
            <text:p>266.515</text:p>
          </table:table-cell>
          <table:table-cell office:value-type="float" office:value="365536.08711433411" table:style-name="ce10">
            <text:p>365.5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9485.52232551575" table:style-name="ce10">
            <text:p>119.486</text:p>
          </table:table-cell>
          <table:table-cell office:value-type="float" office:value="528788.41029167175" table:style-name="ce10">
            <text:p>528.78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4164.281832695007" table:style-name="ce10">
            <text:p>94.164</text:p>
          </table:table-cell>
          <table:table-cell office:value-type="float" office:value="54197.921054840088" table:style-name="ce10">
            <text:p>54.1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6341.921680450439" table:style-name="ce10">
            <text:p>86.342</text:p>
          </table:table-cell>
          <table:table-cell office:value-type="float" office:value="69299.721348762512" table:style-name="ce10">
            <text:p>69.30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7696.60092830658" table:style-name="ce10">
            <text:p>47.697</text:p>
          </table:table-cell>
          <table:table-cell office:value-type="float" office:value="101620.12197780609" table:style-name="ce10">
            <text:p>101.6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1408.36216831207" table:style-name="ce10">
            <text:p>111.408</text:p>
          </table:table-cell>
          <table:table-cell office:value-type="float" office:value="30033.080584526062" table:style-name="ce10">
            <text:p>30.033</text:p>
          </table:table-cell>
          <table:table-cell office:value-type="float" office:value="137.20000267028809" table:style-name="ce10">
            <text:p>137</text:p>
          </table:table-cell>
          <table:table-cell office:value-type="string" table:style-name="ce10">
            <text:p>-</text:p>
          </table:table-cell>
          <table:table-cell office:value-type="float" office:value="64785.841260910034" table:style-name="ce10">
            <text:p>64.786</text:p>
          </table:table-cell>
          <table:table-cell office:value-type="float" office:value="87159.241696357727" table:style-name="ce10">
            <text:p>87.159</text:p>
          </table:table-cell>
          <table:table-cell office:value-type="float" office:value="223.44000434875488" table:style-name="ce10">
            <text:p>223</text:p>
          </table:table-cell>
          <table:table-cell office:value-type="string" table:style-name="ce10">
            <text:p>-</text:p>
          </table:table-cell>
          <table:table-cell office:value-type="float" office:value="17314.640336990356" table:style-name="ce10">
            <text:p>17.315</text:p>
          </table:table-cell>
          <table:table-cell office:value-type="float" office:value="116533.76226806641" table:style-name="ce10">
            <text:p>116.534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5137.12496566772" table:style-name="ce10">
            <text:p>255.137</text:p>
          </table:table-cell>
          <table:table-cell office:value-type="float" office:value="138430.88269424438" table:style-name="ce10">
            <text:p>138.431</text:p>
          </table:table-cell>
          <table:table-cell office:value-type="float" office:value="1679.7200326919556" table:style-name="ce10">
            <text:p>1.680</text:p>
          </table:table-cell>
          <table:table-cell office:value-type="string" table:style-name="ce10">
            <text:p>-</text:p>
          </table:table-cell>
          <table:table-cell office:value-type="float" office:value="200151.28389549255" table:style-name="ce10">
            <text:p>200.151</text:p>
          </table:table-cell>
          <table:table-cell office:value-type="float" office:value="210490.28409671783" table:style-name="ce10">
            <text:p>210.490</text:p>
          </table:table-cell>
          <table:table-cell office:value-type="float" office:value="5885.8801145553589" table:style-name="ce10">
            <text:p>5.886</text:p>
          </table:table-cell>
          <table:table-cell office:value-type="string" table:style-name="ce10">
            <text:p>-</text:p>
          </table:table-cell>
          <table:table-cell office:value-type="float" office:value="105028.56204414368" table:style-name="ce10">
            <text:p>105.029</text:p>
          </table:table-cell>
          <table:table-cell office:value-type="float" office:value="293245.40570735931" table:style-name="ce10">
            <text:p>293.2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9539.12544059753" table:style-name="ce10">
            <text:p>279.539</text:p>
          </table:table-cell>
          <table:table-cell office:value-type="float" office:value="109369.96212863922" table:style-name="ce10">
            <text:p>109.370</text:p>
          </table:table-cell>
          <table:table-cell office:value-type="float" office:value="137.20000267028809" table:style-name="ce10">
            <text:p>137</text:p>
          </table:table-cell>
          <table:table-cell office:value-type="string" table:style-name="ce10">
            <text:p>-</text:p>
          </table:table-cell>
          <table:table-cell office:value-type="float" office:value="133325.08259487152" table:style-name="ce10">
            <text:p>133.325</text:p>
          </table:table-cell>
          <table:table-cell office:value-type="float" office:value="266779.52519226074" table:style-name="ce10">
            <text:p>266.780</text:p>
          </table:table-cell>
          <table:table-cell office:value-type="float" office:value="10199.840198516846" table:style-name="ce10">
            <text:p>10.200</text:p>
          </table:table-cell>
          <table:table-cell office:value-type="string" table:style-name="ce10">
            <text:p>-</text:p>
          </table:table-cell>
          <table:table-cell office:value-type="float" office:value="99517.04193687439" table:style-name="ce10">
            <text:p>99.517</text:p>
          </table:table-cell>
          <table:table-cell office:value-type="float" office:value="312196.64607620239" table:style-name="ce10">
            <text:p>312.19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53413.48687839508" table:style-name="ce10">
            <text:p>353.413</text:p>
          </table:table-cell>
          <table:table-cell office:value-type="float" office:value="86402.681681632996" table:style-name="ce10">
            <text:p>86.4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15011.20613098145" table:style-name="ce10">
            <text:p>315.011</text:p>
          </table:table-cell>
          <table:table-cell office:value-type="float" office:value="138477.92269515991" table:style-name="ce10">
            <text:p>138.478</text:p>
          </table:table-cell>
          <table:table-cell office:value-type="float" office:value="47.040000915527344" table:style-name="ce10">
            <text:p>47</text:p>
          </table:table-cell>
          <table:table-cell office:value-type="string" table:style-name="ce10">
            <text:p>-</text:p>
          </table:table-cell>
          <table:table-cell office:value-type="float" office:value="154155.96300029755" table:style-name="ce10">
            <text:p>154.156</text:p>
          </table:table-cell>
          <table:table-cell office:value-type="float" office:value="287974.9656047821" table:style-name="ce10">
            <text:p>287.9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3664.2072725296" table:style-name="ce10">
            <text:p>373.664</text:p>
          </table:table-cell>
          <table:table-cell office:value-type="float" office:value="59170.441151618958" table:style-name="ce10">
            <text:p>59.170</text:p>
          </table:table-cell>
          <table:table-cell office:value-type="float" office:value="876.12001705169678" table:style-name="ce10">
            <text:p>876</text:p>
          </table:table-cell>
          <table:table-cell office:value-type="string" table:style-name="ce10">
            <text:p>-</text:p>
          </table:table-cell>
          <table:table-cell office:value-type="float" office:value="200964.68391132355" table:style-name="ce10">
            <text:p>200.965</text:p>
          </table:table-cell>
          <table:table-cell office:value-type="float" office:value="239600.20466327667" table:style-name="ce10">
            <text:p>239.600</text:p>
          </table:table-cell>
          <table:table-cell office:value-type="float" office:value="223.44000434875488" table:style-name="ce10">
            <text:p>223</text:p>
          </table:table-cell>
          <table:table-cell office:value-type="string" table:style-name="ce10">
            <text:p>-</text:p>
          </table:table-cell>
          <table:table-cell office:value-type="float" office:value="48498.240943908691" table:style-name="ce10">
            <text:p>48.498</text:p>
          </table:table-cell>
          <table:table-cell office:value-type="float" office:value="370610.52721309662" table:style-name="ce10">
            <text:p>370.61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95130.12769031525" table:style-name="ce10">
            <text:p>395.130</text:p>
          </table:table-cell>
          <table:table-cell office:value-type="float" office:value="156598.12304782867" table:style-name="ce10">
            <text:p>156.598</text:p>
          </table:table-cell>
          <table:table-cell office:value-type="float" office:value="1679.7200326919556" table:style-name="ce10">
            <text:p>1.680</text:p>
          </table:table-cell>
          <table:table-cell office:value-type="string" table:style-name="ce10">
            <text:p>-</text:p>
          </table:table-cell>
          <table:table-cell office:value-type="float" office:value="348066.60677433014" table:style-name="ce10">
            <text:p>348.067</text:p>
          </table:table-cell>
          <table:table-cell office:value-type="float" office:value="230639.08448886871" table:style-name="ce10">
            <text:p>230.639</text:p>
          </table:table-cell>
          <table:table-cell office:value-type="float" office:value="5885.8801145553589" table:style-name="ce10">
            <text:p>5.886</text:p>
          </table:table-cell>
          <table:table-cell office:value-type="string" table:style-name="ce10">
            <text:p>-</text:p>
          </table:table-cell>
          <table:table-cell office:value-type="float" office:value="177938.60346317291" table:style-name="ce10">
            <text:p>177.939</text:p>
          </table:table-cell>
          <table:table-cell office:value-type="float" office:value="366472.96713256836" table:style-name="ce10">
            <text:p>366.47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21746.92820835114" table:style-name="ce10">
            <text:p>421.747</text:p>
          </table:table-cell>
          <table:table-cell office:value-type="float" office:value="119836.36233234406" table:style-name="ce10">
            <text:p>119.836</text:p>
          </table:table-cell>
          <table:table-cell office:value-type="float" office:value="887.88001728057861" table:style-name="ce10">
            <text:p>888</text:p>
          </table:table-cell>
          <table:table-cell office:value-type="string" table:style-name="ce10">
            <text:p>-</text:p>
          </table:table-cell>
          <table:table-cell office:value-type="float" office:value="225646.96439170837" table:style-name="ce10">
            <text:p>225.647</text:p>
          </table:table-cell>
          <table:table-cell office:value-type="float" office:value="322519.9662771225" table:style-name="ce10">
            <text:p>322.520</text:p>
          </table:table-cell>
          <table:table-cell office:value-type="float" office:value="10201.800198554993" table:style-name="ce10">
            <text:p>10.202</text:p>
          </table:table-cell>
          <table:table-cell office:value-type="string" table:style-name="ce10">
            <text:p>-</text:p>
          </table:table-cell>
          <table:table-cell office:value-type="float" office:value="107325.68208885193" table:style-name="ce10">
            <text:p>107.326</text:p>
          </table:table-cell>
          <table:table-cell office:value-type="float" office:value="434283.08845233917" table:style-name="ce10">
            <text:p>434.28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37377.56462001801" table:style-name="ce10">
            <text:p>237.378</text:p>
          </table:table-cell>
          <table:table-cell office:value-type="float" office:value="348834.92678928375" table:style-name="ce10">
            <text:p>348.835</text:p>
          </table:table-cell>
          <table:table-cell office:value-type="float" office:value="648.76001262664795" table:style-name="ce10">
            <text:p>649</text:p>
          </table:table-cell>
          <table:table-cell office:value-type="string" table:style-name="ce10">
            <text:p>-</text:p>
          </table:table-cell>
          <table:table-cell office:value-type="float" office:value="248984.68484592438" table:style-name="ce10">
            <text:p>248.985</text:p>
          </table:table-cell>
          <table:table-cell office:value-type="float" office:value="295677.76575469971" table:style-name="ce10">
            <text:p>295.678</text:p>
          </table:table-cell>
          <table:table-cell office:value-type="float" office:value="648.76001262664795" table:style-name="ce10">
            <text:p>649</text:p>
          </table:table-cell>
          <table:table-cell office:value-type="string" table:style-name="ce10">
            <text:p>-</text:p>
          </table:table-cell>
          <table:table-cell office:value-type="float" office:value="154299.04300308228" table:style-name="ce10">
            <text:p>154.299</text:p>
          </table:table-cell>
          <table:table-cell office:value-type="float" office:value="437532.76851558685" table:style-name="ce10">
            <text:p>437.533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office:value-type="float" office:value="479404.24933052063" table:style-name="ce10">
            <text:p>479.404</text:p>
          </table:table-cell>
          <table:table-cell office:value-type="float" office:value="29566.600575447083" table:style-name="ce10">
            <text:p>29.5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3575.40396213531" table:style-name="ce10">
            <text:p>203.575</text:p>
          </table:table-cell>
          <table:table-cell office:value-type="float" office:value="310499.28604316711" table:style-name="ce10">
            <text:p>310.499</text:p>
          </table:table-cell>
          <table:table-cell office:value-type="float" office:value="648.76001262664795" table:style-name="ce10">
            <text:p>649</text:p>
          </table:table-cell>
          <table:table-cell office:value-type="string" table:style-name="ce10">
            <text:p>-</text:p>
          </table:table-cell>
          <table:table-cell office:value-type="float" office:value="64670.201258659363" table:style-name="ce10">
            <text:p>64.670</text:p>
          </table:table-cell>
          <table:table-cell office:value-type="float" office:value="459378.92894077301" table:style-name="ce10">
            <text:p>459.379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93800.88377189636" table:style-name="ce10">
            <text:p>193.801</text:p>
          </table:table-cell>
          <table:table-cell office:value-type="float" office:value="374728.48729324341" table:style-name="ce10">
            <text:p>374.728</text:p>
          </table:table-cell>
          <table:table-cell office:value-type="float" office:value="648.76001262664795" table:style-name="ce10">
            <text:p>649</text:p>
          </table:table-cell>
          <table:table-cell office:value-type="string" table:style-name="ce10">
            <text:p>-</text:p>
          </table:table-cell>
          <table:table-cell office:value-type="float" office:value="173271.84337234497" table:style-name="ce10">
            <text:p>173.272</text:p>
          </table:table-cell>
          <table:table-cell office:value-type="float" office:value="361796.40704154968" table:style-name="ce10">
            <text:p>361.796</text:p>
          </table:table-cell>
          <table:table-cell office:value-type="float" office:value="5921.1601152420044" table:style-name="ce10">
            <text:p>5.921</text:p>
          </table:table-cell>
          <table:table-cell office:value-type="string" table:style-name="ce10">
            <text:p>-</text:p>
          </table:table-cell>
          <table:table-cell office:value-type="float" office:value="39497.920768737793" table:style-name="ce10">
            <text:p>39.498</text:p>
          </table:table-cell>
          <table:table-cell office:value-type="float" office:value="506681.56986141205" table:style-name="ce10">
            <text:p>506.6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67873.56910610199" table:style-name="ce10">
            <text:p>467.874</text:p>
          </table:table-cell>
          <table:table-cell office:value-type="float" office:value="120567.44234657288" table:style-name="ce10">
            <text:p>120.567</text:p>
          </table:table-cell>
          <table:table-cell office:value-type="float" office:value="137.20000267028809" table:style-name="ce10">
            <text:p>137</text:p>
          </table:table-cell>
          <table:table-cell office:value-type="string" table:style-name="ce10">
            <text:p>-</text:p>
          </table:table-cell>
          <table:table-cell office:value-type="float" office:value="144403.00281047821" table:style-name="ce10">
            <text:p>144.403</text:p>
          </table:table-cell>
          <table:table-cell office:value-type="float" office:value="387476.32754135132" table:style-name="ce10">
            <text:p>387.476</text:p>
          </table:table-cell>
          <table:table-cell office:value-type="float" office:value="10223.360198974609" table:style-name="ce10">
            <text:p>10.223</text:p>
          </table:table-cell>
          <table:table-cell office:value-type="string" table:style-name="ce10">
            <text:p>-</text:p>
          </table:table-cell>
          <table:table-cell office:value-type="float" office:value="38286.640745162964" table:style-name="ce10">
            <text:p>38.287</text:p>
          </table:table-cell>
          <table:table-cell office:value-type="float" office:value="508371.08989429474" table:style-name="ce10">
            <text:p>508.37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72730.08530807495" table:style-name="ce10">
            <text:p>272.730</text:p>
          </table:table-cell>
          <table:table-cell office:value-type="float" office:value="40033.000779151917" table:style-name="ce10">
            <text:p>40.033</text:p>
          </table:table-cell>
          <table:table-cell office:value-type="float" office:value="1679.7200326919556" table:style-name="ce10">
            <text:p>1.680</text:p>
          </table:table-cell>
          <table:table-cell office:value-type="string" table:style-name="ce10">
            <text:p>-</text:p>
          </table:table-cell>
          <table:table-cell office:value-type="float" office:value="239208.20465564728" table:style-name="ce10">
            <text:p>239.208</text:p>
          </table:table-cell>
          <table:table-cell office:value-type="float" office:value="91618.24178314209" table:style-name="ce10">
            <text:p>91.618</text:p>
          </table:table-cell>
          <table:table-cell office:value-type="float" office:value="47.040000915527344" table:style-name="ce10">
            <text:p>47</text:p>
          </table:table-cell>
          <table:table-cell office:value-type="string" table:style-name="ce10">
            <text:p>-</text:p>
          </table:table-cell>
          <table:table-cell office:value-type="float" office:value="135214.5226316452" table:style-name="ce10">
            <text:p>135.215</text:p>
          </table:table-cell>
          <table:table-cell office:value-type="float" office:value="194688.76378917694" table:style-name="ce10">
            <text:p>194.6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4723.40534687042" table:style-name="ce10">
            <text:p>274.723</text:p>
          </table:table-cell>
          <table:table-cell office:value-type="float" office:value="33966.800661087036" table:style-name="ce10">
            <text:p>33.967</text:p>
          </table:table-cell>
          <table:table-cell office:value-type="float" office:value="362.60000705718994" table:style-name="ce10">
            <text:p>363</text:p>
          </table:table-cell>
          <table:table-cell office:value-type="string" table:style-name="ce10">
            <text:p>-</text:p>
          </table:table-cell>
          <table:table-cell office:value-type="float" office:value="175541.52341651917" table:style-name="ce10">
            <text:p>175.542</text:p>
          </table:table-cell>
          <table:table-cell office:value-type="float" office:value="169091.16329097748" table:style-name="ce10">
            <text:p>169.0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8435.121915817261" table:style-name="ce10">
            <text:p>98.435</text:p>
          </table:table-cell>
          <table:table-cell office:value-type="float" office:value="253420.16493225098" table:style-name="ce10">
            <text:p>253.420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67231.48714733124" table:style-name="ce10">
            <text:p>367.231</text:p>
          </table:table-cell>
          <table:table-cell office:value-type="float" office:value="39301.920764923096" table:style-name="ce10">
            <text:p>39.30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4230.96650505066" table:style-name="ce10">
            <text:p>334.231</text:p>
          </table:table-cell>
          <table:table-cell office:value-type="float" office:value="87088.681694984436" table:style-name="ce10">
            <text:p>87.0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2332.84374332428" table:style-name="ce10">
            <text:p>192.333</text:p>
          </table:table-cell>
          <table:table-cell office:value-type="float" office:value="250501.72487545013" table:style-name="ce10">
            <text:p>250.502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office:value-type="float" office:value="389842.04758739471" table:style-name="ce10">
            <text:p>389.842</text:p>
          </table:table-cell>
          <table:table-cell office:value-type="float" office:value="16203.320315361023" table:style-name="ce10">
            <text:p>16.203</text:p>
          </table:table-cell>
          <table:table-cell office:value-type="float" office:value="799.68001556396484" table:style-name="ce10">
            <text:p>800</text:p>
          </table:table-cell>
          <table:table-cell office:value-type="string" table:style-name="ce10">
            <text:p>-</text:p>
          </table:table-cell>
          <table:table-cell office:value-type="float" office:value="215552.96419525146" table:style-name="ce10">
            <text:p>215.553</text:p>
          </table:table-cell>
          <table:table-cell office:value-type="float" office:value="212420.8841342926" table:style-name="ce10">
            <text:p>212.4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9940.641361236572" table:style-name="ce10">
            <text:p>69.941</text:p>
          </table:table-cell>
          <table:table-cell office:value-type="float" office:value="352723.56686496735" table:style-name="ce10">
            <text:p>352.724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4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3">
            <text:p>MARGEM DE ERRO PARA O TOTAL DO INDICADOR E8 – ALUNOS DE ESCOLAS URBANAS, POR REDES SOCIAIS UTILIZADAS PARA TRABALHOS ESCOLARES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62141.00315570831" table:style-name="ce10">
            <text:p>162.141</text:p>
          </table:table-cell>
          <table:table-cell office:value-type="float" office:value="317314.20617580414" table:style-name="ce10">
            <text:p>317.314</text:p>
          </table:table-cell>
          <table:table-cell office:value-type="float" office:value="7238.28014087677" table:style-name="ce10">
            <text:p>7.238</text:p>
          </table:table-cell>
          <table:table-cell office:value-type="string" table:style-name="ce10">
            <text:p>-</text:p>
          </table:table-cell>
          <table:table-cell office:value-type="float" office:value="373977.80727863312" table:style-name="ce10">
            <text:p>373.978</text:p>
          </table:table-cell>
          <table:table-cell office:value-type="float" office:value="97758.921902656555" table:style-name="ce10">
            <text:p>97.759</text:p>
          </table:table-cell>
          <table:table-cell office:value-type="float" office:value="340957.68663597107" table:style-name="ce10">
            <text:p>340.958</text:p>
          </table:table-cell>
          <table:table-cell office:value-type="string" table:style-name="ce10">
            <text:p>-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360871.28702354431" table:style-name="ce10">
            <text:p>360.871</text:p>
          </table:table-cell>
          <table:table-cell office:value-type="float" office:value="53439.401040077209" table:style-name="ce10">
            <text:p>53.439</text:p>
          </table:table-cell>
          <table:table-cell office:value-type="float" office:value="200055.24389362335" table:style-name="ce10">
            <text:p>200.0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34266.61039829254" table:style-name="ce10">
            <text:p>534.267</text:p>
          </table:table-cell>
          <table:table-cell office:value-type="float" office:value="452663.96881008148" table:style-name="ce10">
            <text:p>452.664</text:p>
          </table:table-cell>
          <table:table-cell office:value-type="float" office:value="198920.40387153625" table:style-name="ce10">
            <text:p>198.920</text:p>
          </table:table-cell>
          <table:table-cell office:value-type="float" office:value="1869.8400363922119" table:style-name="ce10">
            <text:p>1.870</text:p>
          </table:table-cell>
          <table:table-cell office:value-type="string" table:style-name="ce10">
            <text:p>-</text:p>
          </table:table-cell>
          <table:table-cell office:value-type="float" office:value="120841.84235191345" table:style-name="ce10">
            <text:p>120.842</text:p>
          </table:table-cell>
          <table:table-cell office:value-type="float" office:value="31520.720613479614" table:style-name="ce10">
            <text:p>31.521</text:p>
          </table:table-cell>
          <table:table-cell office:value-type="float" office:value="275979.76537132263" table:style-name="ce10">
            <text:p>275.980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418922.56815338135" table:style-name="ce10">
            <text:p>418.923</text:p>
          </table:table-cell>
          <table:table-cell office:value-type="float" office:value="38839.36075592041" table:style-name="ce10">
            <text:p>38.839</text:p>
          </table:table-cell>
          <table:table-cell office:value-type="float" office:value="108150.8421049118" table:style-name="ce10">
            <text:p>108.15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84174.09136962891" table:style-name="ce10">
            <text:p>584.17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0422.641759872437" table:style-name="ce10">
            <text:p>90.423</text:p>
          </table:table-cell>
          <table:table-cell office:value-type="float" office:value="205527.5640001297" table:style-name="ce10">
            <text:p>205.528</text:p>
          </table:table-cell>
          <table:table-cell office:value-type="float" office:value="7193.2001399993896" table:style-name="ce10">
            <text:p>7.193</text:p>
          </table:table-cell>
          <table:table-cell office:value-type="string" table:style-name="ce10">
            <text:p>-</text:p>
          </table:table-cell>
          <table:table-cell office:value-type="float" office:value="233653.56454753876" table:style-name="ce10">
            <text:p>233.654</text:p>
          </table:table-cell>
          <table:table-cell office:value-type="float" office:value="76298.881484985352" table:style-name="ce10">
            <text:p>76.299</text:p>
          </table:table-cell>
          <table:table-cell office:value-type="float" office:value="225523.48438930511" table:style-name="ce10">
            <text:p>225.523</text:p>
          </table:table-cell>
          <table:table-cell office:value-type="string" table:style-name="ce10">
            <text:p>-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203881.16396808624" table:style-name="ce10">
            <text:p>203.881</text:p>
          </table:table-cell>
          <table:table-cell office:value-type="float" office:value="49092.120955467224" table:style-name="ce10">
            <text:p>49.092</text:p>
          </table:table-cell>
          <table:table-cell office:value-type="float" office:value="119220.92232036591" table:style-name="ce10">
            <text:p>119.22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49848.24680900574" table:style-name="ce10">
            <text:p>349.848</text:p>
          </table:table-cell>
          <table:table-cell office:value-type="float" office:value="311112.76605510712" table:style-name="ce10">
            <text:p>311.113</text:p>
          </table:table-cell>
          <table:table-cell office:value-type="float" office:value="115932.04225635529" table:style-name="ce10">
            <text:p>115.932</text:p>
          </table:table-cell>
          <table:table-cell office:value-type="float" office:value="1869.8400363922119" table:style-name="ce10">
            <text:p>1.870</text:p>
          </table:table-cell>
          <table:table-cell office:value-type="string" table:style-name="ce10">
            <text:p>-</text:p>
          </table:table-cell>
          <table:table-cell office:value-type="float" office:value="80808.841572761536" table:style-name="ce10">
            <text:p>80.809</text:p>
          </table:table-cell>
          <table:table-cell office:value-type="float" office:value="16603.160323143005" table:style-name="ce10">
            <text:p>16.603</text:p>
          </table:table-cell>
          <table:table-cell office:value-type="float" office:value="215282.48418998718" table:style-name="ce10">
            <text:p>215.282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244537.4447593689" table:style-name="ce10">
            <text:p>244.537</text:p>
          </table:table-cell>
          <table:table-cell office:value-type="float" office:value="17122.560333251953" table:style-name="ce10">
            <text:p>17.123</text:p>
          </table:table-cell>
          <table:table-cell office:value-type="float" office:value="59307.641154289246" table:style-name="ce10">
            <text:p>59.30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87107.84753417969" table:style-name="ce10">
            <text:p>387.10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8213.721716880798" table:style-name="ce10">
            <text:p>88.214</text:p>
          </table:table-cell>
          <table:table-cell office:value-type="float" office:value="164967.32321071625" table:style-name="ce10">
            <text:p>164.967</text:p>
          </table:table-cell>
          <table:table-cell office:value-type="float" office:value="799.68001556396484" table:style-name="ce10">
            <text:p>800</text:p>
          </table:table-cell>
          <table:table-cell office:value-type="string" table:style-name="ce10">
            <text:p>-</text:p>
          </table:table-cell>
          <table:table-cell office:value-type="float" office:value="153326.88298416138" table:style-name="ce10">
            <text:p>153.327</text:p>
          </table:table-cell>
          <table:table-cell office:value-type="float" office:value="35091.840682983398" table:style-name="ce10">
            <text:p>35.092</text:p>
          </table:table-cell>
          <table:table-cell office:value-type="float" office:value="166562.76324176788" table:style-name="ce10">
            <text:p>166.56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1715.52353668213" table:style-name="ce10">
            <text:p>181.716</text:p>
          </table:table-cell>
          <table:table-cell office:value-type="float" office:value="21720.720422744751" table:style-name="ce10">
            <text:p>21.721</text:p>
          </table:table-cell>
          <table:table-cell office:value-type="float" office:value="99683.641940116882" table:style-name="ce10">
            <text:p>99.68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0007.96447658539" table:style-name="ce10">
            <text:p>230.008</text:p>
          </table:table-cell>
          <table:table-cell office:value-type="float" office:value="177193.80344867706" table:style-name="ce10">
            <text:p>177.194</text:p>
          </table:table-cell>
          <table:table-cell office:value-type="float" office:value="105604.80205535889" table:style-name="ce10">
            <text:p>105.6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7326.001310348511" table:style-name="ce10">
            <text:p>67.326</text:p>
          </table:table-cell>
          <table:table-cell office:value-type="float" office:value="25676.000499725342" table:style-name="ce10">
            <text:p>25.676</text:p>
          </table:table-cell>
          <table:table-cell office:value-type="float" office:value="105977.20206260681" table:style-name="ce10">
            <text:p>105.9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6826.964220047" table:style-name="ce10">
            <text:p>216.827</text:p>
          </table:table-cell>
          <table:table-cell office:value-type="float" office:value="33376.840649604797" table:style-name="ce10">
            <text:p>33.377</text:p>
          </table:table-cell>
          <table:table-cell office:value-type="float" office:value="60469.9211769104" table:style-name="ce10">
            <text:p>60.47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1011.40469074249" table:style-name="ce10">
            <text:p>241.01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7469.480340003967" table:style-name="ce10">
            <text:p>17.469</text:p>
          </table:table-cell>
          <table:table-cell office:value-type="float" office:value="46022.760895729065" table:style-name="ce10">
            <text:p>46.023</text:p>
          </table:table-cell>
          <table:table-cell office:value-type="float" office:value="954.52001857757568" table:style-name="ce10">
            <text:p>955</text:p>
          </table:table-cell>
          <table:table-cell office:value-type="string" table:style-name="ce10">
            <text:p>-</text:p>
          </table:table-cell>
          <table:table-cell office:value-type="float" office:value="52657.361024856567" table:style-name="ce10">
            <text:p>52.657</text:p>
          </table:table-cell>
          <table:table-cell office:value-type="float" office:value="7598.920147895813" table:style-name="ce10">
            <text:p>7.599</text:p>
          </table:table-cell>
          <table:table-cell office:value-type="float" office:value="36383.480708122253" table:style-name="ce10">
            <text:p>36.383</text:p>
          </table:table-cell>
          <table:table-cell office:value-type="string" table:style-name="ce10">
            <text:p>-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59764.32116317749" table:style-name="ce10">
            <text:p>59.764</text:p>
          </table:table-cell>
          <table:table-cell office:value-type="float" office:value="2775.3600540161133" table:style-name="ce10">
            <text:p>2.775</text:p>
          </table:table-cell>
          <table:table-cell office:value-type="float" office:value="16950.08032989502" table:style-name="ce10">
            <text:p>16.9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7798.361319541931" table:style-name="ce10">
            <text:p>67.798</text:p>
          </table:table-cell>
          <table:table-cell office:value-type="float" office:value="37130.24072265625" table:style-name="ce10">
            <text:p>37.130</text:p>
          </table:table-cell>
          <table:table-cell office:value-type="float" office:value="25824.960502624512" table:style-name="ce10">
            <text:p>25.8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3962.800855636597" table:style-name="ce10">
            <text:p>43.963</text:p>
          </table:table-cell>
          <table:table-cell office:value-type="float" office:value="3490.7600679397583" table:style-name="ce10">
            <text:p>3.491</text:p>
          </table:table-cell>
          <table:table-cell office:value-type="float" office:value="22704.640441894531" table:style-name="ce10">
            <text:p>22.7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9350.761155128479" table:style-name="ce10">
            <text:p>59.351</text:p>
          </table:table-cell>
          <table:table-cell office:value-type="float" office:value="6256.3201217651367" table:style-name="ce10">
            <text:p>6.256</text:p>
          </table:table-cell>
          <table:table-cell office:value-type="float" office:value="5676.1601104736328" table:style-name="ce10">
            <text:p>5.67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2461.201410293579" table:style-name="ce10">
            <text:p>72.46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0446.560787200928" table:style-name="ce10">
            <text:p>40.447</text:p>
          </table:table-cell>
          <table:table-cell office:value-type="float" office:value="40973.800797462463" table:style-name="ce10">
            <text:p>40.974</text:p>
          </table:table-cell>
          <table:table-cell office:value-type="float" office:value="264.60000514984131" table:style-name="ce10">
            <text:p>265</text:p>
          </table:table-cell>
          <table:table-cell office:value-type="string" table:style-name="ce10">
            <text:p>-</text:p>
          </table:table-cell>
          <table:table-cell office:value-type="float" office:value="34950.720680236816" table:style-name="ce10">
            <text:p>34.951</text:p>
          </table:table-cell>
          <table:table-cell office:value-type="float" office:value="26197.360509872437" table:style-name="ce10">
            <text:p>26.197</text:p>
          </table:table-cell>
          <table:table-cell office:value-type="float" office:value="60787.44118309021" table:style-name="ce10">
            <text:p>60.78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5130.960878372192" table:style-name="ce10">
            <text:p>45.131</text:p>
          </table:table-cell>
          <table:table-cell office:value-type="float" office:value="19025.720370292664" table:style-name="ce10">
            <text:p>19.026</text:p>
          </table:table-cell>
          <table:table-cell office:value-type="float" office:value="36434.440709114075" table:style-name="ce10">
            <text:p>36.43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4048.881246566772" table:style-name="ce10">
            <text:p>64.049</text:p>
          </table:table-cell>
          <table:table-cell office:value-type="float" office:value="75416.881467819214" table:style-name="ce10">
            <text:p>75.417</text:p>
          </table:table-cell>
          <table:table-cell office:value-type="float" office:value="20254.640394210815" table:style-name="ce10">
            <text:p>20.2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809.320405006409" table:style-name="ce10">
            <text:p>20.809</text:p>
          </table:table-cell>
          <table:table-cell office:value-type="float" office:value="8545.6001663208008" table:style-name="ce10">
            <text:p>8.546</text:p>
          </table:table-cell>
          <table:table-cell office:value-type="float" office:value="52849.441028594971" table:style-name="ce10">
            <text:p>52.8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8692.201142311096" table:style-name="ce10">
            <text:p>58.692</text:p>
          </table:table-cell>
          <table:table-cell office:value-type="float" office:value="7383.320143699646" table:style-name="ce10">
            <text:p>7.383</text:p>
          </table:table-cell>
          <table:table-cell office:value-type="float" office:value="6981.5201358795166" table:style-name="ce10">
            <text:p>6.98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9752.321746826172" table:style-name="ce10">
            <text:p>89.75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0389.561175346375" table:style-name="ce10">
            <text:p>60.390</text:p>
          </table:table-cell>
          <table:table-cell office:value-type="float" office:value="120436.12234401703" table:style-name="ce10">
            <text:p>120.4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7333.841310501099" table:style-name="ce10">
            <text:p>67.334</text:p>
          </table:table-cell>
          <table:table-cell office:value-type="float" office:value="36971.480719566345" table:style-name="ce10">
            <text:p>36.971</text:p>
          </table:table-cell>
          <table:table-cell office:value-type="float" office:value="116670.96227073669" table:style-name="ce10">
            <text:p>116.6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4638.601841926575" table:style-name="ce10">
            <text:p>94.639</text:p>
          </table:table-cell>
          <table:table-cell office:value-type="float" office:value="7157.9201393127441" table:style-name="ce10">
            <text:p>7.158</text:p>
          </table:table-cell>
          <table:table-cell office:value-type="float" office:value="30719.080597877502" table:style-name="ce10">
            <text:p>30.71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3412.88356971741" table:style-name="ce10">
            <text:p>183.413</text:p>
          </table:table-cell>
          <table:table-cell office:value-type="float" office:value="137186.28267002106" table:style-name="ce10">
            <text:p>137.186</text:p>
          </table:table-cell>
          <table:table-cell office:value-type="float" office:value="62625.92121887207" table:style-name="ce10">
            <text:p>62.6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6083.441091537476" table:style-name="ce10">
            <text:p>56.083</text:p>
          </table:table-cell>
          <table:table-cell office:value-type="float" office:value="7087.3601379394531" table:style-name="ce10">
            <text:p>7.087</text:p>
          </table:table-cell>
          <table:table-cell office:value-type="float" office:value="44717.400870323181" table:style-name="ce10">
            <text:p>44.7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5278.96321678162" table:style-name="ce10">
            <text:p>165.279</text:p>
          </table:table-cell>
          <table:table-cell office:value-type="float" office:value="9886.2401924133301" table:style-name="ce10">
            <text:p>9.886</text:p>
          </table:table-cell>
          <table:table-cell office:value-type="float" office:value="15156.68029499054" table:style-name="ce10">
            <text:p>15.15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6433.24362850189" table:style-name="ce10">
            <text:p>186.43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0196.84272861481" table:style-name="ce10">
            <text:p>140.197</text:p>
          </table:table-cell>
          <table:table-cell office:value-type="float" office:value="278884.48542785645" table:style-name="ce10">
            <text:p>278.884</text:p>
          </table:table-cell>
          <table:table-cell office:value-type="float" office:value="7169.680139541626" table:style-name="ce10">
            <text:p>7.170</text:p>
          </table:table-cell>
          <table:table-cell office:value-type="string" table:style-name="ce10">
            <text:p>-</text:p>
          </table:table-cell>
          <table:table-cell office:value-type="float" office:value="358321.3269739151" table:style-name="ce10">
            <text:p>358.321</text:p>
          </table:table-cell>
          <table:table-cell office:value-type="float" office:value="83590.08162689209" table:style-name="ce10">
            <text:p>83.590</text:p>
          </table:table-cell>
          <table:table-cell office:value-type="float" office:value="303964.64591598511" table:style-name="ce10">
            <text:p>303.96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2956.96648025513" table:style-name="ce10">
            <text:p>332.957</text:p>
          </table:table-cell>
          <table:table-cell office:value-type="float" office:value="48735.400948524475" table:style-name="ce10">
            <text:p>48.735</text:p>
          </table:table-cell>
          <table:table-cell office:value-type="float" office:value="187817.00365543365" table:style-name="ce10">
            <text:p>187.81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82467.72939014435" table:style-name="ce10">
            <text:p>482.468</text:p>
          </table:table-cell>
          <table:table-cell office:value-type="float" office:value="413736.40805244446" table:style-name="ce10">
            <text:p>413.736</text:p>
          </table:table-cell>
          <table:table-cell office:value-type="float" office:value="181015.80352306366" table:style-name="ce10">
            <text:p>181.016</text:p>
          </table:table-cell>
          <table:table-cell office:value-type="float" office:value="1869.8400363922119" table:style-name="ce10">
            <text:p>1.870</text:p>
          </table:table-cell>
          <table:table-cell office:value-type="string" table:style-name="ce10">
            <text:p>-</text:p>
          </table:table-cell>
          <table:table-cell office:value-type="float" office:value="90497.121761322021" table:style-name="ce10">
            <text:p>90.497</text:p>
          </table:table-cell>
          <table:table-cell office:value-type="float" office:value="27138.160528182983" table:style-name="ce10">
            <text:p>27.138</text:p>
          </table:table-cell>
          <table:table-cell office:value-type="float" office:value="259043.40504169464" table:style-name="ce10">
            <text:p>259.0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5536.08711433411" table:style-name="ce10">
            <text:p>365.536</text:p>
          </table:table-cell>
          <table:table-cell office:value-type="float" office:value="33986.400661468506" table:style-name="ce10">
            <text:p>33.986</text:p>
          </table:table-cell>
          <table:table-cell office:value-type="float" office:value="106188.88206672668" table:style-name="ce10">
            <text:p>106.1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28788.41029167175" table:style-name="ce10">
            <text:p>528.78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349.800629615784" table:style-name="ce10">
            <text:p>32.350</text:p>
          </table:table-cell>
          <table:table-cell office:value-type="float" office:value="67892.441321372986" table:style-name="ce10">
            <text:p>67.8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4197.921054840088" table:style-name="ce10">
            <text:p>54.198</text:p>
          </table:table-cell>
          <table:table-cell office:value-type="float" office:value="21411.040416717529" table:style-name="ce10">
            <text:p>21.411</text:p>
          </table:table-cell>
          <table:table-cell office:value-type="float" office:value="72296.561407089233" table:style-name="ce10">
            <text:p>72.2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9299.721348762512" table:style-name="ce10">
            <text:p>69.300</text:p>
          </table:table-cell>
          <table:table-cell office:value-type="float" office:value="7730.2401504516602" table:style-name="ce10">
            <text:p>7.730</text:p>
          </table:table-cell>
          <table:table-cell office:value-type="float" office:value="46787.160910606384" table:style-name="ce10">
            <text:p>46.78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1620.12197780609" table:style-name="ce10">
            <text:p>101.620</text:p>
          </table:table-cell>
          <table:table-cell office:value-type="float" office:value="88552.801723480225" table:style-name="ce10">
            <text:p>88.553</text:p>
          </table:table-cell>
          <table:table-cell office:value-type="float" office:value="42465.36082649231" table:style-name="ce10">
            <text:p>42.4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0033.080584526062" table:style-name="ce10">
            <text:p>30.033</text:p>
          </table:table-cell>
          <table:table-cell office:value-type="float" office:value="11026.960214614868" table:style-name="ce10">
            <text:p>11.027</text:p>
          </table:table-cell>
          <table:table-cell office:value-type="float" office:value="61265.681192398071" table:style-name="ce10">
            <text:p>61.266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87153.361696243286" table:style-name="ce10">
            <text:p>87.153</text:p>
          </table:table-cell>
          <table:table-cell office:value-type="float" office:value="12726.280247688293" table:style-name="ce10">
            <text:p>12.726</text:p>
          </table:table-cell>
          <table:table-cell office:value-type="float" office:value="10480.120203971863" table:style-name="ce10">
            <text:p>10.4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6533.76226806641" table:style-name="ce10">
            <text:p>116.53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4207.24222278595" table:style-name="ce10">
            <text:p>114.207</text:p>
          </table:table-cell>
          <table:table-cell office:value-type="float" office:value="181776.28353786469" table:style-name="ce10">
            <text:p>181.776</text:p>
          </table:table-cell>
          <table:table-cell office:value-type="float" office:value="7169.680139541626" table:style-name="ce10">
            <text:p>7.170</text:p>
          </table:table-cell>
          <table:table-cell office:value-type="string" table:style-name="ce10">
            <text:p>-</text:p>
          </table:table-cell>
          <table:table-cell office:value-type="float" office:value="138409.32269382477" table:style-name="ce10">
            <text:p>138.409</text:p>
          </table:table-cell>
          <table:table-cell office:value-type="float" office:value="28184.800548553467" table:style-name="ce10">
            <text:p>28.185</text:p>
          </table:table-cell>
          <table:table-cell office:value-type="float" office:value="193479.44376564026" table:style-name="ce10">
            <text:p>193.47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1101.80410861969" table:style-name="ce10">
            <text:p>211.102</text:p>
          </table:table-cell>
          <table:table-cell office:value-type="float" office:value="11730.600228309631" table:style-name="ce10">
            <text:p>11.731</text:p>
          </table:table-cell>
          <table:table-cell office:value-type="float" office:value="103156.76200771332" table:style-name="ce10">
            <text:p>103.15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3245.40570735931" table:style-name="ce10">
            <text:p>293.245</text:p>
          </table:table-cell>
          <table:table-cell office:value-type="float" office:value="194800.48379135132" table:style-name="ce10">
            <text:p>194.800</text:p>
          </table:table-cell>
          <table:table-cell office:value-type="float" office:value="132317.64257526398" table:style-name="ce10">
            <text:p>132.3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9369.96212863922" table:style-name="ce10">
            <text:p>109.370</text:p>
          </table:table-cell>
          <table:table-cell office:value-type="float" office:value="14660.800285339355" table:style-name="ce10">
            <text:p>14.661</text:p>
          </table:table-cell>
          <table:table-cell office:value-type="float" office:value="130371.36253738403" table:style-name="ce10">
            <text:p>130.37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8341.64522266388" table:style-name="ce10">
            <text:p>268.342</text:p>
          </table:table-cell>
          <table:table-cell office:value-type="float" office:value="17814.440346717834" table:style-name="ce10">
            <text:p>17.814</text:p>
          </table:table-cell>
          <table:table-cell office:value-type="float" office:value="96961.201887130737" table:style-name="ce10">
            <text:p>96.9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2196.64607620239" table:style-name="ce10">
            <text:p>312.19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3464.40220832825" table:style-name="ce10">
            <text:p>113.464</text:p>
          </table:table-cell>
          <table:table-cell office:value-type="float" office:value="266422.80518531799" table:style-name="ce10">
            <text:p>266.423</text:p>
          </table:table-cell>
          <table:table-cell office:value-type="float" office:value="840.84001636505127" table:style-name="ce10">
            <text:p>841</text:p>
          </table:table-cell>
          <table:table-cell office:value-type="string" table:style-name="ce10">
            <text:p>-</text:p>
          </table:table-cell>
          <table:table-cell office:value-type="float" office:value="86402.681681632996" table:style-name="ce10">
            <text:p>86.403</text:p>
          </table:table-cell>
          <table:table-cell office:value-type="float" office:value="69907.321360588074" table:style-name="ce10">
            <text:p>69.907</text:p>
          </table:table-cell>
          <table:table-cell office:value-type="float" office:value="264999.84515762329" table:style-name="ce10">
            <text:p>265.000</text:p>
          </table:table-cell>
          <table:table-cell office:value-type="string" table:style-name="ce10">
            <text:p>-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138475.96269512177" table:style-name="ce10">
            <text:p>138.476</text:p>
          </table:table-cell>
          <table:table-cell office:value-type="float" office:value="24907.680484771729" table:style-name="ce10">
            <text:p>24.908</text:p>
          </table:table-cell>
          <table:table-cell office:value-type="float" office:value="147268.52286624908" table:style-name="ce10">
            <text:p>147.26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7974.9656047821" table:style-name="ce10">
            <text:p>287.975</text:p>
          </table:table-cell>
          <table:table-cell office:value-type="float" office:value="293851.04571914673" table:style-name="ce10">
            <text:p>293.851</text:p>
          </table:table-cell>
          <table:table-cell office:value-type="float" office:value="107948.96210098267" table:style-name="ce10">
            <text:p>107.949</text:p>
          </table:table-cell>
          <table:table-cell office:value-type="float" office:value="1869.8400363922119" table:style-name="ce10">
            <text:p>1.870</text:p>
          </table:table-cell>
          <table:table-cell office:value-type="string" table:style-name="ce10">
            <text:p>-</text:p>
          </table:table-cell>
          <table:table-cell office:value-type="float" office:value="59176.321151733398" table:style-name="ce10">
            <text:p>59.176</text:p>
          </table:table-cell>
          <table:table-cell office:value-type="float" office:value="26930.400524139404" table:style-name="ce10">
            <text:p>26.930</text:p>
          </table:table-cell>
          <table:table-cell office:value-type="float" office:value="188179.60366249084" table:style-name="ce10">
            <text:p>188.1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9600.20466327667" table:style-name="ce10">
            <text:p>239.600</text:p>
          </table:table-cell>
          <table:table-cell office:value-type="float" office:value="28668.920557975769" table:style-name="ce10">
            <text:p>28.669</text:p>
          </table:table-cell>
          <table:table-cell office:value-type="float" office:value="31001.320603370667" table:style-name="ce10">
            <text:p>31.0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70610.52721309662" table:style-name="ce10">
            <text:p>370.61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53695.36299133301" table:style-name="ce10">
            <text:p>153.695</text:p>
          </table:table-cell>
          <table:table-cell office:value-type="float" office:value="292318.3256893158" table:style-name="ce10">
            <text:p>292.318</text:p>
          </table:table-cell>
          <table:table-cell office:value-type="float" office:value="7218.6801404953003" table:style-name="ce10">
            <text:p>7.219</text:p>
          </table:table-cell>
          <table:table-cell office:value-type="string" table:style-name="ce10">
            <text:p>-</text:p>
          </table:table-cell>
          <table:table-cell office:value-type="float" office:value="156562.84304714203" table:style-name="ce10">
            <text:p>156.563</text:p>
          </table:table-cell>
          <table:table-cell office:value-type="float" office:value="73660.721433639526" table:style-name="ce10">
            <text:p>73.661</text:p>
          </table:table-cell>
          <table:table-cell office:value-type="float" office:value="305867.80595302582" table:style-name="ce10">
            <text:p>305.868</text:p>
          </table:table-cell>
          <table:table-cell office:value-type="string" table:style-name="ce10">
            <text:p>-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231170.24449920654" table:style-name="ce10">
            <text:p>231.170</text:p>
          </table:table-cell>
          <table:table-cell office:value-type="float" office:value="27185.200529098511" table:style-name="ce10">
            <text:p>27.185</text:p>
          </table:table-cell>
          <table:table-cell office:value-type="float" office:value="172268.32335281372" table:style-name="ce10">
            <text:p>172.26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66472.96713256836" table:style-name="ce10">
            <text:p>366.473</text:p>
          </table:table-cell>
          <table:table-cell office:value-type="float" office:value="326667.32635784149" table:style-name="ce10">
            <text:p>326.667</text:p>
          </table:table-cell>
          <table:table-cell office:value-type="float" office:value="157905.44307327271" table:style-name="ce10">
            <text:p>157.905</text:p>
          </table:table-cell>
          <table:table-cell office:value-type="float" office:value="1869.8400363922119" table:style-name="ce10">
            <text:p>1.870</text:p>
          </table:table-cell>
          <table:table-cell office:value-type="string" table:style-name="ce10">
            <text:p>-</text:p>
          </table:table-cell>
          <table:table-cell office:value-type="float" office:value="119836.36233234406" table:style-name="ce10">
            <text:p>119.836</text:p>
          </table:table-cell>
          <table:table-cell office:value-type="float" office:value="30046.800584793091" table:style-name="ce10">
            <text:p>30.047</text:p>
          </table:table-cell>
          <table:table-cell office:value-type="float" office:value="214465.1641740799" table:style-name="ce10">
            <text:p>214.4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23596.00629806519" table:style-name="ce10">
            <text:p>323.596</text:p>
          </table:table-cell>
          <table:table-cell office:value-type="float" office:value="33112.240644454956" table:style-name="ce10">
            <text:p>33.112</text:p>
          </table:table-cell>
          <table:table-cell office:value-type="float" office:value="99911.001944541931" table:style-name="ce10">
            <text:p>99.9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34283.08845233917" table:style-name="ce10">
            <text:p>434.28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7275.041309356689" table:style-name="ce10">
            <text:p>67.275</text:p>
          </table:table-cell>
          <table:table-cell office:value-type="float" office:value="181754.72353744507" table:style-name="ce10">
            <text:p>181.755</text:p>
          </table:table-cell>
          <table:table-cell office:value-type="float" office:value="523.3200101852417" table:style-name="ce10">
            <text:p>523</text:p>
          </table:table-cell>
          <table:table-cell office:value-type="string" table:style-name="ce10">
            <text:p>-</text:p>
          </table:table-cell>
          <table:table-cell office:value-type="float" office:value="348842.76678943634" table:style-name="ce10">
            <text:p>348.843</text:p>
          </table:table-cell>
          <table:table-cell office:value-type="float" office:value="66638.041296958923" table:style-name="ce10">
            <text:p>66.638</text:p>
          </table:table-cell>
          <table:table-cell office:value-type="float" office:value="206235.12401390076" table:style-name="ce10">
            <text:p>206.23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5685.60575485229" table:style-name="ce10">
            <text:p>295.686</text:p>
          </table:table-cell>
          <table:table-cell office:value-type="float" office:value="46746.000909805298" table:style-name="ce10">
            <text:p>46.746</text:p>
          </table:table-cell>
          <table:table-cell office:value-type="float" office:value="120306.76234149933" table:style-name="ce10">
            <text:p>120.3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37536.68851566315" table:style-name="ce10">
            <text:p>437.537</text:p>
          </table:table-cell>
          <table:table-cell office:value-type="float" office:value="359830.52700328827" table:style-name="ce10">
            <text:p>359.831</text:p>
          </table:table-cell>
          <table:table-cell office:value-type="float" office:value="137184.32266998291" table:style-name="ce10">
            <text:p>137.1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9566.600575447083" table:style-name="ce10">
            <text:p>29.567</text:p>
          </table:table-cell>
          <table:table-cell office:value-type="float" office:value="10697.680208206177" table:style-name="ce10">
            <text:p>10.698</text:p>
          </table:table-cell>
          <table:table-cell office:value-type="float" office:value="201693.80392551422" table:style-name="ce10">
            <text:p>201.694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310505.16604328156" table:style-name="ce10">
            <text:p>310.505</text:p>
          </table:table-cell>
          <table:table-cell office:value-type="float" office:value="22189.160431861877" table:style-name="ce10">
            <text:p>22.189</text:p>
          </table:table-cell>
          <table:table-cell office:value-type="float" office:value="44680.160869598389" table:style-name="ce10">
            <text:p>44.6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59378.92894077301" table:style-name="ce10">
            <text:p>459.37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59450.721157073975" table:style-name="ce10">
            <text:p>59.451</text:p>
          </table:table-cell>
          <table:table-cell office:value-type="float" office:value="163089.64317417145" table:style-name="ce10">
            <text:p>163.090</text:p>
          </table:table-cell>
          <table:table-cell office:value-type="float" office:value="7169.680139541626" table:style-name="ce10">
            <text:p>7.170</text:p>
          </table:table-cell>
          <table:table-cell office:value-type="string" table:style-name="ce10">
            <text:p>-</text:p>
          </table:table-cell>
          <table:table-cell office:value-type="float" office:value="374732.4072933197" table:style-name="ce10">
            <text:p>374.732</text:p>
          </table:table-cell>
          <table:table-cell office:value-type="float" office:value="29300.040570259094" table:style-name="ce10">
            <text:p>29.300</text:p>
          </table:table-cell>
          <table:table-cell office:value-type="float" office:value="165088.84321308136" table:style-name="ce10">
            <text:p>165.08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2151.16704845428" table:style-name="ce10">
            <text:p>362.151</text:p>
          </table:table-cell>
          <table:table-cell office:value-type="float" office:value="15331.12029838562" table:style-name="ce10">
            <text:p>15.331</text:p>
          </table:table-cell>
          <table:table-cell office:value-type="float" office:value="31806.880619049072" table:style-name="ce10">
            <text:p>31.8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06681.56986141205" table:style-name="ce10">
            <text:p>506.682</text:p>
          </table:table-cell>
          <table:table-cell office:value-type="float" office:value="307275.08598041534" table:style-name="ce10">
            <text:p>307.275</text:p>
          </table:table-cell>
          <table:table-cell office:value-type="float" office:value="184343.88358783722" table:style-name="ce10">
            <text:p>184.3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0567.44234657288" table:style-name="ce10">
            <text:p>120.567</text:p>
          </table:table-cell>
          <table:table-cell office:value-type="float" office:value="14817.600288391113" table:style-name="ce10">
            <text:p>14.818</text:p>
          </table:table-cell>
          <table:table-cell office:value-type="float" office:value="141992.20276355743" table:style-name="ce10">
            <text:p>141.9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88542.56756210327" table:style-name="ce10">
            <text:p>388.543</text:p>
          </table:table-cell>
          <table:table-cell office:value-type="float" office:value="21450.240417480469" table:style-name="ce10">
            <text:p>21.450</text:p>
          </table:table-cell>
          <table:table-cell office:value-type="float" office:value="24993.920486450195" table:style-name="ce10">
            <text:p>24.99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08371.08989429474" table:style-name="ce10">
            <text:p>508.37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17449.08228588104" table:style-name="ce10">
            <text:p>117.449</text:p>
          </table:table-cell>
          <table:table-cell office:value-type="float" office:value="200415.8839006424" table:style-name="ce10">
            <text:p>200.416</text:p>
          </table:table-cell>
          <table:table-cell office:value-type="float" office:value="264.60000514984131" table:style-name="ce10">
            <text:p>265</text:p>
          </table:table-cell>
          <table:table-cell office:value-type="string" table:style-name="ce10">
            <text:p>-</text:p>
          </table:table-cell>
          <table:table-cell office:value-type="float" office:value="40060.440779685974" table:style-name="ce10">
            <text:p>40.060</text:p>
          </table:table-cell>
          <table:table-cell office:value-type="float" office:value="34384.280669212341" table:style-name="ce10">
            <text:p>34.384</text:p>
          </table:table-cell>
          <table:table-cell office:value-type="float" office:value="222124.84432315826" table:style-name="ce10">
            <text:p>222.12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1618.24178314209" table:style-name="ce10">
            <text:p>91.618</text:p>
          </table:table-cell>
          <table:table-cell office:value-type="float" office:value="19574.520380973816" table:style-name="ce10">
            <text:p>19.575</text:p>
          </table:table-cell>
          <table:table-cell office:value-type="float" office:value="129285.52251625061" table:style-name="ce10">
            <text:p>129.2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94688.76378917694" table:style-name="ce10">
            <text:p>194.689</text:p>
          </table:table-cell>
          <table:table-cell office:value-type="float" office:value="226389.80440616608" table:style-name="ce10">
            <text:p>226.390</text:p>
          </table:table-cell>
          <table:table-cell office:value-type="float" office:value="69923.00136089325" table:style-name="ce10">
            <text:p>69.923</text:p>
          </table:table-cell>
          <table:table-cell office:value-type="float" office:value="1869.8400363922119" table:style-name="ce10">
            <text:p>1.870</text:p>
          </table:table-cell>
          <table:table-cell office:value-type="string" table:style-name="ce10">
            <text:p>-</text:p>
          </table:table-cell>
          <table:table-cell office:value-type="float" office:value="33966.800661087036" table:style-name="ce10">
            <text:p>33.967</text:p>
          </table:table-cell>
          <table:table-cell office:value-type="float" office:value="13872.880270004272" table:style-name="ce10">
            <text:p>13.873</text:p>
          </table:table-cell>
          <table:table-cell office:value-type="float" office:value="172670.12336063385" table:style-name="ce10">
            <text:p>172.670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169091.16329097748" table:style-name="ce10">
            <text:p>169.091</text:p>
          </table:table-cell>
          <table:table-cell office:value-type="float" office:value="19460.840378761292" table:style-name="ce10">
            <text:p>19.461</text:p>
          </table:table-cell>
          <table:table-cell office:value-type="float" office:value="96087.041870117188" table:style-name="ce10">
            <text:p>96.08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3420.16493225098" table:style-name="ce10">
            <text:p>253.42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14536.52222919464" table:style-name="ce10">
            <text:p>114.537</text:p>
          </table:table-cell>
          <table:table-cell office:value-type="float" office:value="266271.88518238068" table:style-name="ce10">
            <text:p>266.272</text:p>
          </table:table-cell>
          <table:table-cell office:value-type="float" office:value="954.52001857757568" table:style-name="ce10">
            <text:p>955</text:p>
          </table:table-cell>
          <table:table-cell office:value-type="string" table:style-name="ce10">
            <text:p>-</text:p>
          </table:table-cell>
          <table:table-cell office:value-type="float" office:value="39301.920764923096" table:style-name="ce10">
            <text:p>39.302</text:p>
          </table:table-cell>
          <table:table-cell office:value-type="float" office:value="88603.761724472046" table:style-name="ce10">
            <text:p>88.604</text:p>
          </table:table-cell>
          <table:table-cell office:value-type="float" office:value="268592.52522754669" table:style-name="ce10">
            <text:p>268.593</text:p>
          </table:table-cell>
          <table:table-cell office:value-type="string" table:style-name="ce10">
            <text:p>-</text:p>
          </table:table-cell>
          <table:table-cell office:value-type="float" office:value="927.08001804351807" table:style-name="ce10">
            <text:p>927</text:p>
          </table:table-cell>
          <table:table-cell office:value-type="float" office:value="87088.681694984436" table:style-name="ce10">
            <text:p>87.089</text:p>
          </table:table-cell>
          <table:table-cell office:value-type="float" office:value="47798.520930290222" table:style-name="ce10">
            <text:p>47.799</text:p>
          </table:table-cell>
          <table:table-cell office:value-type="float" office:value="165533.76322174072" table:style-name="ce10">
            <text:p>165.53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0503.68487548828" table:style-name="ce10">
            <text:p>250.504</text:p>
          </table:table-cell>
          <table:table-cell office:value-type="float" office:value="327143.60636711121" table:style-name="ce10">
            <text:p>327.144</text:p>
          </table:table-cell>
          <table:table-cell office:value-type="float" office:value="91714.281785011292" table:style-name="ce10">
            <text:p>91.7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260.160316467285" table:style-name="ce10">
            <text:p>16.260</text:p>
          </table:table-cell>
          <table:table-cell office:value-type="float" office:value="25493.720496177673" table:style-name="ce10">
            <text:p>25.494</text:p>
          </table:table-cell>
          <table:table-cell office:value-type="float" office:value="204281.00397586823" table:style-name="ce10">
            <text:p>204.28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2420.8841342926" table:style-name="ce10">
            <text:p>212.421</text:p>
          </table:table-cell>
          <table:table-cell office:value-type="float" office:value="28094.640546798706" table:style-name="ce10">
            <text:p>28.095</text:p>
          </table:table-cell>
          <table:table-cell office:value-type="float" office:value="47639.760927200317" table:style-name="ce10">
            <text:p>47.64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52723.56686496735" table:style-name="ce10">
            <text:p>352.724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4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MARGEM DE ERRO PARA O TOTAL DO INDICADOR F1 – ALUNOS DE ESCOLAS URBANA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16438.8842124939" table:style-name="ce10">
            <text:p>216.439</text:p>
          </table:table-cell>
          <table:table-cell office:value-type="float" office:value="341778.92665195465" table:style-name="ce10">
            <text:p>341.779</text:p>
          </table:table-cell>
          <table:table-cell office:value-type="float" office:value="136221.96265125275" table:style-name="ce10">
            <text:p>136.222</text:p>
          </table:table-cell>
          <table:table-cell office:value-type="float" office:value="4315.9200839996338" table:style-name="ce10">
            <text:p>4.316</text:p>
          </table:table-cell>
          <table:table-cell office:value-type="float" office:value="375928.00731658936" table:style-name="ce10">
            <text:p>375.92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16032.00225830078" table:style-name="ce10">
            <text:p>116.032</text:p>
          </table:table-cell>
          <table:table-cell office:value-type="float" office:value="212887.36414337158" table:style-name="ce10">
            <text:p>212.887</text:p>
          </table:table-cell>
          <table:table-cell office:value-type="float" office:value="80360.001564025879" table:style-name="ce10">
            <text:p>80.360</text:p>
          </table:table-cell>
          <table:table-cell office:value-type="float" office:value="1248.5200242996216" table:style-name="ce10">
            <text:p>1.249</text:p>
          </table:table-cell>
          <table:table-cell office:value-type="float" office:value="223098.96434211731" table:style-name="ce10">
            <text:p>223.09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18601.56230831146" table:style-name="ce10">
            <text:p>118.602</text:p>
          </table:table-cell>
          <table:table-cell office:value-type="float" office:value="166974.36324977875" table:style-name="ce10">
            <text:p>166.974</text:p>
          </table:table-cell>
          <table:table-cell office:value-type="float" office:value="61071.641188621521" table:style-name="ce10">
            <text:p>61.072</text:p>
          </table:table-cell>
          <table:table-cell office:value-type="float" office:value="4188.5200815200806" table:style-name="ce10">
            <text:p>4.189</text:p>
          </table:table-cell>
          <table:table-cell office:value-type="float" office:value="176964.48344421387" table:style-name="ce10">
            <text:p>176.96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3018.160642623901" table:style-name="ce10">
            <text:p>33.018</text:p>
          </table:table-cell>
          <table:table-cell office:value-type="float" office:value="53584.441042900085" table:style-name="ce10">
            <text:p>53.584</text:p>
          </table:table-cell>
          <table:table-cell office:value-type="float" office:value="5099.9200992584229" table:style-name="ce10">
            <text:p>5.100</text:p>
          </table:table-cell>
          <table:table-cell office:value-type="float" office:value="80.360001564025879" table:style-name="ce10">
            <text:p>80</text:p>
          </table:table-cell>
          <table:table-cell office:value-type="float" office:value="37769.200735092163" table:style-name="ce10">
            <text:p>37.7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3625.760654449463" table:style-name="ce10">
            <text:p>33.626</text:p>
          </table:table-cell>
          <table:table-cell office:value-type="float" office:value="53482.521040916443" table:style-name="ce10">
            <text:p>53.483</text:p>
          </table:table-cell>
          <table:table-cell office:value-type="float" office:value="12596.920245170593" table:style-name="ce10">
            <text:p>12.597</text:p>
          </table:table-cell>
          <table:table-cell office:value-type="float" office:value="0" table:style-name="ce10">
            <text:p>0</text:p>
          </table:table-cell>
          <table:table-cell office:value-type="float" office:value="41704.880811691284" table:style-name="ce10">
            <text:p>41.7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6772.72266197205" table:style-name="ce10">
            <text:p>136.773</text:p>
          </table:table-cell>
          <table:table-cell office:value-type="float" office:value="171402.00333595276" table:style-name="ce10">
            <text:p>171.402</text:p>
          </table:table-cell>
          <table:table-cell office:value-type="float" office:value="23864.960464477539" table:style-name="ce10">
            <text:p>23.865</text:p>
          </table:table-cell>
          <table:table-cell office:value-type="float" office:value="4315.9200839996338" table:style-name="ce10">
            <text:p>4.316</text:p>
          </table:table-cell>
          <table:table-cell office:value-type="float" office:value="76734.001493453979" table:style-name="ce10">
            <text:p>76.73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53417.04298591614" table:style-name="ce10">
            <text:p>153.417</text:p>
          </table:table-cell>
          <table:table-cell office:value-type="float" office:value="270095.84525680542" table:style-name="ce10">
            <text:p>270.096</text:p>
          </table:table-cell>
          <table:table-cell office:value-type="float" office:value="133048.7225894928" table:style-name="ce10">
            <text:p>133.049</text:p>
          </table:table-cell>
          <table:table-cell office:value-type="float" office:value="0" table:style-name="ce10">
            <text:p>0</text:p>
          </table:table-cell>
          <table:table-cell office:value-type="float" office:value="361659.20703887939" table:style-name="ce10">
            <text:p>361.6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798.120949745178" table:style-name="ce10">
            <text:p>48.798</text:p>
          </table:table-cell>
          <table:table-cell office:value-type="float" office:value="93544.921820640564" table:style-name="ce10">
            <text:p>93.545</text:p>
          </table:table-cell>
          <table:table-cell office:value-type="float" office:value="10025.400195121765" table:style-name="ce10">
            <text:p>10.025</text:p>
          </table:table-cell>
          <table:table-cell office:value-type="float" office:value="0" table:style-name="ce10">
            <text:p>0</text:p>
          </table:table-cell>
          <table:table-cell office:value-type="float" office:value="38353.280746459961" table:style-name="ce10">
            <text:p>38.35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356.121466636658" table:style-name="ce10">
            <text:p>75.356</text:p>
          </table:table-cell>
          <table:table-cell office:value-type="float" office:value="267634.08520889282" table:style-name="ce10">
            <text:p>267.634</text:p>
          </table:table-cell>
          <table:table-cell office:value-type="float" office:value="28463.120553970337" table:style-name="ce10">
            <text:p>28.463</text:p>
          </table:table-cell>
          <table:table-cell office:value-type="float" office:value="0" table:style-name="ce10">
            <text:p>0</text:p>
          </table:table-cell>
          <table:table-cell office:value-type="float" office:value="179104.80348587036" table:style-name="ce10">
            <text:p>179.1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2174.40296173096" table:style-name="ce10">
            <text:p>152.174</text:p>
          </table:table-cell>
          <table:table-cell office:value-type="float" office:value="230690.04448986053" table:style-name="ce10">
            <text:p>230.690</text:p>
          </table:table-cell>
          <table:table-cell office:value-type="float" office:value="23882.600464820862" table:style-name="ce10">
            <text:p>23.883</text:p>
          </table:table-cell>
          <table:table-cell office:value-type="float" office:value="4315.9200839996338" table:style-name="ce10">
            <text:p>4.316</text:p>
          </table:table-cell>
          <table:table-cell office:value-type="float" office:value="207385.64403629303" table:style-name="ce10">
            <text:p>207.3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165282.88321685791" table:style-name="ce10">
            <text:p>165.283</text:p>
          </table:table-cell>
          <table:table-cell office:value-type="float" office:value="317208.3661737442" table:style-name="ce10">
            <text:p>317.208</text:p>
          </table:table-cell>
          <table:table-cell office:value-type="float" office:value="36199.240704536438" table:style-name="ce10">
            <text:p>36.199</text:p>
          </table:table-cell>
          <table:table-cell office:value-type="float" office:value="4315.9200839996338" table:style-name="ce10">
            <text:p>4.316</text:p>
          </table:table-cell>
          <table:table-cell office:value-type="float" office:value="262822.285115242" table:style-name="ce10">
            <text:p>262.8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48085.84288215637" table:style-name="ce10">
            <text:p>148.086</text:p>
          </table:table-cell>
          <table:table-cell office:value-type="float" office:value="178953.88348293304" table:style-name="ce10">
            <text:p>178.954</text:p>
          </table:table-cell>
          <table:table-cell office:value-type="float" office:value="132458.76257801056" table:style-name="ce10">
            <text:p>132.459</text:p>
          </table:table-cell>
          <table:table-cell office:value-type="float" office:value="80.360001564025879" table:style-name="ce10">
            <text:p>80</text:p>
          </table:table-cell>
          <table:table-cell office:value-type="float" office:value="295330.84574794769" table:style-name="ce10">
            <text:p>295.33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158428.76308345795" table:style-name="ce10">
            <text:p>158.429</text:p>
          </table:table-cell>
          <table:table-cell office:value-type="float" office:value="266746.20519161224" table:style-name="ce10">
            <text:p>266.746</text:p>
          </table:table-cell>
          <table:table-cell office:value-type="float" office:value="133187.88259220123" table:style-name="ce10">
            <text:p>133.188</text:p>
          </table:table-cell>
          <table:table-cell office:value-type="float" office:value="0" table:style-name="ce10">
            <text:p>0</text:p>
          </table:table-cell>
          <table:table-cell office:value-type="float" office:value="326414.48635292053" table:style-name="ce10">
            <text:p>326.4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67231.921308517456" table:style-name="ce10">
            <text:p>67.232</text:p>
          </table:table-cell>
          <table:table-cell office:value-type="float" office:value="189671.16369152069" table:style-name="ce10">
            <text:p>189.671</text:p>
          </table:table-cell>
          <table:table-cell office:value-type="float" office:value="15601.600303649902" table:style-name="ce10">
            <text:p>15.602</text:p>
          </table:table-cell>
          <table:table-cell office:value-type="float" office:value="454.72000885009766" table:style-name="ce10">
            <text:p>455</text:p>
          </table:table-cell>
          <table:table-cell office:value-type="float" office:value="147213.64286518097" table:style-name="ce10">
            <text:p>147.2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43995.32280254364" table:style-name="ce10">
            <text:p>143.995</text:p>
          </table:table-cell>
          <table:table-cell office:value-type="float" office:value="226544.64440917969" table:style-name="ce10">
            <text:p>226.545</text:p>
          </table:table-cell>
          <table:table-cell office:value-type="float" office:value="32163.600625991821" table:style-name="ce10">
            <text:p>32.164</text:p>
          </table:table-cell>
          <table:table-cell office:value-type="float" office:value="4347.2800846099854" table:style-name="ce10">
            <text:p>4.347</text:p>
          </table:table-cell>
          <table:table-cell office:value-type="float" office:value="185270.96360588074" table:style-name="ce10">
            <text:p>185.2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O TOTAL DO INDICADOR F2 – ALUNOS DE ESCOLAS URBANA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5653.881861686707" table:style-name="ce10">
            <text:p>95.654</text:p>
          </table:table-cell>
          <table:table-cell office:value-type="float" office:value="803486.33563804626" table:style-name="ce10">
            <text:p>803.486</text:p>
          </table:table-cell>
          <table:table-cell office:value-type="float" office:value="13261.360258102417" table:style-name="ce10">
            <text:p>13.261</text:p>
          </table:table-cell>
          <table:table-cell office:value-type="float" office:value="2250.0800437927246" table:style-name="ce10">
            <text:p>2.25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6249.881484031677" table:style-name="ce10">
            <text:p>76.250</text:p>
          </table:table-cell>
          <table:table-cell office:value-type="float" office:value="454147.68883895874" table:style-name="ce10">
            <text:p>454.148</text:p>
          </table:table-cell>
          <table:table-cell office:value-type="float" office:value="9415.8401832580566" table:style-name="ce10">
            <text:p>9.416</text:p>
          </table:table-cell>
          <table:table-cell office:value-type="float" office:value="872.20001697540283" table:style-name="ce10">
            <text:p>87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1540.240808486938" table:style-name="ce10">
            <text:p>41.540</text:p>
          </table:table-cell>
          <table:table-cell office:value-type="float" office:value="389722.48758506775" table:style-name="ce10">
            <text:p>389.722</text:p>
          </table:table-cell>
          <table:table-cell office:value-type="float" office:value="8935.6401739120483" table:style-name="ce10">
            <text:p>8.936</text:p>
          </table:table-cell>
          <table:table-cell office:value-type="float" office:value="2073.6800403594971" table:style-name="ce10">
            <text:p>2.07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100.640254974365" table:style-name="ce10">
            <text:p>13.101</text:p>
          </table:table-cell>
          <table:table-cell office:value-type="float" office:value="95259.921854019165" table:style-name="ce10">
            <text:p>95.260</text:p>
          </table:table-cell>
          <table:table-cell office:value-type="float" office:value="3584.840069770813" table:style-name="ce10">
            <text:p>3.585</text:p>
          </table:table-cell>
          <table:table-cell office:value-type="float" office:value="872.20001697540283" table:style-name="ce10">
            <text:p>87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5442.760495185852" table:style-name="ce10">
            <text:p>25.443</text:p>
          </table:table-cell>
          <table:table-cell office:value-type="float" office:value="84977.761653900146" table:style-name="ce10">
            <text:p>84.978</text:p>
          </table:table-cell>
          <table:table-cell office:value-type="float" office:value="2644.0400514602661" table:style-name="ce10">
            <text:p>2.644</text:p>
          </table:table-cell>
          <table:table-cell office:value-type="float" office:value="2073.6800403594971" table:style-name="ce10">
            <text:p>2.07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8880.600562095642" table:style-name="ce10">
            <text:p>28.881</text:p>
          </table:table-cell>
          <table:table-cell office:value-type="float" office:value="237308.96461868286" table:style-name="ce10">
            <text:p>237.309</text:p>
          </table:table-cell>
          <table:table-cell office:value-type="float" office:value="9717.6801891326904" table:style-name="ce10">
            <text:p>9.71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3776.281630516052" table:style-name="ce10">
            <text:p>83.776</text:p>
          </table:table-cell>
          <table:table-cell office:value-type="float" office:value="746630.65453147888" table:style-name="ce10">
            <text:p>746.631</text:p>
          </table:table-cell>
          <table:table-cell office:value-type="float" office:value="7769.4401512145996" table:style-name="ce10">
            <text:p>7.76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1865.760425567627" table:style-name="ce10">
            <text:p>21.866</text:p>
          </table:table-cell>
          <table:table-cell office:value-type="float" office:value="124585.44242477417" table:style-name="ce10">
            <text:p>124.585</text:p>
          </table:table-cell>
          <table:table-cell office:value-type="float" office:value="1103.4800214767456" table:style-name="ce10">
            <text:p>1.10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1069.681188583374" table:style-name="ce10">
            <text:p>61.070</text:p>
          </table:table-cell>
          <table:table-cell office:value-type="float" office:value="410124.12798213959" table:style-name="ce10">
            <text:p>410.124</text:p>
          </table:table-cell>
          <table:table-cell office:value-type="float" office:value="10868.200211524963" table:style-name="ce10">
            <text:p>10.86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1747.841201782227" table:style-name="ce10">
            <text:p>61.748</text:p>
          </table:table-cell>
          <table:table-cell office:value-type="float" office:value="388681.72756481171" table:style-name="ce10">
            <text:p>388.682</text:p>
          </table:table-cell>
          <table:table-cell office:value-type="float" office:value="7504.8401460647583" table:style-name="ce10">
            <text:p>7.505</text:p>
          </table:table-cell>
          <table:table-cell office:value-type="float" office:value="2250.0800437927246" table:style-name="ce10">
            <text:p>2.25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83468.561624526978" table:style-name="ce10">
            <text:p>83.469</text:p>
          </table:table-cell>
          <table:table-cell office:value-type="float" office:value="501483.64976024628" table:style-name="ce10">
            <text:p>501.484</text:p>
          </table:table-cell>
          <table:table-cell office:value-type="float" office:value="13184.920256614685" table:style-name="ce10">
            <text:p>13.185</text:p>
          </table:table-cell>
          <table:table-cell office:value-type="float" office:value="2250.0800437927246" table:style-name="ce10">
            <text:p>2.25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5352.361077308655" table:style-name="ce10">
            <text:p>55.352</text:p>
          </table:table-cell>
          <table:table-cell office:value-type="float" office:value="688134.45339298248" table:style-name="ce10">
            <text:p>688.134</text:p>
          </table:table-cell>
          <table:table-cell office:value-type="float" office:value="1471.9600286483765" table:style-name="ce10">
            <text:p>1.47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60434.641176223755" table:style-name="ce10">
            <text:p>60.435</text:p>
          </table:table-cell>
          <table:table-cell office:value-type="float" office:value="753757.21467018127" table:style-name="ce10">
            <text:p>753.757</text:p>
          </table:table-cell>
          <table:table-cell office:value-type="float" office:value="10497.760204315186" table:style-name="ce10">
            <text:p>10.498</text:p>
          </table:table-cell>
          <table:table-cell office:value-type="float" office:value="2073.6800403594971" table:style-name="ce10">
            <text:p>2.07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39909.520776748657" table:style-name="ce10">
            <text:p>39.910</text:p>
          </table:table-cell>
          <table:table-cell office:value-type="float" office:value="298562.88581085205" table:style-name="ce10">
            <text:p>298.563</text:p>
          </table:table-cell>
          <table:table-cell office:value-type="float" office:value="4492.3200874328613" table:style-name="ce10">
            <text:p>4.49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71908.481399536133" table:style-name="ce10">
            <text:p>71.908</text:p>
          </table:table-cell>
          <table:table-cell office:value-type="float" office:value="370095.04720306396" table:style-name="ce10">
            <text:p>370.095</text:p>
          </table:table-cell>
          <table:table-cell office:value-type="float" office:value="6791.4001321792603" table:style-name="ce10">
            <text:p>6.791</text:p>
          </table:table-cell>
          <table:table-cell office:value-type="float" office:value="872.20001697540283" table:style-name="ce10">
            <text:p>8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O TOTAL D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12536.08997535706" table:style-name="ce10">
            <text:p>512.536</text:p>
          </table:table-cell>
          <table:table-cell office:value-type="float" office:value="482120.80938339233" table:style-name="ce10">
            <text:p>482.121</text:p>
          </table:table-cell>
          <table:table-cell office:value-type="float" office:value="18845.400366783142" table:style-name="ce10">
            <text:p>18.845</text:p>
          </table:table-cell>
          <table:table-cell office:value-type="float" office:value="139.16000270843506" table:style-name="ce10">
            <text:p>13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81326.64547538757" table:style-name="ce10">
            <text:p>281.327</text:p>
          </table:table-cell>
          <table:table-cell office:value-type="float" office:value="326287.08635044098" table:style-name="ce10">
            <text:p>326.287</text:p>
          </table:table-cell>
          <table:table-cell office:value-type="float" office:value="11852.120230674744" table:style-name="ce10">
            <text:p>11.852</text:p>
          </table:table-cell>
          <table:table-cell office:value-type="float" office:value="139.16000270843506" table:style-name="ce10">
            <text:p>1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88194.48560905457" table:style-name="ce10">
            <text:p>288.194</text:p>
          </table:table-cell>
          <table:table-cell office:value-type="float" office:value="179183.20348739624" table:style-name="ce10">
            <text:p>179.183</text:p>
          </table:table-cell>
          <table:table-cell office:value-type="float" office:value="14743.120286941528" table:style-name="ce10">
            <text:p>14.74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9533.041158676147" table:style-name="ce10">
            <text:p>59.533</text:p>
          </table:table-cell>
          <table:table-cell office:value-type="float" office:value="68915.561341285706" table:style-name="ce10">
            <text:p>68.916</text:p>
          </table:table-cell>
          <table:table-cell office:value-type="float" office:value="3265.3600635528564" table:style-name="ce10">
            <text:p>3.26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6969.201498031616" table:style-name="ce10">
            <text:p>76.969</text:p>
          </table:table-cell>
          <table:table-cell office:value-type="float" office:value="52431.961020469666" table:style-name="ce10">
            <text:p>52.432</text:p>
          </table:table-cell>
          <table:table-cell office:value-type="float" office:value="5795.7201128005981" table:style-name="ce10">
            <text:p>5.79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1140.92430400848" table:style-name="ce10">
            <text:p>221.141</text:p>
          </table:table-cell>
          <table:table-cell office:value-type="float" office:value="118474.16230583191" table:style-name="ce10">
            <text:p>118.474</text:p>
          </table:table-cell>
          <table:table-cell office:value-type="float" office:value="7771.4001512527466" table:style-name="ce10">
            <text:p>7.771</text:p>
          </table:table-cell>
          <table:table-cell office:value-type="float" office:value="139.16000270843506" table:style-name="ce10">
            <text:p>1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39418.28855228424" table:style-name="ce10">
            <text:p>439.418</text:p>
          </table:table-cell>
          <table:table-cell office:value-type="float" office:value="452054.40879821777" table:style-name="ce10">
            <text:p>452.054</text:p>
          </table:table-cell>
          <table:table-cell office:value-type="float" office:value="14394.240280151367" table:style-name="ce10">
            <text:p>14.39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5985.0420627594" table:style-name="ce10">
            <text:p>105.985</text:p>
          </table:table-cell>
          <table:table-cell office:value-type="float" office:value="80944.081575393677" table:style-name="ce10">
            <text:p>80.944</text:p>
          </table:table-cell>
          <table:table-cell office:value-type="float" office:value="6575.8001279830933" table:style-name="ce10">
            <text:p>6.57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7714.60482120514" table:style-name="ce10">
            <text:p>247.715</text:p>
          </table:table-cell>
          <table:table-cell office:value-type="float" office:value="268088.80521774292" table:style-name="ce10">
            <text:p>268.089</text:p>
          </table:table-cell>
          <table:table-cell office:value-type="float" office:value="15466.360301017761" table:style-name="ce10">
            <text:p>15.466</text:p>
          </table:table-cell>
          <table:table-cell office:value-type="float" office:value="139.16000270843506" table:style-name="ce10">
            <text:p>1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66159.36712646484" table:style-name="ce10">
            <text:p>366.159</text:p>
          </table:table-cell>
          <table:table-cell office:value-type="float" office:value="190292.48370361328" table:style-name="ce10">
            <text:p>190.292</text:p>
          </table:table-cell>
          <table:table-cell office:value-type="float" office:value="10021.480195045471" table:style-name="ce10">
            <text:p>10.02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407362.4879283905" table:style-name="ce10">
            <text:p>407.362</text:p>
          </table:table-cell>
          <table:table-cell office:value-type="float" office:value="311783.08606815338" table:style-name="ce10">
            <text:p>311.783</text:p>
          </table:table-cell>
          <table:table-cell office:value-type="float" office:value="18263.280355453491" table:style-name="ce10">
            <text:p>18.263</text:p>
          </table:table-cell>
          <table:table-cell office:value-type="float" office:value="139.16000270843506" table:style-name="ce10">
            <text:p>1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72403.9272480011" table:style-name="ce10">
            <text:p>372.404</text:p>
          </table:table-cell>
          <table:table-cell office:value-type="float" office:value="379483.44738578796" table:style-name="ce10">
            <text:p>379.483</text:p>
          </table:table-cell>
          <table:table-cell office:value-type="float" office:value="4782.4000930786133" table:style-name="ce10">
            <text:p>4.78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360124.52700901031" table:style-name="ce10">
            <text:p>360.125</text:p>
          </table:table-cell>
          <table:table-cell office:value-type="float" office:value="456742.72888946533" table:style-name="ce10">
            <text:p>456.743</text:p>
          </table:table-cell>
          <table:table-cell office:value-type="float" office:value="13700.400266647339" table:style-name="ce10">
            <text:p>13.700</text:p>
          </table:table-cell>
          <table:table-cell office:value-type="float" office:value="139.16000270843506" table:style-name="ce10">
            <text:p>1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33773.12454986572" table:style-name="ce10">
            <text:p>233.773</text:p>
          </table:table-cell>
          <table:table-cell office:value-type="float" office:value="148995.28289985657" table:style-name="ce10">
            <text:p>148.995</text:p>
          </table:table-cell>
          <table:table-cell office:value-type="float" office:value="11834.480230331421" table:style-name="ce10">
            <text:p>11.83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85912.24751091003" table:style-name="ce10">
            <text:p>385.912</text:p>
          </table:table-cell>
          <table:table-cell office:value-type="float" office:value="131153.40255260468" table:style-name="ce10">
            <text:p>131.153</text:p>
          </table:table-cell>
          <table:table-cell office:value-type="float" office:value="5991.7201166152954" table:style-name="ce10">
            <text:p>5.99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MARGEM DE ERRO PARA O TOTAL DO INDICADOR F4 – ALUNOS DE ESCOLAS URBANAS QUE ACESSAM A INTERNET PELO CELULAR NA ESCOL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20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1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75336.88535881042" table:style-name="ce10">
            <text:p>275.337</text:p>
          </table:table-cell>
          <table:table-cell office:value-type="float" office:value="69303.641348838806" table:style-name="ce10">
            <text:p>69.304</text:p>
          </table:table-cell>
          <table:table-cell office:value-type="float" office:value="1032.9200201034546" table:style-name="ce10">
            <text:p>1.033</text:p>
          </table:table-cell>
          <table:table-cell office:value-type="string" table:style-name="ce10">
            <text:p>-</text:p>
          </table:table-cell>
          <table:table-cell office:value-type="float" office:value="521109.13014221191" table:style-name="ce10">
            <text:p>521.10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77381.96345233917" table:style-name="ce10">
            <text:p>177.382</text:p>
          </table:table-cell>
          <table:table-cell office:value-type="float" office:value="46708.760909080505" table:style-name="ce10">
            <text:p>46.7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43013.72667598724" table:style-name="ce10">
            <text:p>343.0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26357.28245925903" table:style-name="ce10">
            <text:p>126.357</text:p>
          </table:table-cell>
          <table:table-cell office:value-type="float" office:value="40281.920783996582" table:style-name="ce10">
            <text:p>40.282</text:p>
          </table:table-cell>
          <table:table-cell office:value-type="float" office:value="1032.9200201034546" table:style-name="ce10">
            <text:p>1.033</text:p>
          </table:table-cell>
          <table:table-cell office:value-type="string" table:style-name="ce10">
            <text:p>-</text:p>
          </table:table-cell>
          <table:table-cell office:value-type="float" office:value="210064.96408843994" table:style-name="ce10">
            <text:p>210.06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3741.400656700134" table:style-name="ce10">
            <text:p>33.741</text:p>
          </table:table-cell>
          <table:table-cell office:value-type="float" office:value="6262.2001218795776" table:style-name="ce10">
            <text:p>6.2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4368.361252784729" table:style-name="ce10">
            <text:p>64.3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5305.400881767273" table:style-name="ce10">
            <text:p>45.305</text:p>
          </table:table-cell>
          <table:table-cell office:value-type="float" office:value="15617.280303955078" table:style-name="ce10">
            <text:p>15.617</text:p>
          </table:table-cell>
          <table:table-cell office:value-type="float" office:value="1032.9200201034546" table:style-name="ce10">
            <text:p>1.033</text:p>
          </table:table-cell>
          <table:table-cell office:value-type="string" table:style-name="ce10">
            <text:p>-</text:p>
          </table:table-cell>
          <table:table-cell office:value-type="float" office:value="63731.361240386963" table:style-name="ce10">
            <text:p>63.7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9387.681934356689" table:style-name="ce10">
            <text:p>99.388</text:p>
          </table:table-cell>
          <table:table-cell office:value-type="float" office:value="23051.560448646545" table:style-name="ce10">
            <text:p>23.0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3711.20260238647" table:style-name="ce10">
            <text:p>133.7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43390.84473705292" table:style-name="ce10">
            <text:p>243.391</text:p>
          </table:table-cell>
          <table:table-cell office:value-type="float" office:value="56444.081098556519" table:style-name="ce10">
            <text:p>56.4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85395.96944713593" table:style-name="ce10">
            <text:p>485.3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9178.281151771545" table:style-name="ce10">
            <text:p>59.178</text:p>
          </table:table-cell>
          <table:table-cell office:value-type="float" office:value="28325.920551300049" table:style-name="ce10">
            <text:p>28.3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9303.40193271637" table:style-name="ce10">
            <text:p>99.30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7218.121502876282" table:style-name="ce10">
            <text:p>77.218</text:p>
          </table:table-cell>
          <table:table-cell office:value-type="float" office:value="60950.121186256409" table:style-name="ce10">
            <text:p>60.9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83292.52551364899" table:style-name="ce10">
            <text:p>283.29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95704.04380893707" table:style-name="ce10">
            <text:p>195.704</text:p>
          </table:table-cell>
          <table:table-cell office:value-type="float" office:value="35536.760691642761" table:style-name="ce10">
            <text:p>35.537</text:p>
          </table:table-cell>
          <table:table-cell office:value-type="float" office:value="1032.9200201034546" table:style-name="ce10">
            <text:p>1.033</text:p>
          </table:table-cell>
          <table:table-cell office:value-type="string" table:style-name="ce10">
            <text:p>-</text:p>
          </table:table-cell>
          <table:table-cell office:value-type="float" office:value="238435.96464061737" table:style-name="ce10">
            <text:p>238.4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202462.12394046783" table:style-name="ce10">
            <text:p>202.462</text:p>
          </table:table-cell>
          <table:table-cell office:value-type="float" office:value="68039.441324234009" table:style-name="ce10">
            <text:p>68.039</text:p>
          </table:table-cell>
          <table:table-cell office:value-type="float" office:value="1032.9200201034546" table:style-name="ce10">
            <text:p>1.033</text:p>
          </table:table-cell>
          <table:table-cell office:value-type="string" table:style-name="ce10">
            <text:p>-</text:p>
          </table:table-cell>
          <table:table-cell office:value-type="float" office:value="338580.20658969879" table:style-name="ce10">
            <text:p>338.5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04990.52398967743" table:style-name="ce10">
            <text:p>204.991</text:p>
          </table:table-cell>
          <table:table-cell office:value-type="float" office:value="19892.040387153625" table:style-name="ce10">
            <text:p>19.89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30368.96837615967" table:style-name="ce10">
            <text:p>430.36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4321.640473365784" table:style-name="ce10">
            <text:p>24.322</text:p>
          </table:table-cell>
          <table:table-cell office:value-type="float" office:value="58286.481134414673" table:style-name="ce10">
            <text:p>58.286</text:p>
          </table:table-cell>
          <table:table-cell office:value-type="float" office:value="103.88000202178955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501748.24976539612" table:style-name="ce10">
            <text:p>501.7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126582.68246364594" table:style-name="ce10">
            <text:p>126.583</text:p>
          </table:table-cell>
          <table:table-cell office:value-type="float" office:value="31748.080617904663" table:style-name="ce10">
            <text:p>31.7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436.40357017517" table:style-name="ce10">
            <text:p>183.4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58090.84502315521" table:style-name="ce10">
            <text:p>258.091</text:p>
          </table:table-cell>
          <table:table-cell office:value-type="float" office:value="30046.800584793091" table:style-name="ce10">
            <text:p>30.047</text:p>
          </table:table-cell>
          <table:table-cell office:value-type="float" office:value="1030.9600200653076" table:style-name="ce10">
            <text:p>1.031</text:p>
          </table:table-cell>
          <table:table-cell office:value-type="string" table:style-name="ce10">
            <text:p>-</text:p>
          </table:table-cell>
          <table:table-cell office:value-type="float" office:value="177611.28345680237" table:style-name="ce10">
            <text:p>177.6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MARGEM DE ERRO PARA O TOTAL D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9">
            <text:p>Total de alunos que estudam em escolas localizadas em áreas urbanas</text:p>
          </table:table-cell>
          <table:table-cell table:number-columns-repeated="16383" table:style-name="ce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2677.76861572266" table:style-name="ce10">
            <text:p>442.678</text:p>
          </table:table-cell>
          <table:table-cell office:value-type="float" office:value="533884.41039085388" table:style-name="ce10">
            <text:p>533.884</text:p>
          </table:table-cell>
          <table:table-cell office:value-type="float" office:value="14821.520288467407" table:style-name="ce10">
            <text:p>14.822</text:p>
          </table:table-cell>
          <table:table-cell office:value-type="float" office:value="1871.8000364303589" table:style-name="ce10">
            <text:p>1.87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37771.52462768555" table:style-name="ce10">
            <text:p>237.772</text:p>
          </table:table-cell>
          <table:table-cell office:value-type="float" office:value="321269.48625278473" table:style-name="ce10">
            <text:p>321.269</text:p>
          </table:table-cell>
          <table:table-cell office:value-type="float" office:value="10930.920212745667" table:style-name="ce10">
            <text:p>10.931</text:p>
          </table:table-cell>
          <table:table-cell office:value-type="float" office:value="1871.8000364303589" table:style-name="ce10">
            <text:p>1.87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7793.08462810516" table:style-name="ce10">
            <text:p>237.793</text:p>
          </table:table-cell>
          <table:table-cell office:value-type="float" office:value="237936.16463088989" table:style-name="ce10">
            <text:p>237.936</text:p>
          </table:table-cell>
          <table:table-cell office:value-type="float" office:value="10242.960199356079" table:style-name="ce10">
            <text:p>10.24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1189.320996284485" table:style-name="ce10">
            <text:p>51.189</text:p>
          </table:table-cell>
          <table:table-cell office:value-type="float" office:value="83060.881616592407" table:style-name="ce10">
            <text:p>83.061</text:p>
          </table:table-cell>
          <table:table-cell office:value-type="float" office:value="1952.1600379943848" table:style-name="ce10">
            <text:p>1.95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5530.561470031738" table:style-name="ce10">
            <text:p>75.531</text:p>
          </table:table-cell>
          <table:table-cell office:value-type="float" office:value="57996.401128768921" table:style-name="ce10">
            <text:p>57.996</text:p>
          </table:table-cell>
          <table:table-cell office:value-type="float" office:value="2502.9200487136841" table:style-name="ce10">
            <text:p>2.503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3332.60337352753" table:style-name="ce10">
            <text:p>173.333</text:p>
          </table:table-cell>
          <table:table-cell office:value-type="float" office:value="169110.76329135895" table:style-name="ce10">
            <text:p>169.111</text:p>
          </table:table-cell>
          <table:table-cell office:value-type="float" office:value="11352.320220947266" table:style-name="ce10">
            <text:p>11.35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84967.52749252319" table:style-name="ce10">
            <text:p>384.968</text:p>
          </table:table-cell>
          <table:table-cell office:value-type="float" office:value="490217.56954097748" table:style-name="ce10">
            <text:p>490.218</text:p>
          </table:table-cell>
          <table:table-cell office:value-type="float" office:value="8935.6401739120483" table:style-name="ce10">
            <text:p>8.936</text:p>
          </table:table-cell>
          <table:table-cell office:value-type="float" office:value="1871.8000364303589" table:style-name="ce10">
            <text:p>1.87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6931.801886558533" table:style-name="ce10">
            <text:p>96.932</text:p>
          </table:table-cell>
          <table:table-cell office:value-type="float" office:value="76536.041489601135" table:style-name="ce10">
            <text:p>76.536</text:p>
          </table:table-cell>
          <table:table-cell office:value-type="float" office:value="915.32001781463623" table:style-name="ce10">
            <text:p>91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2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2442.52394008636" table:style-name="ce10">
            <text:p>202.443</text:p>
          </table:table-cell>
          <table:table-cell office:value-type="float" office:value="312243.68607711792" table:style-name="ce10">
            <text:p>312.244</text:p>
          </table:table-cell>
          <table:table-cell office:value-type="float" office:value="12524.400243759155" table:style-name="ce10">
            <text:p>12.524</text:p>
          </table:table-cell>
          <table:table-cell office:value-type="float" office:value="1871.8000364303589" table:style-name="ce10">
            <text:p>1.87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12130.0060749054" table:style-name="ce10">
            <text:p>312.130</text:p>
          </table:table-cell>
          <table:table-cell office:value-type="float" office:value="199686.76388645172" table:style-name="ce10">
            <text:p>199.687</text:p>
          </table:table-cell>
          <table:table-cell office:value-type="float" office:value="6658.1201295852661" table:style-name="ce10">
            <text:p>6.65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<text:s text:c="2"/><text:span text:style-name="T3">̶</text:span><text:span text:style-name="T1"><text:s text:c="2"/>Públicas</text:span></text:p>
          </table:table-cell>
          <table:table-cell office:value-type="float" office:value="341927.88665485382" table:style-name="ce10">
            <text:p>341.928</text:p>
          </table:table-cell>
          <table:table-cell office:value-type="float" office:value="348738.88678741455" table:style-name="ce10">
            <text:p>348.739</text:p>
          </table:table-cell>
          <table:table-cell office:value-type="float" office:value="14151.200275421143" table:style-name="ce10">
            <text:p>14.151</text:p>
          </table:table-cell>
          <table:table-cell office:value-type="float" office:value="1871.8000364303589" table:style-name="ce10">
            <text:p>1.87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34642.56651306152" table:style-name="ce10">
            <text:p>334.643</text:p>
          </table:table-cell>
          <table:table-cell office:value-type="float" office:value="425712.00828552246" table:style-name="ce10">
            <text:p>425.712</text:p>
          </table:table-cell>
          <table:table-cell office:value-type="float" office:value="4421.7600860595703" table:style-name="ce10">
            <text:p>4.42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2">
            <text:p>SÉRIE</text:p>
          </table:table-cell>
          <table:table-cell office:value-type="string" table:style-name="ce4">
            <text:p>4ª série/5º ano do Ensino Fundamental</text:p>
          </table:table-cell>
          <table:table-cell office:value-type="float" office:value="269674.44524860382" table:style-name="ce10">
            <text:p>269.674</text:p>
          </table:table-cell>
          <table:table-cell office:value-type="float" office:value="528919.7302942276" table:style-name="ce10">
            <text:p>528.920</text:p>
          </table:table-cell>
          <table:table-cell office:value-type="float" office:value="10011.680194854736" table:style-name="ce10">
            <text:p>10.012</text:p>
          </table:table-cell>
          <table:table-cell office:value-type="float" office:value="1871.8000364303589" table:style-name="ce10">
            <text:p>1.87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ano do Ensino Fundamental</text:p>
          </table:table-cell>
          <table:table-cell office:value-type="float" office:value="219382.80426979065" table:style-name="ce10">
            <text:p>219.383</text:p>
          </table:table-cell>
          <table:table-cell office:value-type="float" office:value="143646.44279575348" table:style-name="ce10">
            <text:p>143.646</text:p>
          </table:table-cell>
          <table:table-cell office:value-type="float" office:value="11444.440222740173" table:style-name="ce10">
            <text:p>11.44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58386.00697517395" table:style-name="ce10">
            <text:p>358.386</text:p>
          </table:table-cell>
          <table:table-cell office:value-type="float" office:value="112588.28219127655" table:style-name="ce10">
            <text:p>112.588</text:p>
          </table:table-cell>
          <table:table-cell office:value-type="float" office:value="2759.6800537109375" table:style-name="ce10">
            <text:p>2.76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19T18:00:39Z</meta:creation-date>
    <dc:date>2019-05-30T18:55:33Z</dc:date>
  </office:meta>
</office:document-meta>
</file>